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1.6063in"/>
    </style:style>
    <style:style style:name="co6" style:family="table-column">
      <style:table-column-properties fo:break-before="auto" style:column-width="1.2492in"/>
    </style:style>
    <style:style style:name="co7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28in"/>
    </style:style>
    <style:style style:name="co15" style:family="table-column">
      <style:table-column-properties fo:break-before="auto" style:column-width="1.4618in"/>
    </style:style>
    <style:style style:name="co17" style:family="table-column">
      <style:table-column-properties fo:break-before="auto" style:column-width="1.2457in"/>
    </style:style>
    <style:style style:name="co2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445in"/>
    </style:style>
    <style:style style:name="co1" style:family="table-column">
      <style:table-column-properties fo:break-before="auto" style:column-width="1.422in"/>
    </style:style>
    <style:style style:name="co19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1.3425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1.0665in"/>
    </style:style>
    <style:style style:name="co22" style:family="table-column">
      <style:table-column-properties fo:break-before="auto" style:column-width="1.6in"/>
    </style:style>
    <style:style style:name="co23" style:family="table-column">
      <style:table-column-properties fo:break-before="auto" style:column-width="0.7437in"/>
    </style:style>
    <style:style style:name="co24" style:family="table-column">
      <style:table-column-properties fo:break-before="auto" style:column-width="1.1307in"/>
    </style:style>
    <style:style style:name="co25" style:family="table-column">
      <style:table-column-properties fo:break-before="auto" style:column-width="1.2807in"/>
    </style:style>
    <style:style style:name="co26" style:family="table-column">
      <style:table-column-properties fo:break-before="auto" style:column-width="1.778in"/>
    </style:style>
    <style:style style:name="co27" style:family="table-column">
      <style:table-column-properties fo:break-before="auto" style:column-width="1.6008in"/>
    </style:style>
    <style:style style:name="co28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2">
      <style:text-properties style:text-position=""/>
    </style:style>
    <style:style style:name="ce5" style:family="table-cell" style:parent-style-name="Default" style:data-style-name="N60">
      <style:text-properties style:text-position=""/>
    </style:style>
    <style:style style:name="ce1" style:family="table-cell" style:parent-style-name="Default" style:data-style-name="N61">
      <style:text-properties style:text-position=""/>
    </style:style>
    <style:style style:name="ce8" style:family="table-cell" style:parent-style-name="Default" style:data-style-name="N128">
      <style:text-properties style:text-position=""/>
    </style:style>
    <style:style style:name="ce9" style:family="table-cell" style:parent-style-name="Default" style:data-style-name="N61">
      <style:table-cell-properties fo:background-color="transparent"/>
      <style:text-properties style:text-position=""/>
    </style:style>
    <style:style style:name="ce10" style:family="table-cell" style:parent-style-name="Default" style:data-style-name="N6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9"/>
    <style:style style:name="ce13" style:family="table-cell" style:parent-style-name="Default" style:data-style-name="N84"/>
    <style:style style:name="ce14" style:family="table-cell" style:parent-style-name="Default" style:data-style-name="N60"/>
    <style:style style:name="ce1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EM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2"/>
        <table:table-column table:style-name="co21" table:number-columns-repeated="2" table:default-cell-style-name="ce12"/>
        <table:table-column table:style-name="co2" table:default-cell-style-name="ce12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incipal</text:p>
          </table:table-cell>
          <table:table-cell table:style-name="ce10" office:value-type="float" office:value="600000" calcext:value-type="float">
            <text:p>6.00E+05</text:p>
          </table:table-cell>
          <table:table-cell/>
          <table:table-cell table:style-name="Default"/>
          <table:table-cell table:style-name="Default" office:value-type="string" calcext:value-type="string">
            <text:p>Principal</text:p>
          </table:table-cell>
          <table:table-cell table:style-name="Default" office:value-type="float" office:value="250000" calcext:value-type="float">
            <text:p>250000</text:p>
          </table:table-cell>
          <table:table-cell table:style-name="Default"/>
          <table:table-cell office:value-type="float" office:value="44000" calcext:value-type="float">
            <text:p>44000</text:p>
          </table:table-cell>
          <table:table-cell/>
          <table:table-cell office:value-type="string" calcext:value-type="string">
            <text:p>Investment</text:p>
          </table:table-cell>
          <table:table-cell table:style-name="ce14" table:formula="of:=[.B1]" office:value-type="float" office:value="600000" calcext:value-type="float">
            <text:p>6.00E+005</text:p>
          </table:table-cell>
        </table:table-row>
        <table:table-row table:style-name="ro2">
          <table:table-cell office:value-type="string" calcext:value-type="string">
            <text:p>Intr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pa</text:p>
          </table:table-cell>
          <table:table-cell table:style-name="Default"/>
          <table:table-cell table:style-name="Default" office:value-type="string" calcext:value-type="string">
            <text:p>Intrest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%pa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Period (months)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table:formula="of:=[.B2]/12" office:value-type="float" office:value="1.08333333333333" calcext:value-type="float">
            <text:p>1.0833333333</text:p>
          </table:table-cell>
          <table:table-cell office:value-type="string" calcext:value-type="string">
            <text:p>%pm</text:p>
          </table:table-cell>
          <table:table-cell table:style-name="Default" table:number-columns-repeated="2"/>
          <table:table-cell table:style-name="Default" table:formula="of:=[.F2]/12" office:value-type="float" office:value="0.541666666666667" calcext:value-type="float">
            <text:p>0.5416666667</text:p>
          </table:table-cell>
          <table:table-cell table:style-name="Default" office:value-type="string" calcext:value-type="string">
            <text:p>%pm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2">
          <table:table-cell/>
          <table:table-cell table:formula="of:=[.B3]/100" office:value-type="float" office:value="0.0108333333333333" calcext:value-type="float">
            <text:p>0.0108333333</text:p>
          </table:table-cell>
          <table:table-cell/>
          <table:table-cell table:style-name="Default" table:number-columns-repeated="2"/>
          <table:table-cell table:style-name="Default" table:formula="of:=[.F3]/100" office:value-type="float" office:value="0.00541666666666667" calcext:value-type="float">
            <text:p>0.0054166667</text:p>
          </table:table-cell>
          <table:table-cell table:style-name="Default"/>
          <table:table-cell office:value-type="float" office:value="150000" calcext:value-type="float">
            <text:p>150000</text:p>
          </table:table-cell>
          <table:table-cell/>
          <table:table-cell office:value-type="string" calcext:value-type="string">
            <text:p>Expected ROI %pa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style-name="Default" office:value-type="string" calcext:value-type="string">
            <text:p>T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  <table:table-cell table:number-columns-repeated="2"/>
          <table:table-cell office:value-type="string" calcext:value-type="string">
            <text:p>Return factor</text:p>
          </table:table-cell>
          <table:table-cell table:formula="of:=  ((100 +[.K4]) / 100) ^ ([.K2]/12)" office:value-type="float" office:value="2.0736" calcext:value-type="float">
            <text:p>2.0736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Investment value</text:p>
          </table:table-cell>
          <table:table-cell table:formula="of:=[.K1] * [.K5]" office:value-type="float" office:value="1244160" calcext:value-type="float">
            <text:p>1244160</text:p>
          </table:table-cell>
        </table:table-row>
        <table:table-row table:style-name="ro1">
          <table:table-cell office:value-type="string" calcext:value-type="string">
            <text:p>EMI</text:p>
          </table:table-cell>
          <table:table-cell table:formula="of:=ROUND(([.B1] *[.B4] *((1 +[.B4]) ^ [.B5]) / (((1 +[.B4]) ^ [.B5]) -1)))" office:value-type="float" office:value="10915" calcext:value-type="float">
            <text:p>10915</text:p>
          </table:table-cell>
          <table:table-cell/>
          <table:table-cell table:style-name="Default"/>
          <table:table-cell table:style-name="Default" office:value-type="string" calcext:value-type="string">
            <text:p>EMI</text:p>
          </table:table-cell>
          <table:table-cell table:style-name="Default" table:formula="of:=ROUND(([.F1] *[.F4] *((1 +[.F4]) ^ [.F5]) / (((1 +[.F4]) ^ [.F5]) -1)))" office:value-type="float" office:value="4892" calcext:value-type="float">
            <text:p>4892</text:p>
          </table:table-cell>
          <table:table-cell table:style-name="Default"/>
          <table:table-cell table:number-columns-repeated="2"/>
          <table:table-cell office:value-type="string" calcext:value-type="string">
            <text:p>Change in Investment</text:p>
          </table:table-cell>
          <table:table-cell table:formula="of:=[.K6]-[.K1]" office:value-type="float" office:value="644160" calcext:value-type="float">
            <text:p>64416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Total payment</text:p>
          </table:table-cell>
          <table:table-cell table:formula="of:=[.B7] *[.B5]" office:value-type="float" office:value="916860" calcext:value-type="float">
            <text:p>916860</text:p>
          </table:table-cell>
          <table:table-cell/>
          <table:table-cell table:style-name="Default"/>
          <table:table-cell table:style-name="Default" office:value-type="string" calcext:value-type="string">
            <text:p>Total payment</text:p>
          </table:table-cell>
          <table:table-cell table:style-name="Default" table:formula="of:=[.F7] *[.F5]" office:value-type="float" office:value="293520" calcext:value-type="float">
            <text:p>293520</text:p>
          </table:table-cell>
          <table:table-cell table:style-name="Default"/>
          <table:table-cell table:number-columns-repeated="2"/>
          <table:table-cell office:value-type="string" calcext:value-type="string">
            <text:p>EMI paid</text:p>
          </table:table-cell>
          <table:table-cell table:formula="of:=[.B7] * [.K2]" office:value-type="float" office:value="523920" calcext:value-type="float">
            <text:p>523920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formula="of:=[.B9] -[.B1]" office:value-type="float" office:value="316860" calcext:value-type="float">
            <text:p>316860</text:p>
          </table:table-cell>
          <table:table-cell/>
          <table:table-cell table:style-name="Default"/>
          <table:table-cell table:style-name="Default" office:value-type="string" calcext:value-type="string">
            <text:p>Interest</text:p>
          </table:table-cell>
          <table:table-cell table:style-name="Default" table:formula="of:=[.F9] -[.F1]" office:value-type="float" office:value="43520" calcext:value-type="float">
            <text:p>43520</text:p>
          </table:table-cell>
          <table:table-cell table:style-name="Default"/>
          <table:table-cell table:number-columns-repeated="2"/>
          <table:table-cell office:value-type="string" calcext:value-type="string">
            <text:p>principal remaining</text:p>
          </table:table-cell>
          <table:table-cell table:formula="of:=ROUND(([.K1] * ((1+ [.B4]) ^ [.K2])) - ((((1+[.B4]) ^ [.K2])-1)/[.B4] *[.B7]))" office:value-type="float" office:value="323962" calcext:value-type="float">
            <text:p>323962</text:p>
          </table:table-cell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9]/[.B1]) ^ (12 /[.B5]) -1) * 100;2)" office:value-type="float" office:value="6.24" calcext:value-type="float">
            <text:p>6.24</text:p>
          </table:table-cell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Net payemnts on debt</text:p>
          </table:table-cell>
          <table:table-cell table:formula="of:=[.K10]+[.K9]" office:value-type="float" office:value="847882" calcext:value-type="float">
            <text:p>847882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(1+r) ^ n</text:p>
          </table:table-cell>
          <table:table-cell table:formula="of:=(1 +[.$B$4]) ^ [.$B$12]" office:value-type="float" office:value="1.11377008318374" calcext:value-type="float">
            <text:p>1.1137700832</text:p>
          </table:table-cell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Gain on Investment</text:p>
          </table:table-cell>
          <table:table-cell table:formula="of:=[.K6]-[.K11]" office:value-type="float" office:value="396278" calcext:value-type="float">
            <text:p>39627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[.$B$13] *[.$B$1]" office:value-type="float" office:value="668262.049910247" calcext:value-type="float">
            <text:p>668262.049910247</text:p>
          </table:table-cell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Actual CAGR %</text:p>
          </table:table-cell>
          <table:table-cell table:formula="of:=ROUND((([.K6]/[.K11])^(12/[.K2]) -1) * 100;3)" office:value-type="float" office:value="10.061" calcext:value-type="float">
            <text:p>10.061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formula="of:=(([.$B$13] -1) / [.$B$4]) * [.$B$7]" office:value-type="float" office:value="114627.734580053" calcext:value-type="float">
            <text:p>114627.734580053</text:p>
          </table:table-cell>
          <table:table-cell table:style-name="ce11" office:value-type="string" calcext:value-type="string">
            <text:p>Month</text:p>
          </table:table-cell>
          <table:table-cell table:style-name="ce11" office:value-type="string" calcext:value-type="string">
            <text:p>EMI</text:p>
          </table:table-cell>
          <table:table-cell table:style-name="ce11" office:value-type="string" calcext:value-type="string">
            <text:p>EMI-Interest</text:p>
          </table:table-cell>
          <table:table-cell table:style-name="ce11" office:value-type="string" calcext:value-type="string">
            <text:p>EMI-Principle</text:p>
          </table:table-cell>
          <table:table-cell table:style-name="ce11" office:value-type="string" calcext:value-type="string">
            <text:p>Principle</text:p>
          </table:table-cell>
          <table:table-cell table:style-name="ce11" office:value-type="string" calcext:value-type="string">
            <text:p>Prepay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reamining</text:p>
          </table:table-cell>
          <table:table-cell table:formula="of:=[.B14]-[.B15]" office:value-type="float" office:value="553634.315330194" calcext:value-type="float">
            <text:p>553634.315330194</text:p>
          </table:table-cell>
          <table:table-cell office:value-type="float" office:value="1" calcext:value-type="float">
            <text:p>1</text:p>
          </table:table-cell>
          <table:table-cell table:style-name="Default" table:formula="of:=IF([.G16] &gt;=[.$B$7]; [.$B$7];[.G16])" office:value-type="float" office:value="10915" calcext:value-type="float">
            <text:p>10915</text:p>
          </table:table-cell>
          <table:table-cell table:formula="of:=[.G16] * [.$B$4]" office:value-type="float" office:value="5416.66666666667" calcext:value-type="float">
            <text:p>5416.667</text:p>
          </table:table-cell>
          <table:table-cell table:formula="of:=[.D16]-[.E16]" office:value-type="float" office:value="5498.33333333333" calcext:value-type="float">
            <text:p>5498.333</text:p>
          </table:table-cell>
          <table:table-cell table:formula="of:=[.$B$1] -[.H16]" office:value-type="float" office:value="500000" calcext:value-type="float">
            <text:p>500000.0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]+1" office:value-type="float" office:value="2" calcext:value-type="float">
            <text:p>2</text:p>
          </table:table-cell>
          <table:table-cell table:style-name="Default" table:formula="of:=IF([.G17] &gt;=[.$B$7]; [.$B$7];[.G17])" office:value-type="float" office:value="10915" calcext:value-type="float">
            <text:p>10915</text:p>
          </table:table-cell>
          <table:table-cell table:formula="of:=[.G17] * [.$B$4]" office:value-type="float" office:value="5357.10138888889" calcext:value-type="float">
            <text:p>5357.101</text:p>
          </table:table-cell>
          <table:table-cell table:formula="of:=[.D17]-[.E17]" office:value-type="float" office:value="5557.89861111111" calcext:value-type="float">
            <text:p>5557.899</text:p>
          </table:table-cell>
          <table:table-cell table:formula="of:=IF(([.G16]-[.F16]-[.H17]) &gt; 0; ([.G16]-[.F16]-[.H17]); 0)" office:value-type="float" office:value="494501.666666667" calcext:value-type="float">
            <text:p>494501.6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+1" office:value-type="float" office:value="3" calcext:value-type="float">
            <text:p>3</text:p>
          </table:table-cell>
          <table:table-cell table:style-name="Default" table:formula="of:=IF([.G18] &gt;=[.$B$7]; [.$B$7];[.G18])" office:value-type="float" office:value="10915" calcext:value-type="float">
            <text:p>10915</text:p>
          </table:table-cell>
          <table:table-cell table:formula="of:=[.G18] * [.$B$4]" office:value-type="float" office:value="5296.89082060185" calcext:value-type="float">
            <text:p>5296.891</text:p>
          </table:table-cell>
          <table:table-cell table:formula="of:=[.D18]-[.E18]" office:value-type="float" office:value="5618.10917939815" calcext:value-type="float">
            <text:p>5618.109</text:p>
          </table:table-cell>
          <table:table-cell table:formula="of:=IF(([.G17]-[.F17]-[.H18]) &gt; 0; ([.G17]-[.F17]-[.H18]); 0)" office:value-type="float" office:value="488943.768055556" calcext:value-type="float">
            <text:p>488943.7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]+1" office:value-type="float" office:value="4" calcext:value-type="float">
            <text:p>4</text:p>
          </table:table-cell>
          <table:table-cell table:style-name="Default" table:formula="of:=IF([.G19] &gt;=[.$B$7]; [.$B$7];[.G19])" office:value-type="float" office:value="10915" calcext:value-type="float">
            <text:p>10915</text:p>
          </table:table-cell>
          <table:table-cell table:formula="of:=[.G19] * [.$B$4]" office:value-type="float" office:value="5236.02797115837" calcext:value-type="float">
            <text:p>5236.028</text:p>
          </table:table-cell>
          <table:table-cell table:formula="of:=[.D19]-[.E19]" office:value-type="float" office:value="5678.97202884163" calcext:value-type="float">
            <text:p>5678.972</text:p>
          </table:table-cell>
          <table:table-cell table:formula="of:=IF(([.G18]-[.F18]-[.H19]) &gt; 0; ([.G18]-[.F18]-[.H19]); 0)" office:value-type="float" office:value="483325.658876157" calcext:value-type="float">
            <text:p>483325.65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]+1" office:value-type="float" office:value="5" calcext:value-type="float">
            <text:p>5</text:p>
          </table:table-cell>
          <table:table-cell table:style-name="Default" table:formula="of:=IF([.G20] &gt;=[.$B$7]; [.$B$7];[.G20])" office:value-type="float" office:value="10915" calcext:value-type="float">
            <text:p>10915</text:p>
          </table:table-cell>
          <table:table-cell table:formula="of:=[.G20] * [.$B$4]" office:value-type="float" office:value="5174.50577417925" calcext:value-type="float">
            <text:p>5174.506</text:p>
          </table:table-cell>
          <table:table-cell table:formula="of:=[.D20]-[.E20]" office:value-type="float" office:value="5740.49422582075" calcext:value-type="float">
            <text:p>5740.494</text:p>
          </table:table-cell>
          <table:table-cell table:formula="of:=IF(([.G19]-[.F19]-[.H20]) &gt; 0; ([.G19]-[.F19]-[.H20]); 0)" office:value-type="float" office:value="477646.686847316" calcext:value-type="float">
            <text:p>477646.68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+1" office:value-type="float" office:value="6" calcext:value-type="float">
            <text:p>6</text:p>
          </table:table-cell>
          <table:table-cell table:style-name="Default" table:formula="of:=IF([.G21] &gt;=[.$B$7]; [.$B$7];[.G21])" office:value-type="float" office:value="10915" calcext:value-type="float">
            <text:p>10915</text:p>
          </table:table-cell>
          <table:table-cell table:formula="of:=[.G21] * [.$B$4]" office:value-type="float" office:value="5112.31708673286" calcext:value-type="float">
            <text:p>5112.317</text:p>
          </table:table-cell>
          <table:table-cell table:formula="of:=[.D21]-[.E21]" office:value-type="float" office:value="5802.68291326714" calcext:value-type="float">
            <text:p>5802.683</text:p>
          </table:table-cell>
          <table:table-cell table:formula="of:=IF(([.G20]-[.F20]-[.H21]) &gt; 0; ([.G20]-[.F20]-[.H21]); 0)" office:value-type="float" office:value="471906.192621495" calcext:value-type="float">
            <text:p>471906.19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]+1" office:value-type="float" office:value="7" calcext:value-type="float">
            <text:p>7</text:p>
          </table:table-cell>
          <table:table-cell table:style-name="Default" table:formula="of:=IF([.G22] &gt;=[.$B$7]; [.$B$7];[.G22])" office:value-type="float" office:value="10915" calcext:value-type="float">
            <text:p>10915</text:p>
          </table:table-cell>
          <table:table-cell table:formula="of:=[.G22] * [.$B$4]" office:value-type="float" office:value="5049.4546885058" calcext:value-type="float">
            <text:p>5049.455</text:p>
          </table:table-cell>
          <table:table-cell table:formula="of:=[.D22]-[.E22]" office:value-type="float" office:value="5865.5453114942" calcext:value-type="float">
            <text:p>5865.545</text:p>
          </table:table-cell>
          <table:table-cell table:formula="of:=IF(([.G21]-[.F21]-[.H22]) &gt; 0; ([.G21]-[.F21]-[.H22]); 0)" office:value-type="float" office:value="466103.509708228" calcext:value-type="float">
            <text:p>466103.5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]+1" office:value-type="float" office:value="8" calcext:value-type="float">
            <text:p>8</text:p>
          </table:table-cell>
          <table:table-cell table:style-name="Default" table:formula="of:=IF([.G23] &gt;=[.$B$7]; [.$B$7];[.G23])" office:value-type="float" office:value="10915" calcext:value-type="float">
            <text:p>10915</text:p>
          </table:table-cell>
          <table:table-cell table:formula="of:=[.G23] * [.$B$4]" office:value-type="float" office:value="4985.91128096462" calcext:value-type="float">
            <text:p>4985.911</text:p>
          </table:table-cell>
          <table:table-cell table:formula="of:=[.D23]-[.E23]" office:value-type="float" office:value="5929.08871903539" calcext:value-type="float">
            <text:p>5929.089</text:p>
          </table:table-cell>
          <table:table-cell table:formula="of:=IF(([.G22]-[.F22]-[.H23]) &gt; 0; ([.G22]-[.F22]-[.H23]); 0)" office:value-type="float" office:value="460237.964396734" calcext:value-type="float">
            <text:p>460237.964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3]+1" office:value-type="float" office:value="9" calcext:value-type="float">
            <text:p>9</text:p>
          </table:table-cell>
          <table:table-cell table:style-name="Default" table:formula="of:=IF([.G24] &gt;=[.$B$7]; [.$B$7];[.G24])" office:value-type="float" office:value="10915" calcext:value-type="float">
            <text:p>10915</text:p>
          </table:table-cell>
          <table:table-cell table:formula="of:=[.G24] * [.$B$4]" office:value-type="float" office:value="4921.6794865084" calcext:value-type="float">
            <text:p>4921.679</text:p>
          </table:table-cell>
          <table:table-cell table:formula="of:=[.D24]-[.E24]" office:value-type="float" office:value="5993.3205134916" calcext:value-type="float">
            <text:p>5993.321</text:p>
          </table:table-cell>
          <table:table-cell table:formula="of:=IF(([.G23]-[.F23]-[.H24]) &gt; 0; ([.G23]-[.F23]-[.H24]); 0)" office:value-type="float" office:value="454308.875677698" calcext:value-type="float">
            <text:p>454308.876</text:p>
          </table:table-cell>
          <table:table-cell table:number-columns-repeated="2"/>
          <table:table-cell table:style-name="ce13"/>
          <table:table-cell/>
        </table:table-row>
        <table:table-row table:style-name="ro2">
          <table:table-cell table:number-columns-repeated="2"/>
          <table:table-cell table:formula="of:=[.C24]+1" office:value-type="float" office:value="10" calcext:value-type="float">
            <text:p>10</text:p>
          </table:table-cell>
          <table:table-cell table:style-name="Default" table:formula="of:=IF([.G25] &gt;=[.$B$7]; [.$B$7];[.G25])" office:value-type="float" office:value="10915" calcext:value-type="float">
            <text:p>10915</text:p>
          </table:table-cell>
          <table:table-cell table:formula="of:=[.G25] * [.$B$4]" office:value-type="float" office:value="4856.75184761224" calcext:value-type="float">
            <text:p>4856.752</text:p>
          </table:table-cell>
          <table:table-cell table:formula="of:=[.D25]-[.E25]" office:value-type="float" office:value="6058.24815238776" calcext:value-type="float">
            <text:p>6058.248</text:p>
          </table:table-cell>
          <table:table-cell table:formula="of:=IF(([.G24]-[.F24]-[.H25]) &gt; 0; ([.G24]-[.F24]-[.H25]); 0)" office:value-type="float" office:value="448315.555164207" calcext:value-type="float">
            <text:p>448315.55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5]+1" office:value-type="float" office:value="11" calcext:value-type="float">
            <text:p>11</text:p>
          </table:table-cell>
          <table:table-cell table:style-name="Default" table:formula="of:=IF([.G26] &gt;=[.$B$7]; [.$B$7];[.G26])" office:value-type="float" office:value="10915" calcext:value-type="float">
            <text:p>10915</text:p>
          </table:table-cell>
          <table:table-cell table:formula="of:=[.G26] * [.$B$4]" office:value-type="float" office:value="4791.12082596137" calcext:value-type="float">
            <text:p>4791.121</text:p>
          </table:table-cell>
          <table:table-cell table:formula="of:=[.D26]-[.E26]" office:value-type="float" office:value="6123.87917403863" calcext:value-type="float">
            <text:p>6123.879</text:p>
          </table:table-cell>
          <table:table-cell table:formula="of:=IF(([.G25]-[.F25]-[.H26]) &gt; 0; ([.G25]-[.F25]-[.H26]); 0)" office:value-type="float" office:value="442257.307011819" calcext:value-type="float">
            <text:p>442257.307</text:p>
          </table:table-cell>
          <table:table-cell table:number-columns-repeated="2"/>
          <table:table-cell table:style-name="ce13"/>
          <table:table-cell/>
        </table:table-row>
        <table:table-row table:style-name="ro2">
          <table:table-cell table:number-columns-repeated="2"/>
          <table:table-cell table:formula="of:=[.C26]+1" office:value-type="float" office:value="12" calcext:value-type="float">
            <text:p>12</text:p>
          </table:table-cell>
          <table:table-cell table:style-name="Default" table:formula="of:=IF([.G27] &gt;=[.$B$7]; [.$B$7];[.G27])" office:value-type="float" office:value="10915" calcext:value-type="float">
            <text:p>10915</text:p>
          </table:table-cell>
          <table:table-cell table:formula="of:=[.G27] * [.$B$4]" office:value-type="float" office:value="4724.77880157595" calcext:value-type="float">
            <text:p>4724.779</text:p>
          </table:table-cell>
          <table:table-cell table:formula="of:=[.D27]-[.E27]" office:value-type="float" office:value="6190.22119842405" calcext:value-type="float">
            <text:p>6190.221</text:p>
          </table:table-cell>
          <table:table-cell table:formula="of:=IF(([.G26]-[.F26]-[.H27]) &gt; 0; ([.G26]-[.F26]-[.H27]); 0)" office:value-type="float" office:value="436133.42783778" calcext:value-type="float">
            <text:p>436133.428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7]+1" office:value-type="float" office:value="13" calcext:value-type="float">
            <text:p>13</text:p>
          </table:table-cell>
          <table:table-cell table:style-name="Default" table:formula="of:=IF([.G28] &gt;=[.$B$7]; [.$B$7];[.G28])" office:value-type="float" office:value="10915" calcext:value-type="float">
            <text:p>10915</text:p>
          </table:table-cell>
          <table:table-cell table:formula="of:=[.G28] * [.$B$4]" office:value-type="float" office:value="4657.71807192636" calcext:value-type="float">
            <text:p>4657.718</text:p>
          </table:table-cell>
          <table:table-cell table:formula="of:=[.D28]-[.E28]" office:value-type="float" office:value="6257.28192807364" calcext:value-type="float">
            <text:p>6257.282</text:p>
          </table:table-cell>
          <table:table-cell table:formula="of:=IF(([.G27]-[.F27]-[.H28]) &gt; 0; ([.G27]-[.F27]-[.H28]); 0)" office:value-type="float" office:value="429943.206639356" calcext:value-type="float">
            <text:p>429943.20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8]+1" office:value-type="float" office:value="14" calcext:value-type="float">
            <text:p>14</text:p>
          </table:table-cell>
          <table:table-cell table:style-name="Default" table:formula="of:=IF([.G29] &gt;=[.$B$7]; [.$B$7];[.G29])" office:value-type="float" office:value="10915" calcext:value-type="float">
            <text:p>10915</text:p>
          </table:table-cell>
          <table:table-cell table:formula="of:=[.G29] * [.$B$4]" office:value-type="float" office:value="4589.9308510389" calcext:value-type="float">
            <text:p>4589.931</text:p>
          </table:table-cell>
          <table:table-cell table:formula="of:=[.D29]-[.E29]" office:value-type="float" office:value="6325.06914896111" calcext:value-type="float">
            <text:p>6325.069</text:p>
          </table:table-cell>
          <table:table-cell table:formula="of:=IF(([.G28]-[.F28]-[.H29]) &gt; 0; ([.G28]-[.F28]-[.H29]); 0)" office:value-type="float" office:value="423685.924711283" calcext:value-type="float">
            <text:p>423685.92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9]+1" office:value-type="float" office:value="15" calcext:value-type="float">
            <text:p>15</text:p>
          </table:table-cell>
          <table:table-cell table:style-name="Default" table:formula="of:=IF([.G30] &gt;=[.$B$7]; [.$B$7];[.G30])" office:value-type="float" office:value="10915" calcext:value-type="float">
            <text:p>10915</text:p>
          </table:table-cell>
          <table:table-cell table:formula="of:=[.G30] * [.$B$4]" office:value-type="float" office:value="4521.40926859182" calcext:value-type="float">
            <text:p>4521.409</text:p>
          </table:table-cell>
          <table:table-cell table:formula="of:=[.D30]-[.E30]" office:value-type="float" office:value="6393.59073140818" calcext:value-type="float">
            <text:p>6393.591</text:p>
          </table:table-cell>
          <table:table-cell table:formula="of:=IF(([.G29]-[.F29]-[.H30]) &gt; 0; ([.G29]-[.F29]-[.H30]); 0)" office:value-type="float" office:value="417360.855562322" calcext:value-type="float">
            <text:p>417360.856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0]+1" office:value-type="float" office:value="16" calcext:value-type="float">
            <text:p>16</text:p>
          </table:table-cell>
          <table:table-cell table:style-name="Default" table:formula="of:=IF([.G31] &gt;=[.$B$7]; [.$B$7];[.G31])" office:value-type="float" office:value="10915" calcext:value-type="float">
            <text:p>10915</text:p>
          </table:table-cell>
          <table:table-cell table:formula="of:=[.G31] * [.$B$4]" office:value-type="float" office:value="4452.14536900156" calcext:value-type="float">
            <text:p>4452.145</text:p>
          </table:table-cell>
          <table:table-cell table:formula="of:=[.D31]-[.E31]" office:value-type="float" office:value="6462.85463099844" calcext:value-type="float">
            <text:p>6462.855</text:p>
          </table:table-cell>
          <table:table-cell table:formula="of:=IF(([.G30]-[.F30]-[.H31]) &gt; 0; ([.G30]-[.F30]-[.H31]); 0)" office:value-type="float" office:value="410967.264830913" calcext:value-type="float">
            <text:p>410967.26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1]+1" office:value-type="float" office:value="17" calcext:value-type="float">
            <text:p>17</text:p>
          </table:table-cell>
          <table:table-cell table:style-name="Default" table:formula="of:=IF([.G32] &gt;=[.$B$7]; [.$B$7];[.G32])" office:value-type="float" office:value="10915" calcext:value-type="float">
            <text:p>10915</text:p>
          </table:table-cell>
          <table:table-cell table:formula="of:=[.G32] * [.$B$4]" office:value-type="float" office:value="4382.13111049908" calcext:value-type="float">
            <text:p>4382.131</text:p>
          </table:table-cell>
          <table:table-cell table:formula="of:=[.D32]-[.E32]" office:value-type="float" office:value="6532.86888950092" calcext:value-type="float">
            <text:p>6532.869</text:p>
          </table:table-cell>
          <table:table-cell table:formula="of:=IF(([.G31]-[.F31]-[.H32]) &gt; 0; ([.G31]-[.F31]-[.H32]); 0)" office:value-type="float" office:value="404504.410199915" calcext:value-type="float">
            <text:p>404504.41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2]+1" office:value-type="float" office:value="18" calcext:value-type="float">
            <text:p>18</text:p>
          </table:table-cell>
          <table:table-cell table:style-name="Default" table:formula="of:=IF([.G33] &gt;=[.$B$7]; [.$B$7];[.G33])" office:value-type="float" office:value="10915" calcext:value-type="float">
            <text:p>10915</text:p>
          </table:table-cell>
          <table:table-cell table:formula="of:=[.G33] * [.$B$4]" office:value-type="float" office:value="4311.35836419615" calcext:value-type="float">
            <text:p>4311.358</text:p>
          </table:table-cell>
          <table:table-cell table:formula="of:=[.D33]-[.E33]" office:value-type="float" office:value="6603.64163580385" calcext:value-type="float">
            <text:p>6603.642</text:p>
          </table:table-cell>
          <table:table-cell table:formula="of:=IF(([.G32]-[.F32]-[.H33]) &gt; 0; ([.G32]-[.F32]-[.H33]); 0)" office:value-type="float" office:value="397971.541310414" calcext:value-type="float">
            <text:p>397971.541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3]+1" office:value-type="float" office:value="19" calcext:value-type="float">
            <text:p>19</text:p>
          </table:table-cell>
          <table:table-cell table:style-name="Default" table:formula="of:=IF([.G34] &gt;=[.$B$7]; [.$B$7];[.G34])" office:value-type="float" office:value="10915" calcext:value-type="float">
            <text:p>10915</text:p>
          </table:table-cell>
          <table:table-cell table:formula="of:=[.G34] * [.$B$4]" office:value-type="float" office:value="4239.81891314161" calcext:value-type="float">
            <text:p>4239.819</text:p>
          </table:table-cell>
          <table:table-cell table:formula="of:=[.D34]-[.E34]" office:value-type="float" office:value="6675.18108685839" calcext:value-type="float">
            <text:p>6675.181</text:p>
          </table:table-cell>
          <table:table-cell table:formula="of:=IF(([.G33]-[.F33]-[.H34]) &gt; 0; ([.G33]-[.F33]-[.H34]); 0)" office:value-type="float" office:value="391367.89967461" calcext:value-type="float">
            <text:p>391367.9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4]+1" office:value-type="float" office:value="20" calcext:value-type="float">
            <text:p>20</text:p>
          </table:table-cell>
          <table:table-cell table:style-name="Default" table:formula="of:=IF([.G35] &gt;=[.$B$7]; [.$B$7];[.G35])" office:value-type="float" office:value="10915" calcext:value-type="float">
            <text:p>10915</text:p>
          </table:table-cell>
          <table:table-cell table:formula="of:=[.G35] * [.$B$4]" office:value-type="float" office:value="4167.50445136731" calcext:value-type="float">
            <text:p>4167.504</text:p>
          </table:table-cell>
          <table:table-cell table:formula="of:=[.D35]-[.E35]" office:value-type="float" office:value="6747.49554863269" calcext:value-type="float">
            <text:p>6747.496</text:p>
          </table:table-cell>
          <table:table-cell table:formula="of:=IF(([.G34]-[.F34]-[.H35]) &gt; 0; ([.G34]-[.F34]-[.H35]); 0)" office:value-type="float" office:value="384692.718587752" calcext:value-type="float">
            <text:p>384692.71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5]+1" office:value-type="float" office:value="21" calcext:value-type="float">
            <text:p>21</text:p>
          </table:table-cell>
          <table:table-cell table:style-name="Default" table:formula="of:=IF([.G36] &gt;=[.$B$7]; [.$B$7];[.G36])" office:value-type="float" office:value="10915" calcext:value-type="float">
            <text:p>10915</text:p>
          </table:table-cell>
          <table:table-cell table:formula="of:=[.G36] * [.$B$4]" office:value-type="float" office:value="4094.40658292379" calcext:value-type="float">
            <text:p>4094.407</text:p>
          </table:table-cell>
          <table:table-cell table:formula="of:=[.D36]-[.E36]" office:value-type="float" office:value="6820.59341707621" calcext:value-type="float">
            <text:p>6820.593</text:p>
          </table:table-cell>
          <table:table-cell table:formula="of:=IF(([.G35]-[.F35]-[.H36]) &gt; 0; ([.G35]-[.F35]-[.H36]); 0)" office:value-type="float" office:value="377945.223039119" calcext:value-type="float">
            <text:p>377945.2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]+1" office:value-type="float" office:value="22" calcext:value-type="float">
            <text:p>22</text:p>
          </table:table-cell>
          <table:table-cell table:style-name="Default" table:formula="of:=IF([.G37] &gt;=[.$B$7]; [.$B$7];[.G37])" office:value-type="float" office:value="10915" calcext:value-type="float">
            <text:p>10915</text:p>
          </table:table-cell>
          <table:table-cell table:formula="of:=[.G37] * [.$B$4]" office:value-type="float" office:value="4020.51682090546" calcext:value-type="float">
            <text:p>4020.517</text:p>
          </table:table-cell>
          <table:table-cell table:formula="of:=[.D37]-[.E37]" office:value-type="float" office:value="6894.48317909454" calcext:value-type="float">
            <text:p>6894.483</text:p>
          </table:table-cell>
          <table:table-cell table:formula="of:=IF(([.G36]-[.F36]-[.H37]) &gt; 0; ([.G36]-[.F36]-[.H37]); 0)" office:value-type="float" office:value="371124.629622043" calcext:value-type="float">
            <text:p>371124.6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]+1" office:value-type="float" office:value="23" calcext:value-type="float">
            <text:p>23</text:p>
          </table:table-cell>
          <table:table-cell table:style-name="Default" table:formula="of:=IF([.G38] &gt;=[.$B$7]; [.$B$7];[.G38])" office:value-type="float" office:value="10915" calcext:value-type="float">
            <text:p>10915</text:p>
          </table:table-cell>
          <table:table-cell table:formula="of:=[.G38] * [.$B$4]" office:value-type="float" office:value="3945.82658646527" calcext:value-type="float">
            <text:p>3945.827</text:p>
          </table:table-cell>
          <table:table-cell table:formula="of:=[.D38]-[.E38]" office:value-type="float" office:value="6969.17341353473" calcext:value-type="float">
            <text:p>6969.173</text:p>
          </table:table-cell>
          <table:table-cell table:formula="of:=IF(([.G37]-[.F37]-[.H38]) &gt; 0; ([.G37]-[.F37]-[.H38]); 0)" office:value-type="float" office:value="364230.146442948" calcext:value-type="float">
            <text:p>364230.1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8]+1" office:value-type="float" office:value="24" calcext:value-type="float">
            <text:p>24</text:p>
          </table:table-cell>
          <table:table-cell table:style-name="Default" table:formula="of:=IF([.G39] &gt;=[.$B$7]; [.$B$7];[.G39])" office:value-type="float" office:value="10915" calcext:value-type="float">
            <text:p>10915</text:p>
          </table:table-cell>
          <table:table-cell table:formula="of:=[.G39] * [.$B$4]" office:value-type="float" office:value="3870.32720781865" calcext:value-type="float">
            <text:p>3870.327</text:p>
          </table:table-cell>
          <table:table-cell table:formula="of:=[.D39]-[.E39]" office:value-type="float" office:value="7044.67279218135" calcext:value-type="float">
            <text:p>7044.673</text:p>
          </table:table-cell>
          <table:table-cell table:formula="of:=IF(([.G38]-[.F38]-[.H39]) &gt; 0; ([.G38]-[.F38]-[.H39]); 0)" office:value-type="float" office:value="357260.973029414" calcext:value-type="float">
            <text:p>357260.9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9]+1" office:value-type="float" office:value="25" calcext:value-type="float">
            <text:p>25</text:p>
          </table:table-cell>
          <table:table-cell table:style-name="Default" table:formula="of:=IF([.G40] &gt;=[.$B$7]; [.$B$7];[.G40])" office:value-type="float" office:value="10915" calcext:value-type="float">
            <text:p>10915</text:p>
          </table:table-cell>
          <table:table-cell table:formula="of:=[.G40] * [.$B$4]" office:value-type="float" office:value="3794.00991923668" calcext:value-type="float">
            <text:p>3794.010</text:p>
          </table:table-cell>
          <table:table-cell table:formula="of:=[.D40]-[.E40]" office:value-type="float" office:value="7120.99008076332" calcext:value-type="float">
            <text:p>7120.990</text:p>
          </table:table-cell>
          <table:table-cell table:formula="of:=IF(([.G39]-[.F39]-[.H40]) &gt; 0; ([.G39]-[.F39]-[.H40]); 0)" office:value-type="float" office:value="350216.300237232" calcext:value-type="float">
            <text:p>350216.3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0]+1" office:value-type="float" office:value="26" calcext:value-type="float">
            <text:p>26</text:p>
          </table:table-cell>
          <table:table-cell table:style-name="Default" table:formula="of:=IF([.G41] &gt;=[.$B$7]; [.$B$7];[.G41])" office:value-type="float" office:value="10915" calcext:value-type="float">
            <text:p>10915</text:p>
          </table:table-cell>
          <table:table-cell table:formula="of:=[.G41] * [.$B$4]" office:value-type="float" office:value="3716.86586002841" calcext:value-type="float">
            <text:p>3716.866</text:p>
          </table:table-cell>
          <table:table-cell table:formula="of:=[.D41]-[.E41]" office:value-type="float" office:value="7198.13413997159" calcext:value-type="float">
            <text:p>7198.134</text:p>
          </table:table-cell>
          <table:table-cell table:formula="of:=IF(([.G40]-[.F40]-[.H41]) &gt; 0; ([.G40]-[.F40]-[.H41]); 0)" office:value-type="float" office:value="343095.310156469" calcext:value-type="float">
            <text:p>343095.3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1]+1" office:value-type="float" office:value="27" calcext:value-type="float">
            <text:p>27</text:p>
          </table:table-cell>
          <table:table-cell table:style-name="Default" table:formula="of:=IF([.G42] &gt;=[.$B$7]; [.$B$7];[.G42])" office:value-type="float" office:value="10915" calcext:value-type="float">
            <text:p>10915</text:p>
          </table:table-cell>
          <table:table-cell table:formula="of:=[.G42] * [.$B$4]" office:value-type="float" office:value="3638.88607351206" calcext:value-type="float">
            <text:p>3638.886</text:p>
          </table:table-cell>
          <table:table-cell table:formula="of:=[.D42]-[.E42]" office:value-type="float" office:value="7276.11392648794" calcext:value-type="float">
            <text:p>7276.114</text:p>
          </table:table-cell>
          <table:table-cell table:formula="of:=IF(([.G41]-[.F41]-[.H42]) &gt; 0; ([.G41]-[.F41]-[.H42]); 0)" office:value-type="float" office:value="335897.176016497" calcext:value-type="float">
            <text:p>335897.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2]+1" office:value-type="float" office:value="28" calcext:value-type="float">
            <text:p>28</text:p>
          </table:table-cell>
          <table:table-cell table:style-name="Default" table:formula="of:=IF([.G43] &gt;=[.$B$7]; [.$B$7];[.G43])" office:value-type="float" office:value="10915" calcext:value-type="float">
            <text:p>10915</text:p>
          </table:table-cell>
          <table:table-cell table:formula="of:=[.G43] * [.$B$4]" office:value-type="float" office:value="3560.0615059751" calcext:value-type="float">
            <text:p>3560.062</text:p>
          </table:table-cell>
          <table:table-cell table:formula="of:=[.D43]-[.E43]" office:value-type="float" office:value="7354.9384940249" calcext:value-type="float">
            <text:p>7354.938</text:p>
          </table:table-cell>
          <table:table-cell table:formula="of:=IF(([.G42]-[.F42]-[.H43]) &gt; 0; ([.G42]-[.F42]-[.H43]); 0)" office:value-type="float" office:value="328621.062090009" calcext:value-type="float">
            <text:p>328621.0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3]+1" office:value-type="float" office:value="29" calcext:value-type="float">
            <text:p>29</text:p>
          </table:table-cell>
          <table:table-cell table:style-name="Default" table:formula="of:=IF([.G44] &gt;=[.$B$7]; [.$B$7];[.G44])" office:value-type="float" office:value="10915" calcext:value-type="float">
            <text:p>10915</text:p>
          </table:table-cell>
          <table:table-cell table:formula="of:=[.G44] * [.$B$4]" office:value-type="float" office:value="3480.38300562317" calcext:value-type="float">
            <text:p>3480.383</text:p>
          </table:table-cell>
          <table:table-cell table:formula="of:=[.D44]-[.E44]" office:value-type="float" office:value="7434.61699437683" calcext:value-type="float">
            <text:p>7434.617</text:p>
          </table:table-cell>
          <table:table-cell table:formula="of:=IF(([.G43]-[.F43]-[.H44]) &gt; 0; ([.G43]-[.F43]-[.H44]); 0)" office:value-type="float" office:value="321266.123595985" calcext:value-type="float">
            <text:p>321266.1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4]+1" office:value-type="float" office:value="30" calcext:value-type="float">
            <text:p>30</text:p>
          </table:table-cell>
          <table:table-cell table:style-name="Default" table:formula="of:=IF([.G45] &gt;=[.$B$7]; [.$B$7];[.G45])" office:value-type="float" office:value="10915" calcext:value-type="float">
            <text:p>10915</text:p>
          </table:table-cell>
          <table:table-cell table:formula="of:=[.G45] * [.$B$4]" office:value-type="float" office:value="3399.84132151742" calcext:value-type="float">
            <text:p>3399.841</text:p>
          </table:table-cell>
          <table:table-cell table:formula="of:=[.D45]-[.E45]" office:value-type="float" office:value="7515.15867848258" calcext:value-type="float">
            <text:p>7515.159</text:p>
          </table:table-cell>
          <table:table-cell table:formula="of:=IF(([.G44]-[.F44]-[.H45]) &gt; 0; ([.G44]-[.F44]-[.H45]); 0)" office:value-type="float" office:value="313831.506601608" calcext:value-type="float">
            <text:p>313831.5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5]+1" office:value-type="float" office:value="31" calcext:value-type="float">
            <text:p>31</text:p>
          </table:table-cell>
          <table:table-cell table:style-name="Default" table:formula="of:=IF([.G46] &gt;=[.$B$7]; [.$B$7];[.G46])" office:value-type="float" office:value="10915" calcext:value-type="float">
            <text:p>10915</text:p>
          </table:table-cell>
          <table:table-cell table:formula="of:=[.G46] * [.$B$4]" office:value-type="float" office:value="3318.42710250052" calcext:value-type="float">
            <text:p>3318.427</text:p>
          </table:table-cell>
          <table:table-cell table:formula="of:=[.D46]-[.E46]" office:value-type="float" office:value="7596.57289749948" calcext:value-type="float">
            <text:p>7596.573</text:p>
          </table:table-cell>
          <table:table-cell table:formula="of:=IF(([.G45]-[.F45]-[.H46]) &gt; 0; ([.G45]-[.F45]-[.H46]); 0)" office:value-type="float" office:value="306316.347923125" calcext:value-type="float">
            <text:p>306316.3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6]+1" office:value-type="float" office:value="32" calcext:value-type="float">
            <text:p>32</text:p>
          </table:table-cell>
          <table:table-cell table:style-name="Default" table:formula="of:=IF([.G47] &gt;=[.$B$7]; [.$B$7];[.G47])" office:value-type="float" office:value="10915" calcext:value-type="float">
            <text:p>10915</text:p>
          </table:table-cell>
          <table:table-cell table:formula="of:=[.G47] * [.$B$4]" office:value-type="float" office:value="3236.13089611094" calcext:value-type="float">
            <text:p>3236.131</text:p>
          </table:table-cell>
          <table:table-cell table:formula="of:=[.D47]-[.E47]" office:value-type="float" office:value="7678.86910388906" calcext:value-type="float">
            <text:p>7678.869</text:p>
          </table:table-cell>
          <table:table-cell table:formula="of:=IF(([.G46]-[.F46]-[.H47]) &gt; 0; ([.G46]-[.F46]-[.H47]); 0)" office:value-type="float" office:value="298719.775025626" calcext:value-type="float">
            <text:p>298719.7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7]+1" office:value-type="float" office:value="33" calcext:value-type="float">
            <text:p>33</text:p>
          </table:table-cell>
          <table:table-cell table:style-name="Default" table:formula="of:=IF([.G48] &gt;=[.$B$7]; [.$B$7];[.G48])" office:value-type="float" office:value="10915" calcext:value-type="float">
            <text:p>10915</text:p>
          </table:table-cell>
          <table:table-cell table:formula="of:=[.G48] * [.$B$4]" office:value-type="float" office:value="3152.94314748548" calcext:value-type="float">
            <text:p>3152.943</text:p>
          </table:table-cell>
          <table:table-cell table:formula="of:=[.D48]-[.E48]" office:value-type="float" office:value="7762.05685251452" calcext:value-type="float">
            <text:p>7762.057</text:p>
          </table:table-cell>
          <table:table-cell table:formula="of:=IF(([.G47]-[.F47]-[.H48]) &gt; 0; ([.G47]-[.F47]-[.H48]); 0)" office:value-type="float" office:value="291040.905921737" calcext:value-type="float">
            <text:p>291040.9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8]+1" office:value-type="float" office:value="34" calcext:value-type="float">
            <text:p>34</text:p>
          </table:table-cell>
          <table:table-cell table:style-name="Default" table:formula="of:=IF([.G49] &gt;=[.$B$7]; [.$B$7];[.G49])" office:value-type="float" office:value="10915" calcext:value-type="float">
            <text:p>10915</text:p>
          </table:table-cell>
          <table:table-cell table:formula="of:=[.G49] * [.$B$4]" office:value-type="float" office:value="3068.85419824991" calcext:value-type="float">
            <text:p>3068.854</text:p>
          </table:table-cell>
          <table:table-cell table:formula="of:=[.D49]-[.E49]" office:value-type="float" office:value="7846.14580175009" calcext:value-type="float">
            <text:p>7846.146</text:p>
          </table:table-cell>
          <table:table-cell table:formula="of:=IF(([.G48]-[.F48]-[.H49]) &gt; 0; ([.G48]-[.F48]-[.H49]); 0)" office:value-type="float" office:value="283278.849069222" calcext:value-type="float">
            <text:p>283278.8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9]+1" office:value-type="float" office:value="35" calcext:value-type="float">
            <text:p>35</text:p>
          </table:table-cell>
          <table:table-cell table:style-name="Default" table:formula="of:=IF([.G50] &gt;=[.$B$7]; [.$B$7];[.G50])" office:value-type="float" office:value="10915" calcext:value-type="float">
            <text:p>10915</text:p>
          </table:table-cell>
          <table:table-cell table:formula="of:=[.G50] * [.$B$4]" office:value-type="float" office:value="2983.85428539761" calcext:value-type="float">
            <text:p>2983.854</text:p>
          </table:table-cell>
          <table:table-cell table:formula="of:=[.D50]-[.E50]" office:value-type="float" office:value="7931.14571460239" calcext:value-type="float">
            <text:p>7931.146</text:p>
          </table:table-cell>
          <table:table-cell table:formula="of:=IF(([.G49]-[.F49]-[.H50]) &gt; 0; ([.G49]-[.F49]-[.H50]); 0)" office:value-type="float" office:value="275432.703267472" calcext:value-type="float">
            <text:p>275432.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0]+1" office:value-type="float" office:value="36" calcext:value-type="float">
            <text:p>36</text:p>
          </table:table-cell>
          <table:table-cell table:style-name="Default" table:formula="of:=IF([.G51] &gt;=[.$B$7]; [.$B$7];[.G51])" office:value-type="float" office:value="10915" calcext:value-type="float">
            <text:p>10915</text:p>
          </table:table-cell>
          <table:table-cell table:formula="of:=[.G51] * [.$B$4]" office:value-type="float" office:value="2897.93354015609" calcext:value-type="float">
            <text:p>2897.934</text:p>
          </table:table-cell>
          <table:table-cell table:formula="of:=[.D51]-[.E51]" office:value-type="float" office:value="8017.06645984391" calcext:value-type="float">
            <text:p>8017.066</text:p>
          </table:table-cell>
          <table:table-cell table:formula="of:=IF(([.G50]-[.F50]-[.H51]) &gt; 0; ([.G50]-[.F50]-[.H51]); 0)" office:value-type="float" office:value="267501.55755287" calcext:value-type="float">
            <text:p>267501.5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1]+1" office:value-type="float" office:value="37" calcext:value-type="float">
            <text:p>37</text:p>
          </table:table-cell>
          <table:table-cell table:style-name="Default" table:formula="of:=IF([.G52] &gt;=[.$B$7]; [.$B$7];[.G52])" office:value-type="float" office:value="10915" calcext:value-type="float">
            <text:p>10915</text:p>
          </table:table-cell>
          <table:table-cell table:formula="of:=[.G52] * [.$B$4]" office:value-type="float" office:value="2811.08198684111" calcext:value-type="float">
            <text:p>2811.082</text:p>
          </table:table-cell>
          <table:table-cell table:formula="of:=[.D52]-[.E52]" office:value-type="float" office:value="8103.91801315889" calcext:value-type="float">
            <text:p>8103.918</text:p>
          </table:table-cell>
          <table:table-cell table:formula="of:=IF(([.G51]-[.F51]-[.H52]) &gt; 0; ([.G51]-[.F51]-[.H52]); 0)" office:value-type="float" office:value="259484.491093026" calcext:value-type="float">
            <text:p>259484.4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2]+1" office:value-type="float" office:value="38" calcext:value-type="float">
            <text:p>38</text:p>
          </table:table-cell>
          <table:table-cell table:style-name="Default" table:formula="of:=IF([.G53] &gt;=[.$B$7]; [.$B$7];[.G53])" office:value-type="float" office:value="10915" calcext:value-type="float">
            <text:p>10915</text:p>
          </table:table-cell>
          <table:table-cell table:formula="of:=[.G53] * [.$B$4]" office:value-type="float" office:value="2723.28954169856" calcext:value-type="float">
            <text:p>2723.290</text:p>
          </table:table-cell>
          <table:table-cell table:formula="of:=[.D53]-[.E53]" office:value-type="float" office:value="8191.71045830144" calcext:value-type="float">
            <text:p>8191.710</text:p>
          </table:table-cell>
          <table:table-cell table:formula="of:=IF(([.G52]-[.F52]-[.H53]) &gt; 0; ([.G52]-[.F52]-[.H53]); 0)" office:value-type="float" office:value="251380.573079867" calcext:value-type="float">
            <text:p>251380.5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3]+1" office:value-type="float" office:value="39" calcext:value-type="float">
            <text:p>39</text:p>
          </table:table-cell>
          <table:table-cell table:style-name="Default" table:formula="of:=IF([.G54] &gt;=[.$B$7]; [.$B$7];[.G54])" office:value-type="float" office:value="10915" calcext:value-type="float">
            <text:p>10915</text:p>
          </table:table-cell>
          <table:table-cell table:formula="of:=[.G54] * [.$B$4]" office:value-type="float" office:value="2634.54601173363" calcext:value-type="float">
            <text:p>2634.546</text:p>
          </table:table-cell>
          <table:table-cell table:formula="of:=[.D54]-[.E54]" office:value-type="float" office:value="8280.45398826637" calcext:value-type="float">
            <text:p>8280.454</text:p>
          </table:table-cell>
          <table:table-cell table:formula="of:=IF(([.G53]-[.F53]-[.H54]) &gt; 0; ([.G53]-[.F53]-[.H54]); 0)" office:value-type="float" office:value="243188.862621565" calcext:value-type="float">
            <text:p>243188.8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4]+1" office:value-type="float" office:value="40" calcext:value-type="float">
            <text:p>40</text:p>
          </table:table-cell>
          <table:table-cell table:formula="of:=IF([.G55] &gt;=[.$B$7]; [.$B$7];[.G55])" office:value-type="float" office:value="10915" calcext:value-type="float">
            <text:p>10915.000</text:p>
          </table:table-cell>
          <table:table-cell table:formula="of:=[.G55] * [.$B$4]" office:value-type="float" office:value="2544.84109352741" calcext:value-type="float">
            <text:p>2544.841</text:p>
          </table:table-cell>
          <table:table-cell table:formula="of:=[.D55]-[.E55]" office:value-type="float" office:value="8370.1589064726" calcext:value-type="float">
            <text:p>8370.159</text:p>
          </table:table-cell>
          <table:table-cell table:formula="of:=IF(([.G54]-[.F54]-[.H55]) &gt; 0; ([.G54]-[.F54]-[.H55]); 0)" office:value-type="float" office:value="234908.408633299" calcext:value-type="float">
            <text:p>234908.4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5]+1" office:value-type="float" office:value="41" calcext:value-type="float">
            <text:p>41</text:p>
          </table:table-cell>
          <table:table-cell table:formula="of:=IF([.G56] &gt;=[.$B$7]; [.$B$7];[.G56])" office:value-type="float" office:value="10915" calcext:value-type="float">
            <text:p>10915.000</text:p>
          </table:table-cell>
          <table:table-cell table:formula="of:=[.G56] * [.$B$4]" office:value-type="float" office:value="2454.16437204062" calcext:value-type="float">
            <text:p>2454.164</text:p>
          </table:table-cell>
          <table:table-cell table:formula="of:=[.D56]-[.E56]" office:value-type="float" office:value="8460.83562795938" calcext:value-type="float">
            <text:p>8460.836</text:p>
          </table:table-cell>
          <table:table-cell table:formula="of:=IF(([.G55]-[.F55]-[.H56]) &gt; 0; ([.G55]-[.F55]-[.H56]); 0)" office:value-type="float" office:value="226538.249726826" calcext:value-type="float">
            <text:p>226538.2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6]+1" office:value-type="float" office:value="42" calcext:value-type="float">
            <text:p>42</text:p>
          </table:table-cell>
          <table:table-cell table:formula="of:=IF([.G57] &gt;=[.$B$7]; [.$B$7];[.G57])" office:value-type="float" office:value="10915" calcext:value-type="float">
            <text:p>10915.000</text:p>
          </table:table-cell>
          <table:table-cell table:formula="of:=[.G57] * [.$B$4]" office:value-type="float" office:value="2362.50531940439" calcext:value-type="float">
            <text:p>2362.505</text:p>
          </table:table-cell>
          <table:table-cell table:formula="of:=[.D57]-[.E57]" office:value-type="float" office:value="8552.49468059561" calcext:value-type="float">
            <text:p>8552.495</text:p>
          </table:table-cell>
          <table:table-cell table:formula="of:=IF(([.G56]-[.F56]-[.H57]) &gt; 0; ([.G56]-[.F56]-[.H57]); 0)" office:value-type="float" office:value="218077.414098867" calcext:value-type="float">
            <text:p>218077.4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7]+1" office:value-type="float" office:value="43" calcext:value-type="float">
            <text:p>43</text:p>
          </table:table-cell>
          <table:table-cell table:formula="of:=IF([.G58] &gt;=[.$B$7]; [.$B$7];[.G58])" office:value-type="float" office:value="10915" calcext:value-type="float">
            <text:p>10915.000</text:p>
          </table:table-cell>
          <table:table-cell table:formula="of:=[.G58] * [.$B$4]" office:value-type="float" office:value="2269.85329369794" calcext:value-type="float">
            <text:p>2269.853</text:p>
          </table:table-cell>
          <table:table-cell table:formula="of:=[.D58]-[.E58]" office:value-type="float" office:value="8645.14670630206" calcext:value-type="float">
            <text:p>8645.147</text:p>
          </table:table-cell>
          <table:table-cell table:formula="of:=IF(([.G57]-[.F57]-[.H58]) &gt; 0; ([.G57]-[.F57]-[.H58]); 0)" office:value-type="float" office:value="209524.919418272" calcext:value-type="float">
            <text:p>209524.9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8]+1" office:value-type="float" office:value="44" calcext:value-type="float">
            <text:p>44</text:p>
          </table:table-cell>
          <table:table-cell table:formula="of:=IF([.G59] &gt;=[.$B$7]; [.$B$7];[.G59])" office:value-type="float" office:value="10915" calcext:value-type="float">
            <text:p>10915.000</text:p>
          </table:table-cell>
          <table:table-cell table:formula="of:=[.G59] * [.$B$4]" office:value-type="float" office:value="2176.197537713" calcext:value-type="float">
            <text:p>2176.198</text:p>
          </table:table-cell>
          <table:table-cell table:formula="of:=[.D59]-[.E59]" office:value-type="float" office:value="8738.802462287" calcext:value-type="float">
            <text:p>8738.802</text:p>
          </table:table-cell>
          <table:table-cell table:formula="of:=IF(([.G58]-[.F58]-[.H59]) &gt; 0; ([.G58]-[.F58]-[.H59]); 0)" office:value-type="float" office:value="200879.772711969" calcext:value-type="float">
            <text:p>200879.7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9]+1" office:value-type="float" office:value="45" calcext:value-type="float">
            <text:p>45</text:p>
          </table:table-cell>
          <table:table-cell table:formula="of:=IF([.G60] &gt;=[.$B$7]; [.$B$7];[.G60])" office:value-type="float" office:value="10915" calcext:value-type="float">
            <text:p>10915.000</text:p>
          </table:table-cell>
          <table:table-cell table:formula="of:=[.G60] * [.$B$4]" office:value-type="float" office:value="2081.52717770489" calcext:value-type="float">
            <text:p>2081.527</text:p>
          </table:table-cell>
          <table:table-cell table:formula="of:=[.D60]-[.E60]" office:value-type="float" office:value="8833.47282229511" calcext:value-type="float">
            <text:p>8833.473</text:p>
          </table:table-cell>
          <table:table-cell table:formula="of:=IF(([.G59]-[.F59]-[.H60]) &gt; 0; ([.G59]-[.F59]-[.H60]); 0)" office:value-type="float" office:value="192140.970249682" calcext:value-type="float">
            <text:p>192140.9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0]+1" office:value-type="float" office:value="46" calcext:value-type="float">
            <text:p>46</text:p>
          </table:table-cell>
          <table:table-cell table:formula="of:=IF([.G61] &gt;=[.$B$7]; [.$B$7];[.G61])" office:value-type="float" office:value="10915" calcext:value-type="float">
            <text:p>10915.000</text:p>
          </table:table-cell>
          <table:table-cell table:formula="of:=[.G61] * [.$B$4]" office:value-type="float" office:value="1985.83122213003" calcext:value-type="float">
            <text:p>1985.831</text:p>
          </table:table-cell>
          <table:table-cell table:formula="of:=[.D61]-[.E61]" office:value-type="float" office:value="8929.16877786997" calcext:value-type="float">
            <text:p>8929.169</text:p>
          </table:table-cell>
          <table:table-cell table:formula="of:=IF(([.G60]-[.F60]-[.H61]) &gt; 0; ([.G60]-[.F60]-[.H61]); 0)" office:value-type="float" office:value="183307.497427387" calcext:value-type="float">
            <text:p>183307.4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1]+1" office:value-type="float" office:value="47" calcext:value-type="float">
            <text:p>47</text:p>
          </table:table-cell>
          <table:table-cell table:formula="of:=IF([.G62] &gt;=[.$B$7]; [.$B$7];[.G62])" office:value-type="float" office:value="10915" calcext:value-type="float">
            <text:p>10915.000</text:p>
          </table:table-cell>
          <table:table-cell table:formula="of:=[.G62] * [.$B$4]" office:value-type="float" office:value="1889.09856036977" calcext:value-type="float">
            <text:p>1889.099</text:p>
          </table:table-cell>
          <table:table-cell table:formula="of:=[.D62]-[.E62]" office:value-type="float" office:value="9025.90143963023" calcext:value-type="float">
            <text:p>9025.901</text:p>
          </table:table-cell>
          <table:table-cell table:formula="of:=IF(([.G61]-[.F61]-[.H62]) &gt; 0; ([.G61]-[.F61]-[.H62]); 0)" office:value-type="float" office:value="174378.328649517" calcext:value-type="float">
            <text:p>174378.3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2]+1" office:value-type="float" office:value="48" calcext:value-type="float">
            <text:p>48</text:p>
          </table:table-cell>
          <table:table-cell table:formula="of:=IF([.G63] &gt;=[.$B$7]; [.$B$7];[.G63])" office:value-type="float" office:value="10915" calcext:value-type="float">
            <text:p>10915.000</text:p>
          </table:table-cell>
          <table:table-cell table:formula="of:=[.G63] * [.$B$4]" office:value-type="float" office:value="1791.31796144044" calcext:value-type="float">
            <text:p>1791.318</text:p>
          </table:table-cell>
          <table:table-cell table:formula="of:=[.D63]-[.E63]" office:value-type="float" office:value="9123.68203855956" calcext:value-type="float">
            <text:p>9123.682</text:p>
          </table:table-cell>
          <table:table-cell table:formula="of:=IF(([.G62]-[.F62]-[.H63]) &gt; 0; ([.G62]-[.F62]-[.H63]); 0)" office:value-type="float" office:value="165352.427209887" calcext:value-type="float">
            <text:p>165352.4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3]+1" office:value-type="float" office:value="49" calcext:value-type="float">
            <text:p>49</text:p>
          </table:table-cell>
          <table:table-cell table:formula="of:=IF([.G64] &gt;=[.$B$7]; [.$B$7];[.G64])" office:value-type="float" office:value="10915" calcext:value-type="float">
            <text:p>10915.000</text:p>
          </table:table-cell>
          <table:table-cell table:formula="of:=[.G64] * [.$B$4]" office:value-type="float" office:value="1692.47807268938" calcext:value-type="float">
            <text:p>1692.478</text:p>
          </table:table-cell>
          <table:table-cell table:formula="of:=[.D64]-[.E64]" office:value-type="float" office:value="9222.52192731062" calcext:value-type="float">
            <text:p>9222.522</text:p>
          </table:table-cell>
          <table:table-cell table:formula="of:=IF(([.G63]-[.F63]-[.H64]) &gt; 0; ([.G63]-[.F63]-[.H64]); 0)" office:value-type="float" office:value="156228.745171328" calcext:value-type="float">
            <text:p>156228.7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4]+1" office:value-type="float" office:value="50" calcext:value-type="float">
            <text:p>50</text:p>
          </table:table-cell>
          <table:table-cell table:formula="of:=IF([.G65] &gt;=[.$B$7]; [.$B$7];[.G65])" office:value-type="float" office:value="10915" calcext:value-type="float">
            <text:p>10915.000</text:p>
          </table:table-cell>
          <table:table-cell table:formula="of:=[.G65] * [.$B$4]" office:value-type="float" office:value="1592.56741847685" calcext:value-type="float">
            <text:p>1592.567</text:p>
          </table:table-cell>
          <table:table-cell table:formula="of:=[.D65]-[.E65]" office:value-type="float" office:value="9322.43258152315" calcext:value-type="float">
            <text:p>9322.433</text:p>
          </table:table-cell>
          <table:table-cell table:formula="of:=IF(([.G64]-[.F64]-[.H65]) &gt; 0; ([.G64]-[.F64]-[.H65]); 0)" office:value-type="float" office:value="147006.223244017" calcext:value-type="float">
            <text:p>147006.2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5]+1" office:value-type="float" office:value="51" calcext:value-type="float">
            <text:p>51</text:p>
          </table:table-cell>
          <table:table-cell table:formula="of:=IF([.G66] &gt;=[.$B$7]; [.$B$7];[.G66])" office:value-type="float" office:value="10915" calcext:value-type="float">
            <text:p>10915.000</text:p>
          </table:table-cell>
          <table:table-cell table:formula="of:=[.G66] * [.$B$4]" office:value-type="float" office:value="1491.57439884368" calcext:value-type="float">
            <text:p>1491.574</text:p>
          </table:table-cell>
          <table:table-cell table:formula="of:=[.D66]-[.E66]" office:value-type="float" office:value="9423.42560115632" calcext:value-type="float">
            <text:p>9423.426</text:p>
          </table:table-cell>
          <table:table-cell table:formula="of:=IF(([.G65]-[.F65]-[.H66]) &gt; 0; ([.G65]-[.F65]-[.H66]); 0)" office:value-type="float" office:value="137683.790662494" calcext:value-type="float">
            <text:p>137683.7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6]+1" office:value-type="float" office:value="52" calcext:value-type="float">
            <text:p>52</text:p>
          </table:table-cell>
          <table:table-cell table:formula="of:=IF([.G67] &gt;=[.$B$7]; [.$B$7];[.G67])" office:value-type="float" office:value="10915" calcext:value-type="float">
            <text:p>10915.000</text:p>
          </table:table-cell>
          <table:table-cell table:formula="of:=[.G67] * [.$B$4]" office:value-type="float" office:value="1389.48728816449" calcext:value-type="float">
            <text:p>1389.487</text:p>
          </table:table-cell>
          <table:table-cell table:formula="of:=[.D67]-[.E67]" office:value-type="float" office:value="9525.51271183551" calcext:value-type="float">
            <text:p>9525.513</text:p>
          </table:table-cell>
          <table:table-cell table:formula="of:=IF(([.G66]-[.F66]-[.H67]) &gt; 0; ([.G66]-[.F66]-[.H67]); 0)" office:value-type="float" office:value="128260.365061338" calcext:value-type="float">
            <text:p>128260.3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7]+1" office:value-type="float" office:value="53" calcext:value-type="float">
            <text:p>53</text:p>
          </table:table-cell>
          <table:table-cell table:formula="of:=IF([.G68] &gt;=[.$B$7]; [.$B$7];[.G68])" office:value-type="float" office:value="10915" calcext:value-type="float">
            <text:p>10915.000</text:p>
          </table:table-cell>
          <table:table-cell table:formula="of:=[.G68] * [.$B$4]" office:value-type="float" office:value="1286.29423378627" calcext:value-type="float">
            <text:p>1286.294</text:p>
          </table:table-cell>
          <table:table-cell table:formula="of:=[.D68]-[.E68]" office:value-type="float" office:value="9628.70576621373" calcext:value-type="float">
            <text:p>9628.706</text:p>
          </table:table-cell>
          <table:table-cell table:formula="of:=IF(([.G67]-[.F67]-[.H68]) &gt; 0; ([.G67]-[.F67]-[.H68]); 0)" office:value-type="float" office:value="118734.852349502" calcext:value-type="float">
            <text:p>118734.8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8]+1" office:value-type="float" office:value="54" calcext:value-type="float">
            <text:p>54</text:p>
          </table:table-cell>
          <table:table-cell table:formula="of:=IF([.G69] &gt;=[.$B$7]; [.$B$7];[.G69])" office:value-type="float" office:value="10915" calcext:value-type="float">
            <text:p>10915.000</text:p>
          </table:table-cell>
          <table:table-cell table:formula="of:=[.G69] * [.$B$4]" office:value-type="float" office:value="1181.98325465229" calcext:value-type="float">
            <text:p>1181.983</text:p>
          </table:table-cell>
          <table:table-cell table:formula="of:=[.D69]-[.E69]" office:value-type="float" office:value="9733.01674534771" calcext:value-type="float">
            <text:p>9733.017</text:p>
          </table:table-cell>
          <table:table-cell table:formula="of:=IF(([.G68]-[.F68]-[.H69]) &gt; 0; ([.G68]-[.F68]-[.H69]); 0)" office:value-type="float" office:value="109106.146583288" calcext:value-type="float">
            <text:p>109106.1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9]+1" office:value-type="float" office:value="55" calcext:value-type="float">
            <text:p>55</text:p>
          </table:table-cell>
          <table:table-cell table:formula="of:=IF([.G70] &gt;=[.$B$7]; [.$B$7];[.G70])" office:value-type="float" office:value="10915" calcext:value-type="float">
            <text:p>10915.000</text:p>
          </table:table-cell>
          <table:table-cell table:formula="of:=[.G70] * [.$B$4]" office:value-type="float" office:value="1076.54223991102" calcext:value-type="float">
            <text:p>1076.542</text:p>
          </table:table-cell>
          <table:table-cell table:formula="of:=[.D70]-[.E70]" office:value-type="float" office:value="9838.45776008898" calcext:value-type="float">
            <text:p>9838.458</text:p>
          </table:table-cell>
          <table:table-cell table:formula="of:=IF(([.G69]-[.F69]-[.H70]) &gt; 0; ([.G69]-[.F69]-[.H70]); 0)" office:value-type="float" office:value="99373.1298379406" calcext:value-type="float">
            <text:p>99373.1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0]+1" office:value-type="float" office:value="56" calcext:value-type="float">
            <text:p>56</text:p>
          </table:table-cell>
          <table:table-cell table:formula="of:=IF([.G71] &gt;=[.$B$7]; [.$B$7];[.G71])" office:value-type="float" office:value="10915" calcext:value-type="float">
            <text:p>10915.000</text:p>
          </table:table-cell>
          <table:table-cell table:formula="of:=[.G71] * [.$B$4]" office:value-type="float" office:value="969.958947510059" calcext:value-type="float">
            <text:p>969.959</text:p>
          </table:table-cell>
          <table:table-cell table:formula="of:=[.D71]-[.E71]" office:value-type="float" office:value="9945.04105248994" calcext:value-type="float">
            <text:p>9945.041</text:p>
          </table:table-cell>
          <table:table-cell table:formula="of:=IF(([.G70]-[.F70]-[.H71]) &gt; 0; ([.G70]-[.F70]-[.H71]); 0)" office:value-type="float" office:value="89534.6720778516" calcext:value-type="float">
            <text:p>89534.6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1]+1" office:value-type="float" office:value="57" calcext:value-type="float">
            <text:p>57</text:p>
          </table:table-cell>
          <table:table-cell table:formula="of:=IF([.G72] &gt;=[.$B$7]; [.$B$7];[.G72])" office:value-type="float" office:value="10915" calcext:value-type="float">
            <text:p>10915.000</text:p>
          </table:table-cell>
          <table:table-cell table:formula="of:=[.G72] * [.$B$4]" office:value-type="float" office:value="862.221002774752" calcext:value-type="float">
            <text:p>862.221</text:p>
          </table:table-cell>
          <table:table-cell table:formula="of:=[.D72]-[.E72]" office:value-type="float" office:value="10052.7789972253" calcext:value-type="float">
            <text:p>10052.779</text:p>
          </table:table-cell>
          <table:table-cell table:formula="of:=IF(([.G71]-[.F71]-[.H72]) &gt; 0; ([.G71]-[.F71]-[.H72]); 0)" office:value-type="float" office:value="79589.6310253617" calcext:value-type="float">
            <text:p>79589.6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2]+1" office:value-type="float" office:value="58" calcext:value-type="float">
            <text:p>58</text:p>
          </table:table-cell>
          <table:table-cell table:formula="of:=IF([.G73] &gt;=[.$B$7]; [.$B$7];[.G73])" office:value-type="float" office:value="10915" calcext:value-type="float">
            <text:p>10915.000</text:p>
          </table:table-cell>
          <table:table-cell table:formula="of:=[.G73] * [.$B$4]" office:value-type="float" office:value="753.315896971478" calcext:value-type="float">
            <text:p>753.316</text:p>
          </table:table-cell>
          <table:table-cell table:formula="of:=[.D73]-[.E73]" office:value-type="float" office:value="10161.6841030285" calcext:value-type="float">
            <text:p>10161.684</text:p>
          </table:table-cell>
          <table:table-cell table:formula="of:=IF(([.G72]-[.F72]-[.H73]) &gt; 0; ([.G72]-[.F72]-[.H73]); 0)" office:value-type="float" office:value="69536.8520281364" calcext:value-type="float">
            <text:p>69536.8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3]+1" office:value-type="float" office:value="59" calcext:value-type="float">
            <text:p>59</text:p>
          </table:table-cell>
          <table:table-cell table:formula="of:=IF([.G74] &gt;=[.$B$7]; [.$B$7];[.G74])" office:value-type="float" office:value="10915" calcext:value-type="float">
            <text:p>10915.000</text:p>
          </table:table-cell>
          <table:table-cell table:formula="of:=[.G74] * [.$B$4]" office:value-type="float" office:value="643.230985855336" calcext:value-type="float">
            <text:p>643.231</text:p>
          </table:table-cell>
          <table:table-cell table:formula="of:=[.D74]-[.E74]" office:value-type="float" office:value="10271.7690141447" calcext:value-type="float">
            <text:p>10271.769</text:p>
          </table:table-cell>
          <table:table-cell table:formula="of:=IF(([.G73]-[.F73]-[.H74]) &gt; 0; ([.G73]-[.F73]-[.H74]); 0)" office:value-type="float" office:value="59375.1679251079" calcext:value-type="float">
            <text:p>59375.1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4]+1" office:value-type="float" office:value="60" calcext:value-type="float">
            <text:p>60</text:p>
          </table:table-cell>
          <table:table-cell table:formula="of:=IF([.G75] &gt;=[.$B$7]; [.$B$7];[.G75])" office:value-type="float" office:value="10915" calcext:value-type="float">
            <text:p>10915.000</text:p>
          </table:table-cell>
          <table:table-cell table:formula="of:=[.G75] * [.$B$4]" office:value-type="float" office:value="531.953488202102" calcext:value-type="float">
            <text:p>531.953</text:p>
          </table:table-cell>
          <table:table-cell table:formula="of:=[.D75]-[.E75]" office:value-type="float" office:value="10383.0465117979" calcext:value-type="float">
            <text:p>10383.047</text:p>
          </table:table-cell>
          <table:table-cell table:formula="of:=IF(([.G74]-[.F74]-[.H75]) &gt; 0; ([.G74]-[.F74]-[.H75]); 0)" office:value-type="float" office:value="49103.3989109632" calcext:value-type="float">
            <text:p>49103.3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5]+1" office:value-type="float" office:value="61" calcext:value-type="float">
            <text:p>61</text:p>
          </table:table-cell>
          <table:table-cell table:formula="of:=IF([.G76] &gt;=[.$B$7]; [.$B$7];[.G76])" office:value-type="float" office:value="10915" calcext:value-type="float">
            <text:p>10915.000</text:p>
          </table:table-cell>
          <table:table-cell table:formula="of:=[.G76] * [.$B$4]" office:value-type="float" office:value="419.470484324291" calcext:value-type="float">
            <text:p>419.470</text:p>
          </table:table-cell>
          <table:table-cell table:formula="of:=[.D76]-[.E76]" office:value-type="float" office:value="10495.5295156757" calcext:value-type="float">
            <text:p>10495.530</text:p>
          </table:table-cell>
          <table:table-cell table:formula="of:=IF(([.G75]-[.F75]-[.H76]) &gt; 0; ([.G75]-[.F75]-[.H76]); 0)" office:value-type="float" office:value="38720.3523991653" calcext:value-type="float">
            <text:p>38720.3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6]+1" office:value-type="float" office:value="62" calcext:value-type="float">
            <text:p>62</text:p>
          </table:table-cell>
          <table:table-cell table:formula="of:=IF([.G77] &gt;=[.$B$7]; [.$B$7];[.G77])" office:value-type="float" office:value="10915" calcext:value-type="float">
            <text:p>10915.000</text:p>
          </table:table-cell>
          <table:table-cell table:formula="of:=[.G77] * [.$B$4]" office:value-type="float" office:value="305.768914571138" calcext:value-type="float">
            <text:p>305.769</text:p>
          </table:table-cell>
          <table:table-cell table:formula="of:=[.D77]-[.E77]" office:value-type="float" office:value="10609.2310854289" calcext:value-type="float">
            <text:p>10609.231</text:p>
          </table:table-cell>
          <table:table-cell table:formula="of:=IF(([.G76]-[.F76]-[.H77]) &gt; 0; ([.G76]-[.F76]-[.H77]); 0)" office:value-type="float" office:value="28224.8228834896" calcext:value-type="float">
            <text:p>28224.8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7]+1" office:value-type="float" office:value="63" calcext:value-type="float">
            <text:p>63</text:p>
          </table:table-cell>
          <table:table-cell table:formula="of:=IF([.G78] &gt;=[.$B$7]; [.$B$7];[.G78])" office:value-type="float" office:value="10915" calcext:value-type="float">
            <text:p>10915.000</text:p>
          </table:table-cell>
          <table:table-cell table:formula="of:=[.G78] * [.$B$4]" office:value-type="float" office:value="190.835577812325" calcext:value-type="float">
            <text:p>190.836</text:p>
          </table:table-cell>
          <table:table-cell table:formula="of:=[.D78]-[.E78]" office:value-type="float" office:value="10724.1644221877" calcext:value-type="float">
            <text:p>10724.164</text:p>
          </table:table-cell>
          <table:table-cell table:formula="of:=IF(([.G77]-[.F77]-[.H78]) &gt; 0; ([.G77]-[.F77]-[.H78]); 0)" office:value-type="float" office:value="17615.5917980608" calcext:value-type="float">
            <text:p>17615.5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8]+1" office:value-type="float" office:value="64" calcext:value-type="float">
            <text:p>64</text:p>
          </table:table-cell>
          <table:table-cell table:formula="of:=IF([.G79] &gt;=[.$B$7]; [.$B$7];[.G79])" office:value-type="float" office:value="6891.4273758731" calcext:value-type="float">
            <text:p>6891.427</text:p>
          </table:table-cell>
          <table:table-cell table:formula="of:=[.G79] * [.$B$4]" office:value-type="float" office:value="74.6571299052919" calcext:value-type="float">
            <text:p>74.657</text:p>
          </table:table-cell>
          <table:table-cell table:formula="of:=[.D79]-[.E79]" office:value-type="float" office:value="6816.77024596781" calcext:value-type="float">
            <text:p>6816.770</text:p>
          </table:table-cell>
          <table:table-cell table:formula="of:=IF(([.G78]-[.F78]-[.H79]) &gt; 0; ([.G78]-[.F78]-[.H79]); 0)" office:value-type="float" office:value="6891.4273758731" calcext:value-type="float">
            <text:p>6891.4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9]+1" office:value-type="float" office:value="65" calcext:value-type="float">
            <text:p>65</text:p>
          </table:table-cell>
          <table:table-cell table:formula="of:=IF([.G80] &gt;=[.$B$7]; [.$B$7];[.G80])" office:value-type="float" office:value="74.6571299052921" calcext:value-type="float">
            <text:p>74.657</text:p>
          </table:table-cell>
          <table:table-cell table:formula="of:=[.G80] * [.$B$4]" office:value-type="float" office:value="0.808785573973998" calcext:value-type="float">
            <text:p>0.809</text:p>
          </table:table-cell>
          <table:table-cell table:formula="of:=[.D80]-[.E80]" office:value-type="float" office:value="73.8483443313181" calcext:value-type="float">
            <text:p>73.848</text:p>
          </table:table-cell>
          <table:table-cell table:formula="of:=IF(([.G79]-[.F79]-[.H80]) &gt; 0; ([.G79]-[.F79]-[.H80]); 0)" office:value-type="float" office:value="74.6571299052921" calcext:value-type="float">
            <text:p>74.6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0]+1" office:value-type="float" office:value="66" calcext:value-type="float">
            <text:p>66</text:p>
          </table:table-cell>
          <table:table-cell table:formula="of:=IF([.G81] &gt;=[.$B$7]; [.$B$7];[.G81])" office:value-type="float" office:value="0.808785573973992" calcext:value-type="float">
            <text:p>0.809</text:p>
          </table:table-cell>
          <table:table-cell table:formula="of:=[.G81] * [.$B$4]" office:value-type="float" office:value="0.00876184371805158" calcext:value-type="float">
            <text:p>0.009</text:p>
          </table:table-cell>
          <table:table-cell table:formula="of:=[.D81]-[.E81]" office:value-type="float" office:value="0.800023730255941" calcext:value-type="float">
            <text:p>0.800</text:p>
          </table:table-cell>
          <table:table-cell table:formula="of:=IF(([.G80]-[.F80]-[.H81]) &gt; 0; ([.G80]-[.F80]-[.H81]); 0)" office:value-type="float" office:value="0.808785573973992" calcext:value-type="float">
            <text:p>0.8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1]+1" office:value-type="float" office:value="67" calcext:value-type="float">
            <text:p>67</text:p>
          </table:table-cell>
          <table:table-cell table:formula="of:=IF([.G82] &gt;=[.$B$7]; [.$B$7];[.G82])" office:value-type="float" office:value="0.00876184371805155" calcext:value-type="float">
            <text:p>0.009</text:p>
          </table:table-cell>
          <table:table-cell table:formula="of:=[.G82] * [.$B$4]" office:value-type="float" office:value="0.0000949199736122251" calcext:value-type="float">
            <text:p>0.000</text:p>
          </table:table-cell>
          <table:table-cell table:formula="of:=[.D82]-[.E82]" office:value-type="float" office:value="0.00866692374443933" calcext:value-type="float">
            <text:p>0.009</text:p>
          </table:table-cell>
          <table:table-cell table:formula="of:=IF(([.G81]-[.F81]-[.H82]) &gt; 0; ([.G81]-[.F81]-[.H82]); 0)" office:value-type="float" office:value="0.00876184371805155" calcext:value-type="float">
            <text:p>0.0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2]+1" office:value-type="float" office:value="68" calcext:value-type="float">
            <text:p>68</text:p>
          </table:table-cell>
          <table:table-cell table:formula="of:=IF([.G83] &gt;=[.$B$7]; [.$B$7];[.G83])" office:value-type="float" office:value="0.0000949199736122244" calcext:value-type="float">
            <text:p>0.000</text:p>
          </table:table-cell>
          <table:table-cell table:formula="of:=[.G83] * [.$B$4]" office:value-type="float" office:value="0.00000102829971413243" calcext:value-type="float">
            <text:p>0.000</text:p>
          </table:table-cell>
          <table:table-cell table:formula="of:=[.D83]-[.E83]" office:value-type="float" office:value="0.000093891673898092" calcext:value-type="float">
            <text:p>0.000</text:p>
          </table:table-cell>
          <table:table-cell table:formula="of:=IF(([.G82]-[.F82]-[.H83]) &gt; 0; ([.G82]-[.F82]-[.H83]); 0)" office:value-type="float" office:value="0.00009491997361222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3]+1" office:value-type="float" office:value="69" calcext:value-type="float">
            <text:p>69</text:p>
          </table:table-cell>
          <table:table-cell table:formula="of:=IF([.G84] &gt;=[.$B$7]; [.$B$7];[.G84])" office:value-type="float" office:value="0.00000102829971413244" calcext:value-type="float">
            <text:p>0.000</text:p>
          </table:table-cell>
          <table:table-cell table:formula="of:=[.G84] * [.$B$4]" office:value-type="float" office:value="0.0000000111399135697681" calcext:value-type="float">
            <text:p>0.000</text:p>
          </table:table-cell>
          <table:table-cell table:formula="of:=[.D84]-[.E84]" office:value-type="float" office:value="0.00000101715980056267" calcext:value-type="float">
            <text:p>0.000</text:p>
          </table:table-cell>
          <table:table-cell table:formula="of:=IF(([.G83]-[.F83]-[.H84]) &gt; 0; ([.G83]-[.F83]-[.H84]); 0)" office:value-type="float" office:value="0.000001028299714132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4]+1" office:value-type="float" office:value="70" calcext:value-type="float">
            <text:p>70</text:p>
          </table:table-cell>
          <table:table-cell table:formula="of:=IF([.G85] &gt;=[.$B$7]; [.$B$7];[.G85])" office:value-type="float" office:value="0.000000011139913569768" calcext:value-type="float">
            <text:p>0.000</text:p>
          </table:table-cell>
          <table:table-cell table:formula="of:=[.G85] * [.$B$4]" office:value-type="float" office:value="0.00000000012068239700582" calcext:value-type="float">
            <text:p>0.000</text:p>
          </table:table-cell>
          <table:table-cell table:formula="of:=[.D85]-[.E85]" office:value-type="float" office:value="0.0000000110192311727622" calcext:value-type="float">
            <text:p>0.000</text:p>
          </table:table-cell>
          <table:table-cell table:formula="of:=IF(([.G84]-[.F84]-[.H85]) &gt; 0; ([.G84]-[.F84]-[.H85]); 0)" office:value-type="float" office:value="0.00000001113991356976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5]+1" office:value-type="float" office:value="71" calcext:value-type="float">
            <text:p>71</text:p>
          </table:table-cell>
          <table:table-cell table:formula="of:=IF([.G86] &gt;=[.$B$7]; [.$B$7];[.G86])" office:value-type="float" office:value="0.000000000120682397005819" calcext:value-type="float">
            <text:p>0.000</text:p>
          </table:table-cell>
          <table:table-cell table:formula="of:=[.G86] * [.$B$4]" office:value-type="float" office:value="0.00000000000130739263422971" calcext:value-type="float">
            <text:p>0.000</text:p>
          </table:table-cell>
          <table:table-cell table:formula="of:=[.D86]-[.E86]" office:value-type="float" office:value="0.000000000119375004371589" calcext:value-type="float">
            <text:p>0.000</text:p>
          </table:table-cell>
          <table:table-cell table:formula="of:=IF(([.G85]-[.F85]-[.H86]) &gt; 0; ([.G85]-[.F85]-[.H86]); 0)" office:value-type="float" office:value="0.0000000001206823970058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6]+1" office:value-type="float" office:value="72" calcext:value-type="float">
            <text:p>72</text:p>
          </table:table-cell>
          <table:table-cell table:formula="of:=IF([.G87] &gt;=[.$B$7]; [.$B$7];[.G87])" office:value-type="float" office:value="0.00000000000130739263422971" calcext:value-type="float">
            <text:p>0.000</text:p>
          </table:table-cell>
          <table:table-cell table:formula="of:=[.G87] * [.$B$4]" office:value-type="float" office:value="0.0000000000000141634202041552" calcext:value-type="float">
            <text:p>0.000</text:p>
          </table:table-cell>
          <table:table-cell table:formula="of:=[.D87]-[.E87]" office:value-type="float" office:value="0.00000000000129322921402555" calcext:value-type="float">
            <text:p>0.000</text:p>
          </table:table-cell>
          <table:table-cell table:formula="of:=IF(([.G86]-[.F86]-[.H87]) &gt; 0; ([.G86]-[.F86]-[.H87]); 0)" office:value-type="float" office:value="0.0000000000013073926342297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7]+1" office:value-type="float" office:value="73" calcext:value-type="float">
            <text:p>73</text:p>
          </table:table-cell>
          <table:table-cell table:formula="of:=IF([.G88] &gt;=[.$B$7]; [.$B$7];[.G88])" office:value-type="float" office:value="0.0000000000000141634202041552" calcext:value-type="float">
            <text:p>0.000</text:p>
          </table:table-cell>
          <table:table-cell table:formula="of:=[.G88] * [.$B$4]" office:value-type="float" office:value="1.53437052211681E-016" calcext:value-type="float">
            <text:p>0.000</text:p>
          </table:table-cell>
          <table:table-cell table:formula="of:=[.D88]-[.E88]" office:value-type="float" office:value="0.0000000000000140099831519435" calcext:value-type="float">
            <text:p>0.000</text:p>
          </table:table-cell>
          <table:table-cell table:formula="of:=IF(([.G87]-[.F87]-[.H88]) &gt; 0; ([.G87]-[.F87]-[.H88]); 0)" office:value-type="float" office:value="0.00000000000001416342020415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8]+1" office:value-type="float" office:value="74" calcext:value-type="float">
            <text:p>74</text:p>
          </table:table-cell>
          <table:table-cell table:formula="of:=IF([.G89] &gt;=[.$B$7]; [.$B$7];[.G89])" office:value-type="float" office:value="1.53437052211681E-016" calcext:value-type="float">
            <text:p>0.000</text:p>
          </table:table-cell>
          <table:table-cell table:formula="of:=[.G89] * [.$B$4]" office:value-type="float" office:value="1.66223473229321E-018" calcext:value-type="float">
            <text:p>0.000</text:p>
          </table:table-cell>
          <table:table-cell table:formula="of:=[.D89]-[.E89]" office:value-type="float" office:value="1.51774817479388E-016" calcext:value-type="float">
            <text:p>0.000</text:p>
          </table:table-cell>
          <table:table-cell table:formula="of:=IF(([.G88]-[.F88]-[.H89]) &gt; 0; ([.G88]-[.F88]-[.H89]); 0)" office:value-type="float" office:value="1.53437052211681E-01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9]+1" office:value-type="float" office:value="75" calcext:value-type="float">
            <text:p>75</text:p>
          </table:table-cell>
          <table:table-cell table:formula="of:=IF([.G90] &gt;=[.$B$7]; [.$B$7];[.G90])" office:value-type="float" office:value="1.6622347322932E-018" calcext:value-type="float">
            <text:p>0.000</text:p>
          </table:table-cell>
          <table:table-cell table:formula="of:=[.G90] * [.$B$4]" office:value-type="float" office:value="1.80075429331764E-020" calcext:value-type="float">
            <text:p>0.000</text:p>
          </table:table-cell>
          <table:table-cell table:formula="of:=[.D90]-[.E90]" office:value-type="float" office:value="1.64422718936003E-018" calcext:value-type="float">
            <text:p>0.000</text:p>
          </table:table-cell>
          <table:table-cell table:formula="of:=IF(([.G89]-[.F89]-[.H90]) &gt; 0; ([.G89]-[.F89]-[.H90]); 0)" office:value-type="float" office:value="1.6622347322932E-01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0]+1" office:value-type="float" office:value="76" calcext:value-type="float">
            <text:p>76</text:p>
          </table:table-cell>
          <table:table-cell table:formula="of:=IF([.G91] &gt;=[.$B$7]; [.$B$7];[.G91])" office:value-type="float" office:value="1.80075429331764E-020" calcext:value-type="float">
            <text:p>0.000</text:p>
          </table:table-cell>
          <table:table-cell table:formula="of:=[.G91] * [.$B$4]" office:value-type="float" office:value="1.95081715109411E-022" calcext:value-type="float">
            <text:p>0.000</text:p>
          </table:table-cell>
          <table:table-cell table:formula="of:=[.D91]-[.E91]" office:value-type="float" office:value="1.7812461218067E-020" calcext:value-type="float">
            <text:p>0.000</text:p>
          </table:table-cell>
          <table:table-cell table:formula="of:=IF(([.G90]-[.F90]-[.H91]) &gt; 0; ([.G90]-[.F90]-[.H91]); 0)" office:value-type="float" office:value="1.80075429331764E-02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1]+1" office:value-type="float" office:value="77" calcext:value-type="float">
            <text:p>77</text:p>
          </table:table-cell>
          <table:table-cell table:formula="of:=IF([.G92] &gt;=[.$B$7]; [.$B$7];[.G92])" office:value-type="float" office:value="1.95081715109412E-022" calcext:value-type="float">
            <text:p>0.000</text:p>
          </table:table-cell>
          <table:table-cell table:formula="of:=[.G92] * [.$B$4]" office:value-type="float" office:value="2.11338524701863E-024" calcext:value-type="float">
            <text:p>0.000</text:p>
          </table:table-cell>
          <table:table-cell table:formula="of:=[.D92]-[.E92]" office:value-type="float" office:value="1.92968329862394E-022" calcext:value-type="float">
            <text:p>0.000</text:p>
          </table:table-cell>
          <table:table-cell table:formula="of:=IF(([.G91]-[.F91]-[.H92]) &gt; 0; ([.G91]-[.F91]-[.H92]); 0)" office:value-type="float" office:value="1.95081715109412E-02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2]+1" office:value-type="float" office:value="78" calcext:value-type="float">
            <text:p>78</text:p>
          </table:table-cell>
          <table:table-cell table:formula="of:=IF([.G93] &gt;=[.$B$7]; [.$B$7];[.G93])" office:value-type="float" office:value="2.11338524701864E-024" calcext:value-type="float">
            <text:p>0.000</text:p>
          </table:table-cell>
          <table:table-cell table:formula="of:=[.G93] * [.$B$4]" office:value-type="float" office:value="2.2895006842702E-026" calcext:value-type="float">
            <text:p>0.000</text:p>
          </table:table-cell>
          <table:table-cell table:formula="of:=[.D93]-[.E93]" office:value-type="float" office:value="2.09049024017594E-024" calcext:value-type="float">
            <text:p>0.000</text:p>
          </table:table-cell>
          <table:table-cell table:formula="of:=IF(([.G92]-[.F92]-[.H93]) &gt; 0; ([.G92]-[.F92]-[.H93]); 0)" office:value-type="float" office:value="2.11338524701864E-02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3]+1" office:value-type="float" office:value="79" calcext:value-type="float">
            <text:p>79</text:p>
          </table:table-cell>
          <table:table-cell table:formula="of:=IF([.G94] &gt;=[.$B$7]; [.$B$7];[.G94])" office:value-type="float" office:value="2.28950068427021E-026" calcext:value-type="float">
            <text:p>0.000</text:p>
          </table:table-cell>
          <table:table-cell table:formula="of:=[.G94] * [.$B$4]" office:value-type="float" office:value="2.48029240795939E-028" calcext:value-type="float">
            <text:p>0.000</text:p>
          </table:table-cell>
          <table:table-cell table:formula="of:=[.D94]-[.E94]" office:value-type="float" office:value="2.26469776019062E-026" calcext:value-type="float">
            <text:p>0.000</text:p>
          </table:table-cell>
          <table:table-cell table:formula="of:=IF(([.G93]-[.F93]-[.H94]) &gt; 0; ([.G93]-[.F93]-[.H94]); 0)" office:value-type="float" office:value="2.28950068427021E-02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4]+1" office:value-type="float" office:value="80" calcext:value-type="float">
            <text:p>80</text:p>
          </table:table-cell>
          <table:table-cell table:formula="of:=IF([.G95] &gt;=[.$B$7]; [.$B$7];[.G95])" office:value-type="float" office:value="2.48029240795939E-028" calcext:value-type="float">
            <text:p>0.000</text:p>
          </table:table-cell>
          <table:table-cell table:formula="of:=[.G95] * [.$B$4]" office:value-type="float" office:value="2.68698344195601E-030" calcext:value-type="float">
            <text:p>0.000</text:p>
          </table:table-cell>
          <table:table-cell table:formula="of:=[.D95]-[.E95]" office:value-type="float" office:value="2.45342257353983E-028" calcext:value-type="float">
            <text:p>0.000</text:p>
          </table:table-cell>
          <table:table-cell table:formula="of:=IF(([.G94]-[.F94]-[.H95]) &gt; 0; ([.G94]-[.F94]-[.H95]); 0)" office:value-type="float" office:value="2.48029240795939E-02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5]+1" office:value-type="float" office:value="81" calcext:value-type="float">
            <text:p>81</text:p>
          </table:table-cell>
          <table:table-cell table:formula="of:=IF([.G96] &gt;=[.$B$7]; [.$B$7];[.G96])" office:value-type="float" office:value="2.68698344195602E-030" calcext:value-type="float">
            <text:p>0.000</text:p>
          </table:table-cell>
          <table:table-cell table:formula="of:=[.G96] * [.$B$4]" office:value-type="float" office:value="2.91089872878569E-032" calcext:value-type="float">
            <text:p>0.000</text:p>
          </table:table-cell>
          <table:table-cell table:formula="of:=[.D96]-[.E96]" office:value-type="float" office:value="2.65787445466816E-030" calcext:value-type="float">
            <text:p>0.000</text:p>
          </table:table-cell>
          <table:table-cell table:formula="of:=IF(([.G95]-[.F95]-[.H96]) &gt; 0; ([.G95]-[.F95]-[.H96]); 0)" office:value-type="float" office:value="2.68698344195602E-03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6]+1" office:value-type="float" office:value="82" calcext:value-type="float">
            <text:p>82</text:p>
          </table:table-cell>
          <table:table-cell table:formula="of:=IF([.G97] &gt;=[.$B$7]; [.$B$7];[.G97])" office:value-type="float" office:value="2.9108987287857E-032" calcext:value-type="float">
            <text:p>0.000</text:p>
          </table:table-cell>
          <table:table-cell table:formula="of:=[.G97] * [.$B$4]" office:value-type="float" office:value="3.15347362285117E-034" calcext:value-type="float">
            <text:p>0.000</text:p>
          </table:table-cell>
          <table:table-cell table:formula="of:=[.D97]-[.E97]" office:value-type="float" office:value="2.87936399255719E-032" calcext:value-type="float">
            <text:p>0.000</text:p>
          </table:table-cell>
          <table:table-cell table:formula="of:=IF(([.G96]-[.F96]-[.H97]) &gt; 0; ([.G96]-[.F96]-[.H97]); 0)" office:value-type="float" office:value="2.9108987287857E-03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7]+1" office:value-type="float" office:value="83" calcext:value-type="float">
            <text:p>83</text:p>
          </table:table-cell>
          <table:table-cell table:formula="of:=IF([.G98] &gt;=[.$B$7]; [.$B$7];[.G98])" office:value-type="float" office:value="3.15347362285117E-034" calcext:value-type="float">
            <text:p>0.000</text:p>
          </table:table-cell>
          <table:table-cell table:formula="of:=[.G98] * [.$B$4]" office:value-type="float" office:value="3.4162630914221E-036" calcext:value-type="float">
            <text:p>0.000</text:p>
          </table:table-cell>
          <table:table-cell table:formula="of:=[.D98]-[.E98]" office:value-type="float" office:value="3.11931099193695E-034" calcext:value-type="float">
            <text:p>0.000</text:p>
          </table:table-cell>
          <table:table-cell table:formula="of:=IF(([.G97]-[.F97]-[.H98]) &gt; 0; ([.G97]-[.F97]-[.H98]); 0)" office:value-type="float" office:value="3.15347362285117E-03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8]+1" office:value-type="float" office:value="84" calcext:value-type="float">
            <text:p>84</text:p>
          </table:table-cell>
          <table:table-cell table:formula="of:=IF([.G99] &gt;=[.$B$7]; [.$B$7];[.G99])" office:value-type="float" office:value="3.41626309142212E-036" calcext:value-type="float">
            <text:p>0.000</text:p>
          </table:table-cell>
          <table:table-cell table:formula="of:=[.G99] * [.$B$4]" office:value-type="float" office:value="3.70095168237396E-038" calcext:value-type="float">
            <text:p>0.000</text:p>
          </table:table-cell>
          <table:table-cell table:formula="of:=[.D99]-[.E99]" office:value-type="float" office:value="3.37925357459838E-036" calcext:value-type="float">
            <text:p>0.000</text:p>
          </table:table-cell>
          <table:table-cell table:formula="of:=IF(([.G98]-[.F98]-[.H99]) &gt; 0; ([.G98]-[.F98]-[.H99]); 0)" office:value-type="float" office:value="3.41626309142212E-03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9]+1" office:value-type="float" office:value="85" calcext:value-type="float">
            <text:p>85</text:p>
          </table:table-cell>
          <table:table-cell table:formula="of:=IF([.G100] &gt;=[.$B$7]; [.$B$7];[.G100])" office:value-type="float" office:value="3.70095168237394E-038" calcext:value-type="float">
            <text:p>0.000</text:p>
          </table:table-cell>
          <table:table-cell table:formula="of:=[.G100] * [.$B$4]" office:value-type="float" office:value="4.00936432257177E-040" calcext:value-type="float">
            <text:p>0.000</text:p>
          </table:table-cell>
          <table:table-cell table:formula="of:=[.D100]-[.E100]" office:value-type="float" office:value="3.66085803914822E-038" calcext:value-type="float">
            <text:p>0.000</text:p>
          </table:table-cell>
          <table:table-cell table:formula="of:=IF(([.G99]-[.F99]-[.H100]) &gt; 0; ([.G99]-[.F99]-[.H100]); 0)" office:value-type="float" office:value="3.70095168237394E-03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0]+1" office:value-type="float" office:value="86" calcext:value-type="float">
            <text:p>86</text:p>
          </table:table-cell>
          <table:table-cell table:formula="of:=IF([.G101] &gt;=[.$B$7]; [.$B$7];[.G101])" office:value-type="float" office:value="4.00936432257176E-040" calcext:value-type="float">
            <text:p>0.000</text:p>
          </table:table-cell>
          <table:table-cell table:formula="of:=[.G101] * [.$B$4]" office:value-type="float" office:value="4.3434780161194E-042" calcext:value-type="float">
            <text:p>0.000</text:p>
          </table:table-cell>
          <table:table-cell table:formula="of:=[.D101]-[.E101]" office:value-type="float" office:value="3.96592954241056E-040" calcext:value-type="float">
            <text:p>0.000</text:p>
          </table:table-cell>
          <table:table-cell table:formula="of:=IF(([.G100]-[.F100]-[.H101]) &gt; 0; ([.G100]-[.F100]-[.H101]); 0)" office:value-type="float" office:value="4.00936432257176E-04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1]+1" office:value-type="float" office:value="87" calcext:value-type="float">
            <text:p>87</text:p>
          </table:table-cell>
          <table:table-cell table:formula="of:=IF([.G102] &gt;=[.$B$7]; [.$B$7];[.G102])" office:value-type="float" office:value="4.3434780161194E-042" calcext:value-type="float">
            <text:p>0.000</text:p>
          </table:table-cell>
          <table:table-cell table:formula="of:=[.G102] * [.$B$4]" office:value-type="float" office:value="4.70543451746268E-044" calcext:value-type="float">
            <text:p>0.000</text:p>
          </table:table-cell>
          <table:table-cell table:formula="of:=[.D102]-[.E102]" office:value-type="float" office:value="4.29642367094477E-042" calcext:value-type="float">
            <text:p>0.000</text:p>
          </table:table-cell>
          <table:table-cell table:formula="of:=IF(([.G101]-[.F101]-[.H102]) &gt; 0; ([.G101]-[.F101]-[.H102]); 0)" office:value-type="float" office:value="4.3434780161194E-04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2]+1" office:value-type="float" office:value="88" calcext:value-type="float">
            <text:p>88</text:p>
          </table:table-cell>
          <table:table-cell table:formula="of:=IF([.G103] &gt;=[.$B$7]; [.$B$7];[.G103])" office:value-type="float" office:value="4.70543451746272E-044" calcext:value-type="float">
            <text:p>0.000</text:p>
          </table:table-cell>
          <table:table-cell table:formula="of:=[.G103] * [.$B$4]" office:value-type="float" office:value="5.09755406058461E-046" calcext:value-type="float">
            <text:p>0.000</text:p>
          </table:table-cell>
          <table:table-cell table:formula="of:=[.D103]-[.E103]" office:value-type="float" office:value="4.65445897685687E-044" calcext:value-type="float">
            <text:p>0.000</text:p>
          </table:table-cell>
          <table:table-cell table:formula="of:=IF(([.G102]-[.F102]-[.H103]) &gt; 0; ([.G102]-[.F102]-[.H103]); 0)" office:value-type="float" office:value="4.70543451746272E-0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3]+1" office:value-type="float" office:value="89" calcext:value-type="float">
            <text:p>89</text:p>
          </table:table-cell>
          <table:table-cell table:formula="of:=IF([.G104] &gt;=[.$B$7]; [.$B$7];[.G104])" office:value-type="float" office:value="5.09755406058462E-046" calcext:value-type="float">
            <text:p>0.000</text:p>
          </table:table-cell>
          <table:table-cell table:formula="of:=[.G104] * [.$B$4]" office:value-type="float" office:value="5.5223502323E-048" calcext:value-type="float">
            <text:p>0.000</text:p>
          </table:table-cell>
          <table:table-cell table:formula="of:=[.D104]-[.E104]" office:value-type="float" office:value="5.04233055826162E-046" calcext:value-type="float">
            <text:p>0.000</text:p>
          </table:table-cell>
          <table:table-cell table:formula="of:=IF(([.G103]-[.F103]-[.H104]) &gt; 0; ([.G103]-[.F103]-[.H104]); 0)" office:value-type="float" office:value="5.09755406058462E-04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4]+1" office:value-type="float" office:value="90" calcext:value-type="float">
            <text:p>90</text:p>
          </table:table-cell>
          <table:table-cell table:formula="of:=IF([.G105] &gt;=[.$B$7]; [.$B$7];[.G105])" office:value-type="float" office:value="5.52235023230002E-048" calcext:value-type="float">
            <text:p>0.000</text:p>
          </table:table-cell>
          <table:table-cell table:formula="of:=[.G105] * [.$B$4]" office:value-type="float" office:value="5.98254608499169E-050" calcext:value-type="float">
            <text:p>0.000</text:p>
          </table:table-cell>
          <table:table-cell table:formula="of:=[.D105]-[.E105]" office:value-type="float" office:value="5.4625247714501E-048" calcext:value-type="float">
            <text:p>0.000</text:p>
          </table:table-cell>
          <table:table-cell table:formula="of:=IF(([.G104]-[.F104]-[.H105]) &gt; 0; ([.G104]-[.F104]-[.H105]); 0)" office:value-type="float" office:value="5.52235023230002E-04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5]+1" office:value-type="float" office:value="91" calcext:value-type="float">
            <text:p>91</text:p>
          </table:table-cell>
          <table:table-cell table:formula="of:=IF([.G106] &gt;=[.$B$7]; [.$B$7];[.G106])" office:value-type="float" office:value="5.98254608499171E-050" calcext:value-type="float">
            <text:p>0.000</text:p>
          </table:table-cell>
          <table:table-cell table:formula="of:=[.G106] * [.$B$4]" office:value-type="float" office:value="6.48109159207435E-052" calcext:value-type="float">
            <text:p>0.000</text:p>
          </table:table-cell>
          <table:table-cell table:formula="of:=[.D106]-[.E106]" office:value-type="float" office:value="5.91773516907097E-050" calcext:value-type="float">
            <text:p>0.000</text:p>
          </table:table-cell>
          <table:table-cell table:formula="of:=IF(([.G105]-[.F105]-[.H106]) &gt; 0; ([.G105]-[.F105]-[.H106]); 0)" office:value-type="float" office:value="5.98254608499171E-05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6]+1" office:value-type="float" office:value="92" calcext:value-type="float">
            <text:p>92</text:p>
          </table:table-cell>
          <table:table-cell table:formula="of:=IF([.G107] &gt;=[.$B$7]; [.$B$7];[.G107])" office:value-type="float" office:value="6.48109159207437E-052" calcext:value-type="float">
            <text:p>0.000</text:p>
          </table:table-cell>
          <table:table-cell table:formula="of:=[.G107] * [.$B$4]" office:value-type="float" office:value="7.02118255808057E-054" calcext:value-type="float">
            <text:p>0.000</text:p>
          </table:table-cell>
          <table:table-cell table:formula="of:=[.D107]-[.E107]" office:value-type="float" office:value="6.41087976649357E-052" calcext:value-type="float">
            <text:p>0.000</text:p>
          </table:table-cell>
          <table:table-cell table:formula="of:=IF(([.G106]-[.F106]-[.H107]) &gt; 0; ([.G106]-[.F106]-[.H107]); 0)" office:value-type="float" office:value="6.48109159207437E-0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7]+1" office:value-type="float" office:value="93" calcext:value-type="float">
            <text:p>93</text:p>
          </table:table-cell>
          <table:table-cell table:formula="of:=IF([.G108] &gt;=[.$B$7]; [.$B$7];[.G108])" office:value-type="float" office:value="7.02118255808055E-054" calcext:value-type="float">
            <text:p>0.000</text:p>
          </table:table-cell>
          <table:table-cell table:formula="of:=[.G108] * [.$B$4]" office:value-type="float" office:value="7.60628110458726E-056" calcext:value-type="float">
            <text:p>0.000</text:p>
          </table:table-cell>
          <table:table-cell table:formula="of:=[.D108]-[.E108]" office:value-type="float" office:value="6.94511974703468E-054" calcext:value-type="float">
            <text:p>0.000</text:p>
          </table:table-cell>
          <table:table-cell table:formula="of:=IF(([.G107]-[.F107]-[.H108]) &gt; 0; ([.G107]-[.F107]-[.H108]); 0)" office:value-type="float" office:value="7.02118255808055E-05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8]+1" office:value-type="float" office:value="94" calcext:value-type="float">
            <text:p>94</text:p>
          </table:table-cell>
          <table:table-cell table:formula="of:=IF([.G109] &gt;=[.$B$7]; [.$B$7];[.G109])" office:value-type="float" office:value="7.60628110458726E-056" calcext:value-type="float">
            <text:p>0.000</text:p>
          </table:table-cell>
          <table:table-cell table:formula="of:=[.G109] * [.$B$4]" office:value-type="float" office:value="8.24013786330286E-058" calcext:value-type="float">
            <text:p>0.000</text:p>
          </table:table-cell>
          <table:table-cell table:formula="of:=[.D109]-[.E109]" office:value-type="float" office:value="7.52387972595423E-056" calcext:value-type="float">
            <text:p>0.000</text:p>
          </table:table-cell>
          <table:table-cell table:formula="of:=IF(([.G108]-[.F108]-[.H109]) &gt; 0; ([.G108]-[.F108]-[.H109]); 0)" office:value-type="float" office:value="7.60628110458726E-05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9]+1" office:value-type="float" office:value="95" calcext:value-type="float">
            <text:p>95</text:p>
          </table:table-cell>
          <table:table-cell table:formula="of:=IF([.G110] &gt;=[.$B$7]; [.$B$7];[.G110])" office:value-type="float" office:value="8.24013786330288E-058" calcext:value-type="float">
            <text:p>0.000</text:p>
          </table:table-cell>
          <table:table-cell table:formula="of:=[.G110] * [.$B$4]" office:value-type="float" office:value="8.92681601857812E-060" calcext:value-type="float">
            <text:p>0.000</text:p>
          </table:table-cell>
          <table:table-cell table:formula="of:=[.D110]-[.E110]" office:value-type="float" office:value="8.1508697031171E-058" calcext:value-type="float">
            <text:p>0.000</text:p>
          </table:table-cell>
          <table:table-cell table:formula="of:=IF(([.G109]-[.F109]-[.H110]) &gt; 0; ([.G109]-[.F109]-[.H110]); 0)" office:value-type="float" office:value="8.24013786330288E-05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0]+1" office:value-type="float" office:value="96" calcext:value-type="float">
            <text:p>96</text:p>
          </table:table-cell>
          <table:table-cell table:formula="of:=IF([.G111] &gt;=[.$B$7]; [.$B$7];[.G111])" office:value-type="float" office:value="8.92681601857817E-060" calcext:value-type="float">
            <text:p>0.000</text:p>
          </table:table-cell>
          <table:table-cell table:formula="of:=[.G111] * [.$B$4]" office:value-type="float" office:value="9.67071735345968E-062" calcext:value-type="float">
            <text:p>0.000</text:p>
          </table:table-cell>
          <table:table-cell table:formula="of:=[.D111]-[.E111]" office:value-type="float" office:value="8.83010884504357E-060" calcext:value-type="float">
            <text:p>0.000</text:p>
          </table:table-cell>
          <table:table-cell table:formula="of:=IF(([.G110]-[.F110]-[.H111]) &gt; 0; ([.G110]-[.F110]-[.H111]); 0)" office:value-type="float" office:value="8.92681601857817E-06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1]+1" office:value-type="float" office:value="97" calcext:value-type="float">
            <text:p>97</text:p>
          </table:table-cell>
          <table:table-cell table:formula="of:=IF([.G112] &gt;=[.$B$7]; [.$B$7];[.G112])" office:value-type="float" office:value="9.67071735345974E-062" calcext:value-type="float">
            <text:p>0.000</text:p>
          </table:table-cell>
          <table:table-cell table:formula="of:=[.G112] * [.$B$4]" office:value-type="float" office:value="1.0476610466248E-063" calcext:value-type="float">
            <text:p>0.000</text:p>
          </table:table-cell>
          <table:table-cell table:formula="of:=[.D112]-[.E112]" office:value-type="float" office:value="9.56595124879726E-062" calcext:value-type="float">
            <text:p>0.000</text:p>
          </table:table-cell>
          <table:table-cell table:formula="of:=IF(([.G111]-[.F111]-[.H112]) &gt; 0; ([.G111]-[.F111]-[.H112]); 0)" office:value-type="float" office:value="9.67071735345974E-06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2]+1" office:value-type="float" office:value="98" calcext:value-type="float">
            <text:p>98</text:p>
          </table:table-cell>
          <table:table-cell table:formula="of:=IF([.G113] &gt;=[.$B$7]; [.$B$7];[.G113])" office:value-type="float" office:value="1.04766104662481E-063" calcext:value-type="float">
            <text:p>0.000</text:p>
          </table:table-cell>
          <table:table-cell table:formula="of:=[.G113] * [.$B$4]" office:value-type="float" office:value="1.13496613384354E-065" calcext:value-type="float">
            <text:p>0.000</text:p>
          </table:table-cell>
          <table:table-cell table:formula="of:=[.D113]-[.E113]" office:value-type="float" office:value="1.03631138528637E-063" calcext:value-type="float">
            <text:p>0.000</text:p>
          </table:table-cell>
          <table:table-cell table:formula="of:=IF(([.G112]-[.F112]-[.H113]) &gt; 0; ([.G112]-[.F112]-[.H113]); 0)" office:value-type="float" office:value="1.04766104662481E-06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3]+1" office:value-type="float" office:value="99" calcext:value-type="float">
            <text:p>99</text:p>
          </table:table-cell>
          <table:table-cell table:formula="of:=IF([.G114] &gt;=[.$B$7]; [.$B$7];[.G114])" office:value-type="float" office:value="1.13496613384355E-065" calcext:value-type="float">
            <text:p>0.000</text:p>
          </table:table-cell>
          <table:table-cell table:formula="of:=[.G114] * [.$B$4]" office:value-type="float" office:value="1.22954664499718E-067" calcext:value-type="float">
            <text:p>0.000</text:p>
          </table:table-cell>
          <table:table-cell table:formula="of:=[.D114]-[.E114]" office:value-type="float" office:value="1.12267066739358E-065" calcext:value-type="float">
            <text:p>0.000</text:p>
          </table:table-cell>
          <table:table-cell table:formula="of:=IF(([.G113]-[.F113]-[.H114]) &gt; 0; ([.G113]-[.F113]-[.H114]); 0)" office:value-type="float" office:value="1.13496613384355E-06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4]+1" office:value-type="float" office:value="100" calcext:value-type="float">
            <text:p>100</text:p>
          </table:table-cell>
          <table:table-cell table:formula="of:=IF([.G115] &gt;=[.$B$7]; [.$B$7];[.G115])" office:value-type="float" office:value="1.22954664499717E-067" calcext:value-type="float">
            <text:p>0.000</text:p>
          </table:table-cell>
          <table:table-cell table:formula="of:=[.G115] * [.$B$4]" office:value-type="float" office:value="1.3320088654136E-069" calcext:value-type="float">
            <text:p>0.000</text:p>
          </table:table-cell>
          <table:table-cell table:formula="of:=[.D115]-[.E115]" office:value-type="float" office:value="1.21622655634303E-067" calcext:value-type="float">
            <text:p>0.000</text:p>
          </table:table-cell>
          <table:table-cell table:formula="of:=IF(([.G114]-[.F114]-[.H115]) &gt; 0; ([.G114]-[.F114]-[.H115]); 0)" office:value-type="float" office:value="1.22954664499717E-06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5]+1" office:value-type="float" office:value="101" calcext:value-type="float">
            <text:p>101</text:p>
          </table:table-cell>
          <table:table-cell table:formula="of:=IF([.G116] &gt;=[.$B$7]; [.$B$7];[.G116])" office:value-type="float" office:value="1.33200886541361E-069" calcext:value-type="float">
            <text:p>0.000</text:p>
          </table:table-cell>
          <table:table-cell table:formula="of:=[.G116] * [.$B$4]" office:value-type="float" office:value="1.44300960419808E-071" calcext:value-type="float">
            <text:p>0.000</text:p>
          </table:table-cell>
          <table:table-cell table:formula="of:=[.D116]-[.E116]" office:value-type="float" office:value="1.31757876937163E-069" calcext:value-type="float">
            <text:p>0.000</text:p>
          </table:table-cell>
          <table:table-cell table:formula="of:=IF(([.G115]-[.F115]-[.H116]) &gt; 0; ([.G115]-[.F115]-[.H116]); 0)" office:value-type="float" office:value="1.33200886541361E-06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6]+1" office:value-type="float" office:value="102" calcext:value-type="float">
            <text:p>102</text:p>
          </table:table-cell>
          <table:table-cell table:formula="of:=IF([.G117] &gt;=[.$B$7]; [.$B$7];[.G117])" office:value-type="float" office:value="1.44300960419807E-071" calcext:value-type="float">
            <text:p>0.000</text:p>
          </table:table-cell>
          <table:table-cell table:formula="of:=[.G117] * [.$B$4]" office:value-type="float" office:value="1.56326040454791E-073" calcext:value-type="float">
            <text:p>0.000</text:p>
          </table:table-cell>
          <table:table-cell table:formula="of:=[.D117]-[.E117]" office:value-type="float" office:value="1.42737700015259E-071" calcext:value-type="float">
            <text:p>0.000</text:p>
          </table:table-cell>
          <table:table-cell table:formula="of:=IF(([.G116]-[.F116]-[.H117]) &gt; 0; ([.G116]-[.F116]-[.H117]); 0)" office:value-type="float" office:value="1.44300960419807E-07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7]+1" office:value-type="float" office:value="103" calcext:value-type="float">
            <text:p>103</text:p>
          </table:table-cell>
          <table:table-cell table:formula="of:=IF([.G118] &gt;=[.$B$7]; [.$B$7];[.G118])" office:value-type="float" office:value="1.56326040454791E-073" calcext:value-type="float">
            <text:p>0.000</text:p>
          </table:table-cell>
          <table:table-cell table:formula="of:=[.G118] * [.$B$4]" office:value-type="float" office:value="1.6935321049269E-075" calcext:value-type="float">
            <text:p>0.000</text:p>
          </table:table-cell>
          <table:table-cell table:formula="of:=[.D118]-[.E118]" office:value-type="float" office:value="1.54632508349864E-073" calcext:value-type="float">
            <text:p>0.000</text:p>
          </table:table-cell>
          <table:table-cell table:formula="of:=IF(([.G117]-[.F117]-[.H118]) &gt; 0; ([.G117]-[.F117]-[.H118]); 0)" office:value-type="float" office:value="1.56326040454791E-07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8]+1" office:value-type="float" office:value="104" calcext:value-type="float">
            <text:p>104</text:p>
          </table:table-cell>
          <table:table-cell table:formula="of:=IF([.G119] &gt;=[.$B$7]; [.$B$7];[.G119])" office:value-type="float" office:value="1.6935321049269E-075" calcext:value-type="float">
            <text:p>0.000</text:p>
          </table:table-cell>
          <table:table-cell table:formula="of:=[.G119] * [.$B$4]" office:value-type="float" office:value="1.83465978033748E-077" calcext:value-type="float">
            <text:p>0.000</text:p>
          </table:table-cell>
          <table:table-cell table:formula="of:=[.D119]-[.E119]" office:value-type="float" office:value="1.67518550712353E-075" calcext:value-type="float">
            <text:p>0.000</text:p>
          </table:table-cell>
          <table:table-cell table:formula="of:=IF(([.G118]-[.F118]-[.H119]) &gt; 0; ([.G118]-[.F118]-[.H119]); 0)" office:value-type="float" office:value="1.6935321049269E-07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9]+1" office:value-type="float" office:value="105" calcext:value-type="float">
            <text:p>105</text:p>
          </table:table-cell>
          <table:table-cell table:formula="of:=IF([.G120] &gt;=[.$B$7]; [.$B$7];[.G120])" office:value-type="float" office:value="1.83465978033747E-077" calcext:value-type="float">
            <text:p>0.000</text:p>
          </table:table-cell>
          <table:table-cell table:formula="of:=[.G120] * [.$B$4]" office:value-type="float" office:value="1.98754809536559E-079" calcext:value-type="float">
            <text:p>0.000</text:p>
          </table:table-cell>
          <table:table-cell table:formula="of:=[.D120]-[.E120]" office:value-type="float" office:value="1.81478429938381E-077" calcext:value-type="float">
            <text:p>0.000</text:p>
          </table:table-cell>
          <table:table-cell table:formula="of:=IF(([.G119]-[.F119]-[.H120]) &gt; 0; ([.G119]-[.F119]-[.H120]); 0)" office:value-type="float" office:value="1.83465978033747E-07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0]+1" office:value-type="float" office:value="106" calcext:value-type="float">
            <text:p>106</text:p>
          </table:table-cell>
          <table:table-cell table:formula="of:=IF([.G121] &gt;=[.$B$7]; [.$B$7];[.G121])" office:value-type="float" office:value="1.98754809536558E-079" calcext:value-type="float">
            <text:p>0.000</text:p>
          </table:table-cell>
          <table:table-cell table:formula="of:=[.G121] * [.$B$4]" office:value-type="float" office:value="2.15317710331271E-081" calcext:value-type="float">
            <text:p>0.000</text:p>
          </table:table-cell>
          <table:table-cell table:formula="of:=[.D121]-[.E121]" office:value-type="float" office:value="1.96601632433245E-079" calcext:value-type="float">
            <text:p>0.000</text:p>
          </table:table-cell>
          <table:table-cell table:formula="of:=IF(([.G120]-[.F120]-[.H121]) &gt; 0; ([.G120]-[.F120]-[.H121]); 0)" office:value-type="float" office:value="1.98754809536558E-07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1]+1" office:value-type="float" office:value="107" calcext:value-type="float">
            <text:p>107</text:p>
          </table:table-cell>
          <table:table-cell table:formula="of:=IF([.G122] &gt;=[.$B$7]; [.$B$7];[.G122])" office:value-type="float" office:value="2.15317710331271E-081" calcext:value-type="float">
            <text:p>0.000</text:p>
          </table:table-cell>
          <table:table-cell table:formula="of:=[.G122] * [.$B$4]" office:value-type="float" office:value="2.33260852858877E-083" calcext:value-type="float">
            <text:p>0.000</text:p>
          </table:table-cell>
          <table:table-cell table:formula="of:=[.D122]-[.E122]" office:value-type="float" office:value="2.12985101802683E-081" calcext:value-type="float">
            <text:p>0.000</text:p>
          </table:table-cell>
          <table:table-cell table:formula="of:=IF(([.G121]-[.F121]-[.H122]) &gt; 0; ([.G121]-[.F121]-[.H122]); 0)" office:value-type="float" office:value="2.15317710331271E-08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2]+1" office:value-type="float" office:value="108" calcext:value-type="float">
            <text:p>108</text:p>
          </table:table-cell>
          <table:table-cell table:formula="of:=IF([.G123] &gt;=[.$B$7]; [.$B$7];[.G123])" office:value-type="float" office:value="2.33260852858879E-083" calcext:value-type="float">
            <text:p>0.000</text:p>
          </table:table-cell>
          <table:table-cell table:formula="of:=[.G123] * [.$B$4]" office:value-type="float" office:value="2.52699257263785E-085" calcext:value-type="float">
            <text:p>0.000</text:p>
          </table:table-cell>
          <table:table-cell table:formula="of:=[.D123]-[.E123]" office:value-type="float" office:value="2.30733860286241E-083" calcext:value-type="float">
            <text:p>0.000</text:p>
          </table:table-cell>
          <table:table-cell table:formula="of:=IF(([.G122]-[.F122]-[.H123]) &gt; 0; ([.G122]-[.F122]-[.H123]); 0)" office:value-type="float" office:value="2.33260852858879E-08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3]+1" office:value-type="float" office:value="109" calcext:value-type="float">
            <text:p>109</text:p>
          </table:table-cell>
          <table:table-cell table:formula="of:=IF([.G124] &gt;=[.$B$7]; [.$B$7];[.G124])" office:value-type="float" office:value="2.52699257263786E-085" calcext:value-type="float">
            <text:p>0.000</text:p>
          </table:table-cell>
          <table:table-cell table:formula="of:=[.G124] * [.$B$4]" office:value-type="float" office:value="2.73757528702434E-087" calcext:value-type="float">
            <text:p>0.000</text:p>
          </table:table-cell>
          <table:table-cell table:formula="of:=[.D124]-[.E124]" office:value-type="float" office:value="2.49961681976761E-085" calcext:value-type="float">
            <text:p>0.000</text:p>
          </table:table-cell>
          <table:table-cell table:formula="of:=IF(([.G123]-[.F123]-[.H124]) &gt; 0; ([.G123]-[.F123]-[.H124]); 0)" office:value-type="float" office:value="2.52699257263786E-08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4]+1" office:value-type="float" office:value="110" calcext:value-type="float">
            <text:p>110</text:p>
          </table:table-cell>
          <table:table-cell table:formula="of:=IF([.G125] &gt;=[.$B$7]; [.$B$7];[.G125])" office:value-type="float" office:value="2.73757528702435E-087" calcext:value-type="float">
            <text:p>0.000</text:p>
          </table:table-cell>
          <table:table-cell table:formula="of:=[.G125] * [.$B$4]" office:value-type="float" office:value="2.96570656094304E-089" calcext:value-type="float">
            <text:p>0.000</text:p>
          </table:table-cell>
          <table:table-cell table:formula="of:=[.D125]-[.E125]" office:value-type="float" office:value="2.70791822141492E-087" calcext:value-type="float">
            <text:p>0.000</text:p>
          </table:table-cell>
          <table:table-cell table:formula="of:=IF(([.G124]-[.F124]-[.H125]) &gt; 0; ([.G124]-[.F124]-[.H125]); 0)" office:value-type="float" office:value="2.73757528702435E-08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5]+1" office:value-type="float" office:value="111" calcext:value-type="float">
            <text:p>111</text:p>
          </table:table-cell>
          <table:table-cell table:formula="of:=IF([.G126] &gt;=[.$B$7]; [.$B$7];[.G126])" office:value-type="float" office:value="2.96570656094304E-089" calcext:value-type="float">
            <text:p>0.000</text:p>
          </table:table-cell>
          <table:table-cell table:formula="of:=[.G126] * [.$B$4]" office:value-type="float" office:value="3.21284877435496E-091" calcext:value-type="float">
            <text:p>0.000</text:p>
          </table:table-cell>
          <table:table-cell table:formula="of:=[.D126]-[.E126]" office:value-type="float" office:value="2.93357807319949E-089" calcext:value-type="float">
            <text:p>0.000</text:p>
          </table:table-cell>
          <table:table-cell table:formula="of:=IF(([.G125]-[.F125]-[.H126]) &gt; 0; ([.G125]-[.F125]-[.H126]); 0)" office:value-type="float" office:value="2.96570656094304E-08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6]+1" office:value-type="float" office:value="112" calcext:value-type="float">
            <text:p>112</text:p>
          </table:table-cell>
          <table:table-cell table:formula="of:=IF([.G127] &gt;=[.$B$7]; [.$B$7];[.G127])" office:value-type="float" office:value="3.21284877435495E-091" calcext:value-type="float">
            <text:p>0.000</text:p>
          </table:table-cell>
          <table:table-cell table:formula="of:=[.G127] * [.$B$4]" office:value-type="float" office:value="3.48058617221786E-093" calcext:value-type="float">
            <text:p>0.000</text:p>
          </table:table-cell>
          <table:table-cell table:formula="of:=[.D127]-[.E127]" office:value-type="float" office:value="3.17804291263277E-091" calcext:value-type="float">
            <text:p>0.000</text:p>
          </table:table-cell>
          <table:table-cell table:formula="of:=IF(([.G126]-[.F126]-[.H127]) &gt; 0; ([.G126]-[.F126]-[.H127]); 0)" office:value-type="float" office:value="3.21284877435495E-09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7]+1" office:value-type="float" office:value="113" calcext:value-type="float">
            <text:p>113</text:p>
          </table:table-cell>
          <table:table-cell table:formula="of:=IF([.G128] &gt;=[.$B$7]; [.$B$7];[.G128])" office:value-type="float" office:value="3.48058617221787E-093" calcext:value-type="float">
            <text:p>0.000</text:p>
          </table:table-cell>
          <table:table-cell table:formula="of:=[.G128] * [.$B$4]" office:value-type="float" office:value="3.7706350199027E-095" calcext:value-type="float">
            <text:p>0.000</text:p>
          </table:table-cell>
          <table:table-cell table:formula="of:=[.D128]-[.E128]" office:value-type="float" office:value="3.44287982201885E-093" calcext:value-type="float">
            <text:p>0.000</text:p>
          </table:table-cell>
          <table:table-cell table:formula="of:=IF(([.G127]-[.F127]-[.H128]) &gt; 0; ([.G127]-[.F127]-[.H128]); 0)" office:value-type="float" office:value="3.48058617221787E-09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8]+1" office:value-type="float" office:value="114" calcext:value-type="float">
            <text:p>114</text:p>
          </table:table-cell>
          <table:table-cell table:formula="of:=IF([.G129] &gt;=[.$B$7]; [.$B$7];[.G129])" office:value-type="float" office:value="3.77063501990268E-095" calcext:value-type="float">
            <text:p>0.000</text:p>
          </table:table-cell>
          <table:table-cell table:formula="of:=[.G129] * [.$B$4]" office:value-type="float" office:value="4.08485460489457E-097" calcext:value-type="float">
            <text:p>0.000</text:p>
          </table:table-cell>
          <table:table-cell table:formula="of:=[.D129]-[.E129]" office:value-type="float" office:value="3.72978647385373E-095" calcext:value-type="float">
            <text:p>0.000</text:p>
          </table:table-cell>
          <table:table-cell table:formula="of:=IF(([.G128]-[.F128]-[.H129]) &gt; 0; ([.G128]-[.F128]-[.H129]); 0)" office:value-type="float" office:value="3.77063501990268E-09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9]+1" office:value-type="float" office:value="115" calcext:value-type="float">
            <text:p>115</text:p>
          </table:table-cell>
          <table:table-cell table:formula="of:=IF([.G130] &gt;=[.$B$7]; [.$B$7];[.G130])" office:value-type="float" office:value="4.08485460489457E-097" calcext:value-type="float">
            <text:p>0.000</text:p>
          </table:table-cell>
          <table:table-cell table:formula="of:=[.G130] * [.$B$4]" office:value-type="float" office:value="4.42525915530245E-099" calcext:value-type="float">
            <text:p>0.000</text:p>
          </table:table-cell>
          <table:table-cell table:formula="of:=[.D130]-[.E130]" office:value-type="float" office:value="4.04060201334155E-097" calcext:value-type="float">
            <text:p>0.000</text:p>
          </table:table-cell>
          <table:table-cell table:formula="of:=IF(([.G129]-[.F129]-[.H130]) &gt; 0; ([.G129]-[.F129]-[.H130]); 0)" office:value-type="float" office:value="4.08485460489457E-09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0]+1" office:value-type="float" office:value="116" calcext:value-type="float">
            <text:p>116</text:p>
          </table:table-cell>
          <table:table-cell table:formula="of:=IF([.G131] &gt;=[.$B$7]; [.$B$7];[.G131])" office:value-type="float" office:value="4.42525915530246E-099" calcext:value-type="float">
            <text:p>0.000</text:p>
          </table:table-cell>
          <table:table-cell table:formula="of:=[.G131] * [.$B$4]" office:value-type="float" office:value="4.79403075157767E-101" calcext:value-type="float">
            <text:p>0.000</text:p>
          </table:table-cell>
          <table:table-cell table:formula="of:=[.D131]-[.E131]" office:value-type="float" office:value="4.37731884778669E-099" calcext:value-type="float">
            <text:p>0.000</text:p>
          </table:table-cell>
          <table:table-cell table:formula="of:=IF(([.G130]-[.F130]-[.H131]) &gt; 0; ([.G130]-[.F130]-[.H131]); 0)" office:value-type="float" office:value="4.42525915530246E-09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1]+1" office:value-type="float" office:value="117" calcext:value-type="float">
            <text:p>117</text:p>
          </table:table-cell>
          <table:table-cell table:formula="of:=IF([.G132] &gt;=[.$B$7]; [.$B$7];[.G132])" office:value-type="float" office:value="4.79403075157768E-101" calcext:value-type="float">
            <text:p>0.000</text:p>
          </table:table-cell>
          <table:table-cell table:formula="of:=[.G132] * [.$B$4]" office:value-type="float" office:value="5.19353331420916E-103" calcext:value-type="float">
            <text:p>0.000</text:p>
          </table:table-cell>
          <table:table-cell table:formula="of:=[.D132]-[.E132]" office:value-type="float" office:value="4.74209541843559E-101" calcext:value-type="float">
            <text:p>0.000</text:p>
          </table:table-cell>
          <table:table-cell table:formula="of:=IF(([.G131]-[.F131]-[.H132]) &gt; 0; ([.G131]-[.F131]-[.H132]); 0)" office:value-type="float" office:value="4.79403075157768E-10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2]+1" office:value-type="float" office:value="118" calcext:value-type="float">
            <text:p>118</text:p>
          </table:table-cell>
          <table:table-cell table:formula="of:=IF([.G133] &gt;=[.$B$7]; [.$B$7];[.G133])" office:value-type="float" office:value="5.19353331420915E-103" calcext:value-type="float">
            <text:p>0.000</text:p>
          </table:table-cell>
          <table:table-cell table:formula="of:=[.G133] * [.$B$4]" office:value-type="float" office:value="5.62632775705991E-105" calcext:value-type="float">
            <text:p>0.000</text:p>
          </table:table-cell>
          <table:table-cell table:formula="of:=[.D133]-[.E133]" office:value-type="float" office:value="5.13727003663855E-103" calcext:value-type="float">
            <text:p>0.000</text:p>
          </table:table-cell>
          <table:table-cell table:formula="of:=IF(([.G132]-[.F132]-[.H133]) &gt; 0; ([.G132]-[.F132]-[.H133]); 0)" office:value-type="float" office:value="5.19353331420915E-10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3]+1" office:value-type="float" office:value="119" calcext:value-type="float">
            <text:p>119</text:p>
          </table:table-cell>
          <table:table-cell table:formula="of:=IF([.G134] &gt;=[.$B$7]; [.$B$7];[.G134])" office:value-type="float" office:value="5.62632775705992E-105" calcext:value-type="float">
            <text:p>0.000</text:p>
          </table:table-cell>
          <table:table-cell table:formula="of:=[.G134] * [.$B$4]" office:value-type="float" office:value="6.09518840348158E-107" calcext:value-type="float">
            <text:p>0.000</text:p>
          </table:table-cell>
          <table:table-cell table:formula="of:=[.D134]-[.E134]" office:value-type="float" office:value="5.5653758730251E-105" calcext:value-type="float">
            <text:p>0.000</text:p>
          </table:table-cell>
          <table:table-cell table:formula="of:=IF(([.G133]-[.F133]-[.H134]) &gt; 0; ([.G133]-[.F133]-[.H134]); 0)" office:value-type="float" office:value="5.62632775705992E-10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4]+1" office:value-type="float" office:value="120" calcext:value-type="float">
            <text:p>120</text:p>
          </table:table-cell>
          <table:table-cell table:formula="of:=IF([.G135] &gt;=[.$B$7]; [.$B$7];[.G135])" office:value-type="float" office:value="6.09518840348156E-107" calcext:value-type="float">
            <text:p>0.000</text:p>
          </table:table-cell>
          <table:table-cell table:formula="of:=[.G135] * [.$B$4]" office:value-type="float" office:value="6.60312077043836E-109" calcext:value-type="float">
            <text:p>0.000</text:p>
          </table:table-cell>
          <table:table-cell table:formula="of:=[.D135]-[.E135]" office:value-type="float" office:value="6.02915719577718E-107" calcext:value-type="float">
            <text:p>0.000</text:p>
          </table:table-cell>
          <table:table-cell table:formula="of:=IF(([.G134]-[.F134]-[.H135]) &gt; 0; ([.G134]-[.F134]-[.H135]); 0)" office:value-type="float" office:value="6.09518840348156E-10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5]+1" office:value-type="float" office:value="121" calcext:value-type="float">
            <text:p>121</text:p>
          </table:table-cell>
          <table:table-cell table:formula="of:=IF([.G136] &gt;=[.$B$7]; [.$B$7];[.G136])" office:value-type="float" office:value="6.60312077043833E-109" calcext:value-type="float">
            <text:p>0.000</text:p>
          </table:table-cell>
          <table:table-cell table:formula="of:=[.G136] * [.$B$4]" office:value-type="float" office:value="7.15338083464152E-111" calcext:value-type="float">
            <text:p>0.000</text:p>
          </table:table-cell>
          <table:table-cell table:formula="of:=[.D136]-[.E136]" office:value-type="float" office:value="6.53158696209191E-109" calcext:value-type="float">
            <text:p>0.000</text:p>
          </table:table-cell>
          <table:table-cell table:formula="of:=IF(([.G135]-[.F135]-[.H136]) &gt; 0; ([.G135]-[.F135]-[.H136]); 0)" office:value-type="float" office:value="6.60312077043833E-10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6]+1" office:value-type="float" office:value="122" calcext:value-type="float">
            <text:p>122</text:p>
          </table:table-cell>
          <table:table-cell table:formula="of:=IF([.G137] &gt;=[.$B$7]; [.$B$7];[.G137])" office:value-type="float" office:value="7.15338083464154E-111" calcext:value-type="float">
            <text:p>0.000</text:p>
          </table:table-cell>
          <table:table-cell table:formula="of:=[.G137] * [.$B$4]" office:value-type="float" office:value="7.749495904195E-113" calcext:value-type="float">
            <text:p>0.000</text:p>
          </table:table-cell>
          <table:table-cell table:formula="of:=[.D137]-[.E137]" office:value-type="float" office:value="7.07588587559959E-111" calcext:value-type="float">
            <text:p>0.000</text:p>
          </table:table-cell>
          <table:table-cell table:formula="of:=IF(([.G136]-[.F136]-[.H137]) &gt; 0; ([.G136]-[.F136]-[.H137]); 0)" office:value-type="float" office:value="7.15338083464154E-11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7]+1" office:value-type="float" office:value="123" calcext:value-type="float">
            <text:p>123</text:p>
          </table:table-cell>
          <table:table-cell table:formula="of:=IF([.G138] &gt;=[.$B$7]; [.$B$7];[.G138])" office:value-type="float" office:value="7.749495904195E-113" calcext:value-type="float">
            <text:p>0.000</text:p>
          </table:table-cell>
          <table:table-cell table:formula="of:=[.G138] * [.$B$4]" office:value-type="float" office:value="8.39528722954459E-115" calcext:value-type="float">
            <text:p>0.000</text:p>
          </table:table-cell>
          <table:table-cell table:formula="of:=[.D138]-[.E138]" office:value-type="float" office:value="7.66554303189956E-113" calcext:value-type="float">
            <text:p>0.000</text:p>
          </table:table-cell>
          <table:table-cell table:formula="of:=IF(([.G137]-[.F137]-[.H138]) &gt; 0; ([.G137]-[.F137]-[.H138]); 0)" office:value-type="float" office:value="7.749495904195E-11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8]+1" office:value-type="float" office:value="124" calcext:value-type="float">
            <text:p>124</text:p>
          </table:table-cell>
          <table:table-cell table:formula="of:=IF([.G139] &gt;=[.$B$7]; [.$B$7];[.G139])" office:value-type="float" office:value="8.39528722954458E-115" calcext:value-type="float">
            <text:p>0.000</text:p>
          </table:table-cell>
          <table:table-cell table:formula="of:=[.G139] * [.$B$4]" office:value-type="float" office:value="9.0948944986733E-117" calcext:value-type="float">
            <text:p>0.000</text:p>
          </table:table-cell>
          <table:table-cell table:formula="of:=[.D139]-[.E139]" office:value-type="float" office:value="8.30433828455785E-115" calcext:value-type="float">
            <text:p>0.000</text:p>
          </table:table-cell>
          <table:table-cell table:formula="of:=IF(([.G138]-[.F138]-[.H139]) &gt; 0; ([.G138]-[.F138]-[.H139]); 0)" office:value-type="float" office:value="8.39528722954458E-11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9]+1" office:value-type="float" office:value="125" calcext:value-type="float">
            <text:p>125</text:p>
          </table:table-cell>
          <table:table-cell table:formula="of:=IF([.G140] &gt;=[.$B$7]; [.$B$7];[.G140])" office:value-type="float" office:value="9.09489449867327E-117" calcext:value-type="float">
            <text:p>0.000</text:p>
          </table:table-cell>
          <table:table-cell table:formula="of:=[.G140] * [.$B$4]" office:value-type="float" office:value="9.85280237356271E-119" calcext:value-type="float">
            <text:p>0.000</text:p>
          </table:table-cell>
          <table:table-cell table:formula="of:=[.D140]-[.E140]" office:value-type="float" office:value="8.99636647493764E-117" calcext:value-type="float">
            <text:p>0.000</text:p>
          </table:table-cell>
          <table:table-cell table:formula="of:=IF(([.G139]-[.F139]-[.H140]) &gt; 0; ([.G139]-[.F139]-[.H140]); 0)" office:value-type="float" office:value="9.09489449867327E-11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0]+1" office:value-type="float" office:value="126" calcext:value-type="float">
            <text:p>126</text:p>
          </table:table-cell>
          <table:table-cell table:formula="of:=IF([.G141] &gt;=[.$B$7]; [.$B$7];[.G141])" office:value-type="float" office:value="9.85280237356275E-119" calcext:value-type="float">
            <text:p>0.000</text:p>
          </table:table-cell>
          <table:table-cell table:formula="of:=[.G141] * [.$B$4]" office:value-type="float" office:value="1.06738692380263E-120" calcext:value-type="float">
            <text:p>0.000</text:p>
          </table:table-cell>
          <table:table-cell table:formula="of:=[.D141]-[.E141]" office:value-type="float" office:value="9.74606368118248E-119" calcext:value-type="float">
            <text:p>0.000</text:p>
          </table:table-cell>
          <table:table-cell table:formula="of:=IF(([.G140]-[.F140]-[.H141]) &gt; 0; ([.G140]-[.F140]-[.H141]); 0)" office:value-type="float" office:value="9.85280237356275E-1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1]+1" office:value-type="float" office:value="127" calcext:value-type="float">
            <text:p>127</text:p>
          </table:table-cell>
          <table:table-cell table:formula="of:=IF([.G142] &gt;=[.$B$7]; [.$B$7];[.G142])" office:value-type="float" office:value="1.06738692380264E-120" calcext:value-type="float">
            <text:p>0.000</text:p>
          </table:table-cell>
          <table:table-cell table:formula="of:=[.G142] * [.$B$4]" office:value-type="float" office:value="1.15633583411952E-122" calcext:value-type="float">
            <text:p>0.000</text:p>
          </table:table-cell>
          <table:table-cell table:formula="of:=[.D142]-[.E142]" office:value-type="float" office:value="1.05582356546144E-120" calcext:value-type="float">
            <text:p>0.000</text:p>
          </table:table-cell>
          <table:table-cell table:formula="of:=IF(([.G141]-[.F141]-[.H142]) &gt; 0; ([.G141]-[.F141]-[.H142]); 0)" office:value-type="float" office:value="1.06738692380264E-12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2]+1" office:value-type="float" office:value="128" calcext:value-type="float">
            <text:p>128</text:p>
          </table:table-cell>
          <table:table-cell table:formula="of:=IF([.G143] &gt;=[.$B$7]; [.$B$7];[.G143])" office:value-type="float" office:value="1.15633583411952E-122" calcext:value-type="float">
            <text:p>0.000</text:p>
          </table:table-cell>
          <table:table-cell table:formula="of:=[.G143] * [.$B$4]" office:value-type="float" office:value="1.25269715362947E-124" calcext:value-type="float">
            <text:p>0.000</text:p>
          </table:table-cell>
          <table:table-cell table:formula="of:=[.D143]-[.E143]" office:value-type="float" office:value="1.14380886258322E-122" calcext:value-type="float">
            <text:p>0.000</text:p>
          </table:table-cell>
          <table:table-cell table:formula="of:=IF(([.G142]-[.F142]-[.H143]) &gt; 0; ([.G142]-[.F142]-[.H143]); 0)" office:value-type="float" office:value="1.15633583411952E-12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3]+1" office:value-type="float" office:value="129" calcext:value-type="float">
            <text:p>129</text:p>
          </table:table-cell>
          <table:table-cell table:formula="of:=IF([.G144] &gt;=[.$B$7]; [.$B$7];[.G144])" office:value-type="float" office:value="1.25269715362947E-124" calcext:value-type="float">
            <text:p>0.000</text:p>
          </table:table-cell>
          <table:table-cell table:formula="of:=[.G144] * [.$B$4]" office:value-type="float" office:value="1.35708858309859E-126" calcext:value-type="float">
            <text:p>0.000</text:p>
          </table:table-cell>
          <table:table-cell table:formula="of:=[.D144]-[.E144]" office:value-type="float" office:value="1.23912626779849E-124" calcext:value-type="float">
            <text:p>0.000</text:p>
          </table:table-cell>
          <table:table-cell table:formula="of:=IF(([.G143]-[.F143]-[.H144]) &gt; 0; ([.G143]-[.F143]-[.H144]); 0)" office:value-type="float" office:value="1.25269715362947E-12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4]+1" office:value-type="float" office:value="130" calcext:value-type="float">
            <text:p>130</text:p>
          </table:table-cell>
          <table:table-cell table:formula="of:=IF([.G145] &gt;=[.$B$7]; [.$B$7];[.G145])" office:value-type="float" office:value="1.35708858309859E-126" calcext:value-type="float">
            <text:p>0.000</text:p>
          </table:table-cell>
          <table:table-cell table:formula="of:=[.G145] * [.$B$4]" office:value-type="float" office:value="1.47017929835681E-128" calcext:value-type="float">
            <text:p>0.000</text:p>
          </table:table-cell>
          <table:table-cell table:formula="of:=[.D145]-[.E145]" office:value-type="float" office:value="1.34238679011502E-126" calcext:value-type="float">
            <text:p>0.000</text:p>
          </table:table-cell>
          <table:table-cell table:formula="of:=IF(([.G144]-[.F144]-[.H145]) &gt; 0; ([.G144]-[.F144]-[.H145]); 0)" office:value-type="float" office:value="1.35708858309859E-12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5]+1" office:value-type="float" office:value="131" calcext:value-type="float">
            <text:p>131</text:p>
          </table:table-cell>
          <table:table-cell table:formula="of:=IF([.G146] &gt;=[.$B$7]; [.$B$7];[.G146])" office:value-type="float" office:value="1.47017929835681E-128" calcext:value-type="float">
            <text:p>0.000</text:p>
          </table:table-cell>
          <table:table-cell table:formula="of:=[.G146] * [.$B$4]" office:value-type="float" office:value="1.59269423988654E-130" calcext:value-type="float">
            <text:p>0.000</text:p>
          </table:table-cell>
          <table:table-cell table:formula="of:=[.D146]-[.E146]" office:value-type="float" office:value="1.45425235595794E-128" calcext:value-type="float">
            <text:p>0.000</text:p>
          </table:table-cell>
          <table:table-cell table:formula="of:=IF(([.G145]-[.F145]-[.H146]) &gt; 0; ([.G145]-[.F145]-[.H146]); 0)" office:value-type="float" office:value="1.47017929835681E-12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6]+1" office:value-type="float" office:value="132" calcext:value-type="float">
            <text:p>132</text:p>
          </table:table-cell>
          <table:table-cell table:formula="of:=IF([.G147] &gt;=[.$B$7]; [.$B$7];[.G147])" office:value-type="float" office:value="1.59269423988653E-130" calcext:value-type="float">
            <text:p>0.000</text:p>
          </table:table-cell>
          <table:table-cell table:formula="of:=[.G147] * [.$B$4]" office:value-type="float" office:value="1.72541875987707E-132" calcext:value-type="float">
            <text:p>0.000</text:p>
          </table:table-cell>
          <table:table-cell table:formula="of:=[.D147]-[.E147]" office:value-type="float" office:value="1.57544005228776E-130" calcext:value-type="float">
            <text:p>0.000</text:p>
          </table:table-cell>
          <table:table-cell table:formula="of:=IF(([.G146]-[.F146]-[.H147]) &gt; 0; ([.G146]-[.F146]-[.H147]); 0)" office:value-type="float" office:value="1.59269423988653E-13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7]+1" office:value-type="float" office:value="133" calcext:value-type="float">
            <text:p>133</text:p>
          </table:table-cell>
          <table:table-cell table:formula="of:=IF([.G148] &gt;=[.$B$7]; [.$B$7];[.G148])" office:value-type="float" office:value="1.72541875987707E-132" calcext:value-type="float">
            <text:p>0.000</text:p>
          </table:table-cell>
          <table:table-cell table:formula="of:=[.G148] * [.$B$4]" office:value-type="float" office:value="1.86920365653349E-134" calcext:value-type="float">
            <text:p>0.000</text:p>
          </table:table-cell>
          <table:table-cell table:formula="of:=[.D148]-[.E148]" office:value-type="float" office:value="1.70672672331173E-132" calcext:value-type="float">
            <text:p>0.000</text:p>
          </table:table-cell>
          <table:table-cell table:formula="of:=IF(([.G147]-[.F147]-[.H148]) &gt; 0; ([.G147]-[.F147]-[.H148]); 0)" office:value-type="float" office:value="1.72541875987707E-13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8]+1" office:value-type="float" office:value="134" calcext:value-type="float">
            <text:p>134</text:p>
          </table:table-cell>
          <table:table-cell table:formula="of:=IF([.G149] &gt;=[.$B$7]; [.$B$7];[.G149])" office:value-type="float" office:value="1.8692036565335E-134" calcext:value-type="float">
            <text:p>0.000</text:p>
          </table:table-cell>
          <table:table-cell table:formula="of:=[.G149] * [.$B$4]" office:value-type="float" office:value="2.02497062791129E-136" calcext:value-type="float">
            <text:p>0.000</text:p>
          </table:table-cell>
          <table:table-cell table:formula="of:=[.D149]-[.E149]" office:value-type="float" office:value="1.84895395025439E-134" calcext:value-type="float">
            <text:p>0.000</text:p>
          </table:table-cell>
          <table:table-cell table:formula="of:=IF(([.G148]-[.F148]-[.H149]) &gt; 0; ([.G148]-[.F148]-[.H149]); 0)" office:value-type="float" office:value="1.8692036565335E-13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9]+1" office:value-type="float" office:value="135" calcext:value-type="float">
            <text:p>135</text:p>
          </table:table-cell>
          <table:table-cell table:formula="of:=IF([.G150] &gt;=[.$B$7]; [.$B$7];[.G150])" office:value-type="float" office:value="2.0249706279113E-136" calcext:value-type="float">
            <text:p>0.000</text:p>
          </table:table-cell>
          <table:table-cell table:formula="of:=[.G150] * [.$B$4]" office:value-type="float" office:value="2.19371818023724E-138" calcext:value-type="float">
            <text:p>0.000</text:p>
          </table:table-cell>
          <table:table-cell table:formula="of:=[.D150]-[.E150]" office:value-type="float" office:value="2.00303344610893E-136" calcext:value-type="float">
            <text:p>0.000</text:p>
          </table:table-cell>
          <table:table-cell table:formula="of:=IF(([.G149]-[.F149]-[.H150]) &gt; 0; ([.G149]-[.F149]-[.H150]); 0)" office:value-type="float" office:value="2.0249706279113E-13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0]+1" office:value-type="float" office:value="136" calcext:value-type="float">
            <text:p>136</text:p>
          </table:table-cell>
          <table:table-cell table:formula="of:=IF([.G151] &gt;=[.$B$7]; [.$B$7];[.G151])" office:value-type="float" office:value="2.19371818023725E-138" calcext:value-type="float">
            <text:p>0.000</text:p>
          </table:table-cell>
          <table:table-cell table:formula="of:=[.G151] * [.$B$4]" office:value-type="float" office:value="2.37652802859035E-140" calcext:value-type="float">
            <text:p>0.000</text:p>
          </table:table-cell>
          <table:table-cell table:formula="of:=[.D151]-[.E151]" office:value-type="float" office:value="2.16995289995134E-138" calcext:value-type="float">
            <text:p>0.000</text:p>
          </table:table-cell>
          <table:table-cell table:formula="of:=IF(([.G150]-[.F150]-[.H151]) &gt; 0; ([.G150]-[.F150]-[.H151]); 0)" office:value-type="float" office:value="2.19371818023725E-13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1]+1" office:value-type="float" office:value="137" calcext:value-type="float">
            <text:p>137</text:p>
          </table:table-cell>
          <table:table-cell table:formula="of:=IF([.G152] &gt;=[.$B$7]; [.$B$7];[.G152])" office:value-type="float" office:value="2.37652802859034E-140" calcext:value-type="float">
            <text:p>0.000</text:p>
          </table:table-cell>
          <table:table-cell table:formula="of:=[.G152] * [.$B$4]" office:value-type="float" office:value="2.57457203097287E-142" calcext:value-type="float">
            <text:p>0.000</text:p>
          </table:table-cell>
          <table:table-cell table:formula="of:=[.D152]-[.E152]" office:value-type="float" office:value="2.35078230828061E-140" calcext:value-type="float">
            <text:p>0.000</text:p>
          </table:table-cell>
          <table:table-cell table:formula="of:=IF(([.G151]-[.F151]-[.H152]) &gt; 0; ([.G151]-[.F151]-[.H152]); 0)" office:value-type="float" office:value="2.37652802859034E-14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2]+1" office:value-type="float" office:value="138" calcext:value-type="float">
            <text:p>138</text:p>
          </table:table-cell>
          <table:table-cell table:formula="of:=IF([.G153] &gt;=[.$B$7]; [.$B$7];[.G153])" office:value-type="float" office:value="2.57457203097285E-142" calcext:value-type="float">
            <text:p>0.000</text:p>
          </table:table-cell>
          <table:table-cell table:formula="of:=[.G153] * [.$B$4]" office:value-type="float" office:value="2.78911970022059E-144" calcext:value-type="float">
            <text:p>0.000</text:p>
          </table:table-cell>
          <table:table-cell table:formula="of:=[.D153]-[.E153]" office:value-type="float" office:value="2.54668083397065E-142" calcext:value-type="float">
            <text:p>0.000</text:p>
          </table:table-cell>
          <table:table-cell table:formula="of:=IF(([.G152]-[.F152]-[.H153]) &gt; 0; ([.G152]-[.F152]-[.H153]); 0)" office:value-type="float" office:value="2.57457203097285E-14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3]+1" office:value-type="float" office:value="139" calcext:value-type="float">
            <text:p>139</text:p>
          </table:table-cell>
          <table:table-cell table:formula="of:=IF([.G154] &gt;=[.$B$7]; [.$B$7];[.G154])" office:value-type="float" office:value="2.78911970022059E-144" calcext:value-type="float">
            <text:p>0.000</text:p>
          </table:table-cell>
          <table:table-cell table:formula="of:=[.G154] * [.$B$4]" office:value-type="float" office:value="3.02154634190564E-146" calcext:value-type="float">
            <text:p>0.000</text:p>
          </table:table-cell>
          <table:table-cell table:formula="of:=[.D154]-[.E154]" office:value-type="float" office:value="2.75890423680153E-144" calcext:value-type="float">
            <text:p>0.000</text:p>
          </table:table-cell>
          <table:table-cell table:formula="of:=IF(([.G153]-[.F153]-[.H154]) &gt; 0; ([.G153]-[.F153]-[.H154]); 0)" office:value-type="float" office:value="2.78911970022059E-1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4]+1" office:value-type="float" office:value="140" calcext:value-type="float">
            <text:p>140</text:p>
          </table:table-cell>
          <table:table-cell table:formula="of:=IF([.G155] &gt;=[.$B$7]; [.$B$7];[.G155])" office:value-type="float" office:value="3.02154634190561E-146" calcext:value-type="float">
            <text:p>0.000</text:p>
          </table:table-cell>
          <table:table-cell table:formula="of:=[.G155] * [.$B$4]" office:value-type="float" office:value="3.27334187039775E-148" calcext:value-type="float">
            <text:p>0.000</text:p>
          </table:table-cell>
          <table:table-cell table:formula="of:=[.D155]-[.E155]" office:value-type="float" office:value="2.98881292320163E-146" calcext:value-type="float">
            <text:p>0.000</text:p>
          </table:table-cell>
          <table:table-cell table:formula="of:=IF(([.G154]-[.F154]-[.H155]) &gt; 0; ([.G154]-[.F154]-[.H155]); 0)" office:value-type="float" office:value="3.02154634190561E-14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5]+1" office:value-type="float" office:value="141" calcext:value-type="float">
            <text:p>141</text:p>
          </table:table-cell>
          <table:table-cell table:formula="of:=IF([.G156] &gt;=[.$B$7]; [.$B$7];[.G156])" office:value-type="float" office:value="3.27334187039774E-148" calcext:value-type="float">
            <text:p>0.000</text:p>
          </table:table-cell>
          <table:table-cell table:formula="of:=[.G156] * [.$B$4]" office:value-type="float" office:value="3.54612035959755E-150" calcext:value-type="float">
            <text:p>0.000</text:p>
          </table:table-cell>
          <table:table-cell table:formula="of:=[.D156]-[.E156]" office:value-type="float" office:value="3.23788066680176E-148" calcext:value-type="float">
            <text:p>0.000</text:p>
          </table:table-cell>
          <table:table-cell table:formula="of:=IF(([.G155]-[.F155]-[.H156]) &gt; 0; ([.G155]-[.F155]-[.H156]); 0)" office:value-type="float" office:value="3.27334187039774E-14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6]+1" office:value-type="float" office:value="142" calcext:value-type="float">
            <text:p>142</text:p>
          </table:table-cell>
          <table:table-cell table:formula="of:=IF([.G157] &gt;=[.$B$7]; [.$B$7];[.G157])" office:value-type="float" office:value="3.54612035959752E-150" calcext:value-type="float">
            <text:p>0.000</text:p>
          </table:table-cell>
          <table:table-cell table:formula="of:=[.G157] * [.$B$4]" office:value-type="float" office:value="3.84163038956398E-152" calcext:value-type="float">
            <text:p>0.000</text:p>
          </table:table-cell>
          <table:table-cell table:formula="of:=[.D157]-[.E157]" office:value-type="float" office:value="3.50770405570188E-150" calcext:value-type="float">
            <text:p>0.000</text:p>
          </table:table-cell>
          <table:table-cell table:formula="of:=IF(([.G156]-[.F156]-[.H157]) &gt; 0; ([.G156]-[.F156]-[.H157]); 0)" office:value-type="float" office:value="3.54612035959752E-15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7]+1" office:value-type="float" office:value="143" calcext:value-type="float">
            <text:p>143</text:p>
          </table:table-cell>
          <table:table-cell table:formula="of:=IF([.G158] &gt;=[.$B$7]; [.$B$7];[.G158])" office:value-type="float" office:value="3.84163038956398E-152" calcext:value-type="float">
            <text:p>0.000</text:p>
          </table:table-cell>
          <table:table-cell table:formula="of:=[.G158] * [.$B$4]" office:value-type="float" office:value="4.16176625536098E-154" calcext:value-type="float">
            <text:p>0.000</text:p>
          </table:table-cell>
          <table:table-cell table:formula="of:=[.D158]-[.E158]" office:value-type="float" office:value="3.80001272701037E-152" calcext:value-type="float">
            <text:p>0.000</text:p>
          </table:table-cell>
          <table:table-cell table:formula="of:=IF(([.G157]-[.F157]-[.H158]) &gt; 0; ([.G157]-[.F157]-[.H158]); 0)" office:value-type="float" office:value="3.84163038956398E-1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8]+1" office:value-type="float" office:value="144" calcext:value-type="float">
            <text:p>144</text:p>
          </table:table-cell>
          <table:table-cell table:formula="of:=IF([.G159] &gt;=[.$B$7]; [.$B$7];[.G159])" office:value-type="float" office:value="4.16176625536097E-154" calcext:value-type="float">
            <text:p>0.000</text:p>
          </table:table-cell>
          <table:table-cell table:formula="of:=[.G159] * [.$B$4]" office:value-type="float" office:value="4.50858010997439E-156" calcext:value-type="float">
            <text:p>0.000</text:p>
          </table:table-cell>
          <table:table-cell table:formula="of:=[.D159]-[.E159]" office:value-type="float" office:value="4.11668045426123E-154" calcext:value-type="float">
            <text:p>0.000</text:p>
          </table:table-cell>
          <table:table-cell table:formula="of:=IF(([.G158]-[.F158]-[.H159]) &gt; 0; ([.G158]-[.F158]-[.H159]); 0)" office:value-type="float" office:value="4.16176625536097E-15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9]+1" office:value-type="float" office:value="145" calcext:value-type="float">
            <text:p>145</text:p>
          </table:table-cell>
          <table:table-cell table:formula="of:=IF([.G160] &gt;=[.$B$7]; [.$B$7];[.G160])" office:value-type="float" office:value="4.50858010997436E-156" calcext:value-type="float">
            <text:p>0.000</text:p>
          </table:table-cell>
          <table:table-cell table:formula="of:=[.G160] * [.$B$4]" office:value-type="float" office:value="4.88429511913889E-158" calcext:value-type="float">
            <text:p>0.000</text:p>
          </table:table-cell>
          <table:table-cell table:formula="of:=[.D160]-[.E160]" office:value-type="float" office:value="4.45973715878297E-156" calcext:value-type="float">
            <text:p>0.000</text:p>
          </table:table-cell>
          <table:table-cell table:formula="of:=IF(([.G159]-[.F159]-[.H160]) &gt; 0; ([.G159]-[.F159]-[.H160]); 0)" office:value-type="float" office:value="4.50858010997436E-15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0]+1" office:value-type="float" office:value="146" calcext:value-type="float">
            <text:p>146</text:p>
          </table:table-cell>
          <table:table-cell table:formula="of:=IF([.G161] &gt;=[.$B$7]; [.$B$7];[.G161])" office:value-type="float" office:value="4.88429511913887E-158" calcext:value-type="float">
            <text:p>0.000</text:p>
          </table:table-cell>
          <table:table-cell table:formula="of:=[.G161] * [.$B$4]" office:value-type="float" office:value="5.29131971240044E-160" calcext:value-type="float">
            <text:p>0.000</text:p>
          </table:table-cell>
          <table:table-cell table:formula="of:=[.D161]-[.E161]" office:value-type="float" office:value="4.83138192201486E-158" calcext:value-type="float">
            <text:p>0.000</text:p>
          </table:table-cell>
          <table:table-cell table:formula="of:=IF(([.G160]-[.F160]-[.H161]) &gt; 0; ([.G160]-[.F160]-[.H161]); 0)" office:value-type="float" office:value="4.88429511913887E-15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1]+1" office:value-type="float" office:value="147" calcext:value-type="float">
            <text:p>147</text:p>
          </table:table-cell>
          <table:table-cell table:formula="of:=IF([.G162] &gt;=[.$B$7]; [.$B$7];[.G162])" office:value-type="float" office:value="5.29131971240047E-160" calcext:value-type="float">
            <text:p>0.000</text:p>
          </table:table-cell>
          <table:table-cell table:formula="of:=[.G162] * [.$B$4]" office:value-type="float" office:value="5.73226302176717E-162" calcext:value-type="float">
            <text:p>0.000</text:p>
          </table:table-cell>
          <table:table-cell table:formula="of:=[.D162]-[.E162]" office:value-type="float" office:value="5.2339970821828E-160" calcext:value-type="float">
            <text:p>0.000</text:p>
          </table:table-cell>
          <table:table-cell table:formula="of:=IF(([.G161]-[.F161]-[.H162]) &gt; 0; ([.G161]-[.F161]-[.H162]); 0)" office:value-type="float" office:value="5.29131971240047E-16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2]+1" office:value-type="float" office:value="148" calcext:value-type="float">
            <text:p>148</text:p>
          </table:table-cell>
          <table:table-cell table:formula="of:=IF([.G163] &gt;=[.$B$7]; [.$B$7];[.G163])" office:value-type="float" office:value="5.73226302176719E-162" calcext:value-type="float">
            <text:p>0.000</text:p>
          </table:table-cell>
          <table:table-cell table:formula="of:=[.G163] * [.$B$4]" office:value-type="float" office:value="6.20995160691445E-164" calcext:value-type="float">
            <text:p>0.000</text:p>
          </table:table-cell>
          <table:table-cell table:formula="of:=[.D163]-[.E163]" office:value-type="float" office:value="5.67016350569804E-162" calcext:value-type="float">
            <text:p>0.000</text:p>
          </table:table-cell>
          <table:table-cell table:formula="of:=IF(([.G162]-[.F162]-[.H163]) &gt; 0; ([.G162]-[.F162]-[.H163]); 0)" office:value-type="float" office:value="5.73226302176719E-16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3]+1" office:value-type="float" office:value="149" calcext:value-type="float">
            <text:p>149</text:p>
          </table:table-cell>
          <table:table-cell table:formula="of:=IF([.G164] &gt;=[.$B$7]; [.$B$7];[.G164])" office:value-type="float" office:value="6.20995160691444E-164" calcext:value-type="float">
            <text:p>0.000</text:p>
          </table:table-cell>
          <table:table-cell table:formula="of:=[.G164] * [.$B$4]" office:value-type="float" office:value="6.72744757415731E-166" calcext:value-type="float">
            <text:p>0.000</text:p>
          </table:table-cell>
          <table:table-cell table:formula="of:=[.D164]-[.E164]" office:value-type="float" office:value="6.14267713117287E-164" calcext:value-type="float">
            <text:p>0.000</text:p>
          </table:table-cell>
          <table:table-cell table:formula="of:=IF(([.G163]-[.F163]-[.H164]) &gt; 0; ([.G163]-[.F163]-[.H164]); 0)" office:value-type="float" office:value="6.20995160691444E-16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4]+1" office:value-type="float" office:value="150" calcext:value-type="float">
            <text:p>150</text:p>
          </table:table-cell>
          <table:table-cell table:formula="of:=IF([.G165] &gt;=[.$B$7]; [.$B$7];[.G165])" office:value-type="float" office:value="6.72744757415732E-166" calcext:value-type="float">
            <text:p>0.000</text:p>
          </table:table-cell>
          <table:table-cell table:formula="of:=[.G165] * [.$B$4]" office:value-type="float" office:value="7.2880682053371E-168" calcext:value-type="float">
            <text:p>0.000</text:p>
          </table:table-cell>
          <table:table-cell table:formula="of:=[.D165]-[.E165]" office:value-type="float" office:value="6.65456689210395E-166" calcext:value-type="float">
            <text:p>0.000</text:p>
          </table:table-cell>
          <table:table-cell table:formula="of:=IF(([.G164]-[.F164]-[.H165]) &gt; 0; ([.G164]-[.F164]-[.H165]); 0)" office:value-type="float" office:value="6.72744757415732E-16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5]+1" office:value-type="float" office:value="151" calcext:value-type="float">
            <text:p>151</text:p>
          </table:table-cell>
          <table:table-cell table:formula="of:=IF([.G166] &gt;=[.$B$7]; [.$B$7];[.G166])" office:value-type="float" office:value="7.28806820533714E-168" calcext:value-type="float">
            <text:p>0.000</text:p>
          </table:table-cell>
          <table:table-cell table:formula="of:=[.G166] * [.$B$4]" office:value-type="float" office:value="7.89540722244856E-170" calcext:value-type="float">
            <text:p>0.000</text:p>
          </table:table-cell>
          <table:table-cell table:formula="of:=[.D166]-[.E166]" office:value-type="float" office:value="7.20911413311265E-168" calcext:value-type="float">
            <text:p>0.000</text:p>
          </table:table-cell>
          <table:table-cell table:formula="of:=IF(([.G165]-[.F165]-[.H166]) &gt; 0; ([.G165]-[.F165]-[.H166]); 0)" office:value-type="float" office:value="7.28806820533714E-16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6]+1" office:value-type="float" office:value="152" calcext:value-type="float">
            <text:p>152</text:p>
          </table:table-cell>
          <table:table-cell table:formula="of:=IF([.G167] &gt;=[.$B$7]; [.$B$7];[.G167])" office:value-type="float" office:value="7.89540722244859E-170" calcext:value-type="float">
            <text:p>0.000</text:p>
          </table:table-cell>
          <table:table-cell table:formula="of:=[.G167] * [.$B$4]" office:value-type="float" office:value="8.5533578243193E-172" calcext:value-type="float">
            <text:p>0.000</text:p>
          </table:table-cell>
          <table:table-cell table:formula="of:=[.D167]-[.E167]" office:value-type="float" office:value="7.8098736442054E-170" calcext:value-type="float">
            <text:p>0.000</text:p>
          </table:table-cell>
          <table:table-cell table:formula="of:=IF(([.G166]-[.F166]-[.H167]) &gt; 0; ([.G166]-[.F166]-[.H167]); 0)" office:value-type="float" office:value="7.89540722244859E-17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7]+1" office:value-type="float" office:value="153" calcext:value-type="float">
            <text:p>153</text:p>
          </table:table-cell>
          <table:table-cell table:formula="of:=IF([.G168] &gt;=[.$B$7]; [.$B$7];[.G168])" office:value-type="float" office:value="8.55335782431937E-172" calcext:value-type="float">
            <text:p>0.000</text:p>
          </table:table-cell>
          <table:table-cell table:formula="of:=[.G168] * [.$B$4]" office:value-type="float" office:value="9.26613764301265E-174" calcext:value-type="float">
            <text:p>0.000</text:p>
          </table:table-cell>
          <table:table-cell table:formula="of:=[.D168]-[.E168]" office:value-type="float" office:value="8.46069644788924E-172" calcext:value-type="float">
            <text:p>0.000</text:p>
          </table:table-cell>
          <table:table-cell table:formula="of:=IF(([.G167]-[.F167]-[.H168]) &gt; 0; ([.G167]-[.F167]-[.H168]); 0)" office:value-type="float" office:value="8.55335782431937E-17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8]+1" office:value-type="float" office:value="154" calcext:value-type="float">
            <text:p>154</text:p>
          </table:table-cell>
          <table:table-cell table:formula="of:=IF([.G169] &gt;=[.$B$7]; [.$B$7];[.G169])" office:value-type="float" office:value="9.26613764301259E-174" calcext:value-type="float">
            <text:p>0.000</text:p>
          </table:table-cell>
          <table:table-cell table:formula="of:=[.G169] * [.$B$4]" office:value-type="float" office:value="1.00383157799303E-175" calcext:value-type="float">
            <text:p>0.000</text:p>
          </table:table-cell>
          <table:table-cell table:formula="of:=[.D169]-[.E169]" office:value-type="float" office:value="9.16575448521329E-174" calcext:value-type="float">
            <text:p>0.000</text:p>
          </table:table-cell>
          <table:table-cell table:formula="of:=IF(([.G168]-[.F168]-[.H169]) &gt; 0; ([.G168]-[.F168]-[.H169]); 0)" office:value-type="float" office:value="9.26613764301259E-17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9]+1" office:value-type="float" office:value="155" calcext:value-type="float">
            <text:p>155</text:p>
          </table:table-cell>
          <table:table-cell table:formula="of:=IF([.G170] &gt;=[.$B$7]; [.$B$7];[.G170])" office:value-type="float" office:value="1.00383157799303E-175" calcext:value-type="float">
            <text:p>0.000</text:p>
          </table:table-cell>
          <table:table-cell table:formula="of:=[.G170] * [.$B$4]" office:value-type="float" office:value="1.08748420949245E-177" calcext:value-type="float">
            <text:p>0.000</text:p>
          </table:table-cell>
          <table:table-cell table:formula="of:=[.D170]-[.E170]" office:value-type="float" office:value="9.92956735898108E-176" calcext:value-type="float">
            <text:p>0.000</text:p>
          </table:table-cell>
          <table:table-cell table:formula="of:=IF(([.G169]-[.F169]-[.H170]) &gt; 0; ([.G169]-[.F169]-[.H170]); 0)" office:value-type="float" office:value="1.00383157799303E-17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0]+1" office:value-type="float" office:value="156" calcext:value-type="float">
            <text:p>156</text:p>
          </table:table-cell>
          <table:table-cell table:formula="of:=IF([.G171] &gt;=[.$B$7]; [.$B$7];[.G171])" office:value-type="float" office:value="1.08748420949245E-177" calcext:value-type="float">
            <text:p>0.000</text:p>
          </table:table-cell>
          <table:table-cell table:formula="of:=[.G171] * [.$B$4]" office:value-type="float" office:value="1.17810789361682E-179" calcext:value-type="float">
            <text:p>0.000</text:p>
          </table:table-cell>
          <table:table-cell table:formula="of:=[.D171]-[.E171]" office:value-type="float" office:value="1.07570313055629E-177" calcext:value-type="float">
            <text:p>0.000</text:p>
          </table:table-cell>
          <table:table-cell table:formula="of:=IF(([.G170]-[.F170]-[.H171]) &gt; 0; ([.G170]-[.F170]-[.H171]); 0)" office:value-type="float" office:value="1.08748420949245E-17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1]+1" office:value-type="float" office:value="157" calcext:value-type="float">
            <text:p>157</text:p>
          </table:table-cell>
          <table:table-cell table:formula="of:=IF([.G172] &gt;=[.$B$7]; [.$B$7];[.G172])" office:value-type="float" office:value="1.17810789361682E-179" calcext:value-type="float">
            <text:p>0.000</text:p>
          </table:table-cell>
          <table:table-cell table:formula="of:=[.G172] * [.$B$4]" office:value-type="float" office:value="1.27628355141822E-181" calcext:value-type="float">
            <text:p>0.000</text:p>
          </table:table-cell>
          <table:table-cell table:formula="of:=[.D172]-[.E172]" office:value-type="float" office:value="1.16534505810264E-179" calcext:value-type="float">
            <text:p>0.000</text:p>
          </table:table-cell>
          <table:table-cell table:formula="of:=IF(([.G171]-[.F171]-[.H172]) &gt; 0; ([.G171]-[.F171]-[.H172]); 0)" office:value-type="float" office:value="1.17810789361682E-17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2]+1" office:value-type="float" office:value="158" calcext:value-type="float">
            <text:p>158</text:p>
          </table:table-cell>
          <table:table-cell table:formula="of:=IF([.G173] &gt;=[.$B$7]; [.$B$7];[.G173])" office:value-type="float" office:value="1.27628355141822E-181" calcext:value-type="float">
            <text:p>0.000</text:p>
          </table:table-cell>
          <table:table-cell table:formula="of:=[.G173] * [.$B$4]" office:value-type="float" office:value="1.38264051403641E-183" calcext:value-type="float">
            <text:p>0.000</text:p>
          </table:table-cell>
          <table:table-cell table:formula="of:=[.D173]-[.E173]" office:value-type="float" office:value="1.26245714627786E-181" calcext:value-type="float">
            <text:p>0.000</text:p>
          </table:table-cell>
          <table:table-cell table:formula="of:=IF(([.G172]-[.F172]-[.H173]) &gt; 0; ([.G172]-[.F172]-[.H173]); 0)" office:value-type="float" office:value="1.27628355141822E-18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3]+1" office:value-type="float" office:value="159" calcext:value-type="float">
            <text:p>159</text:p>
          </table:table-cell>
          <table:table-cell table:formula="of:=IF([.G174] &gt;=[.$B$7]; [.$B$7];[.G174])" office:value-type="float" office:value="1.3826405140364E-183" calcext:value-type="float">
            <text:p>0.000</text:p>
          </table:table-cell>
          <table:table-cell table:formula="of:=[.G174] * [.$B$4]" office:value-type="float" office:value="1.49786055687276E-185" calcext:value-type="float">
            <text:p>0.000</text:p>
          </table:table-cell>
          <table:table-cell table:formula="of:=[.D174]-[.E174]" office:value-type="float" office:value="1.36766190846767E-183" calcext:value-type="float">
            <text:p>0.000</text:p>
          </table:table-cell>
          <table:table-cell table:formula="of:=IF(([.G173]-[.F173]-[.H174]) &gt; 0; ([.G173]-[.F173]-[.H174]); 0)" office:value-type="float" office:value="1.3826405140364E-18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4]+1" office:value-type="float" office:value="160" calcext:value-type="float">
            <text:p>160</text:p>
          </table:table-cell>
          <table:table-cell table:formula="of:=IF([.G175] &gt;=[.$B$7]; [.$B$7];[.G175])" office:value-type="float" office:value="1.49786055687277E-185" calcext:value-type="float">
            <text:p>0.000</text:p>
          </table:table-cell>
          <table:table-cell table:formula="of:=[.G175] * [.$B$4]" office:value-type="float" office:value="1.6226822699455E-187" calcext:value-type="float">
            <text:p>0.000</text:p>
          </table:table-cell>
          <table:table-cell table:formula="of:=[.D175]-[.E175]" office:value-type="float" office:value="1.48163373417332E-185" calcext:value-type="float">
            <text:p>0.000</text:p>
          </table:table-cell>
          <table:table-cell table:formula="of:=IF(([.G174]-[.F174]-[.H175]) &gt; 0; ([.G174]-[.F174]-[.H175]); 0)" office:value-type="float" office:value="1.49786055687277E-18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5]+1" office:value-type="float" office:value="161" calcext:value-type="float">
            <text:p>161</text:p>
          </table:table-cell>
          <table:table-cell table:formula="of:=IF([.G176] &gt;=[.$B$7]; [.$B$7];[.G176])" office:value-type="float" office:value="1.62268226994549E-187" calcext:value-type="float">
            <text:p>0.000</text:p>
          </table:table-cell>
          <table:table-cell table:formula="of:=[.G176] * [.$B$4]" office:value-type="float" office:value="1.75790579244094E-189" calcext:value-type="float">
            <text:p>0.000</text:p>
          </table:table-cell>
          <table:table-cell table:formula="of:=[.D176]-[.E176]" office:value-type="float" office:value="1.60510321202108E-187" calcext:value-type="float">
            <text:p>0.000</text:p>
          </table:table-cell>
          <table:table-cell table:formula="of:=IF(([.G175]-[.F175]-[.H176]) &gt; 0; ([.G175]-[.F175]-[.H176]); 0)" office:value-type="float" office:value="1.62268226994549E-18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6]+1" office:value-type="float" office:value="162" calcext:value-type="float">
            <text:p>162</text:p>
          </table:table-cell>
          <table:table-cell table:formula="of:=IF([.G177] &gt;=[.$B$7]; [.$B$7];[.G177])" office:value-type="float" office:value="1.75790579244093E-189" calcext:value-type="float">
            <text:p>0.000</text:p>
          </table:table-cell>
          <table:table-cell table:formula="of:=[.G177] * [.$B$4]" office:value-type="float" office:value="1.90439794181101E-191" calcext:value-type="float">
            <text:p>0.000</text:p>
          </table:table-cell>
          <table:table-cell table:formula="of:=[.D177]-[.E177]" office:value-type="float" office:value="1.73886181302282E-189" calcext:value-type="float">
            <text:p>0.000</text:p>
          </table:table-cell>
          <table:table-cell table:formula="of:=IF(([.G176]-[.F176]-[.H177]) &gt; 0; ([.G176]-[.F176]-[.H177]); 0)" office:value-type="float" office:value="1.75790579244093E-18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7]+1" office:value-type="float" office:value="163" calcext:value-type="float">
            <text:p>163</text:p>
          </table:table-cell>
          <table:table-cell table:formula="of:=IF([.G178] &gt;=[.$B$7]; [.$B$7];[.G178])" office:value-type="float" office:value="1.90439794181102E-191" calcext:value-type="float">
            <text:p>0.000</text:p>
          </table:table-cell>
          <table:table-cell table:formula="of:=[.G178] * [.$B$4]" office:value-type="float" office:value="2.06309777029527E-193" calcext:value-type="float">
            <text:p>0.000</text:p>
          </table:table-cell>
          <table:table-cell table:formula="of:=[.D178]-[.E178]" office:value-type="float" office:value="1.88376696410806E-191" calcext:value-type="float">
            <text:p>0.000</text:p>
          </table:table-cell>
          <table:table-cell table:formula="of:=IF(([.G177]-[.F177]-[.H178]) &gt; 0; ([.G177]-[.F177]-[.H178]); 0)" office:value-type="float" office:value="1.90439794181102E-19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8]+1" office:value-type="float" office:value="164" calcext:value-type="float">
            <text:p>164</text:p>
          </table:table-cell>
          <table:table-cell table:formula="of:=IF([.G179] &gt;=[.$B$7]; [.$B$7];[.G179])" office:value-type="float" office:value="2.06309777029526E-193" calcext:value-type="float">
            <text:p>0.000</text:p>
          </table:table-cell>
          <table:table-cell table:formula="of:=[.G179] * [.$B$4]" office:value-type="float" office:value="2.23502258448653E-195" calcext:value-type="float">
            <text:p>0.000</text:p>
          </table:table-cell>
          <table:table-cell table:formula="of:=[.D179]-[.E179]" office:value-type="float" office:value="2.04074754445039E-193" calcext:value-type="float">
            <text:p>0.000</text:p>
          </table:table-cell>
          <table:table-cell table:formula="of:=IF(([.G178]-[.F178]-[.H179]) &gt; 0; ([.G178]-[.F178]-[.H179]); 0)" office:value-type="float" office:value="2.06309777029526E-19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9]+1" office:value-type="float" office:value="165" calcext:value-type="float">
            <text:p>165</text:p>
          </table:table-cell>
          <table:table-cell table:formula="of:=IF([.G180] &gt;=[.$B$7]; [.$B$7];[.G180])" office:value-type="float" office:value="2.23502258448652E-195" calcext:value-type="float">
            <text:p>0.000</text:p>
          </table:table-cell>
          <table:table-cell table:formula="of:=[.G180] * [.$B$4]" office:value-type="float" office:value="2.42127446652707E-197" calcext:value-type="float">
            <text:p>0.000</text:p>
          </table:table-cell>
          <table:table-cell table:formula="of:=[.D180]-[.E180]" office:value-type="float" office:value="2.21080983982125E-195" calcext:value-type="float">
            <text:p>0.000</text:p>
          </table:table-cell>
          <table:table-cell table:formula="of:=IF(([.G179]-[.F179]-[.H180]) &gt; 0; ([.G179]-[.F179]-[.H180]); 0)" office:value-type="float" office:value="2.23502258448652E-19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0]+1" office:value-type="float" office:value="166" calcext:value-type="float">
            <text:p>166</text:p>
          </table:table-cell>
          <table:table-cell table:formula="of:=IF([.G181] &gt;=[.$B$7]; [.$B$7];[.G181])" office:value-type="float" office:value="2.42127446652706E-197" calcext:value-type="float">
            <text:p>0.000</text:p>
          </table:table-cell>
          <table:table-cell table:formula="of:=[.G181] * [.$B$4]" office:value-type="float" office:value="2.62304733873765E-199" calcext:value-type="float">
            <text:p>0.000</text:p>
          </table:table-cell>
          <table:table-cell table:formula="of:=[.D181]-[.E181]" office:value-type="float" office:value="2.39504399313969E-197" calcext:value-type="float">
            <text:p>0.000</text:p>
          </table:table-cell>
          <table:table-cell table:formula="of:=IF(([.G180]-[.F180]-[.H181]) &gt; 0; ([.G180]-[.F180]-[.H181]); 0)" office:value-type="float" office:value="2.42127446652706E-19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1]+1" office:value-type="float" office:value="167" calcext:value-type="float">
            <text:p>167</text:p>
          </table:table-cell>
          <table:table-cell table:formula="of:=IF([.G182] &gt;=[.$B$7]; [.$B$7];[.G182])" office:value-type="float" office:value="2.62304733873765E-199" calcext:value-type="float">
            <text:p>0.000</text:p>
          </table:table-cell>
          <table:table-cell table:formula="of:=[.G182] * [.$B$4]" office:value-type="float" office:value="2.84163461696579E-201" calcext:value-type="float">
            <text:p>0.000</text:p>
          </table:table-cell>
          <table:table-cell table:formula="of:=[.D182]-[.E182]" office:value-type="float" office:value="2.59463099256799E-199" calcext:value-type="float">
            <text:p>0.000</text:p>
          </table:table-cell>
          <table:table-cell table:formula="of:=IF(([.G181]-[.F181]-[.H182]) &gt; 0; ([.G181]-[.F181]-[.H182]); 0)" office:value-type="float" office:value="2.62304733873765E-19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2]+1" office:value-type="float" office:value="168" calcext:value-type="float">
            <text:p>168</text:p>
          </table:table-cell>
          <table:table-cell table:formula="of:=IF([.G183] &gt;=[.$B$7]; [.$B$7];[.G183])" office:value-type="float" office:value="2.84163461696579E-201" calcext:value-type="float">
            <text:p>0.000</text:p>
          </table:table-cell>
          <table:table-cell table:formula="of:=[.G183] * [.$B$4]" office:value-type="float" office:value="3.07843750171294E-203" calcext:value-type="float">
            <text:p>0.000</text:p>
          </table:table-cell>
          <table:table-cell table:formula="of:=[.D183]-[.E183]" office:value-type="float" office:value="2.81085024194866E-201" calcext:value-type="float">
            <text:p>0.000</text:p>
          </table:table-cell>
          <table:table-cell table:formula="of:=IF(([.G182]-[.F182]-[.H183]) &gt; 0; ([.G182]-[.F182]-[.H183]); 0)" office:value-type="float" office:value="2.84163461696579E-20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3]+1" office:value-type="float" office:value="169" calcext:value-type="float">
            <text:p>169</text:p>
          </table:table-cell>
          <table:table-cell table:formula="of:=IF([.G184] &gt;=[.$B$7]; [.$B$7];[.G184])" office:value-type="float" office:value="3.07843750171294E-203" calcext:value-type="float">
            <text:p>0.000</text:p>
          </table:table-cell>
          <table:table-cell table:formula="of:=[.G184] * [.$B$4]" office:value-type="float" office:value="3.33497396018902E-205" calcext:value-type="float">
            <text:p>0.000</text:p>
          </table:table-cell>
          <table:table-cell table:formula="of:=[.D184]-[.E184]" office:value-type="float" office:value="3.04508776211105E-203" calcext:value-type="float">
            <text:p>0.000</text:p>
          </table:table-cell>
          <table:table-cell table:formula="of:=IF(([.G183]-[.F183]-[.H184]) &gt; 0; ([.G183]-[.F183]-[.H184]); 0)" office:value-type="float" office:value="3.07843750171294E-20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4]+1" office:value-type="float" office:value="170" calcext:value-type="float">
            <text:p>170</text:p>
          </table:table-cell>
          <table:table-cell table:formula="of:=IF([.G185] &gt;=[.$B$7]; [.$B$7];[.G185])" office:value-type="float" office:value="3.33497396018903E-205" calcext:value-type="float">
            <text:p>0.000</text:p>
          </table:table-cell>
          <table:table-cell table:formula="of:=[.G185] * [.$B$4]" office:value-type="float" office:value="3.61288845687145E-207" calcext:value-type="float">
            <text:p>0.000</text:p>
          </table:table-cell>
          <table:table-cell table:formula="of:=[.D185]-[.E185]" office:value-type="float" office:value="3.29884507562031E-205" calcext:value-type="float">
            <text:p>0.000</text:p>
          </table:table-cell>
          <table:table-cell table:formula="of:=IF(([.G184]-[.F184]-[.H185]) &gt; 0; ([.G184]-[.F184]-[.H185]); 0)" office:value-type="float" office:value="3.33497396018903E-20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5]+1" office:value-type="float" office:value="171" calcext:value-type="float">
            <text:p>171</text:p>
          </table:table-cell>
          <table:table-cell table:formula="of:=IF([.G186] &gt;=[.$B$7]; [.$B$7];[.G186])" office:value-type="float" office:value="3.61288845687144E-207" calcext:value-type="float">
            <text:p>0.000</text:p>
          </table:table-cell>
          <table:table-cell table:formula="of:=[.G186] * [.$B$4]" office:value-type="float" office:value="3.91396249494406E-209" calcext:value-type="float">
            <text:p>0.000</text:p>
          </table:table-cell>
          <table:table-cell table:formula="of:=[.D186]-[.E186]" office:value-type="float" office:value="3.573748831922E-207" calcext:value-type="float">
            <text:p>0.000</text:p>
          </table:table-cell>
          <table:table-cell table:formula="of:=IF(([.G185]-[.F185]-[.H186]) &gt; 0; ([.G185]-[.F185]-[.H186]); 0)" office:value-type="float" office:value="3.61288845687144E-20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6]+1" office:value-type="float" office:value="172" calcext:value-type="float">
            <text:p>172</text:p>
          </table:table-cell>
          <table:table-cell table:formula="of:=IF([.G187] &gt;=[.$B$7]; [.$B$7];[.G187])" office:value-type="float" office:value="3.91396249494404E-209" calcext:value-type="float">
            <text:p>0.000</text:p>
          </table:table-cell>
          <table:table-cell table:formula="of:=[.G187] * [.$B$4]" office:value-type="float" office:value="4.24012603618938E-211" calcext:value-type="float">
            <text:p>0.000</text:p>
          </table:table-cell>
          <table:table-cell table:formula="of:=[.D187]-[.E187]" office:value-type="float" office:value="3.87156123458215E-209" calcext:value-type="float">
            <text:p>0.000</text:p>
          </table:table-cell>
          <table:table-cell table:formula="of:=IF(([.G186]-[.F186]-[.H187]) &gt; 0; ([.G186]-[.F186]-[.H187]); 0)" office:value-type="float" office:value="3.91396249494404E-20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7]+1" office:value-type="float" office:value="173" calcext:value-type="float">
            <text:p>173</text:p>
          </table:table-cell>
          <table:table-cell table:formula="of:=IF([.G188] &gt;=[.$B$7]; [.$B$7];[.G188])" office:value-type="float" office:value="4.2401260361894E-211" calcext:value-type="float">
            <text:p>0.000</text:p>
          </table:table-cell>
          <table:table-cell table:formula="of:=[.G188] * [.$B$4]" office:value-type="float" office:value="4.59346987253852E-213" calcext:value-type="float">
            <text:p>0.000</text:p>
          </table:table-cell>
          <table:table-cell table:formula="of:=[.D188]-[.E188]" office:value-type="float" office:value="4.19419133746402E-211" calcext:value-type="float">
            <text:p>0.000</text:p>
          </table:table-cell>
          <table:table-cell table:formula="of:=IF(([.G187]-[.F187]-[.H188]) &gt; 0; ([.G187]-[.F187]-[.H188]); 0)" office:value-type="float" office:value="4.2401260361894E-21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8]+1" office:value-type="float" office:value="174" calcext:value-type="float">
            <text:p>174</text:p>
          </table:table-cell>
          <table:table-cell table:formula="of:=IF([.G189] &gt;=[.$B$7]; [.$B$7];[.G189])" office:value-type="float" office:value="4.59346987253854E-213" calcext:value-type="float">
            <text:p>0.000</text:p>
          </table:table-cell>
          <table:table-cell table:formula="of:=[.G189] * [.$B$4]" office:value-type="float" office:value="4.97625902858342E-215" calcext:value-type="float">
            <text:p>0.000</text:p>
          </table:table-cell>
          <table:table-cell table:formula="of:=[.D189]-[.E189]" office:value-type="float" office:value="4.54370728225271E-213" calcext:value-type="float">
            <text:p>0.000</text:p>
          </table:table-cell>
          <table:table-cell table:formula="of:=IF(([.G188]-[.F188]-[.H189]) &gt; 0; ([.G188]-[.F188]-[.H189]); 0)" office:value-type="float" office:value="4.59346987253854E-21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9]+1" office:value-type="float" office:value="175" calcext:value-type="float">
            <text:p>175</text:p>
          </table:table-cell>
          <table:table-cell table:formula="of:=IF([.G190] &gt;=[.$B$7]; [.$B$7];[.G190])" office:value-type="float" office:value="4.97625902858343E-215" calcext:value-type="float">
            <text:p>0.000</text:p>
          </table:table-cell>
          <table:table-cell table:formula="of:=[.G190] * [.$B$4]" office:value-type="float" office:value="5.39094728096538E-217" calcext:value-type="float">
            <text:p>0.000</text:p>
          </table:table-cell>
          <table:table-cell table:formula="of:=[.D190]-[.E190]" office:value-type="float" office:value="4.92234955577377E-215" calcext:value-type="float">
            <text:p>0.000</text:p>
          </table:table-cell>
          <table:table-cell table:formula="of:=IF(([.G189]-[.F189]-[.H190]) &gt; 0; ([.G189]-[.F189]-[.H190]); 0)" office:value-type="float" office:value="4.97625902858343E-21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0]+1" office:value-type="float" office:value="176" calcext:value-type="float">
            <text:p>176</text:p>
          </table:table-cell>
          <table:table-cell table:formula="of:=IF([.G191] &gt;=[.$B$7]; [.$B$7];[.G191])" office:value-type="float" office:value="5.39094728096539E-217" calcext:value-type="float">
            <text:p>0.000</text:p>
          </table:table-cell>
          <table:table-cell table:formula="of:=[.G191] * [.$B$4]" office:value-type="float" office:value="5.8401928877125E-219" calcext:value-type="float">
            <text:p>0.000</text:p>
          </table:table-cell>
          <table:table-cell table:formula="of:=[.D191]-[.E191]" office:value-type="float" office:value="5.33254535208826E-217" calcext:value-type="float">
            <text:p>0.000</text:p>
          </table:table-cell>
          <table:table-cell table:formula="of:=IF(([.G190]-[.F190]-[.H191]) &gt; 0; ([.G190]-[.F190]-[.H191]); 0)" office:value-type="float" office:value="5.39094728096539E-21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1]+1" office:value-type="float" office:value="177" calcext:value-type="float">
            <text:p>177</text:p>
          </table:table-cell>
          <table:table-cell table:formula="of:=IF([.G192] &gt;=[.$B$7]; [.$B$7];[.G192])" office:value-type="float" office:value="5.84019288771253E-219" calcext:value-type="float">
            <text:p>0.000</text:p>
          </table:table-cell>
          <table:table-cell table:formula="of:=[.G192] * [.$B$4]" office:value-type="float" office:value="6.32687562835524E-221" calcext:value-type="float">
            <text:p>0.000</text:p>
          </table:table-cell>
          <table:table-cell table:formula="of:=[.D192]-[.E192]" office:value-type="float" office:value="5.77692413142898E-219" calcext:value-type="float">
            <text:p>0.000</text:p>
          </table:table-cell>
          <table:table-cell table:formula="of:=IF(([.G191]-[.F191]-[.H192]) &gt; 0; ([.G191]-[.F191]-[.H192]); 0)" office:value-type="float" office:value="5.84019288771253E-2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2]+1" office:value-type="float" office:value="178" calcext:value-type="float">
            <text:p>178</text:p>
          </table:table-cell>
          <table:table-cell table:formula="of:=IF([.G193] &gt;=[.$B$7]; [.$B$7];[.G193])" office:value-type="float" office:value="6.32687562835529E-221" calcext:value-type="float">
            <text:p>0.000</text:p>
          </table:table-cell>
          <table:table-cell table:formula="of:=[.G193] * [.$B$4]" office:value-type="float" office:value="6.85411526405157E-223" calcext:value-type="float">
            <text:p>0.000</text:p>
          </table:table-cell>
          <table:table-cell table:formula="of:=[.D193]-[.E193]" office:value-type="float" office:value="6.25833447571478E-221" calcext:value-type="float">
            <text:p>0.000</text:p>
          </table:table-cell>
          <table:table-cell table:formula="of:=IF(([.G192]-[.F192]-[.H193]) &gt; 0; ([.G192]-[.F192]-[.H193]); 0)" office:value-type="float" office:value="6.32687562835529E-22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3]+1" office:value-type="float" office:value="179" calcext:value-type="float">
            <text:p>179</text:p>
          </table:table-cell>
          <table:table-cell table:formula="of:=IF([.G194] &gt;=[.$B$7]; [.$B$7];[.G194])" office:value-type="float" office:value="6.85411526405157E-223" calcext:value-type="float">
            <text:p>0.000</text:p>
          </table:table-cell>
          <table:table-cell table:formula="of:=[.G194] * [.$B$4]" office:value-type="float" office:value="7.42529153605587E-225" calcext:value-type="float">
            <text:p>0.000</text:p>
          </table:table-cell>
          <table:table-cell table:formula="of:=[.D194]-[.E194]" office:value-type="float" office:value="6.77986234869101E-223" calcext:value-type="float">
            <text:p>0.000</text:p>
          </table:table-cell>
          <table:table-cell table:formula="of:=IF(([.G193]-[.F193]-[.H194]) &gt; 0; ([.G193]-[.F193]-[.H194]); 0)" office:value-type="float" office:value="6.85411526405157E-22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4]+1" office:value-type="float" office:value="180" calcext:value-type="float">
            <text:p>180</text:p>
          </table:table-cell>
          <table:table-cell table:formula="of:=IF([.G195] &gt;=[.$B$7]; [.$B$7];[.G195])" office:value-type="float" office:value="7.42529153605588E-225" calcext:value-type="float">
            <text:p>0.000</text:p>
          </table:table-cell>
          <table:table-cell table:formula="of:=[.G195] * [.$B$4]" office:value-type="float" office:value="8.0440658307272E-227" calcext:value-type="float">
            <text:p>0.000</text:p>
          </table:table-cell>
          <table:table-cell table:formula="of:=[.D195]-[.E195]" office:value-type="float" office:value="7.34485087774861E-225" calcext:value-type="float">
            <text:p>0.000</text:p>
          </table:table-cell>
          <table:table-cell table:formula="of:=IF(([.G194]-[.F194]-[.H195]) &gt; 0; ([.G194]-[.F194]-[.H195]); 0)" office:value-type="float" office:value="7.42529153605588E-22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5]+1" office:value-type="float" office:value="181" calcext:value-type="float">
            <text:p>181</text:p>
          </table:table-cell>
          <table:table-cell table:formula="of:=IF([.G196] &gt;=[.$B$7]; [.$B$7];[.G196])" office:value-type="float" office:value="8.04406583072722E-227" calcext:value-type="float">
            <text:p>0.000</text:p>
          </table:table-cell>
          <table:table-cell table:formula="of:=[.G196] * [.$B$4]" office:value-type="float" office:value="8.71440464995449E-229" calcext:value-type="float">
            <text:p>0.000</text:p>
          </table:table-cell>
          <table:table-cell table:formula="of:=[.D196]-[.E196]" office:value-type="float" office:value="7.95692178422768E-227" calcext:value-type="float">
            <text:p>0.000</text:p>
          </table:table-cell>
          <table:table-cell table:formula="of:=IF(([.G195]-[.F195]-[.H196]) &gt; 0; ([.G195]-[.F195]-[.H196]); 0)" office:value-type="float" office:value="8.04406583072722E-22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6]+1" office:value-type="float" office:value="182" calcext:value-type="float">
            <text:p>182</text:p>
          </table:table-cell>
          <table:table-cell table:formula="of:=IF([.G197] &gt;=[.$B$7]; [.$B$7];[.G197])" office:value-type="float" office:value="8.71440464995449E-229" calcext:value-type="float">
            <text:p>0.000</text:p>
          </table:table-cell>
          <table:table-cell table:formula="of:=[.G197] * [.$B$4]" office:value-type="float" office:value="9.4406050374507E-231" calcext:value-type="float">
            <text:p>0.000</text:p>
          </table:table-cell>
          <table:table-cell table:formula="of:=[.D197]-[.E197]" office:value-type="float" office:value="8.61999859957998E-229" calcext:value-type="float">
            <text:p>0.000</text:p>
          </table:table-cell>
          <table:table-cell table:formula="of:=IF(([.G196]-[.F196]-[.H197]) &gt; 0; ([.G196]-[.F196]-[.H197]); 0)" office:value-type="float" office:value="8.71440464995449E-22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7]+1" office:value-type="float" office:value="183" calcext:value-type="float">
            <text:p>183</text:p>
          </table:table-cell>
          <table:table-cell table:formula="of:=IF([.G198] &gt;=[.$B$7]; [.$B$7];[.G198])" office:value-type="float" office:value="9.44060503745075E-231" calcext:value-type="float">
            <text:p>0.000</text:p>
          </table:table-cell>
          <table:table-cell table:formula="of:=[.G198] * [.$B$4]" office:value-type="float" office:value="1.0227322123905E-232" calcext:value-type="float">
            <text:p>0.000</text:p>
          </table:table-cell>
          <table:table-cell table:formula="of:=[.D198]-[.E198]" office:value-type="float" office:value="9.3383318162117E-231" calcext:value-type="float">
            <text:p>0.000</text:p>
          </table:table-cell>
          <table:table-cell table:formula="of:=IF(([.G197]-[.F197]-[.H198]) &gt; 0; ([.G197]-[.F197]-[.H198]); 0)" office:value-type="float" office:value="9.44060503745075E-23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8]+1" office:value-type="float" office:value="184" calcext:value-type="float">
            <text:p>184</text:p>
          </table:table-cell>
          <table:table-cell table:formula="of:=IF([.G199] &gt;=[.$B$7]; [.$B$7];[.G199])" office:value-type="float" office:value="1.0227322123905E-232" calcext:value-type="float">
            <text:p>0.000</text:p>
          </table:table-cell>
          <table:table-cell table:formula="of:=[.G199] * [.$B$4]" office:value-type="float" office:value="1.10795989675637E-234" calcext:value-type="float">
            <text:p>0.000</text:p>
          </table:table-cell>
          <table:table-cell table:formula="of:=[.D199]-[.E199]" office:value-type="float" office:value="1.01165261342294E-232" calcext:value-type="float">
            <text:p>0.000</text:p>
          </table:table-cell>
          <table:table-cell table:formula="of:=IF(([.G198]-[.F198]-[.H199]) &gt; 0; ([.G198]-[.F198]-[.H199]); 0)" office:value-type="float" office:value="1.0227322123905E-23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9]+1" office:value-type="float" office:value="185" calcext:value-type="float">
            <text:p>185</text:p>
          </table:table-cell>
          <table:table-cell table:formula="of:=IF([.G200] &gt;=[.$B$7]; [.$B$7];[.G200])" office:value-type="float" office:value="1.10795989675638E-234" calcext:value-type="float">
            <text:p>0.000</text:p>
          </table:table-cell>
          <table:table-cell table:formula="of:=[.G200] * [.$B$4]" office:value-type="float" office:value="1.20028988815274E-236" calcext:value-type="float">
            <text:p>0.000</text:p>
          </table:table-cell>
          <table:table-cell table:formula="of:=[.D200]-[.E200]" office:value-type="float" office:value="1.09595699787485E-234" calcext:value-type="float">
            <text:p>0.000</text:p>
          </table:table-cell>
          <table:table-cell table:formula="of:=IF(([.G199]-[.F199]-[.H200]) &gt; 0; ([.G199]-[.F199]-[.H200]); 0)" office:value-type="float" office:value="1.10795989675638E-23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0]+1" office:value-type="float" office:value="186" calcext:value-type="float">
            <text:p>186</text:p>
          </table:table-cell>
          <table:table-cell table:formula="of:=IF([.G201] &gt;=[.$B$7]; [.$B$7];[.G201])" office:value-type="float" office:value="1.20028988815275E-236" calcext:value-type="float">
            <text:p>0.000</text:p>
          </table:table-cell>
          <table:table-cell table:formula="of:=[.G201] * [.$B$4]" office:value-type="float" office:value="1.30031404549881E-238" calcext:value-type="float">
            <text:p>0.000</text:p>
          </table:table-cell>
          <table:table-cell table:formula="of:=[.D201]-[.E201]" office:value-type="float" office:value="1.18728674769776E-236" calcext:value-type="float">
            <text:p>0.000</text:p>
          </table:table-cell>
          <table:table-cell table:formula="of:=IF(([.G200]-[.F200]-[.H201]) &gt; 0; ([.G200]-[.F200]-[.H201]); 0)" office:value-type="float" office:value="1.20028988815275E-23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1]+1" office:value-type="float" office:value="187" calcext:value-type="float">
            <text:p>187</text:p>
          </table:table-cell>
          <table:table-cell table:formula="of:=IF([.G202] &gt;=[.$B$7]; [.$B$7];[.G202])" office:value-type="float" office:value="1.30031404549881E-238" calcext:value-type="float">
            <text:p>0.000</text:p>
          </table:table-cell>
          <table:table-cell table:formula="of:=[.G202] * [.$B$4]" office:value-type="float" office:value="1.40867354929037E-240" calcext:value-type="float">
            <text:p>0.000</text:p>
          </table:table-cell>
          <table:table-cell table:formula="of:=[.D202]-[.E202]" office:value-type="float" office:value="1.2862273100059E-238" calcext:value-type="float">
            <text:p>0.000</text:p>
          </table:table-cell>
          <table:table-cell table:formula="of:=IF(([.G201]-[.F201]-[.H202]) &gt; 0; ([.G201]-[.F201]-[.H202]); 0)" office:value-type="float" office:value="1.30031404549881E-23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2]+1" office:value-type="float" office:value="188" calcext:value-type="float">
            <text:p>188</text:p>
          </table:table-cell>
          <table:table-cell table:formula="of:=IF([.G203] &gt;=[.$B$7]; [.$B$7];[.G203])" office:value-type="float" office:value="1.40867354929037E-240" calcext:value-type="float">
            <text:p>0.000</text:p>
          </table:table-cell>
          <table:table-cell table:formula="of:=[.G203] * [.$B$4]" office:value-type="float" office:value="1.52606301173123E-242" calcext:value-type="float">
            <text:p>0.000</text:p>
          </table:table-cell>
          <table:table-cell table:formula="of:=[.D203]-[.E203]" office:value-type="float" office:value="1.39341291917306E-240" calcext:value-type="float">
            <text:p>0.000</text:p>
          </table:table-cell>
          <table:table-cell table:formula="of:=IF(([.G202]-[.F202]-[.H203]) &gt; 0; ([.G202]-[.F202]-[.H203]); 0)" office:value-type="float" office:value="1.40867354929037E-24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3]+1" office:value-type="float" office:value="189" calcext:value-type="float">
            <text:p>189</text:p>
          </table:table-cell>
          <table:table-cell table:formula="of:=IF([.G204] &gt;=[.$B$7]; [.$B$7];[.G204])" office:value-type="float" office:value="1.52606301173123E-242" calcext:value-type="float">
            <text:p>0.000</text:p>
          </table:table-cell>
          <table:table-cell table:formula="of:=[.G204] * [.$B$4]" office:value-type="float" office:value="1.6532349293755E-244" calcext:value-type="float">
            <text:p>0.000</text:p>
          </table:table-cell>
          <table:table-cell table:formula="of:=[.D204]-[.E204]" office:value-type="float" office:value="1.50953066243748E-242" calcext:value-type="float">
            <text:p>0.000</text:p>
          </table:table-cell>
          <table:table-cell table:formula="of:=IF(([.G203]-[.F203]-[.H204]) &gt; 0; ([.G203]-[.F203]-[.H204]); 0)" office:value-type="float" office:value="1.52606301173123E-24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4]+1" office:value-type="float" office:value="190" calcext:value-type="float">
            <text:p>190</text:p>
          </table:table-cell>
          <table:table-cell table:formula="of:=IF([.G205] &gt;=[.$B$7]; [.$B$7];[.G205])" office:value-type="float" office:value="1.65323492937551E-244" calcext:value-type="float">
            <text:p>0.000</text:p>
          </table:table-cell>
          <table:table-cell table:formula="of:=[.G205] * [.$B$4]" office:value-type="float" office:value="1.79100450682347E-246" calcext:value-type="float">
            <text:p>0.000</text:p>
          </table:table-cell>
          <table:table-cell table:formula="of:=[.D205]-[.E205]" office:value-type="float" office:value="1.63532488430727E-244" calcext:value-type="float">
            <text:p>0.000</text:p>
          </table:table-cell>
          <table:table-cell table:formula="of:=IF(([.G204]-[.F204]-[.H205]) &gt; 0; ([.G204]-[.F204]-[.H205]); 0)" office:value-type="float" office:value="1.65323492937551E-2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5]+1" office:value-type="float" office:value="191" calcext:value-type="float">
            <text:p>191</text:p>
          </table:table-cell>
          <table:table-cell table:formula="of:=IF([.G206] &gt;=[.$B$7]; [.$B$7];[.G206])" office:value-type="float" office:value="1.79100450682345E-246" calcext:value-type="float">
            <text:p>0.000</text:p>
          </table:table-cell>
          <table:table-cell table:formula="of:=[.G206] * [.$B$4]" office:value-type="float" office:value="1.94025488239207E-248" calcext:value-type="float">
            <text:p>0.000</text:p>
          </table:table-cell>
          <table:table-cell table:formula="of:=[.D206]-[.E206]" office:value-type="float" office:value="1.77160195799953E-246" calcext:value-type="float">
            <text:p>0.000</text:p>
          </table:table-cell>
          <table:table-cell table:formula="of:=IF(([.G205]-[.F205]-[.H206]) &gt; 0; ([.G205]-[.F205]-[.H206]); 0)" office:value-type="float" office:value="1.79100450682345E-24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6]+1" office:value-type="float" office:value="192" calcext:value-type="float">
            <text:p>192</text:p>
          </table:table-cell>
          <table:table-cell table:formula="of:=IF([.G207] &gt;=[.$B$7]; [.$B$7];[.G207])" office:value-type="float" office:value="1.94025488239207E-248" calcext:value-type="float">
            <text:p>0.000</text:p>
          </table:table-cell>
          <table:table-cell table:formula="of:=[.G207] * [.$B$4]" office:value-type="float" office:value="2.10194278925807E-250" calcext:value-type="float">
            <text:p>0.000</text:p>
          </table:table-cell>
          <table:table-cell table:formula="of:=[.D207]-[.E207]" office:value-type="float" office:value="1.91923545449949E-248" calcext:value-type="float">
            <text:p>0.000</text:p>
          </table:table-cell>
          <table:table-cell table:formula="of:=IF(([.G206]-[.F206]-[.H207]) &gt; 0; ([.G206]-[.F206]-[.H207]); 0)" office:value-type="float" office:value="1.94025488239207E-24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7]+1" office:value-type="float" office:value="193" calcext:value-type="float">
            <text:p>193</text:p>
          </table:table-cell>
          <table:table-cell table:formula="of:=IF([.G208] &gt;=[.$B$7]; [.$B$7];[.G208])" office:value-type="float" office:value="2.10194278925806E-250" calcext:value-type="float">
            <text:p>0.000</text:p>
          </table:table-cell>
          <table:table-cell table:formula="of:=[.G208] * [.$B$4]" office:value-type="float" office:value="2.2771046883629E-252" calcext:value-type="float">
            <text:p>0.000</text:p>
          </table:table-cell>
          <table:table-cell table:formula="of:=[.D208]-[.E208]" office:value-type="float" office:value="2.07917174237443E-250" calcext:value-type="float">
            <text:p>0.000</text:p>
          </table:table-cell>
          <table:table-cell table:formula="of:=IF(([.G207]-[.F207]-[.H208]) &gt; 0; ([.G207]-[.F207]-[.H208]); 0)" office:value-type="float" office:value="2.10194278925806E-25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8]+1" office:value-type="float" office:value="194" calcext:value-type="float">
            <text:p>194</text:p>
          </table:table-cell>
          <table:table-cell table:formula="of:=IF([.G209] &gt;=[.$B$7]; [.$B$7];[.G209])" office:value-type="float" office:value="2.2771046883629E-252" calcext:value-type="float">
            <text:p>0.000</text:p>
          </table:table-cell>
          <table:table-cell table:formula="of:=[.G209] * [.$B$4]" office:value-type="float" office:value="2.46686341239314E-254" calcext:value-type="float">
            <text:p>0.000</text:p>
          </table:table-cell>
          <table:table-cell table:formula="of:=[.D209]-[.E209]" office:value-type="float" office:value="2.25243605423897E-252" calcext:value-type="float">
            <text:p>0.000</text:p>
          </table:table-cell>
          <table:table-cell table:formula="of:=IF(([.G208]-[.F208]-[.H209]) &gt; 0; ([.G208]-[.F208]-[.H209]); 0)" office:value-type="float" office:value="2.2771046883629E-2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9]+1" office:value-type="float" office:value="195" calcext:value-type="float">
            <text:p>195</text:p>
          </table:table-cell>
          <table:table-cell table:formula="of:=IF([.G210] &gt;=[.$B$7]; [.$B$7];[.G210])" office:value-type="float" office:value="2.46686341239316E-254" calcext:value-type="float">
            <text:p>0.000</text:p>
          </table:table-cell>
          <table:table-cell table:formula="of:=[.G210] * [.$B$4]" office:value-type="float" office:value="2.67243536342592E-256" calcext:value-type="float">
            <text:p>0.000</text:p>
          </table:table-cell>
          <table:table-cell table:formula="of:=[.D210]-[.E210]" office:value-type="float" office:value="2.4401390587589E-254" calcext:value-type="float">
            <text:p>0.000</text:p>
          </table:table-cell>
          <table:table-cell table:formula="of:=IF(([.G209]-[.F209]-[.H210]) &gt; 0; ([.G209]-[.F209]-[.H210]); 0)" office:value-type="float" office:value="2.46686341239316E-25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0]+1" office:value-type="float" office:value="196" calcext:value-type="float">
            <text:p>196</text:p>
          </table:table-cell>
          <table:table-cell table:formula="of:=IF([.G211] &gt;=[.$B$7]; [.$B$7];[.G211])" office:value-type="float" office:value="2.67243536342591E-256" calcext:value-type="float">
            <text:p>0.000</text:p>
          </table:table-cell>
          <table:table-cell table:formula="of:=[.G211] * [.$B$4]" office:value-type="float" office:value="2.89513831037806E-258" calcext:value-type="float">
            <text:p>0.000</text:p>
          </table:table-cell>
          <table:table-cell table:formula="of:=[.D211]-[.E211]" office:value-type="float" office:value="2.64348398032212E-256" calcext:value-type="float">
            <text:p>0.000</text:p>
          </table:table-cell>
          <table:table-cell table:formula="of:=IF(([.G210]-[.F210]-[.H211]) &gt; 0; ([.G210]-[.F210]-[.H211]); 0)" office:value-type="float" office:value="2.67243536342591E-25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1]+1" office:value-type="float" office:value="197" calcext:value-type="float">
            <text:p>197</text:p>
          </table:table-cell>
          <table:table-cell table:formula="of:=IF([.G212] &gt;=[.$B$7]; [.$B$7];[.G212])" office:value-type="float" office:value="2.89513831037806E-258" calcext:value-type="float">
            <text:p>0.000</text:p>
          </table:table-cell>
          <table:table-cell table:formula="of:=[.G212] * [.$B$4]" office:value-type="float" office:value="3.1363998362429E-260" calcext:value-type="float">
            <text:p>0.000</text:p>
          </table:table-cell>
          <table:table-cell table:formula="of:=[.D212]-[.E212]" office:value-type="float" office:value="2.86377431201563E-258" calcext:value-type="float">
            <text:p>0.000</text:p>
          </table:table-cell>
          <table:table-cell table:formula="of:=IF(([.G211]-[.F211]-[.H212]) &gt; 0; ([.G211]-[.F211]-[.H212]); 0)" office:value-type="float" office:value="2.89513831037806E-25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2]+1" office:value-type="float" office:value="198" calcext:value-type="float">
            <text:p>198</text:p>
          </table:table-cell>
          <table:table-cell table:formula="of:=IF([.G213] &gt;=[.$B$7]; [.$B$7];[.G213])" office:value-type="float" office:value="3.1363998362429E-260" calcext:value-type="float">
            <text:p>0.000</text:p>
          </table:table-cell>
          <table:table-cell table:formula="of:=[.G213] * [.$B$4]" office:value-type="float" office:value="3.39776648926314E-262" calcext:value-type="float">
            <text:p>0.000</text:p>
          </table:table-cell>
          <table:table-cell table:formula="of:=[.D213]-[.E213]" office:value-type="float" office:value="3.10242217135027E-260" calcext:value-type="float">
            <text:p>0.000</text:p>
          </table:table-cell>
          <table:table-cell table:formula="of:=IF(([.G212]-[.F212]-[.H213]) &gt; 0; ([.G212]-[.F212]-[.H213]); 0)" office:value-type="float" office:value="3.1363998362429E-26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3]+1" office:value-type="float" office:value="199" calcext:value-type="float">
            <text:p>199</text:p>
          </table:table-cell>
          <table:table-cell table:formula="of:=IF([.G214] &gt;=[.$B$7]; [.$B$7];[.G214])" office:value-type="float" office:value="3.39776648926315E-262" calcext:value-type="float">
            <text:p>0.000</text:p>
          </table:table-cell>
          <table:table-cell table:formula="of:=[.G214] * [.$B$4]" office:value-type="float" office:value="3.68091369670175E-264" calcext:value-type="float">
            <text:p>0.000</text:p>
          </table:table-cell>
          <table:table-cell table:formula="of:=[.D214]-[.E214]" office:value-type="float" office:value="3.36095735229613E-262" calcext:value-type="float">
            <text:p>0.000</text:p>
          </table:table-cell>
          <table:table-cell table:formula="of:=IF(([.G213]-[.F213]-[.H214]) &gt; 0; ([.G213]-[.F213]-[.H214]); 0)" office:value-type="float" office:value="3.39776648926315E-26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4]+1" office:value-type="float" office:value="200" calcext:value-type="float">
            <text:p>200</text:p>
          </table:table-cell>
          <table:table-cell table:formula="of:=IF([.G215] &gt;=[.$B$7]; [.$B$7];[.G215])" office:value-type="float" office:value="3.68091369670175E-264" calcext:value-type="float">
            <text:p>0.000</text:p>
          </table:table-cell>
          <table:table-cell table:formula="of:=[.G215] * [.$B$4]" office:value-type="float" office:value="3.98765650476023E-266" calcext:value-type="float">
            <text:p>0.000</text:p>
          </table:table-cell>
          <table:table-cell table:formula="of:=[.D215]-[.E215]" office:value-type="float" office:value="3.64103713165415E-264" calcext:value-type="float">
            <text:p>0.000</text:p>
          </table:table-cell>
          <table:table-cell table:formula="of:=IF(([.G214]-[.F214]-[.H215]) &gt; 0; ([.G214]-[.F214]-[.H215]); 0)" office:value-type="float" office:value="3.68091369670175E-26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5]+1" office:value-type="float" office:value="201" calcext:value-type="float">
            <text:p>201</text:p>
          </table:table-cell>
          <table:table-cell table:formula="of:=IF([.G216] &gt;=[.$B$7]; [.$B$7];[.G216])" office:value-type="float" office:value="3.98765650476025E-266" calcext:value-type="float">
            <text:p>0.000</text:p>
          </table:table-cell>
          <table:table-cell table:formula="of:=[.G216] * [.$B$4]" office:value-type="float" office:value="4.31996121349027E-268" calcext:value-type="float">
            <text:p>0.000</text:p>
          </table:table-cell>
          <table:table-cell table:formula="of:=[.D216]-[.E216]" office:value-type="float" office:value="3.94445689262535E-266" calcext:value-type="float">
            <text:p>0.000</text:p>
          </table:table-cell>
          <table:table-cell table:formula="of:=IF(([.G215]-[.F215]-[.H216]) &gt; 0; ([.G215]-[.F215]-[.H216]); 0)" office:value-type="float" office:value="3.98765650476025E-26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6]+1" office:value-type="float" office:value="202" calcext:value-type="float">
            <text:p>202</text:p>
          </table:table-cell>
          <table:table-cell table:formula="of:=IF([.G217] &gt;=[.$B$7]; [.$B$7];[.G217])" office:value-type="float" office:value="4.31996121349027E-268" calcext:value-type="float">
            <text:p>0.000</text:p>
          </table:table-cell>
          <table:table-cell table:formula="of:=[.G217] * [.$B$4]" office:value-type="float" office:value="4.67995798128113E-270" calcext:value-type="float">
            <text:p>0.000</text:p>
          </table:table-cell>
          <table:table-cell table:formula="of:=[.D217]-[.E217]" office:value-type="float" office:value="4.27316163367746E-268" calcext:value-type="float">
            <text:p>0.000</text:p>
          </table:table-cell>
          <table:table-cell table:formula="of:=IF(([.G216]-[.F216]-[.H217]) &gt; 0; ([.G216]-[.F216]-[.H217]); 0)" office:value-type="float" office:value="4.31996121349027E-26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7]+1" office:value-type="float" office:value="203" calcext:value-type="float">
            <text:p>203</text:p>
          </table:table-cell>
          <table:table-cell table:formula="of:=IF([.G218] &gt;=[.$B$7]; [.$B$7];[.G218])" office:value-type="float" office:value="4.67995798128111E-270" calcext:value-type="float">
            <text:p>0.000</text:p>
          </table:table-cell>
          <table:table-cell table:formula="of:=[.G218] * [.$B$4]" office:value-type="float" office:value="5.0699544797212E-272" calcext:value-type="float">
            <text:p>0.000</text:p>
          </table:table-cell>
          <table:table-cell table:formula="of:=[.D218]-[.E218]" office:value-type="float" office:value="4.6292584364839E-270" calcext:value-type="float">
            <text:p>0.000</text:p>
          </table:table-cell>
          <table:table-cell table:formula="of:=IF(([.G217]-[.F217]-[.H218]) &gt; 0; ([.G217]-[.F217]-[.H218]); 0)" office:value-type="float" office:value="4.67995798128111E-27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8]+1" office:value-type="float" office:value="204" calcext:value-type="float">
            <text:p>204</text:p>
          </table:table-cell>
          <table:table-cell table:formula="of:=IF([.G219] &gt;=[.$B$7]; [.$B$7];[.G219])" office:value-type="float" office:value="5.06995447972121E-272" calcext:value-type="float">
            <text:p>0.000</text:p>
          </table:table-cell>
          <table:table-cell table:formula="of:=[.G219] * [.$B$4]" office:value-type="float" office:value="5.49245068636465E-274" calcext:value-type="float">
            <text:p>0.000</text:p>
          </table:table-cell>
          <table:table-cell table:formula="of:=[.D219]-[.E219]" office:value-type="float" office:value="5.01502997285757E-272" calcext:value-type="float">
            <text:p>0.000</text:p>
          </table:table-cell>
          <table:table-cell table:formula="of:=IF(([.G218]-[.F218]-[.H219]) &gt; 0; ([.G218]-[.F218]-[.H219]); 0)" office:value-type="float" office:value="5.06995447972121E-27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9]+1" office:value-type="float" office:value="205" calcext:value-type="float">
            <text:p>205</text:p>
          </table:table-cell>
          <table:table-cell table:formula="of:=IF([.G220] &gt;=[.$B$7]; [.$B$7];[.G220])" office:value-type="float" office:value="5.49245068636462E-274" calcext:value-type="float">
            <text:p>0.000</text:p>
          </table:table-cell>
          <table:table-cell table:formula="of:=[.G220] * [.$B$4]" office:value-type="float" office:value="5.95015491022833E-276" calcext:value-type="float">
            <text:p>0.000</text:p>
          </table:table-cell>
          <table:table-cell table:formula="of:=[.D220]-[.E220]" office:value-type="float" office:value="5.43294913726233E-274" calcext:value-type="float">
            <text:p>0.000</text:p>
          </table:table-cell>
          <table:table-cell table:formula="of:=IF(([.G219]-[.F219]-[.H220]) &gt; 0; ([.G219]-[.F219]-[.H220]); 0)" office:value-type="float" office:value="5.49245068636462E-27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0]+1" office:value-type="float" office:value="206" calcext:value-type="float">
            <text:p>206</text:p>
          </table:table-cell>
          <table:table-cell table:formula="of:=IF([.G221] &gt;=[.$B$7]; [.$B$7];[.G221])" office:value-type="float" office:value="5.95015491022837E-276" calcext:value-type="float">
            <text:p>0.000</text:p>
          </table:table-cell>
          <table:table-cell table:formula="of:=[.G221] * [.$B$4]" office:value-type="float" office:value="6.4460011527474E-278" calcext:value-type="float">
            <text:p>0.000</text:p>
          </table:table-cell>
          <table:table-cell table:formula="of:=[.D221]-[.E221]" office:value-type="float" office:value="5.88569489870089E-276" calcext:value-type="float">
            <text:p>0.000</text:p>
          </table:table-cell>
          <table:table-cell table:formula="of:=IF(([.G220]-[.F220]-[.H221]) &gt; 0; ([.G220]-[.F220]-[.H221]); 0)" office:value-type="float" office:value="5.95015491022837E-27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1]+1" office:value-type="float" office:value="207" calcext:value-type="float">
            <text:p>207</text:p>
          </table:table-cell>
          <table:table-cell table:formula="of:=IF([.G222] &gt;=[.$B$7]; [.$B$7];[.G222])" office:value-type="float" office:value="6.44600115274737E-278" calcext:value-type="float">
            <text:p>0.000</text:p>
          </table:table-cell>
          <table:table-cell table:formula="of:=[.G222] * [.$B$4]" office:value-type="float" office:value="6.98316791547632E-280" calcext:value-type="float">
            <text:p>0.000</text:p>
          </table:table-cell>
          <table:table-cell table:formula="of:=[.D222]-[.E222]" office:value-type="float" office:value="6.37616947359261E-278" calcext:value-type="float">
            <text:p>0.000</text:p>
          </table:table-cell>
          <table:table-cell table:formula="of:=IF(([.G221]-[.F221]-[.H222]) &gt; 0; ([.G221]-[.F221]-[.H222]); 0)" office:value-type="float" office:value="6.44600115274737E-27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2]+1" office:value-type="float" office:value="208" calcext:value-type="float">
            <text:p>208</text:p>
          </table:table-cell>
          <table:table-cell table:formula="of:=IF([.G223] &gt;=[.$B$7]; [.$B$7];[.G223])" office:value-type="float" office:value="6.98316791547635E-280" calcext:value-type="float">
            <text:p>0.000</text:p>
          </table:table-cell>
          <table:table-cell table:formula="of:=[.G223] * [.$B$4]" office:value-type="float" office:value="7.56509857509938E-282" calcext:value-type="float">
            <text:p>0.000</text:p>
          </table:table-cell>
          <table:table-cell table:formula="of:=[.D223]-[.E223]" office:value-type="float" office:value="6.90751692972536E-280" calcext:value-type="float">
            <text:p>0.000</text:p>
          </table:table-cell>
          <table:table-cell table:formula="of:=IF(([.G222]-[.F222]-[.H223]) &gt; 0; ([.G222]-[.F222]-[.H223]); 0)" office:value-type="float" office:value="6.98316791547635E-28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3]+1" office:value-type="float" office:value="209" calcext:value-type="float">
            <text:p>209</text:p>
          </table:table-cell>
          <table:table-cell table:formula="of:=IF([.G224] &gt;=[.$B$7]; [.$B$7];[.G224])" office:value-type="float" office:value="7.56509857509943E-282" calcext:value-type="float">
            <text:p>0.000</text:p>
          </table:table-cell>
          <table:table-cell table:formula="of:=[.G224] * [.$B$4]" office:value-type="float" office:value="8.19552345635771E-284" calcext:value-type="float">
            <text:p>0.000</text:p>
          </table:table-cell>
          <table:table-cell table:formula="of:=[.D224]-[.E224]" office:value-type="float" office:value="7.48314334053585E-282" calcext:value-type="float">
            <text:p>0.000</text:p>
          </table:table-cell>
          <table:table-cell table:formula="of:=IF(([.G223]-[.F223]-[.H224]) &gt; 0; ([.G223]-[.F223]-[.H224]); 0)" office:value-type="float" office:value="7.56509857509943E-28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4]+1" office:value-type="float" office:value="210" calcext:value-type="float">
            <text:p>210</text:p>
          </table:table-cell>
          <table:table-cell table:formula="of:=IF([.G225] &gt;=[.$B$7]; [.$B$7];[.G225])" office:value-type="float" office:value="8.19552345635771E-284" calcext:value-type="float">
            <text:p>0.000</text:p>
          </table:table-cell>
          <table:table-cell table:formula="of:=[.G225] * [.$B$4]" office:value-type="float" office:value="8.87848374438752E-286" calcext:value-type="float">
            <text:p>0.000</text:p>
          </table:table-cell>
          <table:table-cell table:formula="of:=[.D225]-[.E225]" office:value-type="float" office:value="8.10673861891384E-284" calcext:value-type="float">
            <text:p>0.000</text:p>
          </table:table-cell>
          <table:table-cell table:formula="of:=IF(([.G224]-[.F224]-[.H225]) &gt; 0; ([.G224]-[.F224]-[.H225]); 0)" office:value-type="float" office:value="8.19552345635771E-28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5]+1" office:value-type="float" office:value="211" calcext:value-type="float">
            <text:p>211</text:p>
          </table:table-cell>
          <table:table-cell table:formula="of:=IF([.G226] &gt;=[.$B$7]; [.$B$7];[.G226])" office:value-type="float" office:value="8.87848374438755E-286" calcext:value-type="float">
            <text:p>0.000</text:p>
          </table:table-cell>
          <table:table-cell table:formula="of:=[.G226] * [.$B$4]" office:value-type="float" office:value="9.61835738975318E-288" calcext:value-type="float">
            <text:p>0.000</text:p>
          </table:table-cell>
          <table:table-cell table:formula="of:=[.D226]-[.E226]" office:value-type="float" office:value="8.78230017049002E-286" calcext:value-type="float">
            <text:p>0.000</text:p>
          </table:table-cell>
          <table:table-cell table:formula="of:=IF(([.G225]-[.F225]-[.H226]) &gt; 0; ([.G225]-[.F225]-[.H226]); 0)" office:value-type="float" office:value="8.87848374438755E-28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6]+1" office:value-type="float" office:value="212" calcext:value-type="float">
            <text:p>212</text:p>
          </table:table-cell>
          <table:table-cell table:formula="of:=IF([.G227] &gt;=[.$B$7]; [.$B$7];[.G227])" office:value-type="float" office:value="9.61835738975321E-288" calcext:value-type="float">
            <text:p>0.000</text:p>
          </table:table-cell>
          <table:table-cell table:formula="of:=[.G227] * [.$B$4]" office:value-type="float" office:value="1.04198871722326E-289" calcext:value-type="float">
            <text:p>0.000</text:p>
          </table:table-cell>
          <table:table-cell table:formula="of:=[.D227]-[.E227]" office:value-type="float" office:value="9.51415851803088E-288" calcext:value-type="float">
            <text:p>0.000</text:p>
          </table:table-cell>
          <table:table-cell table:formula="of:=IF(([.G226]-[.F226]-[.H227]) &gt; 0; ([.G226]-[.F226]-[.H227]); 0)" office:value-type="float" office:value="9.61835738975321E-28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7]+1" office:value-type="float" office:value="213" calcext:value-type="float">
            <text:p>213</text:p>
          </table:table-cell>
          <table:table-cell table:formula="of:=IF([.G228] &gt;=[.$B$7]; [.$B$7];[.G228])" office:value-type="float" office:value="1.04198871722326E-289" calcext:value-type="float">
            <text:p>0.000</text:p>
          </table:table-cell>
          <table:table-cell table:formula="of:=[.G228] * [.$B$4]" office:value-type="float" office:value="1.1288211103252E-291" calcext:value-type="float">
            <text:p>0.000</text:p>
          </table:table-cell>
          <table:table-cell table:formula="of:=[.D228]-[.E228]" office:value-type="float" office:value="1.03070050612001E-289" calcext:value-type="float">
            <text:p>0.000</text:p>
          </table:table-cell>
          <table:table-cell table:formula="of:=IF(([.G227]-[.F227]-[.H228]) &gt; 0; ([.G227]-[.F227]-[.H228]); 0)" office:value-type="float" office:value="1.04198871722326E-28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8]+1" office:value-type="float" office:value="214" calcext:value-type="float">
            <text:p>214</text:p>
          </table:table-cell>
          <table:table-cell table:formula="of:=IF([.G229] &gt;=[.$B$7]; [.$B$7];[.G229])" office:value-type="float" office:value="1.1288211103252E-291" calcext:value-type="float">
            <text:p>0.000</text:p>
          </table:table-cell>
          <table:table-cell table:formula="of:=[.G229] * [.$B$4]" office:value-type="float" office:value="1.22288953618563E-293" calcext:value-type="float">
            <text:p>0.000</text:p>
          </table:table-cell>
          <table:table-cell table:formula="of:=[.D229]-[.E229]" office:value-type="float" office:value="1.11659221496334E-291" calcext:value-type="float">
            <text:p>0.000</text:p>
          </table:table-cell>
          <table:table-cell table:formula="of:=IF(([.G228]-[.F228]-[.H229]) &gt; 0; ([.G228]-[.F228]-[.H229]); 0)" office:value-type="float" office:value="1.1288211103252E-29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9]+1" office:value-type="float" office:value="215" calcext:value-type="float">
            <text:p>215</text:p>
          </table:table-cell>
          <table:table-cell table:formula="of:=IF([.G230] &gt;=[.$B$7]; [.$B$7];[.G230])" office:value-type="float" office:value="1.22288953618563E-293" calcext:value-type="float">
            <text:p>0.000</text:p>
          </table:table-cell>
          <table:table-cell table:formula="of:=[.G230] * [.$B$4]" office:value-type="float" office:value="1.32479699753443E-295" calcext:value-type="float">
            <text:p>0.000</text:p>
          </table:table-cell>
          <table:table-cell table:formula="of:=[.D230]-[.E230]" office:value-type="float" office:value="1.20964156621029E-293" calcext:value-type="float">
            <text:p>0.000</text:p>
          </table:table-cell>
          <table:table-cell table:formula="of:=IF(([.G229]-[.F229]-[.H230]) &gt; 0; ([.G229]-[.F229]-[.H230]); 0)" office:value-type="float" office:value="1.22288953618563E-29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0]+1" office:value-type="float" office:value="216" calcext:value-type="float">
            <text:p>216</text:p>
          </table:table-cell>
          <table:table-cell table:formula="of:=IF([.G231] &gt;=[.$B$7]; [.$B$7];[.G231])" office:value-type="float" office:value="1.32479699753443E-295" calcext:value-type="float">
            <text:p>0.000</text:p>
          </table:table-cell>
          <table:table-cell table:formula="of:=[.G231] * [.$B$4]" office:value-type="float" office:value="1.43519674732896E-297" calcext:value-type="float">
            <text:p>0.000</text:p>
          </table:table-cell>
          <table:table-cell table:formula="of:=[.D231]-[.E231]" office:value-type="float" office:value="1.31044503006114E-295" calcext:value-type="float">
            <text:p>0.000</text:p>
          </table:table-cell>
          <table:table-cell table:formula="of:=IF(([.G230]-[.F230]-[.H231]) &gt; 0; ([.G230]-[.F230]-[.H231]); 0)" office:value-type="float" office:value="1.32479699753443E-29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1]+1" office:value-type="float" office:value="217" calcext:value-type="float">
            <text:p>217</text:p>
          </table:table-cell>
          <table:table-cell table:formula="of:=IF([.G232] &gt;=[.$B$7]; [.$B$7];[.G232])" office:value-type="float" office:value="1.43519674732896E-297" calcext:value-type="float">
            <text:p>0.000</text:p>
          </table:table-cell>
          <table:table-cell table:formula="of:=[.G232] * [.$B$4]" office:value-type="float" office:value="1.55479647627304E-299" calcext:value-type="float">
            <text:p>0.000</text:p>
          </table:table-cell>
          <table:table-cell table:formula="of:=[.D232]-[.E232]" office:value-type="float" office:value="1.41964878256623E-297" calcext:value-type="float">
            <text:p>0.000</text:p>
          </table:table-cell>
          <table:table-cell table:formula="of:=IF(([.G231]-[.F231]-[.H232]) &gt; 0; ([.G231]-[.F231]-[.H232]); 0)" office:value-type="float" office:value="1.43519674732896E-29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2]+1" office:value-type="float" office:value="218" calcext:value-type="float">
            <text:p>218</text:p>
          </table:table-cell>
          <table:table-cell table:formula="of:=IF([.G233] &gt;=[.$B$7]; [.$B$7];[.G233])" office:value-type="float" office:value="1.55479647627305E-299" calcext:value-type="float">
            <text:p>0.000</text:p>
          </table:table-cell>
          <table:table-cell table:formula="of:=[.G233] * [.$B$4]" office:value-type="float" office:value="1.6843628492958E-301" calcext:value-type="float">
            <text:p>0.000</text:p>
          </table:table-cell>
          <table:table-cell table:formula="of:=[.D233]-[.E233]" office:value-type="float" office:value="1.53795284778009E-299" calcext:value-type="float">
            <text:p>0.000</text:p>
          </table:table-cell>
          <table:table-cell table:formula="of:=IF(([.G232]-[.F232]-[.H233]) &gt; 0; ([.G232]-[.F232]-[.H233]); 0)" office:value-type="float" office:value="1.55479647627305E-29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3]+1" office:value-type="float" office:value="219" calcext:value-type="float">
            <text:p>219</text:p>
          </table:table-cell>
          <table:table-cell table:formula="of:=IF([.G234] &gt;=[.$B$7]; [.$B$7];[.G234])" office:value-type="float" office:value="1.6843628492958E-301" calcext:value-type="float">
            <text:p>0.000</text:p>
          </table:table-cell>
          <table:table-cell table:formula="of:=[.G234] * [.$B$4]" office:value-type="float" office:value="1.82472642007045E-303" calcext:value-type="float">
            <text:p>0.000</text:p>
          </table:table-cell>
          <table:table-cell table:formula="of:=[.D234]-[.E234]" office:value-type="float" office:value="1.6661155850951E-301" calcext:value-type="float">
            <text:p>0.000</text:p>
          </table:table-cell>
          <table:table-cell table:formula="of:=IF(([.G233]-[.F233]-[.H234]) &gt; 0; ([.G233]-[.F233]-[.H234]); 0)" office:value-type="float" office:value="1.6843628492958E-30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4]+1" office:value-type="float" office:value="220" calcext:value-type="float">
            <text:p>220</text:p>
          </table:table-cell>
          <table:table-cell table:formula="of:=IF([.G235] &gt;=[.$B$7]; [.$B$7];[.G235])" office:value-type="float" office:value="1.82472642007045E-303" calcext:value-type="float">
            <text:p>0.000</text:p>
          </table:table-cell>
          <table:table-cell table:formula="of:=[.G235] * [.$B$4]" office:value-type="float" office:value="1.97678695507632E-305" calcext:value-type="float">
            <text:p>0.000</text:p>
          </table:table-cell>
          <table:table-cell table:formula="of:=[.D235]-[.E235]" office:value-type="float" office:value="1.80495855051969E-303" calcext:value-type="float">
            <text:p>0.000</text:p>
          </table:table-cell>
          <table:table-cell table:formula="of:=IF(([.G234]-[.F234]-[.H235]) &gt; 0; ([.G234]-[.F234]-[.H235]); 0)" office:value-type="float" office:value="1.82472642007045E-30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5]+1" office:value-type="float" office:value="221" calcext:value-type="float">
            <text:p>221</text:p>
          </table:table-cell>
          <table:table-cell table:formula="of:=IF([.G236] &gt;=[.$B$7]; [.$B$7];[.G236])" office:value-type="float" office:value="1.97678695507634E-305" calcext:value-type="float">
            <text:p>0.000</text:p>
          </table:table-cell>
          <table:table-cell table:formula="of:=[.G236] * [.$B$4]" office:value-type="float" office:value="2.1415192013327E-307" calcext:value-type="float">
            <text:p>0.000</text:p>
          </table:table-cell>
          <table:table-cell table:formula="of:=[.D236]-[.E236]" office:value-type="float" office:value="1.95537176306301E-305" calcext:value-type="float">
            <text:p>0.000</text:p>
          </table:table-cell>
          <table:table-cell table:formula="of:=IF(([.G235]-[.F235]-[.H236]) &gt; 0; ([.G235]-[.F235]-[.H236]); 0)" office:value-type="float" office:value="1.97678695507634E-30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6]+1" office:value-type="float" office:value="222" calcext:value-type="float">
            <text:p>222</text:p>
          </table:table-cell>
          <table:table-cell table:formula="of:=IF([.G237] &gt;=[.$B$7]; [.$B$7];[.G237])" office:value-type="float" office:value="2.14151920133269E-307" calcext:value-type="float">
            <text:p>0.000</text:p>
          </table:table-cell>
          <table:table-cell table:formula="of:=[.G237] * [.$B$4]" office:value-type="float" office:value="0" calcext:value-type="float">
            <text:p>0.000</text:p>
          </table:table-cell>
          <table:table-cell table:formula="of:=[.D237]-[.E237]" office:value-type="float" office:value="2.11831940998492E-307" calcext:value-type="float">
            <text:p>0.000</text:p>
          </table:table-cell>
          <table:table-cell table:formula="of:=IF(([.G236]-[.F236]-[.H237]) &gt; 0; ([.G236]-[.F236]-[.H237]); 0)" office:value-type="float" office:value="2.14151920133269E-30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7]+1" office:value-type="float" office:value="223" calcext:value-type="float">
            <text:p>223</text:p>
          </table:table-cell>
          <table:table-cell table:formula="of:=IF([.G238] &gt;=[.$B$7]; [.$B$7];[.G238])" office:value-type="float" office:value="0" calcext:value-type="float">
            <text:p>0.000</text:p>
          </table:table-cell>
          <table:table-cell table:formula="of:=[.G238] * [.$B$4]" office:value-type="float" office:value="0" calcext:value-type="float">
            <text:p>0.000</text:p>
          </table:table-cell>
          <table:table-cell table:formula="of:=[.D238]-[.E238]" office:value-type="float" office:value="0" calcext:value-type="float">
            <text:p>0.000</text:p>
          </table:table-cell>
          <table:table-cell table:formula="of:=IF(([.G237]-[.F237]-[.H238]) &gt; 0; ([.G237]-[.F237]-[.H23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8]+1" office:value-type="float" office:value="224" calcext:value-type="float">
            <text:p>224</text:p>
          </table:table-cell>
          <table:table-cell table:formula="of:=IF([.G239] &gt;=[.$B$7]; [.$B$7];[.G239])" office:value-type="float" office:value="0" calcext:value-type="float">
            <text:p>0.000</text:p>
          </table:table-cell>
          <table:table-cell table:formula="of:=[.G239] * [.$B$4]" office:value-type="float" office:value="0" calcext:value-type="float">
            <text:p>0.000</text:p>
          </table:table-cell>
          <table:table-cell table:formula="of:=[.D239]-[.E239]" office:value-type="float" office:value="0" calcext:value-type="float">
            <text:p>0.000</text:p>
          </table:table-cell>
          <table:table-cell table:formula="of:=IF(([.G238]-[.F238]-[.H239]) &gt; 0; ([.G238]-[.F238]-[.H23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9]+1" office:value-type="float" office:value="225" calcext:value-type="float">
            <text:p>225</text:p>
          </table:table-cell>
          <table:table-cell table:formula="of:=IF([.G240] &gt;=[.$B$7]; [.$B$7];[.G240])" office:value-type="float" office:value="0" calcext:value-type="float">
            <text:p>0.000</text:p>
          </table:table-cell>
          <table:table-cell table:formula="of:=[.G240] * [.$B$4]" office:value-type="float" office:value="0" calcext:value-type="float">
            <text:p>0.000</text:p>
          </table:table-cell>
          <table:table-cell table:formula="of:=[.D240]-[.E240]" office:value-type="float" office:value="0" calcext:value-type="float">
            <text:p>0.000</text:p>
          </table:table-cell>
          <table:table-cell table:formula="of:=IF(([.G239]-[.F239]-[.H240]) &gt; 0; ([.G239]-[.F239]-[.H24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0]+1" office:value-type="float" office:value="226" calcext:value-type="float">
            <text:p>226</text:p>
          </table:table-cell>
          <table:table-cell table:formula="of:=IF([.G241] &gt;=[.$B$7]; [.$B$7];[.G241])" office:value-type="float" office:value="0" calcext:value-type="float">
            <text:p>0.000</text:p>
          </table:table-cell>
          <table:table-cell table:formula="of:=[.G241] * [.$B$4]" office:value-type="float" office:value="0" calcext:value-type="float">
            <text:p>0.000</text:p>
          </table:table-cell>
          <table:table-cell table:formula="of:=[.D241]-[.E241]" office:value-type="float" office:value="0" calcext:value-type="float">
            <text:p>0.000</text:p>
          </table:table-cell>
          <table:table-cell table:formula="of:=IF(([.G240]-[.F240]-[.H241]) &gt; 0; ([.G240]-[.F240]-[.H24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1]+1" office:value-type="float" office:value="227" calcext:value-type="float">
            <text:p>227</text:p>
          </table:table-cell>
          <table:table-cell table:formula="of:=IF([.G242] &gt;=[.$B$7]; [.$B$7];[.G242])" office:value-type="float" office:value="0" calcext:value-type="float">
            <text:p>0.000</text:p>
          </table:table-cell>
          <table:table-cell table:formula="of:=[.G242] * [.$B$4]" office:value-type="float" office:value="0" calcext:value-type="float">
            <text:p>0.000</text:p>
          </table:table-cell>
          <table:table-cell table:formula="of:=[.D242]-[.E242]" office:value-type="float" office:value="0" calcext:value-type="float">
            <text:p>0.000</text:p>
          </table:table-cell>
          <table:table-cell table:formula="of:=IF(([.G241]-[.F241]-[.H242]) &gt; 0; ([.G241]-[.F241]-[.H24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2]+1" office:value-type="float" office:value="228" calcext:value-type="float">
            <text:p>228</text:p>
          </table:table-cell>
          <table:table-cell table:formula="of:=IF([.G243] &gt;=[.$B$7]; [.$B$7];[.G243])" office:value-type="float" office:value="0" calcext:value-type="float">
            <text:p>0.000</text:p>
          </table:table-cell>
          <table:table-cell table:formula="of:=[.G243] * [.$B$4]" office:value-type="float" office:value="0" calcext:value-type="float">
            <text:p>0.000</text:p>
          </table:table-cell>
          <table:table-cell table:formula="of:=[.D243]-[.E243]" office:value-type="float" office:value="0" calcext:value-type="float">
            <text:p>0.000</text:p>
          </table:table-cell>
          <table:table-cell table:formula="of:=IF(([.G242]-[.F242]-[.H243]) &gt; 0; ([.G242]-[.F242]-[.H24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3]+1" office:value-type="float" office:value="229" calcext:value-type="float">
            <text:p>229</text:p>
          </table:table-cell>
          <table:table-cell table:formula="of:=IF([.G244] &gt;=[.$B$7]; [.$B$7];[.G244])" office:value-type="float" office:value="0" calcext:value-type="float">
            <text:p>0.000</text:p>
          </table:table-cell>
          <table:table-cell table:formula="of:=[.G244] * [.$B$4]" office:value-type="float" office:value="0" calcext:value-type="float">
            <text:p>0.000</text:p>
          </table:table-cell>
          <table:table-cell table:formula="of:=[.D244]-[.E244]" office:value-type="float" office:value="0" calcext:value-type="float">
            <text:p>0.000</text:p>
          </table:table-cell>
          <table:table-cell table:formula="of:=IF(([.G243]-[.F243]-[.H244]) &gt; 0; ([.G243]-[.F243]-[.H24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4]+1" office:value-type="float" office:value="230" calcext:value-type="float">
            <text:p>230</text:p>
          </table:table-cell>
          <table:table-cell table:formula="of:=IF([.G245] &gt;=[.$B$7]; [.$B$7];[.G245])" office:value-type="float" office:value="0" calcext:value-type="float">
            <text:p>0.000</text:p>
          </table:table-cell>
          <table:table-cell table:formula="of:=[.G245] * [.$B$4]" office:value-type="float" office:value="0" calcext:value-type="float">
            <text:p>0.000</text:p>
          </table:table-cell>
          <table:table-cell table:formula="of:=[.D245]-[.E245]" office:value-type="float" office:value="0" calcext:value-type="float">
            <text:p>0.000</text:p>
          </table:table-cell>
          <table:table-cell table:formula="of:=IF(([.G244]-[.F244]-[.H245]) &gt; 0; ([.G244]-[.F244]-[.H24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5]+1" office:value-type="float" office:value="231" calcext:value-type="float">
            <text:p>231</text:p>
          </table:table-cell>
          <table:table-cell table:formula="of:=IF([.G246] &gt;=[.$B$7]; [.$B$7];[.G246])" office:value-type="float" office:value="0" calcext:value-type="float">
            <text:p>0.000</text:p>
          </table:table-cell>
          <table:table-cell table:formula="of:=[.G246] * [.$B$4]" office:value-type="float" office:value="0" calcext:value-type="float">
            <text:p>0.000</text:p>
          </table:table-cell>
          <table:table-cell table:formula="of:=[.D246]-[.E246]" office:value-type="float" office:value="0" calcext:value-type="float">
            <text:p>0.000</text:p>
          </table:table-cell>
          <table:table-cell table:formula="of:=IF(([.G245]-[.F245]-[.H246]) &gt; 0; ([.G245]-[.F245]-[.H24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6]+1" office:value-type="float" office:value="232" calcext:value-type="float">
            <text:p>232</text:p>
          </table:table-cell>
          <table:table-cell table:formula="of:=IF([.G247] &gt;=[.$B$7]; [.$B$7];[.G247])" office:value-type="float" office:value="0" calcext:value-type="float">
            <text:p>0.000</text:p>
          </table:table-cell>
          <table:table-cell table:formula="of:=[.G247] * [.$B$4]" office:value-type="float" office:value="0" calcext:value-type="float">
            <text:p>0.000</text:p>
          </table:table-cell>
          <table:table-cell table:formula="of:=[.D247]-[.E247]" office:value-type="float" office:value="0" calcext:value-type="float">
            <text:p>0.000</text:p>
          </table:table-cell>
          <table:table-cell table:formula="of:=IF(([.G246]-[.F246]-[.H247]) &gt; 0; ([.G246]-[.F246]-[.H24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7]+1" office:value-type="float" office:value="233" calcext:value-type="float">
            <text:p>233</text:p>
          </table:table-cell>
          <table:table-cell table:formula="of:=IF([.G248] &gt;=[.$B$7]; [.$B$7];[.G248])" office:value-type="float" office:value="0" calcext:value-type="float">
            <text:p>0.000</text:p>
          </table:table-cell>
          <table:table-cell table:formula="of:=[.G248] * [.$B$4]" office:value-type="float" office:value="0" calcext:value-type="float">
            <text:p>0.000</text:p>
          </table:table-cell>
          <table:table-cell table:formula="of:=[.D248]-[.E248]" office:value-type="float" office:value="0" calcext:value-type="float">
            <text:p>0.000</text:p>
          </table:table-cell>
          <table:table-cell table:formula="of:=IF(([.G247]-[.F247]-[.H248]) &gt; 0; ([.G247]-[.F247]-[.H24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8]+1" office:value-type="float" office:value="234" calcext:value-type="float">
            <text:p>234</text:p>
          </table:table-cell>
          <table:table-cell table:formula="of:=IF([.G249] &gt;=[.$B$7]; [.$B$7];[.G249])" office:value-type="float" office:value="0" calcext:value-type="float">
            <text:p>0.000</text:p>
          </table:table-cell>
          <table:table-cell table:formula="of:=[.G249] * [.$B$4]" office:value-type="float" office:value="0" calcext:value-type="float">
            <text:p>0.000</text:p>
          </table:table-cell>
          <table:table-cell table:formula="of:=[.D249]-[.E249]" office:value-type="float" office:value="0" calcext:value-type="float">
            <text:p>0.000</text:p>
          </table:table-cell>
          <table:table-cell table:formula="of:=IF(([.G248]-[.F248]-[.H249]) &gt; 0; ([.G248]-[.F248]-[.H24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9]+1" office:value-type="float" office:value="235" calcext:value-type="float">
            <text:p>235</text:p>
          </table:table-cell>
          <table:table-cell table:formula="of:=IF([.G250] &gt;=[.$B$7]; [.$B$7];[.G250])" office:value-type="float" office:value="0" calcext:value-type="float">
            <text:p>0.000</text:p>
          </table:table-cell>
          <table:table-cell table:formula="of:=[.G250] * [.$B$4]" office:value-type="float" office:value="0" calcext:value-type="float">
            <text:p>0.000</text:p>
          </table:table-cell>
          <table:table-cell table:formula="of:=[.D250]-[.E250]" office:value-type="float" office:value="0" calcext:value-type="float">
            <text:p>0.000</text:p>
          </table:table-cell>
          <table:table-cell table:formula="of:=IF(([.G249]-[.F249]-[.H250]) &gt; 0; ([.G249]-[.F249]-[.H25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0]+1" office:value-type="float" office:value="236" calcext:value-type="float">
            <text:p>236</text:p>
          </table:table-cell>
          <table:table-cell table:formula="of:=IF([.G251] &gt;=[.$B$7]; [.$B$7];[.G251])" office:value-type="float" office:value="0" calcext:value-type="float">
            <text:p>0.000</text:p>
          </table:table-cell>
          <table:table-cell table:formula="of:=[.G251] * [.$B$4]" office:value-type="float" office:value="0" calcext:value-type="float">
            <text:p>0.000</text:p>
          </table:table-cell>
          <table:table-cell table:formula="of:=[.D251]-[.E251]" office:value-type="float" office:value="0" calcext:value-type="float">
            <text:p>0.000</text:p>
          </table:table-cell>
          <table:table-cell table:formula="of:=IF(([.G250]-[.F250]-[.H251]) &gt; 0; ([.G250]-[.F250]-[.H25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1]+1" office:value-type="float" office:value="237" calcext:value-type="float">
            <text:p>237</text:p>
          </table:table-cell>
          <table:table-cell table:formula="of:=IF([.G252] &gt;=[.$B$7]; [.$B$7];[.G252])" office:value-type="float" office:value="0" calcext:value-type="float">
            <text:p>0.000</text:p>
          </table:table-cell>
          <table:table-cell table:formula="of:=[.G252] * [.$B$4]" office:value-type="float" office:value="0" calcext:value-type="float">
            <text:p>0.000</text:p>
          </table:table-cell>
          <table:table-cell table:formula="of:=[.D252]-[.E252]" office:value-type="float" office:value="0" calcext:value-type="float">
            <text:p>0.000</text:p>
          </table:table-cell>
          <table:table-cell table:formula="of:=IF(([.G251]-[.F251]-[.H252]) &gt; 0; ([.G251]-[.F251]-[.H25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2]+1" office:value-type="float" office:value="238" calcext:value-type="float">
            <text:p>238</text:p>
          </table:table-cell>
          <table:table-cell table:formula="of:=IF([.G253] &gt;=[.$B$7]; [.$B$7];[.G253])" office:value-type="float" office:value="0" calcext:value-type="float">
            <text:p>0.000</text:p>
          </table:table-cell>
          <table:table-cell table:formula="of:=[.G253] * [.$B$4]" office:value-type="float" office:value="0" calcext:value-type="float">
            <text:p>0.000</text:p>
          </table:table-cell>
          <table:table-cell table:formula="of:=[.D253]-[.E253]" office:value-type="float" office:value="0" calcext:value-type="float">
            <text:p>0.000</text:p>
          </table:table-cell>
          <table:table-cell table:formula="of:=IF(([.G252]-[.F252]-[.H253]) &gt; 0; ([.G252]-[.F252]-[.H25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3]+1" office:value-type="float" office:value="239" calcext:value-type="float">
            <text:p>239</text:p>
          </table:table-cell>
          <table:table-cell table:formula="of:=IF([.G254] &gt;=[.$B$7]; [.$B$7];[.G254])" office:value-type="float" office:value="0" calcext:value-type="float">
            <text:p>0.000</text:p>
          </table:table-cell>
          <table:table-cell table:formula="of:=[.G254] * [.$B$4]" office:value-type="float" office:value="0" calcext:value-type="float">
            <text:p>0.000</text:p>
          </table:table-cell>
          <table:table-cell table:formula="of:=[.D254]-[.E254]" office:value-type="float" office:value="0" calcext:value-type="float">
            <text:p>0.000</text:p>
          </table:table-cell>
          <table:table-cell table:formula="of:=IF(([.G253]-[.F253]-[.H254]) &gt; 0; ([.G253]-[.F253]-[.H25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4]+1" office:value-type="float" office:value="240" calcext:value-type="float">
            <text:p>240</text:p>
          </table:table-cell>
          <table:table-cell table:formula="of:=IF([.G255] &gt;=[.$B$7]; [.$B$7];[.G255])" office:value-type="float" office:value="0" calcext:value-type="float">
            <text:p>0.000</text:p>
          </table:table-cell>
          <table:table-cell table:formula="of:=[.G255] * [.$B$4]" office:value-type="float" office:value="0" calcext:value-type="float">
            <text:p>0.000</text:p>
          </table:table-cell>
          <table:table-cell table:formula="of:=[.D255]-[.E255]" office:value-type="float" office:value="0" calcext:value-type="float">
            <text:p>0.000</text:p>
          </table:table-cell>
          <table:table-cell table:formula="of:=IF(([.G254]-[.F254]-[.H255]) &gt; 0; ([.G254]-[.F254]-[.H25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5]+1" office:value-type="float" office:value="241" calcext:value-type="float">
            <text:p>241</text:p>
          </table:table-cell>
          <table:table-cell table:formula="of:=IF([.G256] &gt;=[.$B$7]; [.$B$7];[.G256])" office:value-type="float" office:value="0" calcext:value-type="float">
            <text:p>0.000</text:p>
          </table:table-cell>
          <table:table-cell table:formula="of:=[.G256] * [.$B$4]" office:value-type="float" office:value="0" calcext:value-type="float">
            <text:p>0.000</text:p>
          </table:table-cell>
          <table:table-cell table:formula="of:=[.D256]-[.E256]" office:value-type="float" office:value="0" calcext:value-type="float">
            <text:p>0.000</text:p>
          </table:table-cell>
          <table:table-cell table:formula="of:=IF(([.G255]-[.F255]-[.H256]) &gt; 0; ([.G255]-[.F255]-[.H25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6]+1" office:value-type="float" office:value="242" calcext:value-type="float">
            <text:p>242</text:p>
          </table:table-cell>
          <table:table-cell table:formula="of:=IF([.G257] &gt;=[.$B$7]; [.$B$7];[.G257])" office:value-type="float" office:value="0" calcext:value-type="float">
            <text:p>0.000</text:p>
          </table:table-cell>
          <table:table-cell table:formula="of:=[.G257] * [.$B$4]" office:value-type="float" office:value="0" calcext:value-type="float">
            <text:p>0.000</text:p>
          </table:table-cell>
          <table:table-cell table:formula="of:=[.D257]-[.E257]" office:value-type="float" office:value="0" calcext:value-type="float">
            <text:p>0.000</text:p>
          </table:table-cell>
          <table:table-cell table:formula="of:=IF(([.G256]-[.F256]-[.H257]) &gt; 0; ([.G256]-[.F256]-[.H25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7]+1" office:value-type="float" office:value="243" calcext:value-type="float">
            <text:p>243</text:p>
          </table:table-cell>
          <table:table-cell table:formula="of:=IF([.G258] &gt;=[.$B$7]; [.$B$7];[.G258])" office:value-type="float" office:value="0" calcext:value-type="float">
            <text:p>0.000</text:p>
          </table:table-cell>
          <table:table-cell table:formula="of:=[.G258] * [.$B$4]" office:value-type="float" office:value="0" calcext:value-type="float">
            <text:p>0.000</text:p>
          </table:table-cell>
          <table:table-cell table:formula="of:=[.D258]-[.E258]" office:value-type="float" office:value="0" calcext:value-type="float">
            <text:p>0.000</text:p>
          </table:table-cell>
          <table:table-cell table:formula="of:=IF(([.G257]-[.F257]-[.H258]) &gt; 0; ([.G257]-[.F257]-[.H25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8]+1" office:value-type="float" office:value="244" calcext:value-type="float">
            <text:p>244</text:p>
          </table:table-cell>
          <table:table-cell table:formula="of:=IF([.G259] &gt;=[.$B$7]; [.$B$7];[.G259])" office:value-type="float" office:value="0" calcext:value-type="float">
            <text:p>0.000</text:p>
          </table:table-cell>
          <table:table-cell table:formula="of:=[.G259] * [.$B$4]" office:value-type="float" office:value="0" calcext:value-type="float">
            <text:p>0.000</text:p>
          </table:table-cell>
          <table:table-cell table:formula="of:=[.D259]-[.E259]" office:value-type="float" office:value="0" calcext:value-type="float">
            <text:p>0.000</text:p>
          </table:table-cell>
          <table:table-cell table:formula="of:=IF(([.G258]-[.F258]-[.H259]) &gt; 0; ([.G258]-[.F258]-[.H25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9]+1" office:value-type="float" office:value="245" calcext:value-type="float">
            <text:p>245</text:p>
          </table:table-cell>
          <table:table-cell table:formula="of:=IF([.G260] &gt;=[.$B$7]; [.$B$7];[.G260])" office:value-type="float" office:value="0" calcext:value-type="float">
            <text:p>0.000</text:p>
          </table:table-cell>
          <table:table-cell table:formula="of:=[.G260] * [.$B$4]" office:value-type="float" office:value="0" calcext:value-type="float">
            <text:p>0.000</text:p>
          </table:table-cell>
          <table:table-cell table:formula="of:=[.D260]-[.E260]" office:value-type="float" office:value="0" calcext:value-type="float">
            <text:p>0.000</text:p>
          </table:table-cell>
          <table:table-cell table:formula="of:=IF(([.G259]-[.F259]-[.H260]) &gt; 0; ([.G259]-[.F259]-[.H26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0]+1" office:value-type="float" office:value="246" calcext:value-type="float">
            <text:p>246</text:p>
          </table:table-cell>
          <table:table-cell table:formula="of:=IF([.G261] &gt;=[.$B$7]; [.$B$7];[.G261])" office:value-type="float" office:value="0" calcext:value-type="float">
            <text:p>0.000</text:p>
          </table:table-cell>
          <table:table-cell table:formula="of:=[.G261] * [.$B$4]" office:value-type="float" office:value="0" calcext:value-type="float">
            <text:p>0.000</text:p>
          </table:table-cell>
          <table:table-cell table:formula="of:=[.D261]-[.E261]" office:value-type="float" office:value="0" calcext:value-type="float">
            <text:p>0.000</text:p>
          </table:table-cell>
          <table:table-cell table:formula="of:=IF(([.G260]-[.F260]-[.H261]) &gt; 0; ([.G260]-[.F260]-[.H26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1]+1" office:value-type="float" office:value="247" calcext:value-type="float">
            <text:p>247</text:p>
          </table:table-cell>
          <table:table-cell table:formula="of:=IF([.G262] &gt;=[.$B$7]; [.$B$7];[.G262])" office:value-type="float" office:value="0" calcext:value-type="float">
            <text:p>0.000</text:p>
          </table:table-cell>
          <table:table-cell table:formula="of:=[.G262] * [.$B$4]" office:value-type="float" office:value="0" calcext:value-type="float">
            <text:p>0.000</text:p>
          </table:table-cell>
          <table:table-cell table:formula="of:=[.D262]-[.E262]" office:value-type="float" office:value="0" calcext:value-type="float">
            <text:p>0.000</text:p>
          </table:table-cell>
          <table:table-cell table:formula="of:=IF(([.G261]-[.F261]-[.H262]) &gt; 0; ([.G261]-[.F261]-[.H26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2]+1" office:value-type="float" office:value="248" calcext:value-type="float">
            <text:p>248</text:p>
          </table:table-cell>
          <table:table-cell table:formula="of:=IF([.G263] &gt;=[.$B$7]; [.$B$7];[.G263])" office:value-type="float" office:value="0" calcext:value-type="float">
            <text:p>0.000</text:p>
          </table:table-cell>
          <table:table-cell table:formula="of:=[.G263] * [.$B$4]" office:value-type="float" office:value="0" calcext:value-type="float">
            <text:p>0.000</text:p>
          </table:table-cell>
          <table:table-cell table:formula="of:=[.D263]-[.E263]" office:value-type="float" office:value="0" calcext:value-type="float">
            <text:p>0.000</text:p>
          </table:table-cell>
          <table:table-cell table:formula="of:=IF(([.G262]-[.F262]-[.H263]) &gt; 0; ([.G262]-[.F262]-[.H26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3]+1" office:value-type="float" office:value="249" calcext:value-type="float">
            <text:p>249</text:p>
          </table:table-cell>
          <table:table-cell table:formula="of:=IF([.G264] &gt;=[.$B$7]; [.$B$7];[.G264])" office:value-type="float" office:value="0" calcext:value-type="float">
            <text:p>0.000</text:p>
          </table:table-cell>
          <table:table-cell table:formula="of:=[.G264] * [.$B$4]" office:value-type="float" office:value="0" calcext:value-type="float">
            <text:p>0.000</text:p>
          </table:table-cell>
          <table:table-cell table:formula="of:=[.D264]-[.E264]" office:value-type="float" office:value="0" calcext:value-type="float">
            <text:p>0.000</text:p>
          </table:table-cell>
          <table:table-cell table:formula="of:=IF(([.G263]-[.F263]-[.H264]) &gt; 0; ([.G263]-[.F263]-[.H26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4]+1" office:value-type="float" office:value="250" calcext:value-type="float">
            <text:p>250</text:p>
          </table:table-cell>
          <table:table-cell table:formula="of:=IF([.G265] &gt;=[.$B$7]; [.$B$7];[.G265])" office:value-type="float" office:value="0" calcext:value-type="float">
            <text:p>0.000</text:p>
          </table:table-cell>
          <table:table-cell table:formula="of:=[.G265] * [.$B$4]" office:value-type="float" office:value="0" calcext:value-type="float">
            <text:p>0.000</text:p>
          </table:table-cell>
          <table:table-cell table:formula="of:=[.D265]-[.E265]" office:value-type="float" office:value="0" calcext:value-type="float">
            <text:p>0.000</text:p>
          </table:table-cell>
          <table:table-cell table:formula="of:=IF(([.G264]-[.F264]-[.H265]) &gt; 0; ([.G264]-[.F264]-[.H26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5]+1" office:value-type="float" office:value="251" calcext:value-type="float">
            <text:p>251</text:p>
          </table:table-cell>
          <table:table-cell table:formula="of:=IF([.G266] &gt;=[.$B$7]; [.$B$7];[.G266])" office:value-type="float" office:value="0" calcext:value-type="float">
            <text:p>0.000</text:p>
          </table:table-cell>
          <table:table-cell table:formula="of:=[.G266] * [.$B$4]" office:value-type="float" office:value="0" calcext:value-type="float">
            <text:p>0.000</text:p>
          </table:table-cell>
          <table:table-cell table:formula="of:=[.D266]-[.E266]" office:value-type="float" office:value="0" calcext:value-type="float">
            <text:p>0.000</text:p>
          </table:table-cell>
          <table:table-cell table:formula="of:=IF(([.G265]-[.F265]-[.H266]) &gt; 0; ([.G265]-[.F265]-[.H26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6]+1" office:value-type="float" office:value="252" calcext:value-type="float">
            <text:p>252</text:p>
          </table:table-cell>
          <table:table-cell table:formula="of:=IF([.G267] &gt;=[.$B$7]; [.$B$7];[.G267])" office:value-type="float" office:value="0" calcext:value-type="float">
            <text:p>0.000</text:p>
          </table:table-cell>
          <table:table-cell table:formula="of:=[.G267] * [.$B$4]" office:value-type="float" office:value="0" calcext:value-type="float">
            <text:p>0.000</text:p>
          </table:table-cell>
          <table:table-cell table:formula="of:=[.D267]-[.E267]" office:value-type="float" office:value="0" calcext:value-type="float">
            <text:p>0.000</text:p>
          </table:table-cell>
          <table:table-cell table:formula="of:=IF(([.G266]-[.F266]-[.H267]) &gt; 0; ([.G266]-[.F266]-[.H26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7]+1" office:value-type="float" office:value="253" calcext:value-type="float">
            <text:p>253</text:p>
          </table:table-cell>
          <table:table-cell table:formula="of:=IF([.G268] &gt;=[.$B$7]; [.$B$7];[.G268])" office:value-type="float" office:value="0" calcext:value-type="float">
            <text:p>0.000</text:p>
          </table:table-cell>
          <table:table-cell table:formula="of:=[.G268] * [.$B$4]" office:value-type="float" office:value="0" calcext:value-type="float">
            <text:p>0.000</text:p>
          </table:table-cell>
          <table:table-cell table:formula="of:=[.D268]-[.E268]" office:value-type="float" office:value="0" calcext:value-type="float">
            <text:p>0.000</text:p>
          </table:table-cell>
          <table:table-cell table:formula="of:=IF(([.G267]-[.F267]-[.H268]) &gt; 0; ([.G267]-[.F267]-[.H26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8]+1" office:value-type="float" office:value="254" calcext:value-type="float">
            <text:p>254</text:p>
          </table:table-cell>
          <table:table-cell table:formula="of:=IF([.G269] &gt;=[.$B$7]; [.$B$7];[.G269])" office:value-type="float" office:value="0" calcext:value-type="float">
            <text:p>0.000</text:p>
          </table:table-cell>
          <table:table-cell table:formula="of:=[.G269] * [.$B$4]" office:value-type="float" office:value="0" calcext:value-type="float">
            <text:p>0.000</text:p>
          </table:table-cell>
          <table:table-cell table:formula="of:=[.D269]-[.E269]" office:value-type="float" office:value="0" calcext:value-type="float">
            <text:p>0.000</text:p>
          </table:table-cell>
          <table:table-cell table:formula="of:=IF(([.G268]-[.F268]-[.H269]) &gt; 0; ([.G268]-[.F268]-[.H26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9]+1" office:value-type="float" office:value="255" calcext:value-type="float">
            <text:p>255</text:p>
          </table:table-cell>
          <table:table-cell table:formula="of:=IF([.G270] &gt;=[.$B$7]; [.$B$7];[.G270])" office:value-type="float" office:value="0" calcext:value-type="float">
            <text:p>0.000</text:p>
          </table:table-cell>
          <table:table-cell table:formula="of:=[.G270] * [.$B$4]" office:value-type="float" office:value="0" calcext:value-type="float">
            <text:p>0.000</text:p>
          </table:table-cell>
          <table:table-cell table:formula="of:=[.D270]-[.E270]" office:value-type="float" office:value="0" calcext:value-type="float">
            <text:p>0.000</text:p>
          </table:table-cell>
          <table:table-cell table:formula="of:=IF(([.G269]-[.F269]-[.H270]) &gt; 0; ([.G269]-[.F269]-[.H27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0]+1" office:value-type="float" office:value="256" calcext:value-type="float">
            <text:p>256</text:p>
          </table:table-cell>
          <table:table-cell table:formula="of:=IF([.G271] &gt;=[.$B$7]; [.$B$7];[.G271])" office:value-type="float" office:value="0" calcext:value-type="float">
            <text:p>0.000</text:p>
          </table:table-cell>
          <table:table-cell table:formula="of:=[.G271] * [.$B$4]" office:value-type="float" office:value="0" calcext:value-type="float">
            <text:p>0.000</text:p>
          </table:table-cell>
          <table:table-cell table:formula="of:=[.D271]-[.E271]" office:value-type="float" office:value="0" calcext:value-type="float">
            <text:p>0.000</text:p>
          </table:table-cell>
          <table:table-cell table:formula="of:=IF(([.G270]-[.F270]-[.H271]) &gt; 0; ([.G270]-[.F270]-[.H27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1]+1" office:value-type="float" office:value="257" calcext:value-type="float">
            <text:p>257</text:p>
          </table:table-cell>
          <table:table-cell table:formula="of:=IF([.G272] &gt;=[.$B$7]; [.$B$7];[.G272])" office:value-type="float" office:value="0" calcext:value-type="float">
            <text:p>0.000</text:p>
          </table:table-cell>
          <table:table-cell table:formula="of:=[.G272] * [.$B$4]" office:value-type="float" office:value="0" calcext:value-type="float">
            <text:p>0.000</text:p>
          </table:table-cell>
          <table:table-cell table:formula="of:=[.D272]-[.E272]" office:value-type="float" office:value="0" calcext:value-type="float">
            <text:p>0.000</text:p>
          </table:table-cell>
          <table:table-cell table:formula="of:=IF(([.G271]-[.F271]-[.H272]) &gt; 0; ([.G271]-[.F271]-[.H27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2]+1" office:value-type="float" office:value="258" calcext:value-type="float">
            <text:p>258</text:p>
          </table:table-cell>
          <table:table-cell table:formula="of:=IF([.G273] &gt;=[.$B$7]; [.$B$7];[.G273])" office:value-type="float" office:value="0" calcext:value-type="float">
            <text:p>0.000</text:p>
          </table:table-cell>
          <table:table-cell table:formula="of:=[.G273] * [.$B$4]" office:value-type="float" office:value="0" calcext:value-type="float">
            <text:p>0.000</text:p>
          </table:table-cell>
          <table:table-cell table:formula="of:=[.D273]-[.E273]" office:value-type="float" office:value="0" calcext:value-type="float">
            <text:p>0.000</text:p>
          </table:table-cell>
          <table:table-cell table:formula="of:=IF(([.G272]-[.F272]-[.H273]) &gt; 0; ([.G272]-[.F272]-[.H27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3]+1" office:value-type="float" office:value="259" calcext:value-type="float">
            <text:p>259</text:p>
          </table:table-cell>
          <table:table-cell table:formula="of:=IF([.G274] &gt;=[.$B$7]; [.$B$7];[.G274])" office:value-type="float" office:value="0" calcext:value-type="float">
            <text:p>0.000</text:p>
          </table:table-cell>
          <table:table-cell table:formula="of:=[.G274] * [.$B$4]" office:value-type="float" office:value="0" calcext:value-type="float">
            <text:p>0.000</text:p>
          </table:table-cell>
          <table:table-cell table:formula="of:=[.D274]-[.E274]" office:value-type="float" office:value="0" calcext:value-type="float">
            <text:p>0.000</text:p>
          </table:table-cell>
          <table:table-cell table:formula="of:=IF(([.G273]-[.F273]-[.H274]) &gt; 0; ([.G273]-[.F273]-[.H27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4]+1" office:value-type="float" office:value="260" calcext:value-type="float">
            <text:p>260</text:p>
          </table:table-cell>
          <table:table-cell table:formula="of:=IF([.G275] &gt;=[.$B$7]; [.$B$7];[.G275])" office:value-type="float" office:value="0" calcext:value-type="float">
            <text:p>0.000</text:p>
          </table:table-cell>
          <table:table-cell table:formula="of:=[.G275] * [.$B$4]" office:value-type="float" office:value="0" calcext:value-type="float">
            <text:p>0.000</text:p>
          </table:table-cell>
          <table:table-cell table:formula="of:=[.D275]-[.E275]" office:value-type="float" office:value="0" calcext:value-type="float">
            <text:p>0.000</text:p>
          </table:table-cell>
          <table:table-cell table:formula="of:=IF(([.G274]-[.F274]-[.H275]) &gt; 0; ([.G274]-[.F274]-[.H27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5]+1" office:value-type="float" office:value="261" calcext:value-type="float">
            <text:p>261</text:p>
          </table:table-cell>
          <table:table-cell table:formula="of:=IF([.G276] &gt;=[.$B$7]; [.$B$7];[.G276])" office:value-type="float" office:value="0" calcext:value-type="float">
            <text:p>0.000</text:p>
          </table:table-cell>
          <table:table-cell table:formula="of:=[.G276] * [.$B$4]" office:value-type="float" office:value="0" calcext:value-type="float">
            <text:p>0.000</text:p>
          </table:table-cell>
          <table:table-cell table:formula="of:=[.D276]-[.E276]" office:value-type="float" office:value="0" calcext:value-type="float">
            <text:p>0.000</text:p>
          </table:table-cell>
          <table:table-cell table:formula="of:=IF(([.G275]-[.F275]-[.H276]) &gt; 0; ([.G275]-[.F275]-[.H27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6]+1" office:value-type="float" office:value="262" calcext:value-type="float">
            <text:p>262</text:p>
          </table:table-cell>
          <table:table-cell table:formula="of:=IF([.G277] &gt;=[.$B$7]; [.$B$7];[.G277])" office:value-type="float" office:value="0" calcext:value-type="float">
            <text:p>0.000</text:p>
          </table:table-cell>
          <table:table-cell table:formula="of:=[.G277] * [.$B$4]" office:value-type="float" office:value="0" calcext:value-type="float">
            <text:p>0.000</text:p>
          </table:table-cell>
          <table:table-cell table:formula="of:=[.D277]-[.E277]" office:value-type="float" office:value="0" calcext:value-type="float">
            <text:p>0.000</text:p>
          </table:table-cell>
          <table:table-cell table:formula="of:=IF(([.G276]-[.F276]-[.H277]) &gt; 0; ([.G276]-[.F276]-[.H27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7]+1" office:value-type="float" office:value="263" calcext:value-type="float">
            <text:p>263</text:p>
          </table:table-cell>
          <table:table-cell table:formula="of:=IF([.G278] &gt;=[.$B$7]; [.$B$7];[.G278])" office:value-type="float" office:value="0" calcext:value-type="float">
            <text:p>0.000</text:p>
          </table:table-cell>
          <table:table-cell table:formula="of:=[.G278] * [.$B$4]" office:value-type="float" office:value="0" calcext:value-type="float">
            <text:p>0.000</text:p>
          </table:table-cell>
          <table:table-cell table:formula="of:=[.D278]-[.E278]" office:value-type="float" office:value="0" calcext:value-type="float">
            <text:p>0.000</text:p>
          </table:table-cell>
          <table:table-cell table:formula="of:=IF(([.G277]-[.F277]-[.H278]) &gt; 0; ([.G277]-[.F277]-[.H27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8]+1" office:value-type="float" office:value="264" calcext:value-type="float">
            <text:p>264</text:p>
          </table:table-cell>
          <table:table-cell table:formula="of:=IF([.G279] &gt;=[.$B$7]; [.$B$7];[.G279])" office:value-type="float" office:value="0" calcext:value-type="float">
            <text:p>0.000</text:p>
          </table:table-cell>
          <table:table-cell table:formula="of:=[.G279] * [.$B$4]" office:value-type="float" office:value="0" calcext:value-type="float">
            <text:p>0.000</text:p>
          </table:table-cell>
          <table:table-cell table:formula="of:=[.D279]-[.E279]" office:value-type="float" office:value="0" calcext:value-type="float">
            <text:p>0.000</text:p>
          </table:table-cell>
          <table:table-cell table:formula="of:=IF(([.G278]-[.F278]-[.H279]) &gt; 0; ([.G278]-[.F278]-[.H27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9]+1" office:value-type="float" office:value="265" calcext:value-type="float">
            <text:p>265</text:p>
          </table:table-cell>
          <table:table-cell table:formula="of:=IF([.G280] &gt;=[.$B$7]; [.$B$7];[.G280])" office:value-type="float" office:value="0" calcext:value-type="float">
            <text:p>0.000</text:p>
          </table:table-cell>
          <table:table-cell table:formula="of:=[.G280] * [.$B$4]" office:value-type="float" office:value="0" calcext:value-type="float">
            <text:p>0.000</text:p>
          </table:table-cell>
          <table:table-cell table:formula="of:=[.D280]-[.E280]" office:value-type="float" office:value="0" calcext:value-type="float">
            <text:p>0.000</text:p>
          </table:table-cell>
          <table:table-cell table:formula="of:=IF(([.G279]-[.F279]-[.H280]) &gt; 0; ([.G279]-[.F279]-[.H28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0]+1" office:value-type="float" office:value="266" calcext:value-type="float">
            <text:p>266</text:p>
          </table:table-cell>
          <table:table-cell table:formula="of:=IF([.G281] &gt;=[.$B$7]; [.$B$7];[.G281])" office:value-type="float" office:value="0" calcext:value-type="float">
            <text:p>0.000</text:p>
          </table:table-cell>
          <table:table-cell table:formula="of:=[.G281] * [.$B$4]" office:value-type="float" office:value="0" calcext:value-type="float">
            <text:p>0.000</text:p>
          </table:table-cell>
          <table:table-cell table:formula="of:=[.D281]-[.E281]" office:value-type="float" office:value="0" calcext:value-type="float">
            <text:p>0.000</text:p>
          </table:table-cell>
          <table:table-cell table:formula="of:=IF(([.G280]-[.F280]-[.H281]) &gt; 0; ([.G280]-[.F280]-[.H28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1]+1" office:value-type="float" office:value="267" calcext:value-type="float">
            <text:p>267</text:p>
          </table:table-cell>
          <table:table-cell table:formula="of:=IF([.G282] &gt;=[.$B$7]; [.$B$7];[.G282])" office:value-type="float" office:value="0" calcext:value-type="float">
            <text:p>0.000</text:p>
          </table:table-cell>
          <table:table-cell table:formula="of:=[.G282] * [.$B$4]" office:value-type="float" office:value="0" calcext:value-type="float">
            <text:p>0.000</text:p>
          </table:table-cell>
          <table:table-cell table:formula="of:=[.D282]-[.E282]" office:value-type="float" office:value="0" calcext:value-type="float">
            <text:p>0.000</text:p>
          </table:table-cell>
          <table:table-cell table:formula="of:=IF(([.G281]-[.F281]-[.H282]) &gt; 0; ([.G281]-[.F281]-[.H28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2]+1" office:value-type="float" office:value="268" calcext:value-type="float">
            <text:p>268</text:p>
          </table:table-cell>
          <table:table-cell table:formula="of:=IF([.G283] &gt;=[.$B$7]; [.$B$7];[.G283])" office:value-type="float" office:value="0" calcext:value-type="float">
            <text:p>0.000</text:p>
          </table:table-cell>
          <table:table-cell table:formula="of:=[.G283] * [.$B$4]" office:value-type="float" office:value="0" calcext:value-type="float">
            <text:p>0.000</text:p>
          </table:table-cell>
          <table:table-cell table:formula="of:=[.D283]-[.E283]" office:value-type="float" office:value="0" calcext:value-type="float">
            <text:p>0.000</text:p>
          </table:table-cell>
          <table:table-cell table:formula="of:=IF(([.G282]-[.F282]-[.H283]) &gt; 0; ([.G282]-[.F282]-[.H28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3]+1" office:value-type="float" office:value="269" calcext:value-type="float">
            <text:p>269</text:p>
          </table:table-cell>
          <table:table-cell table:formula="of:=IF([.G284] &gt;=[.$B$7]; [.$B$7];[.G284])" office:value-type="float" office:value="0" calcext:value-type="float">
            <text:p>0.000</text:p>
          </table:table-cell>
          <table:table-cell table:formula="of:=[.G284] * [.$B$4]" office:value-type="float" office:value="0" calcext:value-type="float">
            <text:p>0.000</text:p>
          </table:table-cell>
          <table:table-cell table:formula="of:=[.D284]-[.E284]" office:value-type="float" office:value="0" calcext:value-type="float">
            <text:p>0.000</text:p>
          </table:table-cell>
          <table:table-cell table:formula="of:=IF(([.G283]-[.F283]-[.H284]) &gt; 0; ([.G283]-[.F283]-[.H28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4]+1" office:value-type="float" office:value="270" calcext:value-type="float">
            <text:p>270</text:p>
          </table:table-cell>
          <table:table-cell table:formula="of:=IF([.G285] &gt;=[.$B$7]; [.$B$7];[.G285])" office:value-type="float" office:value="0" calcext:value-type="float">
            <text:p>0.000</text:p>
          </table:table-cell>
          <table:table-cell table:formula="of:=[.G285] * [.$B$4]" office:value-type="float" office:value="0" calcext:value-type="float">
            <text:p>0.000</text:p>
          </table:table-cell>
          <table:table-cell table:formula="of:=[.D285]-[.E285]" office:value-type="float" office:value="0" calcext:value-type="float">
            <text:p>0.000</text:p>
          </table:table-cell>
          <table:table-cell table:formula="of:=IF(([.G284]-[.F284]-[.H285]) &gt; 0; ([.G284]-[.F284]-[.H28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5]+1" office:value-type="float" office:value="271" calcext:value-type="float">
            <text:p>271</text:p>
          </table:table-cell>
          <table:table-cell table:formula="of:=IF([.G286] &gt;=[.$B$7]; [.$B$7];[.G286])" office:value-type="float" office:value="0" calcext:value-type="float">
            <text:p>0.000</text:p>
          </table:table-cell>
          <table:table-cell table:formula="of:=[.G286] * [.$B$4]" office:value-type="float" office:value="0" calcext:value-type="float">
            <text:p>0.000</text:p>
          </table:table-cell>
          <table:table-cell table:formula="of:=[.D286]-[.E286]" office:value-type="float" office:value="0" calcext:value-type="float">
            <text:p>0.000</text:p>
          </table:table-cell>
          <table:table-cell table:formula="of:=IF(([.G285]-[.F285]-[.H286]) &gt; 0; ([.G285]-[.F285]-[.H28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6]+1" office:value-type="float" office:value="272" calcext:value-type="float">
            <text:p>272</text:p>
          </table:table-cell>
          <table:table-cell table:formula="of:=IF([.G287] &gt;=[.$B$7]; [.$B$7];[.G287])" office:value-type="float" office:value="0" calcext:value-type="float">
            <text:p>0.000</text:p>
          </table:table-cell>
          <table:table-cell table:formula="of:=[.G287] * [.$B$4]" office:value-type="float" office:value="0" calcext:value-type="float">
            <text:p>0.000</text:p>
          </table:table-cell>
          <table:table-cell table:formula="of:=[.D287]-[.E287]" office:value-type="float" office:value="0" calcext:value-type="float">
            <text:p>0.000</text:p>
          </table:table-cell>
          <table:table-cell table:formula="of:=IF(([.G286]-[.F286]-[.H287]) &gt; 0; ([.G286]-[.F286]-[.H28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7]+1" office:value-type="float" office:value="273" calcext:value-type="float">
            <text:p>273</text:p>
          </table:table-cell>
          <table:table-cell table:formula="of:=IF([.G288] &gt;=[.$B$7]; [.$B$7];[.G288])" office:value-type="float" office:value="0" calcext:value-type="float">
            <text:p>0.000</text:p>
          </table:table-cell>
          <table:table-cell table:formula="of:=[.G288] * [.$B$4]" office:value-type="float" office:value="0" calcext:value-type="float">
            <text:p>0.000</text:p>
          </table:table-cell>
          <table:table-cell table:formula="of:=[.D288]-[.E288]" office:value-type="float" office:value="0" calcext:value-type="float">
            <text:p>0.000</text:p>
          </table:table-cell>
          <table:table-cell table:formula="of:=IF(([.G287]-[.F287]-[.H288]) &gt; 0; ([.G287]-[.F287]-[.H28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8]+1" office:value-type="float" office:value="274" calcext:value-type="float">
            <text:p>274</text:p>
          </table:table-cell>
          <table:table-cell table:formula="of:=IF([.G289] &gt;=[.$B$7]; [.$B$7];[.G289])" office:value-type="float" office:value="0" calcext:value-type="float">
            <text:p>0.000</text:p>
          </table:table-cell>
          <table:table-cell table:formula="of:=[.G289] * [.$B$4]" office:value-type="float" office:value="0" calcext:value-type="float">
            <text:p>0.000</text:p>
          </table:table-cell>
          <table:table-cell table:formula="of:=[.D289]-[.E289]" office:value-type="float" office:value="0" calcext:value-type="float">
            <text:p>0.000</text:p>
          </table:table-cell>
          <table:table-cell table:formula="of:=IF(([.G288]-[.F288]-[.H289]) &gt; 0; ([.G288]-[.F288]-[.H28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9]+1" office:value-type="float" office:value="275" calcext:value-type="float">
            <text:p>275</text:p>
          </table:table-cell>
          <table:table-cell table:formula="of:=IF([.G290] &gt;=[.$B$7]; [.$B$7];[.G290])" office:value-type="float" office:value="0" calcext:value-type="float">
            <text:p>0.000</text:p>
          </table:table-cell>
          <table:table-cell table:formula="of:=[.G290] * [.$B$4]" office:value-type="float" office:value="0" calcext:value-type="float">
            <text:p>0.000</text:p>
          </table:table-cell>
          <table:table-cell table:formula="of:=[.D290]-[.E290]" office:value-type="float" office:value="0" calcext:value-type="float">
            <text:p>0.000</text:p>
          </table:table-cell>
          <table:table-cell table:formula="of:=IF(([.G289]-[.F289]-[.H290]) &gt; 0; ([.G289]-[.F289]-[.H29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0]+1" office:value-type="float" office:value="276" calcext:value-type="float">
            <text:p>276</text:p>
          </table:table-cell>
          <table:table-cell table:formula="of:=IF([.G291] &gt;=[.$B$7]; [.$B$7];[.G291])" office:value-type="float" office:value="0" calcext:value-type="float">
            <text:p>0.000</text:p>
          </table:table-cell>
          <table:table-cell table:formula="of:=[.G291] * [.$B$4]" office:value-type="float" office:value="0" calcext:value-type="float">
            <text:p>0.000</text:p>
          </table:table-cell>
          <table:table-cell table:formula="of:=[.D291]-[.E291]" office:value-type="float" office:value="0" calcext:value-type="float">
            <text:p>0.000</text:p>
          </table:table-cell>
          <table:table-cell table:formula="of:=IF(([.G290]-[.F290]-[.H291]) &gt; 0; ([.G290]-[.F290]-[.H29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1]+1" office:value-type="float" office:value="277" calcext:value-type="float">
            <text:p>277</text:p>
          </table:table-cell>
          <table:table-cell table:formula="of:=IF([.G292] &gt;=[.$B$7]; [.$B$7];[.G292])" office:value-type="float" office:value="0" calcext:value-type="float">
            <text:p>0.000</text:p>
          </table:table-cell>
          <table:table-cell table:formula="of:=[.G292] * [.$B$4]" office:value-type="float" office:value="0" calcext:value-type="float">
            <text:p>0.000</text:p>
          </table:table-cell>
          <table:table-cell table:formula="of:=[.D292]-[.E292]" office:value-type="float" office:value="0" calcext:value-type="float">
            <text:p>0.000</text:p>
          </table:table-cell>
          <table:table-cell table:formula="of:=IF(([.G291]-[.F291]-[.H292]) &gt; 0; ([.G291]-[.F291]-[.H29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2]+1" office:value-type="float" office:value="278" calcext:value-type="float">
            <text:p>278</text:p>
          </table:table-cell>
          <table:table-cell table:formula="of:=IF([.G293] &gt;=[.$B$7]; [.$B$7];[.G293])" office:value-type="float" office:value="0" calcext:value-type="float">
            <text:p>0.000</text:p>
          </table:table-cell>
          <table:table-cell table:formula="of:=[.G293] * [.$B$4]" office:value-type="float" office:value="0" calcext:value-type="float">
            <text:p>0.000</text:p>
          </table:table-cell>
          <table:table-cell table:formula="of:=[.D293]-[.E293]" office:value-type="float" office:value="0" calcext:value-type="float">
            <text:p>0.000</text:p>
          </table:table-cell>
          <table:table-cell table:formula="of:=IF(([.G292]-[.F292]-[.H293]) &gt; 0; ([.G292]-[.F292]-[.H29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3]+1" office:value-type="float" office:value="279" calcext:value-type="float">
            <text:p>279</text:p>
          </table:table-cell>
          <table:table-cell table:formula="of:=IF([.G294] &gt;=[.$B$7]; [.$B$7];[.G294])" office:value-type="float" office:value="0" calcext:value-type="float">
            <text:p>0.000</text:p>
          </table:table-cell>
          <table:table-cell table:formula="of:=[.G294] * [.$B$4]" office:value-type="float" office:value="0" calcext:value-type="float">
            <text:p>0.000</text:p>
          </table:table-cell>
          <table:table-cell table:formula="of:=[.D294]-[.E294]" office:value-type="float" office:value="0" calcext:value-type="float">
            <text:p>0.000</text:p>
          </table:table-cell>
          <table:table-cell table:formula="of:=IF(([.G293]-[.F293]-[.H294]) &gt; 0; ([.G293]-[.F293]-[.H29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4]+1" office:value-type="float" office:value="280" calcext:value-type="float">
            <text:p>280</text:p>
          </table:table-cell>
          <table:table-cell table:formula="of:=IF([.G295] &gt;=[.$B$7]; [.$B$7];[.G295])" office:value-type="float" office:value="0" calcext:value-type="float">
            <text:p>0.000</text:p>
          </table:table-cell>
          <table:table-cell table:formula="of:=[.G295] * [.$B$4]" office:value-type="float" office:value="0" calcext:value-type="float">
            <text:p>0.000</text:p>
          </table:table-cell>
          <table:table-cell table:formula="of:=[.D295]-[.E295]" office:value-type="float" office:value="0" calcext:value-type="float">
            <text:p>0.000</text:p>
          </table:table-cell>
          <table:table-cell table:formula="of:=IF(([.G294]-[.F294]-[.H295]) &gt; 0; ([.G294]-[.F294]-[.H29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5]+1" office:value-type="float" office:value="281" calcext:value-type="float">
            <text:p>281</text:p>
          </table:table-cell>
          <table:table-cell table:formula="of:=IF([.G296] &gt;=[.$B$7]; [.$B$7];[.G296])" office:value-type="float" office:value="0" calcext:value-type="float">
            <text:p>0.000</text:p>
          </table:table-cell>
          <table:table-cell table:formula="of:=[.G296] * [.$B$4]" office:value-type="float" office:value="0" calcext:value-type="float">
            <text:p>0.000</text:p>
          </table:table-cell>
          <table:table-cell table:formula="of:=[.D296]-[.E296]" office:value-type="float" office:value="0" calcext:value-type="float">
            <text:p>0.000</text:p>
          </table:table-cell>
          <table:table-cell table:formula="of:=IF(([.G295]-[.F295]-[.H296]) &gt; 0; ([.G295]-[.F295]-[.H29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6]+1" office:value-type="float" office:value="282" calcext:value-type="float">
            <text:p>282</text:p>
          </table:table-cell>
          <table:table-cell table:formula="of:=IF([.G297] &gt;=[.$B$7]; [.$B$7];[.G297])" office:value-type="float" office:value="0" calcext:value-type="float">
            <text:p>0.000</text:p>
          </table:table-cell>
          <table:table-cell table:formula="of:=[.G297] * [.$B$4]" office:value-type="float" office:value="0" calcext:value-type="float">
            <text:p>0.000</text:p>
          </table:table-cell>
          <table:table-cell table:formula="of:=[.D297]-[.E297]" office:value-type="float" office:value="0" calcext:value-type="float">
            <text:p>0.000</text:p>
          </table:table-cell>
          <table:table-cell table:formula="of:=IF(([.G296]-[.F296]-[.H297]) &gt; 0; ([.G296]-[.F296]-[.H29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7]+1" office:value-type="float" office:value="283" calcext:value-type="float">
            <text:p>283</text:p>
          </table:table-cell>
          <table:table-cell table:formula="of:=IF([.G298] &gt;=[.$B$7]; [.$B$7];[.G298])" office:value-type="float" office:value="0" calcext:value-type="float">
            <text:p>0.000</text:p>
          </table:table-cell>
          <table:table-cell table:formula="of:=[.G298] * [.$B$4]" office:value-type="float" office:value="0" calcext:value-type="float">
            <text:p>0.000</text:p>
          </table:table-cell>
          <table:table-cell table:formula="of:=[.D298]-[.E298]" office:value-type="float" office:value="0" calcext:value-type="float">
            <text:p>0.000</text:p>
          </table:table-cell>
          <table:table-cell table:formula="of:=IF(([.G297]-[.F297]-[.H298]) &gt; 0; ([.G297]-[.F297]-[.H29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8]+1" office:value-type="float" office:value="284" calcext:value-type="float">
            <text:p>284</text:p>
          </table:table-cell>
          <table:table-cell table:formula="of:=IF([.G299] &gt;=[.$B$7]; [.$B$7];[.G299])" office:value-type="float" office:value="0" calcext:value-type="float">
            <text:p>0.000</text:p>
          </table:table-cell>
          <table:table-cell table:formula="of:=[.G299] * [.$B$4]" office:value-type="float" office:value="0" calcext:value-type="float">
            <text:p>0.000</text:p>
          </table:table-cell>
          <table:table-cell table:formula="of:=[.D299]-[.E299]" office:value-type="float" office:value="0" calcext:value-type="float">
            <text:p>0.000</text:p>
          </table:table-cell>
          <table:table-cell table:formula="of:=IF(([.G298]-[.F298]-[.H299]) &gt; 0; ([.G298]-[.F298]-[.H29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9]+1" office:value-type="float" office:value="285" calcext:value-type="float">
            <text:p>285</text:p>
          </table:table-cell>
          <table:table-cell table:formula="of:=IF([.G300] &gt;=[.$B$7]; [.$B$7];[.G300])" office:value-type="float" office:value="0" calcext:value-type="float">
            <text:p>0.000</text:p>
          </table:table-cell>
          <table:table-cell table:formula="of:=[.G300] * [.$B$4]" office:value-type="float" office:value="0" calcext:value-type="float">
            <text:p>0.000</text:p>
          </table:table-cell>
          <table:table-cell table:formula="of:=[.D300]-[.E300]" office:value-type="float" office:value="0" calcext:value-type="float">
            <text:p>0.000</text:p>
          </table:table-cell>
          <table:table-cell table:formula="of:=IF(([.G299]-[.F299]-[.H300]) &gt; 0; ([.G299]-[.F299]-[.H30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0]+1" office:value-type="float" office:value="286" calcext:value-type="float">
            <text:p>286</text:p>
          </table:table-cell>
          <table:table-cell table:formula="of:=IF([.G301] &gt;=[.$B$7]; [.$B$7];[.G301])" office:value-type="float" office:value="0" calcext:value-type="float">
            <text:p>0.000</text:p>
          </table:table-cell>
          <table:table-cell table:formula="of:=[.G301] * [.$B$4]" office:value-type="float" office:value="0" calcext:value-type="float">
            <text:p>0.000</text:p>
          </table:table-cell>
          <table:table-cell table:formula="of:=[.D301]-[.E301]" office:value-type="float" office:value="0" calcext:value-type="float">
            <text:p>0.000</text:p>
          </table:table-cell>
          <table:table-cell table:formula="of:=IF(([.G300]-[.F300]-[.H301]) &gt; 0; ([.G300]-[.F300]-[.H30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1]+1" office:value-type="float" office:value="287" calcext:value-type="float">
            <text:p>287</text:p>
          </table:table-cell>
          <table:table-cell table:formula="of:=IF([.G302] &gt;=[.$B$7]; [.$B$7];[.G302])" office:value-type="float" office:value="0" calcext:value-type="float">
            <text:p>0.000</text:p>
          </table:table-cell>
          <table:table-cell table:formula="of:=[.G302] * [.$B$4]" office:value-type="float" office:value="0" calcext:value-type="float">
            <text:p>0.000</text:p>
          </table:table-cell>
          <table:table-cell table:formula="of:=[.D302]-[.E302]" office:value-type="float" office:value="0" calcext:value-type="float">
            <text:p>0.000</text:p>
          </table:table-cell>
          <table:table-cell table:formula="of:=IF(([.G301]-[.F301]-[.H302]) &gt; 0; ([.G301]-[.F301]-[.H30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2]+1" office:value-type="float" office:value="288" calcext:value-type="float">
            <text:p>288</text:p>
          </table:table-cell>
          <table:table-cell table:formula="of:=IF([.G303] &gt;=[.$B$7]; [.$B$7];[.G303])" office:value-type="float" office:value="0" calcext:value-type="float">
            <text:p>0.000</text:p>
          </table:table-cell>
          <table:table-cell table:formula="of:=[.G303] * [.$B$4]" office:value-type="float" office:value="0" calcext:value-type="float">
            <text:p>0.000</text:p>
          </table:table-cell>
          <table:table-cell table:formula="of:=[.D303]-[.E303]" office:value-type="float" office:value="0" calcext:value-type="float">
            <text:p>0.000</text:p>
          </table:table-cell>
          <table:table-cell table:formula="of:=IF(([.G302]-[.F302]-[.H303]) &gt; 0; ([.G302]-[.F302]-[.H30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3]+1" office:value-type="float" office:value="289" calcext:value-type="float">
            <text:p>289</text:p>
          </table:table-cell>
          <table:table-cell table:formula="of:=IF([.G304] &gt;=[.$B$7]; [.$B$7];[.G304])" office:value-type="float" office:value="0" calcext:value-type="float">
            <text:p>0.000</text:p>
          </table:table-cell>
          <table:table-cell table:formula="of:=[.G304] * [.$B$4]" office:value-type="float" office:value="0" calcext:value-type="float">
            <text:p>0.000</text:p>
          </table:table-cell>
          <table:table-cell table:formula="of:=[.D304]-[.E304]" office:value-type="float" office:value="0" calcext:value-type="float">
            <text:p>0.000</text:p>
          </table:table-cell>
          <table:table-cell table:formula="of:=IF(([.G303]-[.F303]-[.H304]) &gt; 0; ([.G303]-[.F303]-[.H30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4]+1" office:value-type="float" office:value="290" calcext:value-type="float">
            <text:p>290</text:p>
          </table:table-cell>
          <table:table-cell table:formula="of:=IF([.G305] &gt;=[.$B$7]; [.$B$7];[.G305])" office:value-type="float" office:value="0" calcext:value-type="float">
            <text:p>0.000</text:p>
          </table:table-cell>
          <table:table-cell table:formula="of:=[.G305] * [.$B$4]" office:value-type="float" office:value="0" calcext:value-type="float">
            <text:p>0.000</text:p>
          </table:table-cell>
          <table:table-cell table:formula="of:=[.D305]-[.E305]" office:value-type="float" office:value="0" calcext:value-type="float">
            <text:p>0.000</text:p>
          </table:table-cell>
          <table:table-cell table:formula="of:=IF(([.G304]-[.F304]-[.H305]) &gt; 0; ([.G304]-[.F304]-[.H30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5]+1" office:value-type="float" office:value="291" calcext:value-type="float">
            <text:p>291</text:p>
          </table:table-cell>
          <table:table-cell table:formula="of:=IF([.G306] &gt;=[.$B$7]; [.$B$7];[.G306])" office:value-type="float" office:value="0" calcext:value-type="float">
            <text:p>0.000</text:p>
          </table:table-cell>
          <table:table-cell table:formula="of:=[.G306] * [.$B$4]" office:value-type="float" office:value="0" calcext:value-type="float">
            <text:p>0.000</text:p>
          </table:table-cell>
          <table:table-cell table:formula="of:=[.D306]-[.E306]" office:value-type="float" office:value="0" calcext:value-type="float">
            <text:p>0.000</text:p>
          </table:table-cell>
          <table:table-cell table:formula="of:=IF(([.G305]-[.F305]-[.H306]) &gt; 0; ([.G305]-[.F305]-[.H30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6]+1" office:value-type="float" office:value="292" calcext:value-type="float">
            <text:p>292</text:p>
          </table:table-cell>
          <table:table-cell table:formula="of:=IF([.G307] &gt;=[.$B$7]; [.$B$7];[.G307])" office:value-type="float" office:value="0" calcext:value-type="float">
            <text:p>0.000</text:p>
          </table:table-cell>
          <table:table-cell table:formula="of:=[.G307] * [.$B$4]" office:value-type="float" office:value="0" calcext:value-type="float">
            <text:p>0.000</text:p>
          </table:table-cell>
          <table:table-cell table:formula="of:=[.D307]-[.E307]" office:value-type="float" office:value="0" calcext:value-type="float">
            <text:p>0.000</text:p>
          </table:table-cell>
          <table:table-cell table:formula="of:=IF(([.G306]-[.F306]-[.H307]) &gt; 0; ([.G306]-[.F306]-[.H30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7]+1" office:value-type="float" office:value="293" calcext:value-type="float">
            <text:p>293</text:p>
          </table:table-cell>
          <table:table-cell table:formula="of:=IF([.G308] &gt;=[.$B$7]; [.$B$7];[.G308])" office:value-type="float" office:value="0" calcext:value-type="float">
            <text:p>0.000</text:p>
          </table:table-cell>
          <table:table-cell table:formula="of:=[.G308] * [.$B$4]" office:value-type="float" office:value="0" calcext:value-type="float">
            <text:p>0.000</text:p>
          </table:table-cell>
          <table:table-cell table:formula="of:=[.D308]-[.E308]" office:value-type="float" office:value="0" calcext:value-type="float">
            <text:p>0.000</text:p>
          </table:table-cell>
          <table:table-cell table:formula="of:=IF(([.G307]-[.F307]-[.H308]) &gt; 0; ([.G307]-[.F307]-[.H30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8]+1" office:value-type="float" office:value="294" calcext:value-type="float">
            <text:p>294</text:p>
          </table:table-cell>
          <table:table-cell table:formula="of:=IF([.G309] &gt;=[.$B$7]; [.$B$7];[.G309])" office:value-type="float" office:value="0" calcext:value-type="float">
            <text:p>0.000</text:p>
          </table:table-cell>
          <table:table-cell table:formula="of:=[.G309] * [.$B$4]" office:value-type="float" office:value="0" calcext:value-type="float">
            <text:p>0.000</text:p>
          </table:table-cell>
          <table:table-cell table:formula="of:=[.D309]-[.E309]" office:value-type="float" office:value="0" calcext:value-type="float">
            <text:p>0.000</text:p>
          </table:table-cell>
          <table:table-cell table:formula="of:=IF(([.G308]-[.F308]-[.H309]) &gt; 0; ([.G308]-[.F308]-[.H30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9]+1" office:value-type="float" office:value="295" calcext:value-type="float">
            <text:p>295</text:p>
          </table:table-cell>
          <table:table-cell table:formula="of:=IF([.G310] &gt;=[.$B$7]; [.$B$7];[.G310])" office:value-type="float" office:value="0" calcext:value-type="float">
            <text:p>0.000</text:p>
          </table:table-cell>
          <table:table-cell table:formula="of:=[.G310] * [.$B$4]" office:value-type="float" office:value="0" calcext:value-type="float">
            <text:p>0.000</text:p>
          </table:table-cell>
          <table:table-cell table:formula="of:=[.D310]-[.E310]" office:value-type="float" office:value="0" calcext:value-type="float">
            <text:p>0.000</text:p>
          </table:table-cell>
          <table:table-cell table:formula="of:=IF(([.G309]-[.F309]-[.H310]) &gt; 0; ([.G309]-[.F309]-[.H31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0]+1" office:value-type="float" office:value="296" calcext:value-type="float">
            <text:p>296</text:p>
          </table:table-cell>
          <table:table-cell table:formula="of:=IF([.G311] &gt;=[.$B$7]; [.$B$7];[.G311])" office:value-type="float" office:value="0" calcext:value-type="float">
            <text:p>0.000</text:p>
          </table:table-cell>
          <table:table-cell table:formula="of:=[.G311] * [.$B$4]" office:value-type="float" office:value="0" calcext:value-type="float">
            <text:p>0.000</text:p>
          </table:table-cell>
          <table:table-cell table:formula="of:=[.D311]-[.E311]" office:value-type="float" office:value="0" calcext:value-type="float">
            <text:p>0.000</text:p>
          </table:table-cell>
          <table:table-cell table:formula="of:=IF(([.G310]-[.F310]-[.H311]) &gt; 0; ([.G310]-[.F310]-[.H31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1]+1" office:value-type="float" office:value="297" calcext:value-type="float">
            <text:p>297</text:p>
          </table:table-cell>
          <table:table-cell table:formula="of:=IF([.G312] &gt;=[.$B$7]; [.$B$7];[.G312])" office:value-type="float" office:value="0" calcext:value-type="float">
            <text:p>0.000</text:p>
          </table:table-cell>
          <table:table-cell table:formula="of:=[.G312] * [.$B$4]" office:value-type="float" office:value="0" calcext:value-type="float">
            <text:p>0.000</text:p>
          </table:table-cell>
          <table:table-cell table:formula="of:=[.D312]-[.E312]" office:value-type="float" office:value="0" calcext:value-type="float">
            <text:p>0.000</text:p>
          </table:table-cell>
          <table:table-cell table:formula="of:=IF(([.G311]-[.F311]-[.H312]) &gt; 0; ([.G311]-[.F311]-[.H31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2]+1" office:value-type="float" office:value="298" calcext:value-type="float">
            <text:p>298</text:p>
          </table:table-cell>
          <table:table-cell table:formula="of:=IF([.G313] &gt;=[.$B$7]; [.$B$7];[.G313])" office:value-type="float" office:value="0" calcext:value-type="float">
            <text:p>0.000</text:p>
          </table:table-cell>
          <table:table-cell table:formula="of:=[.G313] * [.$B$4]" office:value-type="float" office:value="0" calcext:value-type="float">
            <text:p>0.000</text:p>
          </table:table-cell>
          <table:table-cell table:formula="of:=[.D313]-[.E313]" office:value-type="float" office:value="0" calcext:value-type="float">
            <text:p>0.000</text:p>
          </table:table-cell>
          <table:table-cell table:formula="of:=IF(([.G312]-[.F312]-[.H313]) &gt; 0; ([.G312]-[.F312]-[.H31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3]+1" office:value-type="float" office:value="299" calcext:value-type="float">
            <text:p>299</text:p>
          </table:table-cell>
          <table:table-cell table:formula="of:=IF([.G314] &gt;=[.$B$7]; [.$B$7];[.G314])" office:value-type="float" office:value="0" calcext:value-type="float">
            <text:p>0.000</text:p>
          </table:table-cell>
          <table:table-cell table:formula="of:=[.G314] * [.$B$4]" office:value-type="float" office:value="0" calcext:value-type="float">
            <text:p>0.000</text:p>
          </table:table-cell>
          <table:table-cell table:formula="of:=[.D314]-[.E314]" office:value-type="float" office:value="0" calcext:value-type="float">
            <text:p>0.000</text:p>
          </table:table-cell>
          <table:table-cell table:formula="of:=IF(([.G313]-[.F313]-[.H314]) &gt; 0; ([.G313]-[.F313]-[.H31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4]+1" office:value-type="float" office:value="300" calcext:value-type="float">
            <text:p>300</text:p>
          </table:table-cell>
          <table:table-cell table:formula="of:=IF([.G315] &gt;=[.$B$7]; [.$B$7];[.G315])" office:value-type="float" office:value="0" calcext:value-type="float">
            <text:p>0.000</text:p>
          </table:table-cell>
          <table:table-cell table:formula="of:=[.G315] * [.$B$4]" office:value-type="float" office:value="0" calcext:value-type="float">
            <text:p>0.000</text:p>
          </table:table-cell>
          <table:table-cell table:formula="of:=[.D315]-[.E315]" office:value-type="float" office:value="0" calcext:value-type="float">
            <text:p>0.000</text:p>
          </table:table-cell>
          <table:table-cell table:formula="of:=IF(([.G314]-[.F314]-[.H315]) &gt; 0; ([.G314]-[.F314]-[.H31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5]+1" office:value-type="float" office:value="301" calcext:value-type="float">
            <text:p>301</text:p>
          </table:table-cell>
          <table:table-cell table:formula="of:=IF([.G316] &gt;=[.$B$7]; [.$B$7];[.G316])" office:value-type="float" office:value="0" calcext:value-type="float">
            <text:p>0.000</text:p>
          </table:table-cell>
          <table:table-cell table:formula="of:=[.G316] * [.$B$4]" office:value-type="float" office:value="0" calcext:value-type="float">
            <text:p>0.000</text:p>
          </table:table-cell>
          <table:table-cell table:formula="of:=[.D316]-[.E316]" office:value-type="float" office:value="0" calcext:value-type="float">
            <text:p>0.000</text:p>
          </table:table-cell>
          <table:table-cell table:formula="of:=IF(([.G315]-[.F315]-[.H316]) &gt; 0; ([.G315]-[.F315]-[.H31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6]+1" office:value-type="float" office:value="302" calcext:value-type="float">
            <text:p>302</text:p>
          </table:table-cell>
          <table:table-cell table:formula="of:=IF([.G317] &gt;=[.$B$7]; [.$B$7];[.G317])" office:value-type="float" office:value="0" calcext:value-type="float">
            <text:p>0.000</text:p>
          </table:table-cell>
          <table:table-cell table:formula="of:=[.G317] * [.$B$4]" office:value-type="float" office:value="0" calcext:value-type="float">
            <text:p>0.000</text:p>
          </table:table-cell>
          <table:table-cell table:formula="of:=[.D317]-[.E317]" office:value-type="float" office:value="0" calcext:value-type="float">
            <text:p>0.000</text:p>
          </table:table-cell>
          <table:table-cell table:formula="of:=IF(([.G316]-[.F316]-[.H317]) &gt; 0; ([.G316]-[.F316]-[.H31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7]+1" office:value-type="float" office:value="303" calcext:value-type="float">
            <text:p>303</text:p>
          </table:table-cell>
          <table:table-cell table:formula="of:=IF([.G318] &gt;=[.$B$7]; [.$B$7];[.G318])" office:value-type="float" office:value="0" calcext:value-type="float">
            <text:p>0.000</text:p>
          </table:table-cell>
          <table:table-cell table:formula="of:=[.G318] * [.$B$4]" office:value-type="float" office:value="0" calcext:value-type="float">
            <text:p>0.000</text:p>
          </table:table-cell>
          <table:table-cell table:formula="of:=[.D318]-[.E318]" office:value-type="float" office:value="0" calcext:value-type="float">
            <text:p>0.000</text:p>
          </table:table-cell>
          <table:table-cell table:formula="of:=IF(([.G317]-[.F317]-[.H318]) &gt; 0; ([.G317]-[.F317]-[.H31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8]+1" office:value-type="float" office:value="304" calcext:value-type="float">
            <text:p>304</text:p>
          </table:table-cell>
          <table:table-cell table:formula="of:=IF([.G319] &gt;=[.$B$7]; [.$B$7];[.G319])" office:value-type="float" office:value="0" calcext:value-type="float">
            <text:p>0.000</text:p>
          </table:table-cell>
          <table:table-cell table:formula="of:=[.G319] * [.$B$4]" office:value-type="float" office:value="0" calcext:value-type="float">
            <text:p>0.000</text:p>
          </table:table-cell>
          <table:table-cell table:formula="of:=[.D319]-[.E319]" office:value-type="float" office:value="0" calcext:value-type="float">
            <text:p>0.000</text:p>
          </table:table-cell>
          <table:table-cell table:formula="of:=IF(([.G318]-[.F318]-[.H319]) &gt; 0; ([.G318]-[.F318]-[.H31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9]+1" office:value-type="float" office:value="305" calcext:value-type="float">
            <text:p>305</text:p>
          </table:table-cell>
          <table:table-cell table:formula="of:=IF([.G320] &gt;=[.$B$7]; [.$B$7];[.G320])" office:value-type="float" office:value="0" calcext:value-type="float">
            <text:p>0.000</text:p>
          </table:table-cell>
          <table:table-cell table:formula="of:=[.G320] * [.$B$4]" office:value-type="float" office:value="0" calcext:value-type="float">
            <text:p>0.000</text:p>
          </table:table-cell>
          <table:table-cell table:formula="of:=[.D320]-[.E320]" office:value-type="float" office:value="0" calcext:value-type="float">
            <text:p>0.000</text:p>
          </table:table-cell>
          <table:table-cell table:formula="of:=IF(([.G319]-[.F319]-[.H320]) &gt; 0; ([.G319]-[.F319]-[.H32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0]+1" office:value-type="float" office:value="306" calcext:value-type="float">
            <text:p>306</text:p>
          </table:table-cell>
          <table:table-cell table:formula="of:=IF([.G321] &gt;=[.$B$7]; [.$B$7];[.G321])" office:value-type="float" office:value="0" calcext:value-type="float">
            <text:p>0.000</text:p>
          </table:table-cell>
          <table:table-cell table:formula="of:=[.G321] * [.$B$4]" office:value-type="float" office:value="0" calcext:value-type="float">
            <text:p>0.000</text:p>
          </table:table-cell>
          <table:table-cell table:formula="of:=[.D321]-[.E321]" office:value-type="float" office:value="0" calcext:value-type="float">
            <text:p>0.000</text:p>
          </table:table-cell>
          <table:table-cell table:formula="of:=IF(([.G320]-[.F320]-[.H321]) &gt; 0; ([.G320]-[.F320]-[.H32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1]+1" office:value-type="float" office:value="307" calcext:value-type="float">
            <text:p>307</text:p>
          </table:table-cell>
          <table:table-cell table:formula="of:=IF([.G322] &gt;=[.$B$7]; [.$B$7];[.G322])" office:value-type="float" office:value="0" calcext:value-type="float">
            <text:p>0.000</text:p>
          </table:table-cell>
          <table:table-cell table:formula="of:=[.G322] * [.$B$4]" office:value-type="float" office:value="0" calcext:value-type="float">
            <text:p>0.000</text:p>
          </table:table-cell>
          <table:table-cell table:formula="of:=[.D322]-[.E322]" office:value-type="float" office:value="0" calcext:value-type="float">
            <text:p>0.000</text:p>
          </table:table-cell>
          <table:table-cell table:formula="of:=IF(([.G321]-[.F321]-[.H322]) &gt; 0; ([.G321]-[.F321]-[.H32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2]+1" office:value-type="float" office:value="308" calcext:value-type="float">
            <text:p>308</text:p>
          </table:table-cell>
          <table:table-cell table:formula="of:=IF([.G323] &gt;=[.$B$7]; [.$B$7];[.G323])" office:value-type="float" office:value="0" calcext:value-type="float">
            <text:p>0.000</text:p>
          </table:table-cell>
          <table:table-cell table:formula="of:=[.G323] * [.$B$4]" office:value-type="float" office:value="0" calcext:value-type="float">
            <text:p>0.000</text:p>
          </table:table-cell>
          <table:table-cell table:formula="of:=[.D323]-[.E323]" office:value-type="float" office:value="0" calcext:value-type="float">
            <text:p>0.000</text:p>
          </table:table-cell>
          <table:table-cell table:formula="of:=IF(([.G322]-[.F322]-[.H323]) &gt; 0; ([.G322]-[.F322]-[.H32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3]+1" office:value-type="float" office:value="309" calcext:value-type="float">
            <text:p>309</text:p>
          </table:table-cell>
          <table:table-cell table:formula="of:=IF([.G324] &gt;=[.$B$7]; [.$B$7];[.G324])" office:value-type="float" office:value="0" calcext:value-type="float">
            <text:p>0.000</text:p>
          </table:table-cell>
          <table:table-cell table:formula="of:=[.G324] * [.$B$4]" office:value-type="float" office:value="0" calcext:value-type="float">
            <text:p>0.000</text:p>
          </table:table-cell>
          <table:table-cell table:formula="of:=[.D324]-[.E324]" office:value-type="float" office:value="0" calcext:value-type="float">
            <text:p>0.000</text:p>
          </table:table-cell>
          <table:table-cell table:formula="of:=IF(([.G323]-[.F323]-[.H324]) &gt; 0; ([.G323]-[.F323]-[.H32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4]+1" office:value-type="float" office:value="310" calcext:value-type="float">
            <text:p>310</text:p>
          </table:table-cell>
          <table:table-cell table:formula="of:=IF([.G325] &gt;=[.$B$7]; [.$B$7];[.G325])" office:value-type="float" office:value="0" calcext:value-type="float">
            <text:p>0.000</text:p>
          </table:table-cell>
          <table:table-cell table:formula="of:=[.G325] * [.$B$4]" office:value-type="float" office:value="0" calcext:value-type="float">
            <text:p>0.000</text:p>
          </table:table-cell>
          <table:table-cell table:formula="of:=[.D325]-[.E325]" office:value-type="float" office:value="0" calcext:value-type="float">
            <text:p>0.000</text:p>
          </table:table-cell>
          <table:table-cell table:formula="of:=IF(([.G324]-[.F324]-[.H325]) &gt; 0; ([.G324]-[.F324]-[.H32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5]+1" office:value-type="float" office:value="311" calcext:value-type="float">
            <text:p>311</text:p>
          </table:table-cell>
          <table:table-cell table:formula="of:=IF([.G326] &gt;=[.$B$7]; [.$B$7];[.G326])" office:value-type="float" office:value="0" calcext:value-type="float">
            <text:p>0.000</text:p>
          </table:table-cell>
          <table:table-cell table:formula="of:=[.G326] * [.$B$4]" office:value-type="float" office:value="0" calcext:value-type="float">
            <text:p>0.000</text:p>
          </table:table-cell>
          <table:table-cell table:formula="of:=[.D326]-[.E326]" office:value-type="float" office:value="0" calcext:value-type="float">
            <text:p>0.000</text:p>
          </table:table-cell>
          <table:table-cell table:formula="of:=IF(([.G325]-[.F325]-[.H326]) &gt; 0; ([.G325]-[.F325]-[.H32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6]+1" office:value-type="float" office:value="312" calcext:value-type="float">
            <text:p>312</text:p>
          </table:table-cell>
          <table:table-cell table:formula="of:=IF([.G327] &gt;=[.$B$7]; [.$B$7];[.G327])" office:value-type="float" office:value="0" calcext:value-type="float">
            <text:p>0.000</text:p>
          </table:table-cell>
          <table:table-cell table:formula="of:=[.G327] * [.$B$4]" office:value-type="float" office:value="0" calcext:value-type="float">
            <text:p>0.000</text:p>
          </table:table-cell>
          <table:table-cell table:formula="of:=[.D327]-[.E327]" office:value-type="float" office:value="0" calcext:value-type="float">
            <text:p>0.000</text:p>
          </table:table-cell>
          <table:table-cell table:formula="of:=IF(([.G326]-[.F326]-[.H327]) &gt; 0; ([.G326]-[.F326]-[.H32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7]+1" office:value-type="float" office:value="313" calcext:value-type="float">
            <text:p>313</text:p>
          </table:table-cell>
          <table:table-cell table:formula="of:=IF([.G328] &gt;=[.$B$7]; [.$B$7];[.G328])" office:value-type="float" office:value="0" calcext:value-type="float">
            <text:p>0.000</text:p>
          </table:table-cell>
          <table:table-cell table:formula="of:=[.G328] * [.$B$4]" office:value-type="float" office:value="0" calcext:value-type="float">
            <text:p>0.000</text:p>
          </table:table-cell>
          <table:table-cell table:formula="of:=[.D328]-[.E328]" office:value-type="float" office:value="0" calcext:value-type="float">
            <text:p>0.000</text:p>
          </table:table-cell>
          <table:table-cell table:formula="of:=IF(([.G327]-[.F327]-[.H328]) &gt; 0; ([.G327]-[.F327]-[.H32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8]+1" office:value-type="float" office:value="314" calcext:value-type="float">
            <text:p>314</text:p>
          </table:table-cell>
          <table:table-cell table:formula="of:=IF([.G329] &gt;=[.$B$7]; [.$B$7];[.G329])" office:value-type="float" office:value="0" calcext:value-type="float">
            <text:p>0.000</text:p>
          </table:table-cell>
          <table:table-cell table:formula="of:=[.G329] * [.$B$4]" office:value-type="float" office:value="0" calcext:value-type="float">
            <text:p>0.000</text:p>
          </table:table-cell>
          <table:table-cell table:formula="of:=[.D329]-[.E329]" office:value-type="float" office:value="0" calcext:value-type="float">
            <text:p>0.000</text:p>
          </table:table-cell>
          <table:table-cell table:formula="of:=IF(([.G328]-[.F328]-[.H329]) &gt; 0; ([.G328]-[.F328]-[.H32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9]+1" office:value-type="float" office:value="315" calcext:value-type="float">
            <text:p>315</text:p>
          </table:table-cell>
          <table:table-cell table:formula="of:=IF([.G330] &gt;=[.$B$7]; [.$B$7];[.G330])" office:value-type="float" office:value="0" calcext:value-type="float">
            <text:p>0.000</text:p>
          </table:table-cell>
          <table:table-cell table:formula="of:=[.G330] * [.$B$4]" office:value-type="float" office:value="0" calcext:value-type="float">
            <text:p>0.000</text:p>
          </table:table-cell>
          <table:table-cell table:formula="of:=[.D330]-[.E330]" office:value-type="float" office:value="0" calcext:value-type="float">
            <text:p>0.000</text:p>
          </table:table-cell>
          <table:table-cell table:formula="of:=IF(([.G329]-[.F329]-[.H330]) &gt; 0; ([.G329]-[.F329]-[.H33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0]+1" office:value-type="float" office:value="316" calcext:value-type="float">
            <text:p>316</text:p>
          </table:table-cell>
          <table:table-cell table:formula="of:=IF([.G331] &gt;=[.$B$7]; [.$B$7];[.G331])" office:value-type="float" office:value="0" calcext:value-type="float">
            <text:p>0.000</text:p>
          </table:table-cell>
          <table:table-cell table:formula="of:=[.G331] * [.$B$4]" office:value-type="float" office:value="0" calcext:value-type="float">
            <text:p>0.000</text:p>
          </table:table-cell>
          <table:table-cell table:formula="of:=[.D331]-[.E331]" office:value-type="float" office:value="0" calcext:value-type="float">
            <text:p>0.000</text:p>
          </table:table-cell>
          <table:table-cell table:formula="of:=IF(([.G330]-[.F330]-[.H331]) &gt; 0; ([.G330]-[.F330]-[.H33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1]+1" office:value-type="float" office:value="317" calcext:value-type="float">
            <text:p>317</text:p>
          </table:table-cell>
          <table:table-cell table:formula="of:=IF([.G332] &gt;=[.$B$7]; [.$B$7];[.G332])" office:value-type="float" office:value="0" calcext:value-type="float">
            <text:p>0.000</text:p>
          </table:table-cell>
          <table:table-cell table:formula="of:=[.G332] * [.$B$4]" office:value-type="float" office:value="0" calcext:value-type="float">
            <text:p>0.000</text:p>
          </table:table-cell>
          <table:table-cell table:formula="of:=[.D332]-[.E332]" office:value-type="float" office:value="0" calcext:value-type="float">
            <text:p>0.000</text:p>
          </table:table-cell>
          <table:table-cell table:formula="of:=IF(([.G331]-[.F331]-[.H332]) &gt; 0; ([.G331]-[.F331]-[.H33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2]+1" office:value-type="float" office:value="318" calcext:value-type="float">
            <text:p>318</text:p>
          </table:table-cell>
          <table:table-cell table:formula="of:=IF([.G333] &gt;=[.$B$7]; [.$B$7];[.G333])" office:value-type="float" office:value="0" calcext:value-type="float">
            <text:p>0.000</text:p>
          </table:table-cell>
          <table:table-cell table:formula="of:=[.G333] * [.$B$4]" office:value-type="float" office:value="0" calcext:value-type="float">
            <text:p>0.000</text:p>
          </table:table-cell>
          <table:table-cell table:formula="of:=[.D333]-[.E333]" office:value-type="float" office:value="0" calcext:value-type="float">
            <text:p>0.000</text:p>
          </table:table-cell>
          <table:table-cell table:formula="of:=IF(([.G332]-[.F332]-[.H333]) &gt; 0; ([.G332]-[.F332]-[.H33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3]+1" office:value-type="float" office:value="319" calcext:value-type="float">
            <text:p>319</text:p>
          </table:table-cell>
          <table:table-cell table:formula="of:=IF([.G334] &gt;=[.$B$7]; [.$B$7];[.G334])" office:value-type="float" office:value="0" calcext:value-type="float">
            <text:p>0.000</text:p>
          </table:table-cell>
          <table:table-cell table:formula="of:=[.G334] * [.$B$4]" office:value-type="float" office:value="0" calcext:value-type="float">
            <text:p>0.000</text:p>
          </table:table-cell>
          <table:table-cell table:formula="of:=[.D334]-[.E334]" office:value-type="float" office:value="0" calcext:value-type="float">
            <text:p>0.000</text:p>
          </table:table-cell>
          <table:table-cell table:formula="of:=IF(([.G333]-[.F333]-[.H334]) &gt; 0; ([.G333]-[.F333]-[.H33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4]+1" office:value-type="float" office:value="320" calcext:value-type="float">
            <text:p>320</text:p>
          </table:table-cell>
          <table:table-cell table:formula="of:=IF([.G335] &gt;=[.$B$7]; [.$B$7];[.G335])" office:value-type="float" office:value="0" calcext:value-type="float">
            <text:p>0.000</text:p>
          </table:table-cell>
          <table:table-cell table:formula="of:=[.G335] * [.$B$4]" office:value-type="float" office:value="0" calcext:value-type="float">
            <text:p>0.000</text:p>
          </table:table-cell>
          <table:table-cell table:formula="of:=[.D335]-[.E335]" office:value-type="float" office:value="0" calcext:value-type="float">
            <text:p>0.000</text:p>
          </table:table-cell>
          <table:table-cell table:formula="of:=IF(([.G334]-[.F334]-[.H335]) &gt; 0; ([.G334]-[.F334]-[.H33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5]+1" office:value-type="float" office:value="321" calcext:value-type="float">
            <text:p>321</text:p>
          </table:table-cell>
          <table:table-cell table:formula="of:=IF([.G336] &gt;=[.$B$7]; [.$B$7];[.G336])" office:value-type="float" office:value="0" calcext:value-type="float">
            <text:p>0.000</text:p>
          </table:table-cell>
          <table:table-cell table:formula="of:=[.G336] * [.$B$4]" office:value-type="float" office:value="0" calcext:value-type="float">
            <text:p>0.000</text:p>
          </table:table-cell>
          <table:table-cell table:formula="of:=[.D336]-[.E336]" office:value-type="float" office:value="0" calcext:value-type="float">
            <text:p>0.000</text:p>
          </table:table-cell>
          <table:table-cell table:formula="of:=IF(([.G335]-[.F335]-[.H336]) &gt; 0; ([.G335]-[.F335]-[.H33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6]+1" office:value-type="float" office:value="322" calcext:value-type="float">
            <text:p>322</text:p>
          </table:table-cell>
          <table:table-cell table:formula="of:=IF([.G337] &gt;=[.$B$7]; [.$B$7];[.G337])" office:value-type="float" office:value="0" calcext:value-type="float">
            <text:p>0.000</text:p>
          </table:table-cell>
          <table:table-cell table:formula="of:=[.G337] * [.$B$4]" office:value-type="float" office:value="0" calcext:value-type="float">
            <text:p>0.000</text:p>
          </table:table-cell>
          <table:table-cell table:formula="of:=[.D337]-[.E337]" office:value-type="float" office:value="0" calcext:value-type="float">
            <text:p>0.000</text:p>
          </table:table-cell>
          <table:table-cell table:formula="of:=IF(([.G336]-[.F336]-[.H337]) &gt; 0; ([.G336]-[.F336]-[.H33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7]+1" office:value-type="float" office:value="323" calcext:value-type="float">
            <text:p>323</text:p>
          </table:table-cell>
          <table:table-cell table:formula="of:=IF([.G338] &gt;=[.$B$7]; [.$B$7];[.G338])" office:value-type="float" office:value="0" calcext:value-type="float">
            <text:p>0.000</text:p>
          </table:table-cell>
          <table:table-cell table:formula="of:=[.G338] * [.$B$4]" office:value-type="float" office:value="0" calcext:value-type="float">
            <text:p>0.000</text:p>
          </table:table-cell>
          <table:table-cell table:formula="of:=[.D338]-[.E338]" office:value-type="float" office:value="0" calcext:value-type="float">
            <text:p>0.000</text:p>
          </table:table-cell>
          <table:table-cell table:formula="of:=IF(([.G337]-[.F337]-[.H338]) &gt; 0; ([.G337]-[.F337]-[.H33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8]+1" office:value-type="float" office:value="324" calcext:value-type="float">
            <text:p>324</text:p>
          </table:table-cell>
          <table:table-cell table:formula="of:=IF([.G339] &gt;=[.$B$7]; [.$B$7];[.G339])" office:value-type="float" office:value="0" calcext:value-type="float">
            <text:p>0.000</text:p>
          </table:table-cell>
          <table:table-cell table:formula="of:=[.G339] * [.$B$4]" office:value-type="float" office:value="0" calcext:value-type="float">
            <text:p>0.000</text:p>
          </table:table-cell>
          <table:table-cell table:formula="of:=[.D339]-[.E339]" office:value-type="float" office:value="0" calcext:value-type="float">
            <text:p>0.000</text:p>
          </table:table-cell>
          <table:table-cell table:formula="of:=IF(([.G338]-[.F338]-[.H339]) &gt; 0; ([.G338]-[.F338]-[.H33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9]+1" office:value-type="float" office:value="325" calcext:value-type="float">
            <text:p>325</text:p>
          </table:table-cell>
          <table:table-cell table:formula="of:=IF([.G340] &gt;=[.$B$7]; [.$B$7];[.G340])" office:value-type="float" office:value="0" calcext:value-type="float">
            <text:p>0.000</text:p>
          </table:table-cell>
          <table:table-cell table:formula="of:=[.G340] * [.$B$4]" office:value-type="float" office:value="0" calcext:value-type="float">
            <text:p>0.000</text:p>
          </table:table-cell>
          <table:table-cell table:formula="of:=[.D340]-[.E340]" office:value-type="float" office:value="0" calcext:value-type="float">
            <text:p>0.000</text:p>
          </table:table-cell>
          <table:table-cell table:formula="of:=IF(([.G339]-[.F339]-[.H340]) &gt; 0; ([.G339]-[.F339]-[.H34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0]+1" office:value-type="float" office:value="326" calcext:value-type="float">
            <text:p>326</text:p>
          </table:table-cell>
          <table:table-cell table:formula="of:=IF([.G341] &gt;=[.$B$7]; [.$B$7];[.G341])" office:value-type="float" office:value="0" calcext:value-type="float">
            <text:p>0.000</text:p>
          </table:table-cell>
          <table:table-cell table:formula="of:=[.G341] * [.$B$4]" office:value-type="float" office:value="0" calcext:value-type="float">
            <text:p>0.000</text:p>
          </table:table-cell>
          <table:table-cell table:formula="of:=[.D341]-[.E341]" office:value-type="float" office:value="0" calcext:value-type="float">
            <text:p>0.000</text:p>
          </table:table-cell>
          <table:table-cell table:formula="of:=IF(([.G340]-[.F340]-[.H341]) &gt; 0; ([.G340]-[.F340]-[.H34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1]+1" office:value-type="float" office:value="327" calcext:value-type="float">
            <text:p>327</text:p>
          </table:table-cell>
          <table:table-cell table:formula="of:=IF([.G342] &gt;=[.$B$7]; [.$B$7];[.G342])" office:value-type="float" office:value="0" calcext:value-type="float">
            <text:p>0.000</text:p>
          </table:table-cell>
          <table:table-cell table:formula="of:=[.G342] * [.$B$4]" office:value-type="float" office:value="0" calcext:value-type="float">
            <text:p>0.000</text:p>
          </table:table-cell>
          <table:table-cell table:formula="of:=[.D342]-[.E342]" office:value-type="float" office:value="0" calcext:value-type="float">
            <text:p>0.000</text:p>
          </table:table-cell>
          <table:table-cell table:formula="of:=IF(([.G341]-[.F341]-[.H342]) &gt; 0; ([.G341]-[.F341]-[.H34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2]+1" office:value-type="float" office:value="328" calcext:value-type="float">
            <text:p>328</text:p>
          </table:table-cell>
          <table:table-cell table:formula="of:=IF([.G343] &gt;=[.$B$7]; [.$B$7];[.G343])" office:value-type="float" office:value="0" calcext:value-type="float">
            <text:p>0.000</text:p>
          </table:table-cell>
          <table:table-cell table:formula="of:=[.G343] * [.$B$4]" office:value-type="float" office:value="0" calcext:value-type="float">
            <text:p>0.000</text:p>
          </table:table-cell>
          <table:table-cell table:formula="of:=[.D343]-[.E343]" office:value-type="float" office:value="0" calcext:value-type="float">
            <text:p>0.000</text:p>
          </table:table-cell>
          <table:table-cell table:formula="of:=IF(([.G342]-[.F342]-[.H343]) &gt; 0; ([.G342]-[.F342]-[.H34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3]+1" office:value-type="float" office:value="329" calcext:value-type="float">
            <text:p>329</text:p>
          </table:table-cell>
          <table:table-cell table:formula="of:=IF([.G344] &gt;=[.$B$7]; [.$B$7];[.G344])" office:value-type="float" office:value="0" calcext:value-type="float">
            <text:p>0.000</text:p>
          </table:table-cell>
          <table:table-cell table:formula="of:=[.G344] * [.$B$4]" office:value-type="float" office:value="0" calcext:value-type="float">
            <text:p>0.000</text:p>
          </table:table-cell>
          <table:table-cell table:formula="of:=[.D344]-[.E344]" office:value-type="float" office:value="0" calcext:value-type="float">
            <text:p>0.000</text:p>
          </table:table-cell>
          <table:table-cell table:formula="of:=IF(([.G343]-[.F343]-[.H344]) &gt; 0; ([.G343]-[.F343]-[.H34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4]+1" office:value-type="float" office:value="330" calcext:value-type="float">
            <text:p>330</text:p>
          </table:table-cell>
          <table:table-cell table:formula="of:=IF([.G345] &gt;=[.$B$7]; [.$B$7];[.G345])" office:value-type="float" office:value="0" calcext:value-type="float">
            <text:p>0.000</text:p>
          </table:table-cell>
          <table:table-cell table:formula="of:=[.G345] * [.$B$4]" office:value-type="float" office:value="0" calcext:value-type="float">
            <text:p>0.000</text:p>
          </table:table-cell>
          <table:table-cell table:formula="of:=[.D345]-[.E345]" office:value-type="float" office:value="0" calcext:value-type="float">
            <text:p>0.000</text:p>
          </table:table-cell>
          <table:table-cell table:formula="of:=IF(([.G344]-[.F344]-[.H345]) &gt; 0; ([.G344]-[.F344]-[.H34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5]+1" office:value-type="float" office:value="331" calcext:value-type="float">
            <text:p>331</text:p>
          </table:table-cell>
          <table:table-cell table:formula="of:=IF([.G346] &gt;=[.$B$7]; [.$B$7];[.G346])" office:value-type="float" office:value="0" calcext:value-type="float">
            <text:p>0.000</text:p>
          </table:table-cell>
          <table:table-cell table:formula="of:=[.G346] * [.$B$4]" office:value-type="float" office:value="0" calcext:value-type="float">
            <text:p>0.000</text:p>
          </table:table-cell>
          <table:table-cell table:formula="of:=[.D346]-[.E346]" office:value-type="float" office:value="0" calcext:value-type="float">
            <text:p>0.000</text:p>
          </table:table-cell>
          <table:table-cell table:formula="of:=IF(([.G345]-[.F345]-[.H346]) &gt; 0; ([.G345]-[.F345]-[.H34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6]+1" office:value-type="float" office:value="332" calcext:value-type="float">
            <text:p>332</text:p>
          </table:table-cell>
          <table:table-cell table:formula="of:=IF([.G347] &gt;=[.$B$7]; [.$B$7];[.G347])" office:value-type="float" office:value="0" calcext:value-type="float">
            <text:p>0.000</text:p>
          </table:table-cell>
          <table:table-cell table:formula="of:=[.G347] * [.$B$4]" office:value-type="float" office:value="0" calcext:value-type="float">
            <text:p>0.000</text:p>
          </table:table-cell>
          <table:table-cell table:formula="of:=[.D347]-[.E347]" office:value-type="float" office:value="0" calcext:value-type="float">
            <text:p>0.000</text:p>
          </table:table-cell>
          <table:table-cell table:formula="of:=IF(([.G346]-[.F346]-[.H347]) &gt; 0; ([.G346]-[.F346]-[.H34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7]+1" office:value-type="float" office:value="333" calcext:value-type="float">
            <text:p>333</text:p>
          </table:table-cell>
          <table:table-cell table:formula="of:=IF([.G348] &gt;=[.$B$7]; [.$B$7];[.G348])" office:value-type="float" office:value="0" calcext:value-type="float">
            <text:p>0.000</text:p>
          </table:table-cell>
          <table:table-cell table:formula="of:=[.G348] * [.$B$4]" office:value-type="float" office:value="0" calcext:value-type="float">
            <text:p>0.000</text:p>
          </table:table-cell>
          <table:table-cell table:formula="of:=[.D348]-[.E348]" office:value-type="float" office:value="0" calcext:value-type="float">
            <text:p>0.000</text:p>
          </table:table-cell>
          <table:table-cell table:formula="of:=IF(([.G347]-[.F347]-[.H348]) &gt; 0; ([.G347]-[.F347]-[.H34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8]+1" office:value-type="float" office:value="334" calcext:value-type="float">
            <text:p>334</text:p>
          </table:table-cell>
          <table:table-cell table:formula="of:=IF([.G349] &gt;=[.$B$7]; [.$B$7];[.G349])" office:value-type="float" office:value="0" calcext:value-type="float">
            <text:p>0.000</text:p>
          </table:table-cell>
          <table:table-cell table:formula="of:=[.G349] * [.$B$4]" office:value-type="float" office:value="0" calcext:value-type="float">
            <text:p>0.000</text:p>
          </table:table-cell>
          <table:table-cell table:formula="of:=[.D349]-[.E349]" office:value-type="float" office:value="0" calcext:value-type="float">
            <text:p>0.000</text:p>
          </table:table-cell>
          <table:table-cell table:formula="of:=IF(([.G348]-[.F348]-[.H349]) &gt; 0; ([.G348]-[.F348]-[.H34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9]+1" office:value-type="float" office:value="335" calcext:value-type="float">
            <text:p>335</text:p>
          </table:table-cell>
          <table:table-cell table:formula="of:=IF([.G350] &gt;=[.$B$7]; [.$B$7];[.G350])" office:value-type="float" office:value="0" calcext:value-type="float">
            <text:p>0.000</text:p>
          </table:table-cell>
          <table:table-cell table:formula="of:=[.G350] * [.$B$4]" office:value-type="float" office:value="0" calcext:value-type="float">
            <text:p>0.000</text:p>
          </table:table-cell>
          <table:table-cell table:formula="of:=[.D350]-[.E350]" office:value-type="float" office:value="0" calcext:value-type="float">
            <text:p>0.000</text:p>
          </table:table-cell>
          <table:table-cell table:formula="of:=IF(([.G349]-[.F349]-[.H350]) &gt; 0; ([.G349]-[.F349]-[.H35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0]+1" office:value-type="float" office:value="336" calcext:value-type="float">
            <text:p>336</text:p>
          </table:table-cell>
          <table:table-cell table:formula="of:=IF([.G351] &gt;=[.$B$7]; [.$B$7];[.G351])" office:value-type="float" office:value="0" calcext:value-type="float">
            <text:p>0.000</text:p>
          </table:table-cell>
          <table:table-cell table:formula="of:=[.G351] * [.$B$4]" office:value-type="float" office:value="0" calcext:value-type="float">
            <text:p>0.000</text:p>
          </table:table-cell>
          <table:table-cell table:formula="of:=[.D351]-[.E351]" office:value-type="float" office:value="0" calcext:value-type="float">
            <text:p>0.000</text:p>
          </table:table-cell>
          <table:table-cell table:formula="of:=IF(([.G350]-[.F350]-[.H351]) &gt; 0; ([.G350]-[.F350]-[.H35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1]+1" office:value-type="float" office:value="337" calcext:value-type="float">
            <text:p>337</text:p>
          </table:table-cell>
          <table:table-cell table:formula="of:=IF([.G352] &gt;=[.$B$7]; [.$B$7];[.G352])" office:value-type="float" office:value="0" calcext:value-type="float">
            <text:p>0.000</text:p>
          </table:table-cell>
          <table:table-cell table:formula="of:=[.G352] * [.$B$4]" office:value-type="float" office:value="0" calcext:value-type="float">
            <text:p>0.000</text:p>
          </table:table-cell>
          <table:table-cell table:formula="of:=[.D352]-[.E352]" office:value-type="float" office:value="0" calcext:value-type="float">
            <text:p>0.000</text:p>
          </table:table-cell>
          <table:table-cell table:formula="of:=IF(([.G351]-[.F351]-[.H352]) &gt; 0; ([.G351]-[.F351]-[.H35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2]+1" office:value-type="float" office:value="338" calcext:value-type="float">
            <text:p>338</text:p>
          </table:table-cell>
          <table:table-cell table:formula="of:=IF([.G353] &gt;=[.$B$7]; [.$B$7];[.G353])" office:value-type="float" office:value="0" calcext:value-type="float">
            <text:p>0.000</text:p>
          </table:table-cell>
          <table:table-cell table:formula="of:=[.G353] * [.$B$4]" office:value-type="float" office:value="0" calcext:value-type="float">
            <text:p>0.000</text:p>
          </table:table-cell>
          <table:table-cell table:formula="of:=[.D353]-[.E353]" office:value-type="float" office:value="0" calcext:value-type="float">
            <text:p>0.000</text:p>
          </table:table-cell>
          <table:table-cell table:formula="of:=IF(([.G352]-[.F352]-[.H353]) &gt; 0; ([.G352]-[.F352]-[.H35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3]+1" office:value-type="float" office:value="339" calcext:value-type="float">
            <text:p>339</text:p>
          </table:table-cell>
          <table:table-cell table:formula="of:=IF([.G354] &gt;=[.$B$7]; [.$B$7];[.G354])" office:value-type="float" office:value="0" calcext:value-type="float">
            <text:p>0.000</text:p>
          </table:table-cell>
          <table:table-cell table:formula="of:=[.G354] * [.$B$4]" office:value-type="float" office:value="0" calcext:value-type="float">
            <text:p>0.000</text:p>
          </table:table-cell>
          <table:table-cell table:formula="of:=[.D354]-[.E354]" office:value-type="float" office:value="0" calcext:value-type="float">
            <text:p>0.000</text:p>
          </table:table-cell>
          <table:table-cell table:formula="of:=IF(([.G353]-[.F353]-[.H354]) &gt; 0; ([.G353]-[.F353]-[.H35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4]+1" office:value-type="float" office:value="340" calcext:value-type="float">
            <text:p>340</text:p>
          </table:table-cell>
          <table:table-cell table:formula="of:=IF([.G355] &gt;=[.$B$7]; [.$B$7];[.G355])" office:value-type="float" office:value="0" calcext:value-type="float">
            <text:p>0.000</text:p>
          </table:table-cell>
          <table:table-cell table:formula="of:=[.G355] * [.$B$4]" office:value-type="float" office:value="0" calcext:value-type="float">
            <text:p>0.000</text:p>
          </table:table-cell>
          <table:table-cell table:formula="of:=[.D355]-[.E355]" office:value-type="float" office:value="0" calcext:value-type="float">
            <text:p>0.000</text:p>
          </table:table-cell>
          <table:table-cell table:formula="of:=IF(([.G354]-[.F354]-[.H355]) &gt; 0; ([.G354]-[.F354]-[.H35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5]+1" office:value-type="float" office:value="341" calcext:value-type="float">
            <text:p>341</text:p>
          </table:table-cell>
          <table:table-cell table:formula="of:=IF([.G356] &gt;=[.$B$7]; [.$B$7];[.G356])" office:value-type="float" office:value="0" calcext:value-type="float">
            <text:p>0.000</text:p>
          </table:table-cell>
          <table:table-cell table:formula="of:=[.G356] * [.$B$4]" office:value-type="float" office:value="0" calcext:value-type="float">
            <text:p>0.000</text:p>
          </table:table-cell>
          <table:table-cell table:formula="of:=[.D356]-[.E356]" office:value-type="float" office:value="0" calcext:value-type="float">
            <text:p>0.000</text:p>
          </table:table-cell>
          <table:table-cell table:formula="of:=IF(([.G355]-[.F355]-[.H356]) &gt; 0; ([.G355]-[.F355]-[.H35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6]+1" office:value-type="float" office:value="342" calcext:value-type="float">
            <text:p>342</text:p>
          </table:table-cell>
          <table:table-cell table:formula="of:=IF([.G357] &gt;=[.$B$7]; [.$B$7];[.G357])" office:value-type="float" office:value="0" calcext:value-type="float">
            <text:p>0.000</text:p>
          </table:table-cell>
          <table:table-cell table:formula="of:=[.G357] * [.$B$4]" office:value-type="float" office:value="0" calcext:value-type="float">
            <text:p>0.000</text:p>
          </table:table-cell>
          <table:table-cell table:formula="of:=[.D357]-[.E357]" office:value-type="float" office:value="0" calcext:value-type="float">
            <text:p>0.000</text:p>
          </table:table-cell>
          <table:table-cell table:formula="of:=IF(([.G356]-[.F356]-[.H357]) &gt; 0; ([.G356]-[.F356]-[.H35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7]+1" office:value-type="float" office:value="343" calcext:value-type="float">
            <text:p>343</text:p>
          </table:table-cell>
          <table:table-cell table:formula="of:=IF([.G358] &gt;=[.$B$7]; [.$B$7];[.G358])" office:value-type="float" office:value="0" calcext:value-type="float">
            <text:p>0.000</text:p>
          </table:table-cell>
          <table:table-cell table:formula="of:=[.G358] * [.$B$4]" office:value-type="float" office:value="0" calcext:value-type="float">
            <text:p>0.000</text:p>
          </table:table-cell>
          <table:table-cell table:formula="of:=[.D358]-[.E358]" office:value-type="float" office:value="0" calcext:value-type="float">
            <text:p>0.000</text:p>
          </table:table-cell>
          <table:table-cell table:formula="of:=IF(([.G357]-[.F357]-[.H358]) &gt; 0; ([.G357]-[.F357]-[.H35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8]+1" office:value-type="float" office:value="344" calcext:value-type="float">
            <text:p>344</text:p>
          </table:table-cell>
          <table:table-cell table:formula="of:=IF([.G359] &gt;=[.$B$7]; [.$B$7];[.G359])" office:value-type="float" office:value="0" calcext:value-type="float">
            <text:p>0.000</text:p>
          </table:table-cell>
          <table:table-cell table:formula="of:=[.G359] * [.$B$4]" office:value-type="float" office:value="0" calcext:value-type="float">
            <text:p>0.000</text:p>
          </table:table-cell>
          <table:table-cell table:formula="of:=[.D359]-[.E359]" office:value-type="float" office:value="0" calcext:value-type="float">
            <text:p>0.000</text:p>
          </table:table-cell>
          <table:table-cell table:formula="of:=IF(([.G358]-[.F358]-[.H359]) &gt; 0; ([.G358]-[.F358]-[.H35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9]+1" office:value-type="float" office:value="345" calcext:value-type="float">
            <text:p>345</text:p>
          </table:table-cell>
          <table:table-cell table:formula="of:=IF([.G360] &gt;=[.$B$7]; [.$B$7];[.G360])" office:value-type="float" office:value="0" calcext:value-type="float">
            <text:p>0.000</text:p>
          </table:table-cell>
          <table:table-cell table:formula="of:=[.G360] * [.$B$4]" office:value-type="float" office:value="0" calcext:value-type="float">
            <text:p>0.000</text:p>
          </table:table-cell>
          <table:table-cell table:formula="of:=[.D360]-[.E360]" office:value-type="float" office:value="0" calcext:value-type="float">
            <text:p>0.000</text:p>
          </table:table-cell>
          <table:table-cell table:formula="of:=IF(([.G359]-[.F359]-[.H360]) &gt; 0; ([.G359]-[.F359]-[.H36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0]+1" office:value-type="float" office:value="346" calcext:value-type="float">
            <text:p>346</text:p>
          </table:table-cell>
          <table:table-cell table:formula="of:=IF([.G361] &gt;=[.$B$7]; [.$B$7];[.G361])" office:value-type="float" office:value="0" calcext:value-type="float">
            <text:p>0.000</text:p>
          </table:table-cell>
          <table:table-cell table:formula="of:=[.G361] * [.$B$4]" office:value-type="float" office:value="0" calcext:value-type="float">
            <text:p>0.000</text:p>
          </table:table-cell>
          <table:table-cell table:formula="of:=[.D361]-[.E361]" office:value-type="float" office:value="0" calcext:value-type="float">
            <text:p>0.000</text:p>
          </table:table-cell>
          <table:table-cell table:formula="of:=IF(([.G360]-[.F360]-[.H361]) &gt; 0; ([.G360]-[.F360]-[.H36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1]+1" office:value-type="float" office:value="347" calcext:value-type="float">
            <text:p>347</text:p>
          </table:table-cell>
          <table:table-cell table:formula="of:=IF([.G362] &gt;=[.$B$7]; [.$B$7];[.G362])" office:value-type="float" office:value="0" calcext:value-type="float">
            <text:p>0.000</text:p>
          </table:table-cell>
          <table:table-cell table:formula="of:=[.G362] * [.$B$4]" office:value-type="float" office:value="0" calcext:value-type="float">
            <text:p>0.000</text:p>
          </table:table-cell>
          <table:table-cell table:formula="of:=[.D362]-[.E362]" office:value-type="float" office:value="0" calcext:value-type="float">
            <text:p>0.000</text:p>
          </table:table-cell>
          <table:table-cell table:formula="of:=IF(([.G361]-[.F361]-[.H362]) &gt; 0; ([.G361]-[.F361]-[.H36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2]+1" office:value-type="float" office:value="348" calcext:value-type="float">
            <text:p>348</text:p>
          </table:table-cell>
          <table:table-cell table:formula="of:=IF([.G363] &gt;=[.$B$7]; [.$B$7];[.G363])" office:value-type="float" office:value="0" calcext:value-type="float">
            <text:p>0.000</text:p>
          </table:table-cell>
          <table:table-cell table:formula="of:=[.G363] * [.$B$4]" office:value-type="float" office:value="0" calcext:value-type="float">
            <text:p>0.000</text:p>
          </table:table-cell>
          <table:table-cell table:formula="of:=[.D363]-[.E363]" office:value-type="float" office:value="0" calcext:value-type="float">
            <text:p>0.000</text:p>
          </table:table-cell>
          <table:table-cell table:formula="of:=IF(([.G362]-[.F362]-[.H363]) &gt; 0; ([.G362]-[.F362]-[.H36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3]+1" office:value-type="float" office:value="349" calcext:value-type="float">
            <text:p>349</text:p>
          </table:table-cell>
          <table:table-cell table:formula="of:=IF([.G364] &gt;=[.$B$7]; [.$B$7];[.G364])" office:value-type="float" office:value="0" calcext:value-type="float">
            <text:p>0.000</text:p>
          </table:table-cell>
          <table:table-cell table:formula="of:=[.G364] * [.$B$4]" office:value-type="float" office:value="0" calcext:value-type="float">
            <text:p>0.000</text:p>
          </table:table-cell>
          <table:table-cell table:formula="of:=[.D364]-[.E364]" office:value-type="float" office:value="0" calcext:value-type="float">
            <text:p>0.000</text:p>
          </table:table-cell>
          <table:table-cell table:formula="of:=IF(([.G363]-[.F363]-[.H364]) &gt; 0; ([.G363]-[.F363]-[.H36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4]+1" office:value-type="float" office:value="350" calcext:value-type="float">
            <text:p>350</text:p>
          </table:table-cell>
          <table:table-cell table:formula="of:=IF([.G365] &gt;=[.$B$7]; [.$B$7];[.G365])" office:value-type="float" office:value="0" calcext:value-type="float">
            <text:p>0.000</text:p>
          </table:table-cell>
          <table:table-cell table:formula="of:=[.G365] * [.$B$4]" office:value-type="float" office:value="0" calcext:value-type="float">
            <text:p>0.000</text:p>
          </table:table-cell>
          <table:table-cell table:formula="of:=[.D365]-[.E365]" office:value-type="float" office:value="0" calcext:value-type="float">
            <text:p>0.000</text:p>
          </table:table-cell>
          <table:table-cell table:formula="of:=IF(([.G364]-[.F364]-[.H365]) &gt; 0; ([.G364]-[.F364]-[.H36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5]+1" office:value-type="float" office:value="351" calcext:value-type="float">
            <text:p>351</text:p>
          </table:table-cell>
          <table:table-cell table:formula="of:=IF([.G366] &gt;=[.$B$7]; [.$B$7];[.G366])" office:value-type="float" office:value="0" calcext:value-type="float">
            <text:p>0.000</text:p>
          </table:table-cell>
          <table:table-cell table:formula="of:=[.G366] * [.$B$4]" office:value-type="float" office:value="0" calcext:value-type="float">
            <text:p>0.000</text:p>
          </table:table-cell>
          <table:table-cell table:formula="of:=[.D366]-[.E366]" office:value-type="float" office:value="0" calcext:value-type="float">
            <text:p>0.000</text:p>
          </table:table-cell>
          <table:table-cell table:formula="of:=IF(([.G365]-[.F365]-[.H366]) &gt; 0; ([.G365]-[.F365]-[.H36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6]+1" office:value-type="float" office:value="352" calcext:value-type="float">
            <text:p>352</text:p>
          </table:table-cell>
          <table:table-cell table:formula="of:=IF([.G367] &gt;=[.$B$7]; [.$B$7];[.G367])" office:value-type="float" office:value="0" calcext:value-type="float">
            <text:p>0.000</text:p>
          </table:table-cell>
          <table:table-cell table:formula="of:=[.G367] * [.$B$4]" office:value-type="float" office:value="0" calcext:value-type="float">
            <text:p>0.000</text:p>
          </table:table-cell>
          <table:table-cell table:formula="of:=[.D367]-[.E367]" office:value-type="float" office:value="0" calcext:value-type="float">
            <text:p>0.000</text:p>
          </table:table-cell>
          <table:table-cell table:formula="of:=IF(([.G366]-[.F366]-[.H367]) &gt; 0; ([.G366]-[.F366]-[.H36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7]+1" office:value-type="float" office:value="353" calcext:value-type="float">
            <text:p>353</text:p>
          </table:table-cell>
          <table:table-cell table:formula="of:=IF([.G368] &gt;=[.$B$7]; [.$B$7];[.G368])" office:value-type="float" office:value="0" calcext:value-type="float">
            <text:p>0.000</text:p>
          </table:table-cell>
          <table:table-cell table:formula="of:=[.G368] * [.$B$4]" office:value-type="float" office:value="0" calcext:value-type="float">
            <text:p>0.000</text:p>
          </table:table-cell>
          <table:table-cell table:formula="of:=[.D368]-[.E368]" office:value-type="float" office:value="0" calcext:value-type="float">
            <text:p>0.000</text:p>
          </table:table-cell>
          <table:table-cell table:formula="of:=IF(([.G367]-[.F367]-[.H368]) &gt; 0; ([.G367]-[.F367]-[.H36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8]+1" office:value-type="float" office:value="354" calcext:value-type="float">
            <text:p>354</text:p>
          </table:table-cell>
          <table:table-cell table:formula="of:=IF([.G369] &gt;=[.$B$7]; [.$B$7];[.G369])" office:value-type="float" office:value="0" calcext:value-type="float">
            <text:p>0.000</text:p>
          </table:table-cell>
          <table:table-cell table:formula="of:=[.G369] * [.$B$4]" office:value-type="float" office:value="0" calcext:value-type="float">
            <text:p>0.000</text:p>
          </table:table-cell>
          <table:table-cell table:formula="of:=[.D369]-[.E369]" office:value-type="float" office:value="0" calcext:value-type="float">
            <text:p>0.000</text:p>
          </table:table-cell>
          <table:table-cell table:formula="of:=IF(([.G368]-[.F368]-[.H369]) &gt; 0; ([.G368]-[.F368]-[.H36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9]+1" office:value-type="float" office:value="355" calcext:value-type="float">
            <text:p>355</text:p>
          </table:table-cell>
          <table:table-cell table:formula="of:=IF([.G370] &gt;=[.$B$7]; [.$B$7];[.G370])" office:value-type="float" office:value="0" calcext:value-type="float">
            <text:p>0.000</text:p>
          </table:table-cell>
          <table:table-cell table:formula="of:=[.G370] * [.$B$4]" office:value-type="float" office:value="0" calcext:value-type="float">
            <text:p>0.000</text:p>
          </table:table-cell>
          <table:table-cell table:formula="of:=[.D370]-[.E370]" office:value-type="float" office:value="0" calcext:value-type="float">
            <text:p>0.000</text:p>
          </table:table-cell>
          <table:table-cell table:formula="of:=IF(([.G369]-[.F369]-[.H370]) &gt; 0; ([.G369]-[.F369]-[.H37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0]+1" office:value-type="float" office:value="356" calcext:value-type="float">
            <text:p>356</text:p>
          </table:table-cell>
          <table:table-cell table:formula="of:=IF([.G371] &gt;=[.$B$7]; [.$B$7];[.G371])" office:value-type="float" office:value="0" calcext:value-type="float">
            <text:p>0.000</text:p>
          </table:table-cell>
          <table:table-cell table:formula="of:=[.G371] * [.$B$4]" office:value-type="float" office:value="0" calcext:value-type="float">
            <text:p>0.000</text:p>
          </table:table-cell>
          <table:table-cell table:formula="of:=[.D371]-[.E371]" office:value-type="float" office:value="0" calcext:value-type="float">
            <text:p>0.000</text:p>
          </table:table-cell>
          <table:table-cell table:formula="of:=IF(([.G370]-[.F370]-[.H371]) &gt; 0; ([.G370]-[.F370]-[.H37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1]+1" office:value-type="float" office:value="357" calcext:value-type="float">
            <text:p>357</text:p>
          </table:table-cell>
          <table:table-cell table:formula="of:=IF([.G372] &gt;=[.$B$7]; [.$B$7];[.G372])" office:value-type="float" office:value="0" calcext:value-type="float">
            <text:p>0.000</text:p>
          </table:table-cell>
          <table:table-cell table:formula="of:=[.G372] * [.$B$4]" office:value-type="float" office:value="0" calcext:value-type="float">
            <text:p>0.000</text:p>
          </table:table-cell>
          <table:table-cell table:formula="of:=[.D372]-[.E372]" office:value-type="float" office:value="0" calcext:value-type="float">
            <text:p>0.000</text:p>
          </table:table-cell>
          <table:table-cell table:formula="of:=IF(([.G371]-[.F371]-[.H372]) &gt; 0; ([.G371]-[.F371]-[.H37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2]+1" office:value-type="float" office:value="358" calcext:value-type="float">
            <text:p>358</text:p>
          </table:table-cell>
          <table:table-cell table:formula="of:=IF([.G373] &gt;=[.$B$7]; [.$B$7];[.G373])" office:value-type="float" office:value="0" calcext:value-type="float">
            <text:p>0.000</text:p>
          </table:table-cell>
          <table:table-cell table:formula="of:=[.G373] * [.$B$4]" office:value-type="float" office:value="0" calcext:value-type="float">
            <text:p>0.000</text:p>
          </table:table-cell>
          <table:table-cell table:formula="of:=[.D373]-[.E373]" office:value-type="float" office:value="0" calcext:value-type="float">
            <text:p>0.000</text:p>
          </table:table-cell>
          <table:table-cell table:formula="of:=IF(([.G372]-[.F372]-[.H373]) &gt; 0; ([.G372]-[.F372]-[.H37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3]+1" office:value-type="float" office:value="359" calcext:value-type="float">
            <text:p>359</text:p>
          </table:table-cell>
          <table:table-cell table:formula="of:=IF([.G374] &gt;=[.$B$7]; [.$B$7];[.G374])" office:value-type="float" office:value="0" calcext:value-type="float">
            <text:p>0.000</text:p>
          </table:table-cell>
          <table:table-cell table:formula="of:=[.G374] * [.$B$4]" office:value-type="float" office:value="0" calcext:value-type="float">
            <text:p>0.000</text:p>
          </table:table-cell>
          <table:table-cell table:formula="of:=[.D374]-[.E374]" office:value-type="float" office:value="0" calcext:value-type="float">
            <text:p>0.000</text:p>
          </table:table-cell>
          <table:table-cell table:formula="of:=IF(([.G373]-[.F373]-[.H374]) &gt; 0; ([.G373]-[.F373]-[.H37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4]+1" office:value-type="float" office:value="360" calcext:value-type="float">
            <text:p>360</text:p>
          </table:table-cell>
          <table:table-cell table:style-name="Default" table:formula="of:=IF([.G375] &gt;=[.$B$7]; [.$B$7];[.G375])" office:value-type="float" office:value="0" calcext:value-type="float">
            <text:p>0</text:p>
          </table:table-cell>
          <table:table-cell table:formula="of:=[.G375] * [.$B$4]" office:value-type="float" office:value="0" calcext:value-type="float">
            <text:p>0.000</text:p>
          </table:table-cell>
          <table:table-cell table:formula="of:=[.D375]-[.E375]" office:value-type="float" office:value="0" calcext:value-type="float">
            <text:p>0.000</text:p>
          </table:table-cell>
          <table:table-cell table:formula="of:=IF(([.G374]-[.F374]-[.H375]) &gt; 0; ([.G374]-[.F374]-[.H375]); 0)" office:value-type="float" office:value="0" calcext:value-type="float">
            <text:p>0.000</text:p>
          </table:table-cell>
          <table:table-cell table:number-columns-repeated="4"/>
        </table:table-row>
      </table:table>
      <table:table table:name="Tes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UP Siz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office:value-type="string" calcext:value-type="string">
            <text:p>No of cup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Volume</text:p>
          </table:table-cell>
          <table:table-cell table:formula="of:=[.C3]*[.C2]/1000" office:value-type="float" office:value="75" calcext:value-type="float">
            <text:p>7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Boond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urd %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d volume</text:p>
          </table:table-cell>
          <table:table-cell table:formula="of:=[.C4]*[.C8]/100" office:value-type="float" office:value="37.5" calcext:value-type="float">
            <text:p>37.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Curd Pr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/>
          <table:table-cell office:value-type="string" calcext:value-type="string">
            <text:p>Total Price</text:p>
          </table:table-cell>
          <table:table-cell table:formula="of:=[.C10]*[.C9]" office:value-type="float" office:value="1875" calcext:value-type="float">
            <text:p>18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 Expense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No of Cups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Volume / cup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er Cup</text:p>
          </table:table-cell>
        </table:table-row>
        <table:table-row table:style-name="ro1">
          <table:table-cell office:value-type="string" calcext:value-type="string">
            <text:p>Curd (ml)</text:p>
          </table:table-cell>
          <table:table-cell office:value-type="float" office:value="75" calcext:value-type="float">
            <text:p>75</text:p>
          </table:table-cell>
          <table:table-cell table:formula="of:=50/1000" office:value-type="float" office:value="0.05" calcext:value-type="float">
            <text:p>0.05</text:p>
          </table:table-cell>
          <table:table-cell table:formula="of:=[.C17]*[.B1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water (ml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]*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ndi (g)</text:p>
          </table:table-cell>
          <table:table-cell office:value-type="float" office:value="30" calcext:value-type="float">
            <text:p>30</text:p>
          </table:table-cell>
          <table:table-cell table:formula="of:=120/1000" office:value-type="float" office:value="0.12" calcext:value-type="float">
            <text:p>0.12</text:p>
          </table:table-cell>
          <table:table-cell table:formula="of:=[.C19]*[.B19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ucumber (g)</text:p>
          </table:table-cell>
          <table:table-cell office:value-type="float" office:value="50" calcext:value-type="float">
            <text:p>50</text:p>
          </table:table-cell>
          <table:table-cell table:formula="of:=25/1000" office:value-type="float" office:value="0.025" calcext:value-type="float">
            <text:p>0.025</text:p>
          </table:table-cell>
          <table:table-cell table:formula="of:=[.C20]*[.B20]" office:value-type="float" office:value="1.25" calcext:value-type="float">
            <text:p>1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formula="of:=SUM([.D17:.D20])" office:value-type="float" office:value="8.6" calcext:value-type="float">
            <text:p>8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otal Cost</text:p>
          </table:table-cell>
          <table:table-cell table:formula="of:=[.D22]*[.B15]"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ice / cup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gin / cup</text:p>
          </table:table-cell>
          <table:table-cell table:formula="of:=[.B25]-[.D22]" office:value-type="float" office:value="21.4" calcext:value-type="float">
            <text:p>21.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gin total</text:p>
          </table:table-cell>
          <table:table-cell table:formula="of:=[.B26]*[.B15]" office:value-type="float" office:value="4280" calcext:value-type="float">
            <text:p>42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o of days / month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Margin / month</text:p>
          </table:table-cell>
          <table:table-cell table:formula="of:=[.B29]*[.B27]/1000" office:value-type="float" office:value="128.4" calcext:value-type="float">
            <text:p>128.4</text:p>
          </table:table-cell>
          <table:table-cell office:value-type="string" calcext:value-type="string">
            <text:p>K</text:p>
          </table:table-cell>
          <table:table-cell/>
        </table:table-row>
      </table:table>
      <table:table table:name="Short vs Long EMI" table:style-name="ta1" table:print="false">
        <table:shapes>
          <draw:frame draw:z-index="0" draw:style-name="gr1" draw:text-style-name="P1" svg:width="6.2988in" svg:height="3.5429in" svg:x="13.8858in" svg:y="0.839in">
            <draw:object draw:notify-on-update-of-ranges="'Short vs Long EMI'.A14:'Short vs Long EMI'.A14 'Short vs Long EMI'.A15:'Short vs Long EMI'.A114 'Short vs Long EMI'.G14:'Short vs Long EMI'.G14 'Short vs Long EMI'.G15:'Short vs Long EMI'.G1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8882in" svg:y="4.6748in">
            <draw:object draw:notify-on-update-of-ranges="'Short vs Long EMI'.A14:'Short vs Long EMI'.A14 'Short vs Long EMI'.A15:'Short vs Long EMI'.A114 'Short vs Long EMI'.C14:'Short vs Long EMI'.C14 'Short vs Long EMI'.C15:'Short vs Long EMI'.C1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23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Loan Detail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incipal</text:p>
          </table:table-cell>
          <table:table-cell table:style-name="ce10" office:value-type="float" office:value="1000000" calcext:value-type="float">
            <text:p>1.00E+06</text:p>
          </table:table-cell>
          <table:table-cell table:number-columns-repeated="5"/>
          <table:table-cell office:value-type="string" calcext:value-type="string">
            <text:p>30 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rest % p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30 years</text:p>
          </table:table-cell>
          <table:table-cell table:formula="of:=[.C44]" office:value-type="float" office:value="8776" calcext:value-type="float">
            <text:p>8776</text:p>
          </table:table-cell>
          <table:table-cell table:formula="of:=[.G3]* 30 * 12" office:value-type="float" office:value="3159360" calcext:value-type="float">
            <text:p>31593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est pm</text:p>
          </table:table-cell>
          <table:table-cell table:formula="of:=[.B3]/1200" office:value-type="float" office:value="0.00833333333333333" calcext:value-type="float">
            <text:p>0.0083333333</text:p>
          </table:table-cell>
          <table:table-cell table:number-columns-repeated="3"/>
          <table:table-cell office:value-type="string" calcext:value-type="string">
            <text:p>35 Yeras</text:p>
          </table:table-cell>
          <table:table-cell table:formula="of:=[.C49]" office:value-type="float" office:value="8597" calcext:value-type="float">
            <text:p>8597</text:p>
          </table:table-cell>
          <table:table-cell table:formula="of:=[.G4]* 30 * 12" office:value-type="float" office:value="3094920" calcext:value-type="float">
            <text:p>3094920</text:p>
          </table:table-cell>
          <table:table-cell table:formula="of:=[.H3]-[.H4]" office:value-type="float" office:value="64440" calcext:value-type="float">
            <text:p>64440</text:p>
          </table:table-cell>
          <table:table-cell/>
        </table:table-row>
        <table:table-row table:style-name="ro2">
          <table:table-cell office:value-type="string" calcext:value-type="string">
            <text:p>Term</text:p>
          </table:table-cell>
          <table:table-cell table:formula="of:=12 * 35" office:value-type="float" office:value="420" calcext:value-type="float">
            <text:p>420</text:p>
          </table:table-cell>
          <table:table-cell table:number-columns-repeated="5"/>
          <table:table-cell table:formula="of:=[.G4]* 5 * 12" office:value-type="float" office:value="515820" calcext:value-type="float">
            <text:p>515820</text:p>
          </table:table-cell>
          <table:table-cell table:number-columns-repeated="2"/>
        </table:table-row>
        <table:table-row table:style-name="ro2">
          <table:table-cell table:style-name="ce11"/>
          <table:table-cell table:number-columns-repeated="9"/>
        </table:table-row>
        <table:table-row table:style-name="ro2">
          <table:table-cell table:style-name="ce11" office:value-type="string" calcext:value-type="string">
            <text:p>EMI</text:p>
          </table:table-cell>
          <table:table-cell table:formula="of:=ROUND(([.$B$2] *[.$B$4] *((1 +[.$B$4]) ^ [.$B$5]) / (((1 +[.$B$4]) ^ [.$B$5]) -1)))" office:value-type="float" office:value="8597" calcext:value-type="float">
            <text:p>8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payment</text:p>
          </table:table-cell>
          <table:table-cell table:formula="of:=[.B7] *[.B5]" office:value-type="float" office:value="3610740" calcext:value-type="float">
            <text:p>3610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rest</text:p>
          </table:table-cell>
          <table:table-cell table:formula="of:=[.B8] -[.B2]" office:value-type="float" office:value="2610740" calcext:value-type="float">
            <text:p>2610740</text:p>
          </table:table-cell>
          <table:table-cell table:number-columns-repeated="8"/>
        </table:table-row>
        <table:table-row table:style-name="ro2">
          <table:table-cell table:style-name="ce11"/>
          <table:table-cell table:number-columns-repeated="9"/>
        </table:table-row>
        <table:table-row table:style-name="ro2">
          <table:table-cell office:value-type="string" calcext:value-type="string">
            <text:p>CAGR %</text:p>
          </table:table-cell>
          <table:table-cell table:formula="of:=ROUND((([.B8]/[.B2]) ^ (12 /[.B5]) -1) * 100;2)" office:value-type="float" office:value="3.74" calcext:value-type="float">
            <text:p>3.7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style-name="ce11" office:value-type="string" calcext:value-type="string">
            <text:p>Tenure (years)</text:p>
          </table:table-cell>
          <table:table-cell table:style-name="ce11" office:value-type="string" calcext:value-type="string">
            <text:p>Tenure (Months)</text:p>
          </table:table-cell>
          <table:table-cell table:style-name="ce11" office:value-type="string" calcext:value-type="string">
            <text:p>EMI</text:p>
          </table:table-cell>
          <table:table-cell table:style-name="ce11" office:value-type="string" calcext:value-type="string">
            <text:p>Diff</text:p>
          </table:table-cell>
          <table:table-cell table:style-name="ce11" office:value-type="string" calcext:value-type="string">
            <text:p>Toatal Liability (Cr)</text:p>
          </table:table-cell>
          <table:table-cell table:style-name="ce11" office:value-type="string" calcext:value-type="string">
            <text:p>EMI Change %</text:p>
          </table:table-cell>
          <table:table-cell table:style-name="ce11" office:value-type="string" calcext:value-type="string">
            <text:p>Interset Paid (L)</text:p>
          </table:table-cell>
          <table:table-cell table:style-name="ce11" office:value-type="string" calcext:value-type="string">
            <text:p>5Y Interest Diff (A)</text:p>
          </table:table-cell>
          <table:table-cell table:style-name="ce11" office:value-type="string" calcext:value-type="string">
            <text:p>5Y EMI Diff (B) %</text:p>
          </table:table-cell>
          <table:table-cell table:style-name="ce15" office:value-type="string" calcext:value-type="string">
            <text:p>B / A (% change in cashflow for one Lakh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5]*12" office:value-type="float" office:value="12" calcext:value-type="float">
            <text:p>12</text:p>
          </table:table-cell>
          <table:table-cell table:formula="of:=ROUND(([.$B$2] *[.$B$4] *((1 +[.$B$4]) ^ [.B15]) / (((1 +[.$B$4]) ^ [.B15]) -1)))" office:value-type="float" office:value="87916" calcext:value-type="float">
            <text:p>87916</text:p>
          </table:table-cell>
          <table:table-cell office:value-type="float" office:value="0" calcext:value-type="float">
            <text:p>0</text:p>
          </table:table-cell>
          <table:table-cell table:formula="of:=ROUND(([.C15]*[.B15]) /10000000;5)" office:value-type="float" office:value="0.1055" calcext:value-type="float">
            <text:p>0.1055</text:p>
          </table:table-cell>
          <table:table-cell office:value-type="float" office:value="0" calcext:value-type="float">
            <text:p>0</text:p>
          </table:table-cell>
          <table:table-cell table:formula="of:=ROUND((([.E15]*10000000)-[.$B$2]) / 100000;2)" office:value-type="float" office:value="0.55" calcext:value-type="float">
            <text:p>0.5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16]*12" office:value-type="float" office:value="24" calcext:value-type="float">
            <text:p>24</text:p>
          </table:table-cell>
          <table:table-cell table:formula="of:=ROUND(([.$B$2] *[.$B$4] *((1 +[.$B$4]) ^ [.B16]) / (((1 +[.$B$4]) ^ [.B16]) -1)))" office:value-type="float" office:value="46145" calcext:value-type="float">
            <text:p>46145</text:p>
          </table:table-cell>
          <table:table-cell table:formula="of:=[.C15]-[.C16]" office:value-type="float" office:value="41771" calcext:value-type="float">
            <text:p>41771</text:p>
          </table:table-cell>
          <table:table-cell table:formula="of:=ROUND(([.C16]*[.B16]) /10000000;5)" office:value-type="float" office:value="0.11075" calcext:value-type="float">
            <text:p>0.11075</text:p>
          </table:table-cell>
          <table:table-cell table:formula="of:=ROUND(([.D16]/[.C15]) * 100;2)" office:value-type="float" office:value="47.51" calcext:value-type="float">
            <text:p>47.51</text:p>
          </table:table-cell>
          <table:table-cell table:formula="of:=ROUND((([.E16]*10000000)-[.$B$2]) / 100000;2)" office:value-type="float" office:value="1.08" calcext:value-type="float">
            <text:p>1.0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17]*12" office:value-type="float" office:value="36" calcext:value-type="float">
            <text:p>36</text:p>
          </table:table-cell>
          <table:table-cell table:formula="of:=ROUND(([.$B$2] *[.$B$4] *((1 +[.$B$4]) ^ [.B17]) / (((1 +[.$B$4]) ^ [.B17]) -1)))" office:value-type="float" office:value="32267" calcext:value-type="float">
            <text:p>32267</text:p>
          </table:table-cell>
          <table:table-cell table:formula="of:=[.C16]-[.C17]" office:value-type="float" office:value="13878" calcext:value-type="float">
            <text:p>13878</text:p>
          </table:table-cell>
          <table:table-cell table:formula="of:=ROUND(([.C17]*[.B17]) /10000000;5)" office:value-type="float" office:value="0.11616" calcext:value-type="float">
            <text:p>0.11616</text:p>
          </table:table-cell>
          <table:table-cell table:formula="of:=ROUND(([.D17]/[.C16]) * 100;2)" office:value-type="float" office:value="30.07" calcext:value-type="float">
            <text:p>30.07</text:p>
          </table:table-cell>
          <table:table-cell table:formula="of:=ROUND((([.E17]*10000000)-[.$B$2]) / 100000;2)" office:value-type="float" office:value="1.62" calcext:value-type="float">
            <text:p>1.6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18]*12" office:value-type="float" office:value="48" calcext:value-type="float">
            <text:p>48</text:p>
          </table:table-cell>
          <table:table-cell table:formula="of:=ROUND(([.$B$2] *[.$B$4] *((1 +[.$B$4]) ^ [.B18]) / (((1 +[.$B$4]) ^ [.B18]) -1)))" office:value-type="float" office:value="25363" calcext:value-type="float">
            <text:p>25363</text:p>
          </table:table-cell>
          <table:table-cell table:formula="of:=[.C17]-[.C18]" office:value-type="float" office:value="6904" calcext:value-type="float">
            <text:p>6904</text:p>
          </table:table-cell>
          <table:table-cell table:formula="of:=ROUND(([.C18]*[.B18]) /10000000;5)" office:value-type="float" office:value="0.12174" calcext:value-type="float">
            <text:p>0.12174</text:p>
          </table:table-cell>
          <table:table-cell table:formula="of:=ROUND(([.D18]/[.C17]) * 100;2)" office:value-type="float" office:value="21.4" calcext:value-type="float">
            <text:p>21.4</text:p>
          </table:table-cell>
          <table:table-cell table:formula="of:=ROUND((([.E18]*10000000)-[.$B$2]) / 100000;2)" office:value-type="float" office:value="2.17" calcext:value-type="float">
            <text:p>2.1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19]*12" office:value-type="float" office:value="60" calcext:value-type="float">
            <text:p>60</text:p>
          </table:table-cell>
          <table:table-cell table:formula="of:=ROUND(([.$B$2] *[.$B$4] *((1 +[.$B$4]) ^ [.B19]) / (((1 +[.$B$4]) ^ [.B19]) -1)))" office:value-type="float" office:value="21247" calcext:value-type="float">
            <text:p>21247</text:p>
          </table:table-cell>
          <table:table-cell table:formula="of:=[.C18]-[.C19]" office:value-type="float" office:value="4116" calcext:value-type="float">
            <text:p>4116</text:p>
          </table:table-cell>
          <table:table-cell table:formula="of:=ROUND(([.C19]*[.B19]) /10000000;5)" office:value-type="float" office:value="0.12748" calcext:value-type="float">
            <text:p>0.12748</text:p>
          </table:table-cell>
          <table:table-cell table:formula="of:=ROUND(([.D19]/[.C18]) * 100;2)" office:value-type="float" office:value="16.23" calcext:value-type="float">
            <text:p>16.23</text:p>
          </table:table-cell>
          <table:table-cell table:formula="of:=ROUND((([.E19]*10000000)-[.$B$2]) / 100000;2)" office:value-type="float" office:value="2.75" calcext:value-type="float">
            <text:p>2.75</text:p>
          </table:table-cell>
          <table:table-cell table:formula="of:=[.G19]-[.G15]" office:value-type="float" office:value="2.2" calcext:value-type="float">
            <text:p>2.2</text:p>
          </table:table-cell>
          <table:table-cell table:formula="of:=ROUND((([.C15]-[.C19]) / [.C15]) * 100;2)" office:value-type="float" office:value="75.83" calcext:value-type="float">
            <text:p>75.83</text:p>
          </table:table-cell>
          <table:table-cell table:formula="of:=ROUND([.I19]/[.H19];2)" office:value-type="float" office:value="34.47" calcext:value-type="float">
            <text:p>34.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20]*12" office:value-type="float" office:value="72" calcext:value-type="float">
            <text:p>72</text:p>
          </table:table-cell>
          <table:table-cell table:formula="of:=ROUND(([.$B$2] *[.$B$4] *((1 +[.$B$4]) ^ [.B20]) / (((1 +[.$B$4]) ^ [.B20]) -1)))" office:value-type="float" office:value="18526" calcext:value-type="float">
            <text:p>18526</text:p>
          </table:table-cell>
          <table:table-cell table:formula="of:=[.C19]-[.C20]" office:value-type="float" office:value="2721" calcext:value-type="float">
            <text:p>2721</text:p>
          </table:table-cell>
          <table:table-cell table:formula="of:=ROUND(([.C20]*[.B20]) /10000000;5)" office:value-type="float" office:value="0.13339" calcext:value-type="float">
            <text:p>0.13339</text:p>
          </table:table-cell>
          <table:table-cell table:formula="of:=ROUND(([.D20]/[.C19]) * 100;2)" office:value-type="float" office:value="12.81" calcext:value-type="float">
            <text:p>12.81</text:p>
          </table:table-cell>
          <table:table-cell table:formula="of:=ROUND((([.E20]*10000000)-[.$B$2]) / 100000;2)" office:value-type="float" office:value="3.34" calcext:value-type="float">
            <text:p>3.34</text:p>
          </table:table-cell>
          <table:table-cell table:formula="of:=[.G20]-[.G16]" office:value-type="float" office:value="2.26" calcext:value-type="float">
            <text:p>2.26</text:p>
          </table:table-cell>
          <table:table-cell table:formula="of:=ROUND((([.C16]-[.C20]) / [.C16]) * 100;2)" office:value-type="float" office:value="59.85" calcext:value-type="float">
            <text:p>59.85</text:p>
          </table:table-cell>
          <table:table-cell table:formula="of:=ROUND([.I20]/[.H20];2)" office:value-type="float" office:value="26.48" calcext:value-type="float">
            <text:p>26.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21]*12" office:value-type="float" office:value="84" calcext:value-type="float">
            <text:p>84</text:p>
          </table:table-cell>
          <table:table-cell table:formula="of:=ROUND(([.$B$2] *[.$B$4] *((1 +[.$B$4]) ^ [.B21]) / (((1 +[.$B$4]) ^ [.B21]) -1)))" office:value-type="float" office:value="16601" calcext:value-type="float">
            <text:p>16601</text:p>
          </table:table-cell>
          <table:table-cell table:formula="of:=[.C20]-[.C21]" office:value-type="float" office:value="1925" calcext:value-type="float">
            <text:p>1925</text:p>
          </table:table-cell>
          <table:table-cell table:formula="of:=ROUND(([.C21]*[.B21]) /10000000;5)" office:value-type="float" office:value="0.13945" calcext:value-type="float">
            <text:p>0.13945</text:p>
          </table:table-cell>
          <table:table-cell table:formula="of:=ROUND(([.D21]/[.C20]) * 100;2)" office:value-type="float" office:value="10.39" calcext:value-type="float">
            <text:p>10.39</text:p>
          </table:table-cell>
          <table:table-cell table:formula="of:=ROUND((([.E21]*10000000)-[.$B$2]) / 100000;2)" office:value-type="float" office:value="3.95" calcext:value-type="float">
            <text:p>3.95</text:p>
          </table:table-cell>
          <table:table-cell table:formula="of:=[.G21]-[.G17]" office:value-type="float" office:value="2.33" calcext:value-type="float">
            <text:p>2.33</text:p>
          </table:table-cell>
          <table:table-cell table:formula="of:=ROUND((([.C17]-[.C21]) / [.C17]) * 100;2)" office:value-type="float" office:value="48.55" calcext:value-type="float">
            <text:p>48.55</text:p>
          </table:table-cell>
          <table:table-cell table:formula="of:=ROUND([.I21]/[.H21];2)" office:value-type="float" office:value="20.84" calcext:value-type="float">
            <text:p>20.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22]*12" office:value-type="float" office:value="96" calcext:value-type="float">
            <text:p>96</text:p>
          </table:table-cell>
          <table:table-cell table:formula="of:=ROUND(([.$B$2] *[.$B$4] *((1 +[.$B$4]) ^ [.B22]) / (((1 +[.$B$4]) ^ [.B22]) -1)))" office:value-type="float" office:value="15174" calcext:value-type="float">
            <text:p>15174</text:p>
          </table:table-cell>
          <table:table-cell table:formula="of:=[.C21]-[.C22]" office:value-type="float" office:value="1427" calcext:value-type="float">
            <text:p>1427</text:p>
          </table:table-cell>
          <table:table-cell table:formula="of:=ROUND(([.C22]*[.B22]) /10000000;5)" office:value-type="float" office:value="0.14567" calcext:value-type="float">
            <text:p>0.14567</text:p>
          </table:table-cell>
          <table:table-cell table:formula="of:=ROUND(([.D22]/[.C21]) * 100;2)" office:value-type="float" office:value="8.6" calcext:value-type="float">
            <text:p>8.6</text:p>
          </table:table-cell>
          <table:table-cell table:formula="of:=ROUND((([.E22]*10000000)-[.$B$2]) / 100000;2)" office:value-type="float" office:value="4.57" calcext:value-type="float">
            <text:p>4.57</text:p>
          </table:table-cell>
          <table:table-cell table:formula="of:=[.G22]-[.G18]" office:value-type="float" office:value="2.4" calcext:value-type="float">
            <text:p>2.4</text:p>
          </table:table-cell>
          <table:table-cell table:formula="of:=ROUND((([.C18]-[.C22]) / [.C18]) * 100;2)" office:value-type="float" office:value="40.17" calcext:value-type="float">
            <text:p>40.17</text:p>
          </table:table-cell>
          <table:table-cell table:formula="of:=ROUND([.I22]/[.H22];2)" office:value-type="float" office:value="16.74" calcext:value-type="float">
            <text:p>16.7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23]*12" office:value-type="float" office:value="108" calcext:value-type="float">
            <text:p>108</text:p>
          </table:table-cell>
          <table:table-cell table:formula="of:=ROUND(([.$B$2] *[.$B$4] *((1 +[.$B$4]) ^ [.B23]) / (((1 +[.$B$4]) ^ [.B23]) -1)))" office:value-type="float" office:value="14079" calcext:value-type="float">
            <text:p>14079</text:p>
          </table:table-cell>
          <table:table-cell table:formula="of:=[.C22]-[.C23]" office:value-type="float" office:value="1095" calcext:value-type="float">
            <text:p>1095</text:p>
          </table:table-cell>
          <table:table-cell table:formula="of:=ROUND(([.C23]*[.B23]) /10000000;5)" office:value-type="float" office:value="0.15205" calcext:value-type="float">
            <text:p>0.15205</text:p>
          </table:table-cell>
          <table:table-cell table:formula="of:=ROUND(([.D23]/[.C22]) * 100;2)" office:value-type="float" office:value="7.22" calcext:value-type="float">
            <text:p>7.22</text:p>
          </table:table-cell>
          <table:table-cell table:formula="of:=ROUND((([.E23]*10000000)-[.$B$2]) / 100000;2)" office:value-type="float" office:value="5.21" calcext:value-type="float">
            <text:p>5.21</text:p>
          </table:table-cell>
          <table:table-cell table:formula="of:=[.G23]-[.G19]" office:value-type="float" office:value="2.46" calcext:value-type="float">
            <text:p>2.46</text:p>
          </table:table-cell>
          <table:table-cell table:formula="of:=ROUND((([.C19]-[.C23]) / [.C19]) * 100;2)" office:value-type="float" office:value="33.74" calcext:value-type="float">
            <text:p>33.74</text:p>
          </table:table-cell>
          <table:table-cell table:formula="of:=ROUND([.I23]/[.H23];2)" office:value-type="float" office:value="13.72" calcext:value-type="float">
            <text:p>13.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24]*12" office:value-type="float" office:value="120" calcext:value-type="float">
            <text:p>120</text:p>
          </table:table-cell>
          <table:table-cell table:formula="of:=ROUND(([.$B$2] *[.$B$4] *((1 +[.$B$4]) ^ [.B24]) / (((1 +[.$B$4]) ^ [.B24]) -1)))" office:value-type="float" office:value="13215" calcext:value-type="float">
            <text:p>13215</text:p>
          </table:table-cell>
          <table:table-cell table:formula="of:=[.C23]-[.C24]" office:value-type="float" office:value="864" calcext:value-type="float">
            <text:p>864</text:p>
          </table:table-cell>
          <table:table-cell table:formula="of:=ROUND(([.C24]*[.B24]) /10000000;5)" office:value-type="float" office:value="0.15858" calcext:value-type="float">
            <text:p>0.15858</text:p>
          </table:table-cell>
          <table:table-cell table:formula="of:=ROUND(([.D24]/[.C23]) * 100;2)" office:value-type="float" office:value="6.14" calcext:value-type="float">
            <text:p>6.14</text:p>
          </table:table-cell>
          <table:table-cell table:formula="of:=ROUND((([.E24]*10000000)-[.$B$2]) / 100000;2)" office:value-type="float" office:value="5.86" calcext:value-type="float">
            <text:p>5.86</text:p>
          </table:table-cell>
          <table:table-cell table:formula="of:=[.G24]-[.G20]" office:value-type="float" office:value="2.52" calcext:value-type="float">
            <text:p>2.52</text:p>
          </table:table-cell>
          <table:table-cell table:formula="of:=ROUND((([.C20]-[.C24]) / [.C20]) * 100;2)" office:value-type="float" office:value="28.67" calcext:value-type="float">
            <text:p>28.67</text:p>
          </table:table-cell>
          <table:table-cell table:formula="of:=ROUND([.I24]/[.H24];2)" office:value-type="float" office:value="11.38" calcext:value-type="float">
            <text:p>11.3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25]*12" office:value-type="float" office:value="132" calcext:value-type="float">
            <text:p>132</text:p>
          </table:table-cell>
          <table:table-cell table:formula="of:=ROUND(([.$B$2] *[.$B$4] *((1 +[.$B$4]) ^ [.B25]) / (((1 +[.$B$4]) ^ [.B25]) -1)))" office:value-type="float" office:value="12520" calcext:value-type="float">
            <text:p>12520</text:p>
          </table:table-cell>
          <table:table-cell table:formula="of:=[.C24]-[.C25]" office:value-type="float" office:value="695" calcext:value-type="float">
            <text:p>695</text:p>
          </table:table-cell>
          <table:table-cell table:formula="of:=ROUND(([.C25]*[.B25]) /10000000;5)" office:value-type="float" office:value="0.16526" calcext:value-type="float">
            <text:p>0.16526</text:p>
          </table:table-cell>
          <table:table-cell table:formula="of:=ROUND(([.D25]/[.C24]) * 100;2)" office:value-type="float" office:value="5.26" calcext:value-type="float">
            <text:p>5.26</text:p>
          </table:table-cell>
          <table:table-cell table:formula="of:=ROUND((([.E25]*10000000)-[.$B$2]) / 100000;2)" office:value-type="float" office:value="6.53" calcext:value-type="float">
            <text:p>6.53</text:p>
          </table:table-cell>
          <table:table-cell table:formula="of:=[.G25]-[.G21]" office:value-type="float" office:value="2.58" calcext:value-type="float">
            <text:p>2.58</text:p>
          </table:table-cell>
          <table:table-cell table:formula="of:=ROUND((([.C21]-[.C25]) / [.C21]) * 100;2)" office:value-type="float" office:value="24.58" calcext:value-type="float">
            <text:p>24.58</text:p>
          </table:table-cell>
          <table:table-cell table:formula="of:=ROUND([.I25]/[.H25];2)" office:value-type="float" office:value="9.53" calcext:value-type="float">
            <text:p>9.5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26]*12" office:value-type="float" office:value="144" calcext:value-type="float">
            <text:p>144</text:p>
          </table:table-cell>
          <table:table-cell table:formula="of:=ROUND(([.$B$2] *[.$B$4] *((1 +[.$B$4]) ^ [.B26]) / (((1 +[.$B$4]) ^ [.B26]) -1)))" office:value-type="float" office:value="11951" calcext:value-type="float">
            <text:p>11951</text:p>
          </table:table-cell>
          <table:table-cell table:formula="of:=[.C25]-[.C26]" office:value-type="float" office:value="569" calcext:value-type="float">
            <text:p>569</text:p>
          </table:table-cell>
          <table:table-cell table:formula="of:=ROUND(([.C26]*[.B26]) /10000000;5)" office:value-type="float" office:value="0.17209" calcext:value-type="float">
            <text:p>0.17209</text:p>
          </table:table-cell>
          <table:table-cell table:formula="of:=ROUND(([.D26]/[.C25]) * 100;2)" office:value-type="float" office:value="4.54" calcext:value-type="float">
            <text:p>4.54</text:p>
          </table:table-cell>
          <table:table-cell table:formula="of:=ROUND((([.E26]*10000000)-[.$B$2]) / 100000;2)" office:value-type="float" office:value="7.21" calcext:value-type="float">
            <text:p>7.21</text:p>
          </table:table-cell>
          <table:table-cell table:formula="of:=[.G26]-[.G22]" office:value-type="float" office:value="2.64" calcext:value-type="float">
            <text:p>2.64</text:p>
          </table:table-cell>
          <table:table-cell table:formula="of:=ROUND((([.C22]-[.C26]) / [.C22]) * 100;2)" office:value-type="float" office:value="21.24" calcext:value-type="float">
            <text:p>21.24</text:p>
          </table:table-cell>
          <table:table-cell table:formula="of:=ROUND([.I26]/[.H26];2)" office:value-type="float" office:value="8.05" calcext:value-type="float">
            <text:p>8.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27]*12" office:value-type="float" office:value="156" calcext:value-type="float">
            <text:p>156</text:p>
          </table:table-cell>
          <table:table-cell table:formula="of:=ROUND(([.$B$2] *[.$B$4] *((1 +[.$B$4]) ^ [.B27]) / (((1 +[.$B$4]) ^ [.B27]) -1)))" office:value-type="float" office:value="11478" calcext:value-type="float">
            <text:p>11478</text:p>
          </table:table-cell>
          <table:table-cell table:formula="of:=[.C26]-[.C27]" office:value-type="float" office:value="473" calcext:value-type="float">
            <text:p>473</text:p>
          </table:table-cell>
          <table:table-cell table:formula="of:=ROUND(([.C27]*[.B27]) /10000000;5)" office:value-type="float" office:value="0.17906" calcext:value-type="float">
            <text:p>0.17906</text:p>
          </table:table-cell>
          <table:table-cell table:formula="of:=ROUND(([.D27]/[.C26]) * 100;2)" office:value-type="float" office:value="3.96" calcext:value-type="float">
            <text:p>3.96</text:p>
          </table:table-cell>
          <table:table-cell table:formula="of:=ROUND((([.E27]*10000000)-[.$B$2]) / 100000;2)" office:value-type="float" office:value="7.91" calcext:value-type="float">
            <text:p>7.91</text:p>
          </table:table-cell>
          <table:table-cell table:formula="of:=[.G27]-[.G23]" office:value-type="float" office:value="2.7" calcext:value-type="float">
            <text:p>2.7</text:p>
          </table:table-cell>
          <table:table-cell table:formula="of:=ROUND((([.C23]-[.C27]) / [.C23]) * 100;2)" office:value-type="float" office:value="18.47" calcext:value-type="float">
            <text:p>18.47</text:p>
          </table:table-cell>
          <table:table-cell table:formula="of:=ROUND([.I27]/[.H27];2)" office:value-type="float" office:value="6.84" calcext:value-type="float">
            <text:p>6.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28]*12" office:value-type="float" office:value="168" calcext:value-type="float">
            <text:p>168</text:p>
          </table:table-cell>
          <table:table-cell table:formula="of:=ROUND(([.$B$2] *[.$B$4] *((1 +[.$B$4]) ^ [.B28]) / (((1 +[.$B$4]) ^ [.B28]) -1)))" office:value-type="float" office:value="11082" calcext:value-type="float">
            <text:p>11082</text:p>
          </table:table-cell>
          <table:table-cell table:formula="of:=[.C27]-[.C28]" office:value-type="float" office:value="396" calcext:value-type="float">
            <text:p>396</text:p>
          </table:table-cell>
          <table:table-cell table:formula="of:=ROUND(([.C28]*[.B28]) /10000000;5)" office:value-type="float" office:value="0.18618" calcext:value-type="float">
            <text:p>0.18618</text:p>
          </table:table-cell>
          <table:table-cell table:formula="of:=ROUND(([.D28]/[.C27]) * 100;2)" office:value-type="float" office:value="3.45" calcext:value-type="float">
            <text:p>3.45</text:p>
          </table:table-cell>
          <table:table-cell table:formula="of:=ROUND((([.E28]*10000000)-[.$B$2]) / 100000;2)" office:value-type="float" office:value="8.62" calcext:value-type="float">
            <text:p>8.62</text:p>
          </table:table-cell>
          <table:table-cell table:formula="of:=[.G28]-[.G24]" office:value-type="float" office:value="2.76" calcext:value-type="float">
            <text:p>2.76</text:p>
          </table:table-cell>
          <table:table-cell table:formula="of:=ROUND((([.C24]-[.C28]) / [.C24]) * 100;2)" office:value-type="float" office:value="16.14" calcext:value-type="float">
            <text:p>16.14</text:p>
          </table:table-cell>
          <table:table-cell table:formula="of:=ROUND([.I28]/[.H28];2)" office:value-type="float" office:value="5.85" calcext:value-type="float">
            <text:p>5.8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29]*12" office:value-type="float" office:value="180" calcext:value-type="float">
            <text:p>180</text:p>
          </table:table-cell>
          <table:table-cell table:formula="of:=ROUND(([.$B$2] *[.$B$4] *((1 +[.$B$4]) ^ [.B29]) / (((1 +[.$B$4]) ^ [.B29]) -1)))" office:value-type="float" office:value="10746" calcext:value-type="float">
            <text:p>10746</text:p>
          </table:table-cell>
          <table:table-cell table:formula="of:=[.C28]-[.C29]" office:value-type="float" office:value="336" calcext:value-type="float">
            <text:p>336</text:p>
          </table:table-cell>
          <table:table-cell table:formula="of:=ROUND(([.C29]*[.B29]) /10000000;5)" office:value-type="float" office:value="0.19343" calcext:value-type="float">
            <text:p>0.19343</text:p>
          </table:table-cell>
          <table:table-cell table:formula="of:=ROUND(([.D29]/[.C28]) * 100;2)" office:value-type="float" office:value="3.03" calcext:value-type="float">
            <text:p>3.03</text:p>
          </table:table-cell>
          <table:table-cell table:formula="of:=ROUND((([.E29]*10000000)-[.$B$2]) / 100000;2)" office:value-type="float" office:value="9.34" calcext:value-type="float">
            <text:p>9.34</text:p>
          </table:table-cell>
          <table:table-cell table:formula="of:=[.G29]-[.G25]" office:value-type="float" office:value="2.81" calcext:value-type="float">
            <text:p>2.81</text:p>
          </table:table-cell>
          <table:table-cell table:formula="of:=ROUND((([.C25]-[.C29]) / [.C25]) * 100;2)" office:value-type="float" office:value="14.17" calcext:value-type="float">
            <text:p>14.17</text:p>
          </table:table-cell>
          <table:table-cell table:formula="of:=ROUND([.I29]/[.H29];2)" office:value-type="float" office:value="5.04" calcext:value-type="float">
            <text:p>5.0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30]*12" office:value-type="float" office:value="192" calcext:value-type="float">
            <text:p>192</text:p>
          </table:table-cell>
          <table:table-cell table:formula="of:=ROUND(([.$B$2] *[.$B$4] *((1 +[.$B$4]) ^ [.B30]) / (((1 +[.$B$4]) ^ [.B30]) -1)))" office:value-type="float" office:value="10459" calcext:value-type="float">
            <text:p>10459</text:p>
          </table:table-cell>
          <table:table-cell table:formula="of:=[.C29]-[.C30]" office:value-type="float" office:value="287" calcext:value-type="float">
            <text:p>287</text:p>
          </table:table-cell>
          <table:table-cell table:formula="of:=ROUND(([.C30]*[.B30]) /10000000;5)" office:value-type="float" office:value="0.20081" calcext:value-type="float">
            <text:p>0.20081</text:p>
          </table:table-cell>
          <table:table-cell table:formula="of:=ROUND(([.D30]/[.C29]) * 100;2)" office:value-type="float" office:value="2.67" calcext:value-type="float">
            <text:p>2.67</text:p>
          </table:table-cell>
          <table:table-cell table:formula="of:=ROUND((([.E30]*10000000)-[.$B$2]) / 100000;2)" office:value-type="float" office:value="10.08" calcext:value-type="float">
            <text:p>10.08</text:p>
          </table:table-cell>
          <table:table-cell table:formula="of:=[.G30]-[.G26]" office:value-type="float" office:value="2.87" calcext:value-type="float">
            <text:p>2.87</text:p>
          </table:table-cell>
          <table:table-cell table:formula="of:=ROUND((([.C26]-[.C30]) / [.C26]) * 100;2)" office:value-type="float" office:value="12.48" calcext:value-type="float">
            <text:p>12.48</text:p>
          </table:table-cell>
          <table:table-cell table:formula="of:=ROUND([.I30]/[.H30];2)" office:value-type="float" office:value="4.35" calcext:value-type="float">
            <text:p>4.3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31]*12" office:value-type="float" office:value="204" calcext:value-type="float">
            <text:p>204</text:p>
          </table:table-cell>
          <table:table-cell table:formula="of:=ROUND(([.$B$2] *[.$B$4] *((1 +[.$B$4]) ^ [.B31]) / (((1 +[.$B$4]) ^ [.B31]) -1)))" office:value-type="float" office:value="10212" calcext:value-type="float">
            <text:p>10212</text:p>
          </table:table-cell>
          <table:table-cell table:formula="of:=[.C30]-[.C31]" office:value-type="float" office:value="247" calcext:value-type="float">
            <text:p>247</text:p>
          </table:table-cell>
          <table:table-cell table:formula="of:=ROUND(([.C31]*[.B31]) /10000000;5)" office:value-type="float" office:value="0.20832" calcext:value-type="float">
            <text:p>0.20832</text:p>
          </table:table-cell>
          <table:table-cell table:formula="of:=ROUND(([.D31]/[.C30]) * 100;2)" office:value-type="float" office:value="2.36" calcext:value-type="float">
            <text:p>2.36</text:p>
          </table:table-cell>
          <table:table-cell table:formula="of:=ROUND((([.E31]*10000000)-[.$B$2]) / 100000;2)" office:value-type="float" office:value="10.83" calcext:value-type="float">
            <text:p>10.83</text:p>
          </table:table-cell>
          <table:table-cell table:formula="of:=[.G31]-[.G27]" office:value-type="float" office:value="2.92" calcext:value-type="float">
            <text:p>2.92</text:p>
          </table:table-cell>
          <table:table-cell table:formula="of:=ROUND((([.C27]-[.C31]) / [.C27]) * 100;2)" office:value-type="float" office:value="11.03" calcext:value-type="float">
            <text:p>11.03</text:p>
          </table:table-cell>
          <table:table-cell table:formula="of:=ROUND([.I31]/[.H31];2)" office:value-type="float" office:value="3.78" calcext:value-type="float">
            <text:p>3.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32]*12" office:value-type="float" office:value="216" calcext:value-type="float">
            <text:p>216</text:p>
          </table:table-cell>
          <table:table-cell table:formula="of:=ROUND(([.$B$2] *[.$B$4] *((1 +[.$B$4]) ^ [.B32]) / (((1 +[.$B$4]) ^ [.B32]) -1)))" office:value-type="float" office:value="9998" calcext:value-type="float">
            <text:p>9998</text:p>
          </table:table-cell>
          <table:table-cell table:formula="of:=[.C31]-[.C32]" office:value-type="float" office:value="214" calcext:value-type="float">
            <text:p>214</text:p>
          </table:table-cell>
          <table:table-cell table:formula="of:=ROUND(([.C32]*[.B32]) /10000000;5)" office:value-type="float" office:value="0.21596" calcext:value-type="float">
            <text:p>0.21596</text:p>
          </table:table-cell>
          <table:table-cell table:formula="of:=ROUND(([.D32]/[.C31]) * 100;2)" office:value-type="float" office:value="2.1" calcext:value-type="float">
            <text:p>2.1</text:p>
          </table:table-cell>
          <table:table-cell table:formula="of:=ROUND((([.E32]*10000000)-[.$B$2]) / 100000;2)" office:value-type="float" office:value="11.6" calcext:value-type="float">
            <text:p>11.6</text:p>
          </table:table-cell>
          <table:table-cell table:formula="of:=[.G32]-[.G28]" office:value-type="float" office:value="2.98" calcext:value-type="float">
            <text:p>2.98</text:p>
          </table:table-cell>
          <table:table-cell table:formula="of:=ROUND((([.C28]-[.C32]) / [.C28]) * 100;2)" office:value-type="float" office:value="9.78" calcext:value-type="float">
            <text:p>9.78</text:p>
          </table:table-cell>
          <table:table-cell table:formula="of:=ROUND([.I32]/[.H32];2)" office:value-type="float" office:value="3.28" calcext:value-type="float">
            <text:p>3.2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33]*12" office:value-type="float" office:value="228" calcext:value-type="float">
            <text:p>228</text:p>
          </table:table-cell>
          <table:table-cell table:formula="of:=ROUND(([.$B$2] *[.$B$4] *((1 +[.$B$4]) ^ [.B33]) / (((1 +[.$B$4]) ^ [.B33]) -1)))" office:value-type="float" office:value="9813" calcext:value-type="float">
            <text:p>9813</text:p>
          </table:table-cell>
          <table:table-cell table:formula="of:=[.C32]-[.C33]" office:value-type="float" office:value="185" calcext:value-type="float">
            <text:p>185</text:p>
          </table:table-cell>
          <table:table-cell table:formula="of:=ROUND(([.C33]*[.B33]) /10000000;5)" office:value-type="float" office:value="0.22374" calcext:value-type="float">
            <text:p>0.22374</text:p>
          </table:table-cell>
          <table:table-cell table:formula="of:=ROUND(([.D33]/[.C32]) * 100;2)" office:value-type="float" office:value="1.85" calcext:value-type="float">
            <text:p>1.85</text:p>
          </table:table-cell>
          <table:table-cell table:formula="of:=ROUND((([.E33]*10000000)-[.$B$2]) / 100000;2)" office:value-type="float" office:value="12.37" calcext:value-type="float">
            <text:p>12.37</text:p>
          </table:table-cell>
          <table:table-cell table:formula="of:=[.G33]-[.G29]" office:value-type="float" office:value="3.03" calcext:value-type="float">
            <text:p>3.03</text:p>
          </table:table-cell>
          <table:table-cell table:formula="of:=ROUND((([.C29]-[.C33]) / [.C29]) * 100;2)" office:value-type="float" office:value="8.68" calcext:value-type="float">
            <text:p>8.68</text:p>
          </table:table-cell>
          <table:table-cell table:formula="of:=ROUND([.I33]/[.H33];2)" office:value-type="float" office:value="2.86" calcext:value-type="float">
            <text:p>2.8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34]*12" office:value-type="float" office:value="240" calcext:value-type="float">
            <text:p>240</text:p>
          </table:table-cell>
          <table:table-cell table:formula="of:=ROUND(([.$B$2] *[.$B$4] *((1 +[.$B$4]) ^ [.B34]) / (((1 +[.$B$4]) ^ [.B34]) -1)))" office:value-type="float" office:value="9650" calcext:value-type="float">
            <text:p>9650</text:p>
          </table:table-cell>
          <table:table-cell table:formula="of:=[.C33]-[.C34]" office:value-type="float" office:value="163" calcext:value-type="float">
            <text:p>163</text:p>
          </table:table-cell>
          <table:table-cell table:formula="of:=ROUND(([.C34]*[.B34]) /10000000;5)" office:value-type="float" office:value="0.2316" calcext:value-type="float">
            <text:p>0.2316</text:p>
          </table:table-cell>
          <table:table-cell table:formula="of:=ROUND(([.D34]/[.C33]) * 100;2)" office:value-type="float" office:value="1.66" calcext:value-type="float">
            <text:p>1.66</text:p>
          </table:table-cell>
          <table:table-cell table:formula="of:=ROUND((([.E34]*10000000)-[.$B$2]) / 100000;2)" office:value-type="float" office:value="13.16" calcext:value-type="float">
            <text:p>13.16</text:p>
          </table:table-cell>
          <table:table-cell table:formula="of:=[.G34]-[.G30]" office:value-type="float" office:value="3.08" calcext:value-type="float">
            <text:p>3.08</text:p>
          </table:table-cell>
          <table:table-cell table:formula="of:=ROUND((([.C30]-[.C34]) / [.C30]) * 100;2)" office:value-type="float" office:value="7.73" calcext:value-type="float">
            <text:p>7.73</text:p>
          </table:table-cell>
          <table:table-cell table:formula="of:=ROUND([.I34]/[.H34];2)" office:value-type="float" office:value="2.51" calcext:value-type="float">
            <text:p>2.5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35]*12" office:value-type="float" office:value="252" calcext:value-type="float">
            <text:p>252</text:p>
          </table:table-cell>
          <table:table-cell table:formula="of:=ROUND(([.$B$2] *[.$B$4] *((1 +[.$B$4]) ^ [.B35]) / (((1 +[.$B$4]) ^ [.B35]) -1)))" office:value-type="float" office:value="9508" calcext:value-type="float">
            <text:p>9508</text:p>
          </table:table-cell>
          <table:table-cell table:formula="of:=[.C34]-[.C35]" office:value-type="float" office:value="142" calcext:value-type="float">
            <text:p>142</text:p>
          </table:table-cell>
          <table:table-cell table:formula="of:=ROUND(([.C35]*[.B35]) /10000000;5)" office:value-type="float" office:value="0.2396" calcext:value-type="float">
            <text:p>0.2396</text:p>
          </table:table-cell>
          <table:table-cell table:formula="of:=ROUND(([.D35]/[.C34]) * 100;2)" office:value-type="float" office:value="1.47" calcext:value-type="float">
            <text:p>1.47</text:p>
          </table:table-cell>
          <table:table-cell table:formula="of:=ROUND((([.E35]*10000000)-[.$B$2]) / 100000;2)" office:value-type="float" office:value="13.96" calcext:value-type="float">
            <text:p>13.96</text:p>
          </table:table-cell>
          <table:table-cell table:formula="of:=[.G35]-[.G31]" office:value-type="float" office:value="3.13" calcext:value-type="float">
            <text:p>3.13</text:p>
          </table:table-cell>
          <table:table-cell table:formula="of:=ROUND((([.C31]-[.C35]) / [.C31]) * 100;2)" office:value-type="float" office:value="6.89" calcext:value-type="float">
            <text:p>6.89</text:p>
          </table:table-cell>
          <table:table-cell table:formula="of:=ROUND([.I35]/[.H35];2)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36]*12" office:value-type="float" office:value="264" calcext:value-type="float">
            <text:p>264</text:p>
          </table:table-cell>
          <table:table-cell table:formula="of:=ROUND(([.$B$2] *[.$B$4] *((1 +[.$B$4]) ^ [.B36]) / (((1 +[.$B$4]) ^ [.B36]) -1)))" office:value-type="float" office:value="9382" calcext:value-type="float">
            <text:p>9382</text:p>
          </table:table-cell>
          <table:table-cell table:formula="of:=[.C35]-[.C36]" office:value-type="float" office:value="126" calcext:value-type="float">
            <text:p>126</text:p>
          </table:table-cell>
          <table:table-cell table:formula="of:=ROUND(([.C36]*[.B36]) /10000000;5)" office:value-type="float" office:value="0.24768" calcext:value-type="float">
            <text:p>0.24768</text:p>
          </table:table-cell>
          <table:table-cell table:formula="of:=ROUND(([.D36]/[.C35]) * 100;2)" office:value-type="float" office:value="1.33" calcext:value-type="float">
            <text:p>1.33</text:p>
          </table:table-cell>
          <table:table-cell table:formula="of:=ROUND((([.E36]*10000000)-[.$B$2]) / 100000;2)" office:value-type="float" office:value="14.77" calcext:value-type="float">
            <text:p>14.77</text:p>
          </table:table-cell>
          <table:table-cell table:formula="of:=[.G36]-[.G32]" office:value-type="float" office:value="3.17" calcext:value-type="float">
            <text:p>3.17</text:p>
          </table:table-cell>
          <table:table-cell table:formula="of:=ROUND((([.C32]-[.C36]) / [.C32]) * 100;2)" office:value-type="float" office:value="6.16" calcext:value-type="float">
            <text:p>6.16</text:p>
          </table:table-cell>
          <table:table-cell table:formula="of:=ROUND([.I36]/[.H36];2)" office:value-type="float" office:value="1.94" calcext:value-type="float">
            <text:p>1.9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37]*12" office:value-type="float" office:value="276" calcext:value-type="float">
            <text:p>276</text:p>
          </table:table-cell>
          <table:table-cell table:formula="of:=ROUND(([.$B$2] *[.$B$4] *((1 +[.$B$4]) ^ [.B37]) / (((1 +[.$B$4]) ^ [.B37]) -1)))" office:value-type="float" office:value="9272" calcext:value-type="float">
            <text:p>9272</text:p>
          </table:table-cell>
          <table:table-cell table:formula="of:=[.C36]-[.C37]" office:value-type="float" office:value="110" calcext:value-type="float">
            <text:p>110</text:p>
          </table:table-cell>
          <table:table-cell table:formula="of:=ROUND(([.C37]*[.B37]) /10000000;5)" office:value-type="float" office:value="0.25591" calcext:value-type="float">
            <text:p>0.25591</text:p>
          </table:table-cell>
          <table:table-cell table:formula="of:=ROUND(([.D37]/[.C36]) * 100;2)" office:value-type="float" office:value="1.17" calcext:value-type="float">
            <text:p>1.17</text:p>
          </table:table-cell>
          <table:table-cell table:formula="of:=ROUND((([.E37]*10000000)-[.$B$2]) / 100000;2)" office:value-type="float" office:value="15.59" calcext:value-type="float">
            <text:p>15.59</text:p>
          </table:table-cell>
          <table:table-cell table:formula="of:=[.G37]-[.G33]" office:value-type="float" office:value="3.22" calcext:value-type="float">
            <text:p>3.22</text:p>
          </table:table-cell>
          <table:table-cell table:formula="of:=ROUND((([.C33]-[.C37]) / [.C33]) * 100;2)" office:value-type="float" office:value="5.51" calcext:value-type="float">
            <text:p>5.51</text:p>
          </table:table-cell>
          <table:table-cell table:formula="of:=ROUND([.I37]/[.H37];2)" office:value-type="float" office:value="1.71" calcext:value-type="float">
            <text:p>1.7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38]*12" office:value-type="float" office:value="288" calcext:value-type="float">
            <text:p>288</text:p>
          </table:table-cell>
          <table:table-cell table:formula="of:=ROUND(([.$B$2] *[.$B$4] *((1 +[.$B$4]) ^ [.B38]) / (((1 +[.$B$4]) ^ [.B38]) -1)))" office:value-type="float" office:value="9174" calcext:value-type="float">
            <text:p>9174</text:p>
          </table:table-cell>
          <table:table-cell table:formula="of:=[.C37]-[.C38]" office:value-type="float" office:value="98" calcext:value-type="float">
            <text:p>98</text:p>
          </table:table-cell>
          <table:table-cell table:formula="of:=ROUND(([.C38]*[.B38]) /10000000;5)" office:value-type="float" office:value="0.26421" calcext:value-type="float">
            <text:p>0.26421</text:p>
          </table:table-cell>
          <table:table-cell table:formula="of:=ROUND(([.D38]/[.C37]) * 100;2)" office:value-type="float" office:value="1.06" calcext:value-type="float">
            <text:p>1.06</text:p>
          </table:table-cell>
          <table:table-cell table:formula="of:=ROUND((([.E38]*10000000)-[.$B$2]) / 100000;2)" office:value-type="float" office:value="16.42" calcext:value-type="float">
            <text:p>16.42</text:p>
          </table:table-cell>
          <table:table-cell table:formula="of:=[.G38]-[.G34]" office:value-type="float" office:value="3.26" calcext:value-type="float">
            <text:p>3.26</text:p>
          </table:table-cell>
          <table:table-cell table:formula="of:=ROUND((([.C34]-[.C38]) / [.C34]) * 100;2)" office:value-type="float" office:value="4.93" calcext:value-type="float">
            <text:p>4.93</text:p>
          </table:table-cell>
          <table:table-cell table:formula="of:=ROUND([.I38]/[.H38];2)" office:value-type="float" office:value="1.51" calcext:value-type="float">
            <text:p>1.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39]*12" office:value-type="float" office:value="300" calcext:value-type="float">
            <text:p>300</text:p>
          </table:table-cell>
          <table:table-cell table:formula="of:=ROUND(([.$B$2] *[.$B$4] *((1 +[.$B$4]) ^ [.B39]) / (((1 +[.$B$4]) ^ [.B39]) -1)))" office:value-type="float" office:value="9087" calcext:value-type="float">
            <text:p>9087</text:p>
          </table:table-cell>
          <table:table-cell table:formula="of:=[.C38]-[.C39]" office:value-type="float" office:value="87" calcext:value-type="float">
            <text:p>87</text:p>
          </table:table-cell>
          <table:table-cell table:formula="of:=ROUND(([.C39]*[.B39]) /10000000;5)" office:value-type="float" office:value="0.27261" calcext:value-type="float">
            <text:p>0.27261</text:p>
          </table:table-cell>
          <table:table-cell table:formula="of:=ROUND(([.D39]/[.C38]) * 100;2)" office:value-type="float" office:value="0.95" calcext:value-type="float">
            <text:p>0.95</text:p>
          </table:table-cell>
          <table:table-cell table:formula="of:=ROUND((([.E39]*10000000)-[.$B$2]) / 100000;2)" office:value-type="float" office:value="17.26" calcext:value-type="float">
            <text:p>17.26</text:p>
          </table:table-cell>
          <table:table-cell table:formula="of:=[.G39]-[.G35]" office:value-type="float" office:value="3.3" calcext:value-type="float">
            <text:p>3.3</text:p>
          </table:table-cell>
          <table:table-cell table:formula="of:=ROUND((([.C35]-[.C39]) / [.C35]) * 100;2)" office:value-type="float" office:value="4.43" calcext:value-type="float">
            <text:p>4.43</text:p>
          </table:table-cell>
          <table:table-cell table:formula="of:=ROUND([.I39]/[.H39];2)" office:value-type="float" office:value="1.34" calcext:value-type="float">
            <text:p>1.3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40]*12" office:value-type="float" office:value="312" calcext:value-type="float">
            <text:p>312</text:p>
          </table:table-cell>
          <table:table-cell table:formula="of:=ROUND(([.$B$2] *[.$B$4] *((1 +[.$B$4]) ^ [.B40]) / (((1 +[.$B$4]) ^ [.B40]) -1)))" office:value-type="float" office:value="9010" calcext:value-type="float">
            <text:p>9010</text:p>
          </table:table-cell>
          <table:table-cell table:formula="of:=[.C39]-[.C40]" office:value-type="float" office:value="77" calcext:value-type="float">
            <text:p>77</text:p>
          </table:table-cell>
          <table:table-cell table:formula="of:=ROUND(([.C40]*[.B40]) /10000000;5)" office:value-type="float" office:value="0.28111" calcext:value-type="float">
            <text:p>0.28111</text:p>
          </table:table-cell>
          <table:table-cell table:formula="of:=ROUND(([.D40]/[.C39]) * 100;2)" office:value-type="float" office:value="0.85" calcext:value-type="float">
            <text:p>0.85</text:p>
          </table:table-cell>
          <table:table-cell table:formula="of:=ROUND((([.E40]*10000000)-[.$B$2]) / 100000;2)" office:value-type="float" office:value="18.11" calcext:value-type="float">
            <text:p>18.11</text:p>
          </table:table-cell>
          <table:table-cell table:formula="of:=[.G40]-[.G36]" office:value-type="float" office:value="3.34" calcext:value-type="float">
            <text:p>3.34</text:p>
          </table:table-cell>
          <table:table-cell table:formula="of:=ROUND((([.C36]-[.C40]) / [.C36]) * 100;2)" office:value-type="float" office:value="3.97" calcext:value-type="float">
            <text:p>3.97</text:p>
          </table:table-cell>
          <table:table-cell table:formula="of:=ROUND([.I40]/[.H40];2)" office:value-type="float" office:value="1.19" calcext:value-type="float">
            <text:p>1.1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41]*12" office:value-type="float" office:value="324" calcext:value-type="float">
            <text:p>324</text:p>
          </table:table-cell>
          <table:table-cell table:formula="of:=ROUND(([.$B$2] *[.$B$4] *((1 +[.$B$4]) ^ [.B41]) / (((1 +[.$B$4]) ^ [.B41]) -1)))" office:value-type="float" office:value="8941" calcext:value-type="float">
            <text:p>8941</text:p>
          </table:table-cell>
          <table:table-cell table:formula="of:=[.C40]-[.C41]" office:value-type="float" office:value="69" calcext:value-type="float">
            <text:p>69</text:p>
          </table:table-cell>
          <table:table-cell table:formula="of:=ROUND(([.C41]*[.B41]) /10000000;5)" office:value-type="float" office:value="0.28969" calcext:value-type="float">
            <text:p>0.28969</text:p>
          </table:table-cell>
          <table:table-cell table:formula="of:=ROUND(([.D41]/[.C40]) * 100;2)" office:value-type="float" office:value="0.77" calcext:value-type="float">
            <text:p>0.77</text:p>
          </table:table-cell>
          <table:table-cell table:formula="of:=ROUND((([.E41]*10000000)-[.$B$2]) / 100000;2)" office:value-type="float" office:value="18.97" calcext:value-type="float">
            <text:p>18.97</text:p>
          </table:table-cell>
          <table:table-cell table:formula="of:=[.G41]-[.G37]" office:value-type="float" office:value="3.38" calcext:value-type="float">
            <text:p>3.38</text:p>
          </table:table-cell>
          <table:table-cell table:formula="of:=ROUND((([.C37]-[.C41]) / [.C37]) * 100;2)" office:value-type="float" office:value="3.57" calcext:value-type="float">
            <text:p>3.57</text:p>
          </table:table-cell>
          <table:table-cell table:formula="of:=ROUND([.I41]/[.H41];2)" office:value-type="float" office:value="1.06" calcext:value-type="float">
            <text:p>1.0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42]*12" office:value-type="float" office:value="336" calcext:value-type="float">
            <text:p>336</text:p>
          </table:table-cell>
          <table:table-cell table:formula="of:=ROUND(([.$B$2] *[.$B$4] *((1 +[.$B$4]) ^ [.B42]) / (((1 +[.$B$4]) ^ [.B42]) -1)))" office:value-type="float" office:value="8880" calcext:value-type="float">
            <text:p>8880</text:p>
          </table:table-cell>
          <table:table-cell table:formula="of:=[.C41]-[.C42]" office:value-type="float" office:value="61" calcext:value-type="float">
            <text:p>61</text:p>
          </table:table-cell>
          <table:table-cell table:formula="of:=ROUND(([.C42]*[.B42]) /10000000;5)" office:value-type="float" office:value="0.29837" calcext:value-type="float">
            <text:p>0.29837</text:p>
          </table:table-cell>
          <table:table-cell table:formula="of:=ROUND(([.D42]/[.C41]) * 100;2)" office:value-type="float" office:value="0.68" calcext:value-type="float">
            <text:p>0.68</text:p>
          </table:table-cell>
          <table:table-cell table:formula="of:=ROUND((([.E42]*10000000)-[.$B$2]) / 100000;2)" office:value-type="float" office:value="19.84" calcext:value-type="float">
            <text:p>19.84</text:p>
          </table:table-cell>
          <table:table-cell table:formula="of:=[.G42]-[.G38]" office:value-type="float" office:value="3.42" calcext:value-type="float">
            <text:p>3.42</text:p>
          </table:table-cell>
          <table:table-cell table:formula="of:=ROUND((([.C38]-[.C42]) / [.C38]) * 100;2)" office:value-type="float" office:value="3.2" calcext:value-type="float">
            <text:p>3.2</text:p>
          </table:table-cell>
          <table:table-cell table:formula="of:=ROUND([.I42]/[.H42];2)" office:value-type="float" office:value="0.94" calcext:value-type="float">
            <text:p>0.9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43]*12" office:value-type="float" office:value="348" calcext:value-type="float">
            <text:p>348</text:p>
          </table:table-cell>
          <table:table-cell table:formula="of:=ROUND(([.$B$2] *[.$B$4] *((1 +[.$B$4]) ^ [.B43]) / (((1 +[.$B$4]) ^ [.B43]) -1)))" office:value-type="float" office:value="8825" calcext:value-type="float">
            <text:p>8825</text:p>
          </table:table-cell>
          <table:table-cell table:formula="of:=[.C42]-[.C43]" office:value-type="float" office:value="55" calcext:value-type="float">
            <text:p>55</text:p>
          </table:table-cell>
          <table:table-cell table:formula="of:=ROUND(([.C43]*[.B43]) /10000000;5)" office:value-type="float" office:value="0.30711" calcext:value-type="float">
            <text:p>0.30711</text:p>
          </table:table-cell>
          <table:table-cell table:formula="of:=ROUND(([.D43]/[.C42]) * 100;2)" office:value-type="float" office:value="0.62" calcext:value-type="float">
            <text:p>0.62</text:p>
          </table:table-cell>
          <table:table-cell table:formula="of:=ROUND((([.E43]*10000000)-[.$B$2]) / 100000;2)" office:value-type="float" office:value="20.71" calcext:value-type="float">
            <text:p>20.71</text:p>
          </table:table-cell>
          <table:table-cell table:formula="of:=[.G43]-[.G39]" office:value-type="float" office:value="3.45" calcext:value-type="float">
            <text:p>3.45</text:p>
          </table:table-cell>
          <table:table-cell table:formula="of:=ROUND((([.C39]-[.C43]) / [.C39]) * 100;2)" office:value-type="float" office:value="2.88" calcext:value-type="float">
            <text:p>2.88</text:p>
          </table:table-cell>
          <table:table-cell table:formula="of:=ROUND([.I43]/[.H43];2)"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44]*12" office:value-type="float" office:value="360" calcext:value-type="float">
            <text:p>360</text:p>
          </table:table-cell>
          <table:table-cell table:formula="of:=ROUND(([.$B$2] *[.$B$4] *((1 +[.$B$4]) ^ [.B44]) / (((1 +[.$B$4]) ^ [.B44]) -1)))" office:value-type="float" office:value="8776" calcext:value-type="float">
            <text:p>8776</text:p>
          </table:table-cell>
          <table:table-cell table:formula="of:=[.C43]-[.C44]" office:value-type="float" office:value="49" calcext:value-type="float">
            <text:p>49</text:p>
          </table:table-cell>
          <table:table-cell table:formula="of:=ROUND(([.C44]*[.B44]) /10000000;5)" office:value-type="float" office:value="0.31594" calcext:value-type="float">
            <text:p>0.31594</text:p>
          </table:table-cell>
          <table:table-cell table:formula="of:=ROUND(([.D44]/[.C43]) * 100;2)" office:value-type="float" office:value="0.56" calcext:value-type="float">
            <text:p>0.56</text:p>
          </table:table-cell>
          <table:table-cell table:formula="of:=ROUND((([.E44]*10000000)-[.$B$2]) / 100000;2)" office:value-type="float" office:value="21.59" calcext:value-type="float">
            <text:p>21.59</text:p>
          </table:table-cell>
          <table:table-cell table:formula="of:=[.G44]-[.G40]" office:value-type="float" office:value="3.48" calcext:value-type="float">
            <text:p>3.48</text:p>
          </table:table-cell>
          <table:table-cell table:formula="of:=ROUND((([.C40]-[.C44]) / [.C40]) * 100;2)" office:value-type="float" office:value="2.6" calcext:value-type="float">
            <text:p>2.6</text:p>
          </table:table-cell>
          <table:table-cell table:formula="of:=ROUND([.I44]/[.H44];2)" office:value-type="float" office:value="0.75" calcext:value-type="float">
            <text:p>0.7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45]*12" office:value-type="float" office:value="372" calcext:value-type="float">
            <text:p>372</text:p>
          </table:table-cell>
          <table:table-cell table:formula="of:=ROUND(([.$B$2] *[.$B$4] *((1 +[.$B$4]) ^ [.B45]) / (((1 +[.$B$4]) ^ [.B45]) -1)))" office:value-type="float" office:value="8732" calcext:value-type="float">
            <text:p>8732</text:p>
          </table:table-cell>
          <table:table-cell table:formula="of:=[.C44]-[.C45]" office:value-type="float" office:value="44" calcext:value-type="float">
            <text:p>44</text:p>
          </table:table-cell>
          <table:table-cell table:formula="of:=ROUND(([.C45]*[.B45]) /10000000;5)" office:value-type="float" office:value="0.32483" calcext:value-type="float">
            <text:p>0.32483</text:p>
          </table:table-cell>
          <table:table-cell table:formula="of:=ROUND(([.D45]/[.C44]) * 100;2)" office:value-type="float" office:value="0.5" calcext:value-type="float">
            <text:p>0.5</text:p>
          </table:table-cell>
          <table:table-cell table:formula="of:=ROUND((([.E45]*10000000)-[.$B$2]) / 100000;2)" office:value-type="float" office:value="22.48" calcext:value-type="float">
            <text:p>22.48</text:p>
          </table:table-cell>
          <table:table-cell table:formula="of:=[.G45]-[.G41]" office:value-type="float" office:value="3.51" calcext:value-type="float">
            <text:p>3.51</text:p>
          </table:table-cell>
          <table:table-cell table:formula="of:=ROUND((([.C41]-[.C45]) / [.C41]) * 100;2)" office:value-type="float" office:value="2.34" calcext:value-type="float">
            <text:p>2.34</text:p>
          </table:table-cell>
          <table:table-cell table:formula="of:=ROUND([.I45]/[.H45];2)"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46]*12" office:value-type="float" office:value="384" calcext:value-type="float">
            <text:p>384</text:p>
          </table:table-cell>
          <table:table-cell table:formula="of:=ROUND(([.$B$2] *[.$B$4] *((1 +[.$B$4]) ^ [.B46]) / (((1 +[.$B$4]) ^ [.B46]) -1)))" office:value-type="float" office:value="8692" calcext:value-type="float">
            <text:p>8692</text:p>
          </table:table-cell>
          <table:table-cell table:formula="of:=[.C45]-[.C46]" office:value-type="float" office:value="40" calcext:value-type="float">
            <text:p>40</text:p>
          </table:table-cell>
          <table:table-cell table:formula="of:=ROUND(([.C46]*[.B46]) /10000000;5)" office:value-type="float" office:value="0.33377" calcext:value-type="float">
            <text:p>0.33377</text:p>
          </table:table-cell>
          <table:table-cell table:formula="of:=ROUND(([.D46]/[.C45]) * 100;2)" office:value-type="float" office:value="0.46" calcext:value-type="float">
            <text:p>0.46</text:p>
          </table:table-cell>
          <table:table-cell table:formula="of:=ROUND((([.E46]*10000000)-[.$B$2]) / 100000;2)" office:value-type="float" office:value="23.38" calcext:value-type="float">
            <text:p>23.38</text:p>
          </table:table-cell>
          <table:table-cell table:formula="of:=[.G46]-[.G42]" office:value-type="float" office:value="3.54" calcext:value-type="float">
            <text:p>3.54</text:p>
          </table:table-cell>
          <table:table-cell table:formula="of:=ROUND((([.C42]-[.C46]) / [.C42]) * 100;2)" office:value-type="float" office:value="2.12" calcext:value-type="float">
            <text:p>2.12</text:p>
          </table:table-cell>
          <table:table-cell table:formula="of:=ROUND([.I46]/[.H46];2)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47]*12" office:value-type="float" office:value="396" calcext:value-type="float">
            <text:p>396</text:p>
          </table:table-cell>
          <table:table-cell table:formula="of:=ROUND(([.$B$2] *[.$B$4] *((1 +[.$B$4]) ^ [.B47]) / (((1 +[.$B$4]) ^ [.B47]) -1)))" office:value-type="float" office:value="8657" calcext:value-type="float">
            <text:p>8657</text:p>
          </table:table-cell>
          <table:table-cell table:formula="of:=[.C46]-[.C47]" office:value-type="float" office:value="35" calcext:value-type="float">
            <text:p>35</text:p>
          </table:table-cell>
          <table:table-cell table:formula="of:=ROUND(([.C47]*[.B47]) /10000000;5)" office:value-type="float" office:value="0.34282" calcext:value-type="float">
            <text:p>0.34282</text:p>
          </table:table-cell>
          <table:table-cell table:formula="of:=ROUND(([.D47]/[.C46]) * 100;2)" office:value-type="float" office:value="0.4" calcext:value-type="float">
            <text:p>0.4</text:p>
          </table:table-cell>
          <table:table-cell table:formula="of:=ROUND((([.E47]*10000000)-[.$B$2]) / 100000;2)" office:value-type="float" office:value="24.28" calcext:value-type="float">
            <text:p>24.28</text:p>
          </table:table-cell>
          <table:table-cell table:formula="of:=[.G47]-[.G43]" office:value-type="float" office:value="3.57" calcext:value-type="float">
            <text:p>3.57</text:p>
          </table:table-cell>
          <table:table-cell table:formula="of:=ROUND((([.C43]-[.C47]) / [.C43]) * 100;2)" office:value-type="float" office:value="1.9" calcext:value-type="float">
            <text:p>1.9</text:p>
          </table:table-cell>
          <table:table-cell table:formula="of:=ROUND([.I47]/[.H47];2)" office:value-type="float" office:value="0.53" calcext:value-type="float">
            <text:p>0.5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48]*12" office:value-type="float" office:value="408" calcext:value-type="float">
            <text:p>408</text:p>
          </table:table-cell>
          <table:table-cell table:formula="of:=ROUND(([.$B$2] *[.$B$4] *((1 +[.$B$4]) ^ [.B48]) / (((1 +[.$B$4]) ^ [.B48]) -1)))" office:value-type="float" office:value="8625" calcext:value-type="float">
            <text:p>8625</text:p>
          </table:table-cell>
          <table:table-cell table:formula="of:=[.C47]-[.C48]" office:value-type="float" office:value="32" calcext:value-type="float">
            <text:p>32</text:p>
          </table:table-cell>
          <table:table-cell table:formula="of:=ROUND(([.C48]*[.B48]) /10000000;5)" office:value-type="float" office:value="0.3519" calcext:value-type="float">
            <text:p>0.3519</text:p>
          </table:table-cell>
          <table:table-cell table:formula="of:=ROUND(([.D48]/[.C47]) * 100;2)" office:value-type="float" office:value="0.37" calcext:value-type="float">
            <text:p>0.37</text:p>
          </table:table-cell>
          <table:table-cell table:formula="of:=ROUND((([.E48]*10000000)-[.$B$2]) / 100000;2)" office:value-type="float" office:value="25.19" calcext:value-type="float">
            <text:p>25.19</text:p>
          </table:table-cell>
          <table:table-cell table:formula="of:=[.G48]-[.G44]" office:value-type="float" office:value="3.6" calcext:value-type="float">
            <text:p>3.6</text:p>
          </table:table-cell>
          <table:table-cell table:formula="of:=ROUND((([.C44]-[.C48]) / [.C44]) * 100;2)" office:value-type="float" office:value="1.72" calcext:value-type="float">
            <text:p>1.72</text:p>
          </table:table-cell>
          <table:table-cell table:formula="of:=ROUND([.I48]/[.H48];2)" office:value-type="float" office:value="0.48" calcext:value-type="float">
            <text:p>0.4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49]*12" office:value-type="float" office:value="420" calcext:value-type="float">
            <text:p>420</text:p>
          </table:table-cell>
          <table:table-cell table:formula="of:=ROUND(([.$B$2] *[.$B$4] *((1 +[.$B$4]) ^ [.B49]) / (((1 +[.$B$4]) ^ [.B49]) -1)))" office:value-type="float" office:value="8597" calcext:value-type="float">
            <text:p>8597</text:p>
          </table:table-cell>
          <table:table-cell table:formula="of:=[.C48]-[.C49]" office:value-type="float" office:value="28" calcext:value-type="float">
            <text:p>28</text:p>
          </table:table-cell>
          <table:table-cell table:formula="of:=ROUND(([.C49]*[.B49]) /10000000;5)" office:value-type="float" office:value="0.36107" calcext:value-type="float">
            <text:p>0.36107</text:p>
          </table:table-cell>
          <table:table-cell table:formula="of:=ROUND(([.D49]/[.C48]) * 100;2)" office:value-type="float" office:value="0.32" calcext:value-type="float">
            <text:p>0.32</text:p>
          </table:table-cell>
          <table:table-cell table:formula="of:=ROUND((([.E49]*10000000)-[.$B$2]) / 100000;2)" office:value-type="float" office:value="26.11" calcext:value-type="float">
            <text:p>26.11</text:p>
          </table:table-cell>
          <table:table-cell table:formula="of:=[.G49]-[.G45]" office:value-type="float" office:value="3.63" calcext:value-type="float">
            <text:p>3.63</text:p>
          </table:table-cell>
          <table:table-cell table:formula="of:=ROUND((([.C45]-[.C49]) / [.C45]) * 100;2)" office:value-type="float" office:value="1.55" calcext:value-type="float">
            <text:p>1.55</text:p>
          </table:table-cell>
          <table:table-cell table:formula="of:=ROUND([.I49]/[.H49];2)" office:value-type="float" office:value="0.43" calcext:value-type="float">
            <text:p>0.4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50]*12" office:value-type="float" office:value="432" calcext:value-type="float">
            <text:p>432</text:p>
          </table:table-cell>
          <table:table-cell table:formula="of:=ROUND(([.$B$2] *[.$B$4] *((1 +[.$B$4]) ^ [.B50]) / (((1 +[.$B$4]) ^ [.B50]) -1)))" office:value-type="float" office:value="8571" calcext:value-type="float">
            <text:p>8571</text:p>
          </table:table-cell>
          <table:table-cell table:formula="of:=[.C49]-[.C50]" office:value-type="float" office:value="26" calcext:value-type="float">
            <text:p>26</text:p>
          </table:table-cell>
          <table:table-cell table:formula="of:=ROUND(([.C50]*[.B50]) /10000000;5)" office:value-type="float" office:value="0.37027" calcext:value-type="float">
            <text:p>0.37027</text:p>
          </table:table-cell>
          <table:table-cell table:formula="of:=ROUND(([.D50]/[.C49]) * 100;2)" office:value-type="float" office:value="0.3" calcext:value-type="float">
            <text:p>0.3</text:p>
          </table:table-cell>
          <table:table-cell table:formula="of:=ROUND((([.E50]*10000000)-[.$B$2]) / 100000;2)" office:value-type="float" office:value="27.03" calcext:value-type="float">
            <text:p>27.03</text:p>
          </table:table-cell>
          <table:table-cell table:formula="of:=[.G50]-[.G46]" office:value-type="float" office:value="3.65" calcext:value-type="float">
            <text:p>3.65</text:p>
          </table:table-cell>
          <table:table-cell table:formula="of:=ROUND((([.C46]-[.C50]) / [.C46]) * 100;2)" office:value-type="float" office:value="1.39" calcext:value-type="float">
            <text:p>1.39</text:p>
          </table:table-cell>
          <table:table-cell table:formula="of:=ROUND([.I50]/[.H50];2)" office:value-type="float" office:value="0.38" calcext:value-type="float">
            <text:p>0.3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51]*12" office:value-type="float" office:value="444" calcext:value-type="float">
            <text:p>444</text:p>
          </table:table-cell>
          <table:table-cell table:formula="of:=ROUND(([.$B$2] *[.$B$4] *((1 +[.$B$4]) ^ [.B51]) / (((1 +[.$B$4]) ^ [.B51]) -1)))" office:value-type="float" office:value="8548" calcext:value-type="float">
            <text:p>8548</text:p>
          </table:table-cell>
          <table:table-cell table:formula="of:=[.C50]-[.C51]" office:value-type="float" office:value="23" calcext:value-type="float">
            <text:p>23</text:p>
          </table:table-cell>
          <table:table-cell table:formula="of:=ROUND(([.C51]*[.B51]) /10000000;5)" office:value-type="float" office:value="0.37953" calcext:value-type="float">
            <text:p>0.37953</text:p>
          </table:table-cell>
          <table:table-cell table:formula="of:=ROUND(([.D51]/[.C50]) * 100;2)" office:value-type="float" office:value="0.27" calcext:value-type="float">
            <text:p>0.27</text:p>
          </table:table-cell>
          <table:table-cell table:formula="of:=ROUND((([.E51]*10000000)-[.$B$2]) / 100000;2)" office:value-type="float" office:value="27.95" calcext:value-type="float">
            <text:p>27.95</text:p>
          </table:table-cell>
          <table:table-cell table:formula="of:=[.G51]-[.G47]" office:value-type="float" office:value="3.67" calcext:value-type="float">
            <text:p>3.67</text:p>
          </table:table-cell>
          <table:table-cell table:formula="of:=ROUND((([.C47]-[.C51]) / [.C47]) * 100;2)" office:value-type="float" office:value="1.26" calcext:value-type="float">
            <text:p>1.26</text:p>
          </table:table-cell>
          <table:table-cell table:formula="of:=ROUND([.I51]/[.H51];2)" office:value-type="float" office:value="0.34" calcext:value-type="float">
            <text:p>0.3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52]*12" office:value-type="float" office:value="456" calcext:value-type="float">
            <text:p>456</text:p>
          </table:table-cell>
          <table:table-cell table:formula="of:=ROUND(([.$B$2] *[.$B$4] *((1 +[.$B$4]) ^ [.B52]) / (((1 +[.$B$4]) ^ [.B52]) -1)))" office:value-type="float" office:value="8527" calcext:value-type="float">
            <text:p>8527</text:p>
          </table:table-cell>
          <table:table-cell table:formula="of:=[.C51]-[.C52]" office:value-type="float" office:value="21" calcext:value-type="float">
            <text:p>21</text:p>
          </table:table-cell>
          <table:table-cell table:formula="of:=ROUND(([.C52]*[.B52]) /10000000;5)" office:value-type="float" office:value="0.38883" calcext:value-type="float">
            <text:p>0.38883</text:p>
          </table:table-cell>
          <table:table-cell table:formula="of:=ROUND(([.D52]/[.C51]) * 100;2)" office:value-type="float" office:value="0.25" calcext:value-type="float">
            <text:p>0.25</text:p>
          </table:table-cell>
          <table:table-cell table:formula="of:=ROUND((([.E52]*10000000)-[.$B$2]) / 100000;2)" office:value-type="float" office:value="28.88" calcext:value-type="float">
            <text:p>28.88</text:p>
          </table:table-cell>
          <table:table-cell table:formula="of:=[.G52]-[.G48]" office:value-type="float" office:value="3.69" calcext:value-type="float">
            <text:p>3.69</text:p>
          </table:table-cell>
          <table:table-cell table:formula="of:=ROUND((([.C48]-[.C52]) / [.C48]) * 100;2)" office:value-type="float" office:value="1.14" calcext:value-type="float">
            <text:p>1.14</text:p>
          </table:table-cell>
          <table:table-cell table:formula="of:=ROUND([.I52]/[.H52];2)"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53]*12" office:value-type="float" office:value="468" calcext:value-type="float">
            <text:p>468</text:p>
          </table:table-cell>
          <table:table-cell table:formula="of:=ROUND(([.$B$2] *[.$B$4] *((1 +[.$B$4]) ^ [.B53]) / (((1 +[.$B$4]) ^ [.B53]) -1)))" office:value-type="float" office:value="8508" calcext:value-type="float">
            <text:p>8508</text:p>
          </table:table-cell>
          <table:table-cell table:formula="of:=[.C52]-[.C53]" office:value-type="float" office:value="19" calcext:value-type="float">
            <text:p>19</text:p>
          </table:table-cell>
          <table:table-cell table:formula="of:=ROUND(([.C53]*[.B53]) /10000000;5)" office:value-type="float" office:value="0.39817" calcext:value-type="float">
            <text:p>0.39817</text:p>
          </table:table-cell>
          <table:table-cell table:formula="of:=ROUND(([.D53]/[.C52]) * 100;2)" office:value-type="float" office:value="0.22" calcext:value-type="float">
            <text:p>0.22</text:p>
          </table:table-cell>
          <table:table-cell table:formula="of:=ROUND((([.E53]*10000000)-[.$B$2]) / 100000;2)" office:value-type="float" office:value="29.82" calcext:value-type="float">
            <text:p>29.82</text:p>
          </table:table-cell>
          <table:table-cell table:formula="of:=[.G53]-[.G49]" office:value-type="float" office:value="3.71" calcext:value-type="float">
            <text:p>3.71</text:p>
          </table:table-cell>
          <table:table-cell table:formula="of:=ROUND((([.C49]-[.C53]) / [.C49]) * 100;2)" office:value-type="float" office:value="1.04" calcext:value-type="float">
            <text:p>1.04</text:p>
          </table:table-cell>
          <table:table-cell table:formula="of:=ROUND([.I53]/[.H53];2)"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54]*12" office:value-type="float" office:value="480" calcext:value-type="float">
            <text:p>480</text:p>
          </table:table-cell>
          <table:table-cell table:formula="of:=ROUND(([.$B$2] *[.$B$4] *((1 +[.$B$4]) ^ [.B54]) / (((1 +[.$B$4]) ^ [.B54]) -1)))" office:value-type="float" office:value="8491" calcext:value-type="float">
            <text:p>8491</text:p>
          </table:table-cell>
          <table:table-cell table:formula="of:=[.C53]-[.C54]" office:value-type="float" office:value="17" calcext:value-type="float">
            <text:p>17</text:p>
          </table:table-cell>
          <table:table-cell table:formula="of:=ROUND(([.C54]*[.B54]) /10000000;5)" office:value-type="float" office:value="0.40757" calcext:value-type="float">
            <text:p>0.40757</text:p>
          </table:table-cell>
          <table:table-cell table:formula="of:=ROUND(([.D54]/[.C53]) * 100;2)" office:value-type="float" office:value="0.2" calcext:value-type="float">
            <text:p>0.2</text:p>
          </table:table-cell>
          <table:table-cell table:formula="of:=ROUND((([.E54]*10000000)-[.$B$2]) / 100000;2)" office:value-type="float" office:value="30.76" calcext:value-type="float">
            <text:p>30.76</text:p>
          </table:table-cell>
          <table:table-cell table:formula="of:=[.G54]-[.G50]" office:value-type="float" office:value="3.73" calcext:value-type="float">
            <text:p>3.73</text:p>
          </table:table-cell>
          <table:table-cell table:formula="of:=ROUND((([.C50]-[.C54]) / [.C50]) * 100;2)" office:value-type="float" office:value="0.93" calcext:value-type="float">
            <text:p>0.93</text:p>
          </table:table-cell>
          <table:table-cell table:formula="of:=ROUND([.I54]/[.H54];2)"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55]*12" office:value-type="float" office:value="492" calcext:value-type="float">
            <text:p>492</text:p>
          </table:table-cell>
          <table:table-cell table:formula="of:=ROUND(([.$B$2] *[.$B$4] *((1 +[.$B$4]) ^ [.B55]) / (((1 +[.$B$4]) ^ [.B55]) -1)))" office:value-type="float" office:value="8476" calcext:value-type="float">
            <text:p>8476</text:p>
          </table:table-cell>
          <table:table-cell table:formula="of:=[.C54]-[.C55]" office:value-type="float" office:value="15" calcext:value-type="float">
            <text:p>15</text:p>
          </table:table-cell>
          <table:table-cell table:formula="of:=ROUND(([.C55]*[.B55]) /10000000;5)" office:value-type="float" office:value="0.41702" calcext:value-type="float">
            <text:p>0.41702</text:p>
          </table:table-cell>
          <table:table-cell table:formula="of:=ROUND(([.D55]/[.C54]) * 100;2)" office:value-type="float" office:value="0.18" calcext:value-type="float">
            <text:p>0.18</text:p>
          </table:table-cell>
          <table:table-cell table:formula="of:=ROUND((([.E55]*10000000)-[.$B$2]) / 100000;2)" office:value-type="float" office:value="31.7" calcext:value-type="float">
            <text:p>31.7</text:p>
          </table:table-cell>
          <table:table-cell table:formula="of:=[.G55]-[.G51]" office:value-type="float" office:value="3.75" calcext:value-type="float">
            <text:p>3.75</text:p>
          </table:table-cell>
          <table:table-cell table:formula="of:=ROUND((([.C51]-[.C55]) / [.C51]) * 100;2)" office:value-type="float" office:value="0.84" calcext:value-type="float">
            <text:p>0.84</text:p>
          </table:table-cell>
          <table:table-cell table:formula="of:=ROUND([.I55]/[.H55];2)"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56]*12" office:value-type="float" office:value="504" calcext:value-type="float">
            <text:p>504</text:p>
          </table:table-cell>
          <table:table-cell table:formula="of:=ROUND(([.$B$2] *[.$B$4] *((1 +[.$B$4]) ^ [.B56]) / (((1 +[.$B$4]) ^ [.B56]) -1)))" office:value-type="float" office:value="8462" calcext:value-type="float">
            <text:p>8462</text:p>
          </table:table-cell>
          <table:table-cell table:formula="of:=[.C55]-[.C56]" office:value-type="float" office:value="14" calcext:value-type="float">
            <text:p>14</text:p>
          </table:table-cell>
          <table:table-cell table:formula="of:=ROUND(([.C56]*[.B56]) /10000000;5)" office:value-type="float" office:value="0.42648" calcext:value-type="float">
            <text:p>0.42648</text:p>
          </table:table-cell>
          <table:table-cell table:formula="of:=ROUND(([.D56]/[.C55]) * 100;2)" office:value-type="float" office:value="0.17" calcext:value-type="float">
            <text:p>0.17</text:p>
          </table:table-cell>
          <table:table-cell table:formula="of:=ROUND((([.E56]*10000000)-[.$B$2]) / 100000;2)" office:value-type="float" office:value="32.65" calcext:value-type="float">
            <text:p>32.65</text:p>
          </table:table-cell>
          <table:table-cell table:formula="of:=[.G56]-[.G52]" office:value-type="float" office:value="3.77" calcext:value-type="float">
            <text:p>3.77</text:p>
          </table:table-cell>
          <table:table-cell table:formula="of:=ROUND((([.C52]-[.C56]) / [.C52]) * 100;2)" office:value-type="float" office:value="0.76" calcext:value-type="float">
            <text:p>0.76</text:p>
          </table:table-cell>
          <table:table-cell table:formula="of:=ROUND([.I56]/[.H56];2)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57]*12" office:value-type="float" office:value="516" calcext:value-type="float">
            <text:p>516</text:p>
          </table:table-cell>
          <table:table-cell table:formula="of:=ROUND(([.$B$2] *[.$B$4] *((1 +[.$B$4]) ^ [.B57]) / (((1 +[.$B$4]) ^ [.B57]) -1)))" office:value-type="float" office:value="8450" calcext:value-type="float">
            <text:p>8450</text:p>
          </table:table-cell>
          <table:table-cell table:formula="of:=[.C56]-[.C57]" office:value-type="float" office:value="12" calcext:value-type="float">
            <text:p>12</text:p>
          </table:table-cell>
          <table:table-cell table:formula="of:=ROUND(([.C57]*[.B57]) /10000000;5)" office:value-type="float" office:value="0.43602" calcext:value-type="float">
            <text:p>0.43602</text:p>
          </table:table-cell>
          <table:table-cell table:formula="of:=ROUND(([.D57]/[.C56]) * 100;2)" office:value-type="float" office:value="0.14" calcext:value-type="float">
            <text:p>0.14</text:p>
          </table:table-cell>
          <table:table-cell table:formula="of:=ROUND((([.E57]*10000000)-[.$B$2]) / 100000;2)" office:value-type="float" office:value="33.6" calcext:value-type="float">
            <text:p>33.6</text:p>
          </table:table-cell>
          <table:table-cell table:formula="of:=[.G57]-[.G53]" office:value-type="float" office:value="3.78" calcext:value-type="float">
            <text:p>3.78</text:p>
          </table:table-cell>
          <table:table-cell table:formula="of:=ROUND((([.C53]-[.C57]) / [.C53]) * 100;2)" office:value-type="float" office:value="0.68" calcext:value-type="float">
            <text:p>0.68</text:p>
          </table:table-cell>
          <table:table-cell table:formula="of:=ROUND([.I57]/[.H57];2)"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58]*12" office:value-type="float" office:value="528" calcext:value-type="float">
            <text:p>528</text:p>
          </table:table-cell>
          <table:table-cell table:formula="of:=ROUND(([.$B$2] *[.$B$4] *((1 +[.$B$4]) ^ [.B58]) / (((1 +[.$B$4]) ^ [.B58]) -1)))" office:value-type="float" office:value="8439" calcext:value-type="float">
            <text:p>8439</text:p>
          </table:table-cell>
          <table:table-cell table:formula="of:=[.C57]-[.C58]" office:value-type="float" office:value="11" calcext:value-type="float">
            <text:p>11</text:p>
          </table:table-cell>
          <table:table-cell table:formula="of:=ROUND(([.C58]*[.B58]) /10000000;5)" office:value-type="float" office:value="0.44558" calcext:value-type="float">
            <text:p>0.44558</text:p>
          </table:table-cell>
          <table:table-cell table:formula="of:=ROUND(([.D58]/[.C57]) * 100;2)" office:value-type="float" office:value="0.13" calcext:value-type="float">
            <text:p>0.13</text:p>
          </table:table-cell>
          <table:table-cell table:formula="of:=ROUND((([.E58]*10000000)-[.$B$2]) / 100000;2)" office:value-type="float" office:value="34.56" calcext:value-type="float">
            <text:p>34.56</text:p>
          </table:table-cell>
          <table:table-cell table:formula="of:=[.G58]-[.G54]" office:value-type="float" office:value="3.8" calcext:value-type="float">
            <text:p>3.8</text:p>
          </table:table-cell>
          <table:table-cell table:formula="of:=ROUND((([.C54]-[.C58]) / [.C54]) * 100;2)" office:value-type="float" office:value="0.61" calcext:value-type="float">
            <text:p>0.61</text:p>
          </table:table-cell>
          <table:table-cell table:formula="of:=ROUND([.I58]/[.H58];2)"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59]*12" office:value-type="float" office:value="540" calcext:value-type="float">
            <text:p>540</text:p>
          </table:table-cell>
          <table:table-cell table:formula="of:=ROUND(([.$B$2] *[.$B$4] *((1 +[.$B$4]) ^ [.B59]) / (((1 +[.$B$4]) ^ [.B59]) -1)))" office:value-type="float" office:value="8429" calcext:value-type="float">
            <text:p>8429</text:p>
          </table:table-cell>
          <table:table-cell table:formula="of:=[.C58]-[.C59]" office:value-type="float" office:value="10" calcext:value-type="float">
            <text:p>10</text:p>
          </table:table-cell>
          <table:table-cell table:formula="of:=ROUND(([.C59]*[.B59]) /10000000;5)" office:value-type="float" office:value="0.45517" calcext:value-type="float">
            <text:p>0.45517</text:p>
          </table:table-cell>
          <table:table-cell table:formula="of:=ROUND(([.D59]/[.C58]) * 100;2)" office:value-type="float" office:value="0.12" calcext:value-type="float">
            <text:p>0.12</text:p>
          </table:table-cell>
          <table:table-cell table:formula="of:=ROUND((([.E59]*10000000)-[.$B$2]) / 100000;2)" office:value-type="float" office:value="35.52" calcext:value-type="float">
            <text:p>35.52</text:p>
          </table:table-cell>
          <table:table-cell table:formula="of:=[.G59]-[.G55]" office:value-type="float" office:value="3.82" calcext:value-type="float">
            <text:p>3.82</text:p>
          </table:table-cell>
          <table:table-cell table:formula="of:=ROUND((([.C55]-[.C59]) / [.C55]) * 100;2)" office:value-type="float" office:value="0.55" calcext:value-type="float">
            <text:p>0.55</text:p>
          </table:table-cell>
          <table:table-cell table:formula="of:=ROUND([.I59]/[.H59];2)"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A60]*12" office:value-type="float" office:value="552" calcext:value-type="float">
            <text:p>552</text:p>
          </table:table-cell>
          <table:table-cell table:formula="of:=ROUND(([.$B$2] *[.$B$4] *((1 +[.$B$4]) ^ [.B60]) / (((1 +[.$B$4]) ^ [.B60]) -1)))" office:value-type="float" office:value="8420" calcext:value-type="float">
            <text:p>8420</text:p>
          </table:table-cell>
          <table:table-cell table:formula="of:=[.C59]-[.C60]" office:value-type="float" office:value="9" calcext:value-type="float">
            <text:p>9</text:p>
          </table:table-cell>
          <table:table-cell table:formula="of:=ROUND(([.C60]*[.B60]) /10000000;5)" office:value-type="float" office:value="0.46478" calcext:value-type="float">
            <text:p>0.46478</text:p>
          </table:table-cell>
          <table:table-cell table:formula="of:=ROUND(([.D60]/[.C59]) * 100;2)" office:value-type="float" office:value="0.11" calcext:value-type="float">
            <text:p>0.11</text:p>
          </table:table-cell>
          <table:table-cell table:formula="of:=ROUND((([.E60]*10000000)-[.$B$2]) / 100000;2)" office:value-type="float" office:value="36.48" calcext:value-type="float">
            <text:p>36.48</text:p>
          </table:table-cell>
          <table:table-cell table:formula="of:=[.G60]-[.G56]" office:value-type="float" office:value="3.83" calcext:value-type="float">
            <text:p>3.83</text:p>
          </table:table-cell>
          <table:table-cell table:formula="of:=ROUND((([.C56]-[.C60]) / [.C56]) * 100;2)" office:value-type="float" office:value="0.5" calcext:value-type="float">
            <text:p>0.5</text:p>
          </table:table-cell>
          <table:table-cell table:formula="of:=ROUND([.I60]/[.H60];2)"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61]*12" office:value-type="float" office:value="564" calcext:value-type="float">
            <text:p>564</text:p>
          </table:table-cell>
          <table:table-cell table:formula="of:=ROUND(([.$B$2] *[.$B$4] *((1 +[.$B$4]) ^ [.B61]) / (((1 +[.$B$4]) ^ [.B61]) -1)))" office:value-type="float" office:value="8411" calcext:value-type="float">
            <text:p>8411</text:p>
          </table:table-cell>
          <table:table-cell table:formula="of:=[.C60]-[.C61]" office:value-type="float" office:value="9" calcext:value-type="float">
            <text:p>9</text:p>
          </table:table-cell>
          <table:table-cell table:formula="of:=ROUND(([.C61]*[.B61]) /10000000;5)" office:value-type="float" office:value="0.47438" calcext:value-type="float">
            <text:p>0.47438</text:p>
          </table:table-cell>
          <table:table-cell table:formula="of:=ROUND(([.D61]/[.C60]) * 100;2)" office:value-type="float" office:value="0.11" calcext:value-type="float">
            <text:p>0.11</text:p>
          </table:table-cell>
          <table:table-cell table:formula="of:=ROUND((([.E61]*10000000)-[.$B$2]) / 100000;2)" office:value-type="float" office:value="37.44" calcext:value-type="float">
            <text:p>37.44</text:p>
          </table:table-cell>
          <table:table-cell table:formula="of:=[.G61]-[.G57]" office:value-type="float" office:value="3.84" calcext:value-type="float">
            <text:p>3.84</text:p>
          </table:table-cell>
          <table:table-cell table:formula="of:=ROUND((([.C57]-[.C61]) / [.C57]) * 100;2)" office:value-type="float" office:value="0.46" calcext:value-type="float">
            <text:p>0.46</text:p>
          </table:table-cell>
          <table:table-cell table:formula="of:=ROUND([.I61]/[.H61];2)"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A62]*12" office:value-type="float" office:value="576" calcext:value-type="float">
            <text:p>576</text:p>
          </table:table-cell>
          <table:table-cell table:formula="of:=ROUND(([.$B$2] *[.$B$4] *((1 +[.$B$4]) ^ [.B62]) / (((1 +[.$B$4]) ^ [.B62]) -1)))" office:value-type="float" office:value="8404" calcext:value-type="float">
            <text:p>8404</text:p>
          </table:table-cell>
          <table:table-cell table:formula="of:=[.C61]-[.C62]" office:value-type="float" office:value="7" calcext:value-type="float">
            <text:p>7</text:p>
          </table:table-cell>
          <table:table-cell table:formula="of:=ROUND(([.C62]*[.B62]) /10000000;5)" office:value-type="float" office:value="0.48407" calcext:value-type="float">
            <text:p>0.48407</text:p>
          </table:table-cell>
          <table:table-cell table:formula="of:=ROUND(([.D62]/[.C61]) * 100;2)" office:value-type="float" office:value="0.08" calcext:value-type="float">
            <text:p>0.08</text:p>
          </table:table-cell>
          <table:table-cell table:formula="of:=ROUND((([.E62]*10000000)-[.$B$2]) / 100000;2)" office:value-type="float" office:value="38.41" calcext:value-type="float">
            <text:p>38.41</text:p>
          </table:table-cell>
          <table:table-cell table:formula="of:=[.G62]-[.G58]" office:value-type="float" office:value="3.84999999999999" calcext:value-type="float">
            <text:p>3.85</text:p>
          </table:table-cell>
          <table:table-cell table:formula="of:=ROUND((([.C58]-[.C62]) / [.C58]) * 100;2)" office:value-type="float" office:value="0.41" calcext:value-type="float">
            <text:p>0.41</text:p>
          </table:table-cell>
          <table:table-cell table:formula="of:=ROUND([.I62]/[.H62];2)"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A63]*12" office:value-type="float" office:value="588" calcext:value-type="float">
            <text:p>588</text:p>
          </table:table-cell>
          <table:table-cell table:formula="of:=ROUND(([.$B$2] *[.$B$4] *((1 +[.$B$4]) ^ [.B63]) / (((1 +[.$B$4]) ^ [.B63]) -1)))" office:value-type="float" office:value="8397" calcext:value-type="float">
            <text:p>8397</text:p>
          </table:table-cell>
          <table:table-cell table:formula="of:=[.C62]-[.C63]" office:value-type="float" office:value="7" calcext:value-type="float">
            <text:p>7</text:p>
          </table:table-cell>
          <table:table-cell table:formula="of:=ROUND(([.C63]*[.B63]) /10000000;5)" office:value-type="float" office:value="0.49374" calcext:value-type="float">
            <text:p>0.49374</text:p>
          </table:table-cell>
          <table:table-cell table:formula="of:=ROUND(([.D63]/[.C62]) * 100;2)" office:value-type="float" office:value="0.08" calcext:value-type="float">
            <text:p>0.08</text:p>
          </table:table-cell>
          <table:table-cell table:formula="of:=ROUND((([.E63]*10000000)-[.$B$2]) / 100000;2)" office:value-type="float" office:value="39.37" calcext:value-type="float">
            <text:p>39.37</text:p>
          </table:table-cell>
          <table:table-cell table:formula="of:=[.G63]-[.G59]" office:value-type="float" office:value="3.84999999999999" calcext:value-type="float">
            <text:p>3.85</text:p>
          </table:table-cell>
          <table:table-cell table:formula="of:=ROUND((([.C59]-[.C63]) / [.C59]) * 100;2)" office:value-type="float" office:value="0.38" calcext:value-type="float">
            <text:p>0.38</text:p>
          </table:table-cell>
          <table:table-cell table:formula="of:=ROUND([.I63]/[.H63];2)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64]*12" office:value-type="float" office:value="600" calcext:value-type="float">
            <text:p>600</text:p>
          </table:table-cell>
          <table:table-cell table:formula="of:=ROUND(([.$B$2] *[.$B$4] *((1 +[.$B$4]) ^ [.B64]) / (((1 +[.$B$4]) ^ [.B64]) -1)))" office:value-type="float" office:value="8391" calcext:value-type="float">
            <text:p>8391</text:p>
          </table:table-cell>
          <table:table-cell table:formula="of:=[.C63]-[.C64]" office:value-type="float" office:value="6" calcext:value-type="float">
            <text:p>6</text:p>
          </table:table-cell>
          <table:table-cell table:formula="of:=ROUND(([.C64]*[.B64]) /10000000;5)" office:value-type="float" office:value="0.50346" calcext:value-type="float">
            <text:p>0.50346</text:p>
          </table:table-cell>
          <table:table-cell table:formula="of:=ROUND(([.D64]/[.C63]) * 100;2)" office:value-type="float" office:value="0.07" calcext:value-type="float">
            <text:p>0.07</text:p>
          </table:table-cell>
          <table:table-cell table:formula="of:=ROUND((([.E64]*10000000)-[.$B$2]) / 100000;2)" office:value-type="float" office:value="40.35" calcext:value-type="float">
            <text:p>40.35</text:p>
          </table:table-cell>
          <table:table-cell table:formula="of:=[.G64]-[.G60]" office:value-type="float" office:value="3.87" calcext:value-type="float">
            <text:p>3.87</text:p>
          </table:table-cell>
          <table:table-cell table:formula="of:=ROUND((([.C60]-[.C64]) / [.C60]) * 100;2)" office:value-type="float" office:value="0.34" calcext:value-type="float">
            <text:p>0.34</text:p>
          </table:table-cell>
          <table:table-cell table:formula="of:=ROUND([.I64]/[.H64];2)"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65]*12" office:value-type="float" office:value="612" calcext:value-type="float">
            <text:p>612</text:p>
          </table:table-cell>
          <table:table-cell table:formula="of:=ROUND(([.$B$2] *[.$B$4] *((1 +[.$B$4]) ^ [.B65]) / (((1 +[.$B$4]) ^ [.B65]) -1)))" office:value-type="float" office:value="8386" calcext:value-type="float">
            <text:p>8386</text:p>
          </table:table-cell>
          <table:table-cell table:formula="of:=[.C64]-[.C65]" office:value-type="float" office:value="5" calcext:value-type="float">
            <text:p>5</text:p>
          </table:table-cell>
          <table:table-cell table:formula="of:=ROUND(([.C65]*[.B65]) /10000000;5)" office:value-type="float" office:value="0.51322" calcext:value-type="float">
            <text:p>0.51322</text:p>
          </table:table-cell>
          <table:table-cell table:formula="of:=ROUND(([.D65]/[.C64]) * 100;2)" office:value-type="float" office:value="0.06" calcext:value-type="float">
            <text:p>0.06</text:p>
          </table:table-cell>
          <table:table-cell table:formula="of:=ROUND((([.E65]*10000000)-[.$B$2]) / 100000;2)" office:value-type="float" office:value="41.32" calcext:value-type="float">
            <text:p>41.32</text:p>
          </table:table-cell>
          <table:table-cell table:formula="of:=[.G65]-[.G61]" office:value-type="float" office:value="3.88" calcext:value-type="float">
            <text:p>3.88</text:p>
          </table:table-cell>
          <table:table-cell table:formula="of:=ROUND((([.C61]-[.C65]) / [.C61]) * 100;2)" office:value-type="float" office:value="0.3" calcext:value-type="float">
            <text:p>0.3</text:p>
          </table:table-cell>
          <table:table-cell table:formula="of:=ROUND([.I65]/[.H65];2)"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A66]*12" office:value-type="float" office:value="624" calcext:value-type="float">
            <text:p>624</text:p>
          </table:table-cell>
          <table:table-cell table:formula="of:=ROUND(([.$B$2] *[.$B$4] *((1 +[.$B$4]) ^ [.B66]) / (((1 +[.$B$4]) ^ [.B66]) -1)))" office:value-type="float" office:value="8381" calcext:value-type="float">
            <text:p>8381</text:p>
          </table:table-cell>
          <table:table-cell table:formula="of:=[.C65]-[.C66]" office:value-type="float" office:value="5" calcext:value-type="float">
            <text:p>5</text:p>
          </table:table-cell>
          <table:table-cell table:formula="of:=ROUND(([.C66]*[.B66]) /10000000;5)" office:value-type="float" office:value="0.52297" calcext:value-type="float">
            <text:p>0.52297</text:p>
          </table:table-cell>
          <table:table-cell table:formula="of:=ROUND(([.D66]/[.C65]) * 100;2)" office:value-type="float" office:value="0.06" calcext:value-type="float">
            <text:p>0.06</text:p>
          </table:table-cell>
          <table:table-cell table:formula="of:=ROUND((([.E66]*10000000)-[.$B$2]) / 100000;2)" office:value-type="float" office:value="42.3" calcext:value-type="float">
            <text:p>42.3</text:p>
          </table:table-cell>
          <table:table-cell table:formula="of:=[.G66]-[.G62]" office:value-type="float" office:value="3.89" calcext:value-type="float">
            <text:p>3.89</text:p>
          </table:table-cell>
          <table:table-cell table:formula="of:=ROUND((([.C62]-[.C66]) / [.C62]) * 100;2)" office:value-type="float" office:value="0.27" calcext:value-type="float">
            <text:p>0.27</text:p>
          </table:table-cell>
          <table:table-cell table:formula="of:=ROUND([.I66]/[.H66];2)" office:value-type="float" office:value="0.07" calcext:value-type="float">
            <text:p>0.0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A67]*12" office:value-type="float" office:value="636" calcext:value-type="float">
            <text:p>636</text:p>
          </table:table-cell>
          <table:table-cell table:formula="of:=ROUND(([.$B$2] *[.$B$4] *((1 +[.$B$4]) ^ [.B67]) / (((1 +[.$B$4]) ^ [.B67]) -1)))" office:value-type="float" office:value="8376" calcext:value-type="float">
            <text:p>8376</text:p>
          </table:table-cell>
          <table:table-cell table:formula="of:=[.C66]-[.C67]" office:value-type="float" office:value="5" calcext:value-type="float">
            <text:p>5</text:p>
          </table:table-cell>
          <table:table-cell table:formula="of:=ROUND(([.C67]*[.B67]) /10000000;5)" office:value-type="float" office:value="0.53271" calcext:value-type="float">
            <text:p>0.53271</text:p>
          </table:table-cell>
          <table:table-cell table:formula="of:=ROUND(([.D67]/[.C66]) * 100;2)" office:value-type="float" office:value="0.06" calcext:value-type="float">
            <text:p>0.06</text:p>
          </table:table-cell>
          <table:table-cell table:formula="of:=ROUND((([.E67]*10000000)-[.$B$2]) / 100000;2)" office:value-type="float" office:value="43.27" calcext:value-type="float">
            <text:p>43.27</text:p>
          </table:table-cell>
          <table:table-cell table:formula="of:=[.G67]-[.G63]" office:value-type="float" office:value="3.90000000000001" calcext:value-type="float">
            <text:p>3.9</text:p>
          </table:table-cell>
          <table:table-cell table:formula="of:=ROUND((([.C63]-[.C67]) / [.C63]) * 100;2)" office:value-type="float" office:value="0.25" calcext:value-type="float">
            <text:p>0.25</text:p>
          </table:table-cell>
          <table:table-cell table:formula="of:=ROUND([.I67]/[.H67];2)"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A68]*12" office:value-type="float" office:value="648" calcext:value-type="float">
            <text:p>648</text:p>
          </table:table-cell>
          <table:table-cell table:formula="of:=ROUND(([.$B$2] *[.$B$4] *((1 +[.$B$4]) ^ [.B68]) / (((1 +[.$B$4]) ^ [.B68]) -1)))" office:value-type="float" office:value="8372" calcext:value-type="float">
            <text:p>8372</text:p>
          </table:table-cell>
          <table:table-cell table:formula="of:=[.C67]-[.C68]" office:value-type="float" office:value="4" calcext:value-type="float">
            <text:p>4</text:p>
          </table:table-cell>
          <table:table-cell table:formula="of:=ROUND(([.C68]*[.B68]) /10000000;5)" office:value-type="float" office:value="0.54251" calcext:value-type="float">
            <text:p>0.54251</text:p>
          </table:table-cell>
          <table:table-cell table:formula="of:=ROUND(([.D68]/[.C67]) * 100;2)" office:value-type="float" office:value="0.05" calcext:value-type="float">
            <text:p>0.05</text:p>
          </table:table-cell>
          <table:table-cell table:formula="of:=ROUND((([.E68]*10000000)-[.$B$2]) / 100000;2)" office:value-type="float" office:value="44.25" calcext:value-type="float">
            <text:p>44.25</text:p>
          </table:table-cell>
          <table:table-cell table:formula="of:=[.G68]-[.G64]" office:value-type="float" office:value="3.9" calcext:value-type="float">
            <text:p>3.9</text:p>
          </table:table-cell>
          <table:table-cell table:formula="of:=ROUND((([.C64]-[.C68]) / [.C64]) * 100;2)" office:value-type="float" office:value="0.23" calcext:value-type="float">
            <text:p>0.23</text:p>
          </table:table-cell>
          <table:table-cell table:formula="of:=ROUND([.I68]/[.H68];2)"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A69]*12" office:value-type="float" office:value="660" calcext:value-type="float">
            <text:p>660</text:p>
          </table:table-cell>
          <table:table-cell table:formula="of:=ROUND(([.$B$2] *[.$B$4] *((1 +[.$B$4]) ^ [.B69]) / (((1 +[.$B$4]) ^ [.B69]) -1)))" office:value-type="float" office:value="8368" calcext:value-type="float">
            <text:p>8368</text:p>
          </table:table-cell>
          <table:table-cell table:formula="of:=[.C68]-[.C69]" office:value-type="float" office:value="4" calcext:value-type="float">
            <text:p>4</text:p>
          </table:table-cell>
          <table:table-cell table:formula="of:=ROUND(([.C69]*[.B69]) /10000000;5)" office:value-type="float" office:value="0.55229" calcext:value-type="float">
            <text:p>0.55229</text:p>
          </table:table-cell>
          <table:table-cell table:formula="of:=ROUND(([.D69]/[.C68]) * 100;2)" office:value-type="float" office:value="0.05" calcext:value-type="float">
            <text:p>0.05</text:p>
          </table:table-cell>
          <table:table-cell table:formula="of:=ROUND((([.E69]*10000000)-[.$B$2]) / 100000;2)" office:value-type="float" office:value="45.23" calcext:value-type="float">
            <text:p>45.23</text:p>
          </table:table-cell>
          <table:table-cell table:formula="of:=[.G69]-[.G65]" office:value-type="float" office:value="3.91" calcext:value-type="float">
            <text:p>3.91</text:p>
          </table:table-cell>
          <table:table-cell table:formula="of:=ROUND((([.C65]-[.C69]) / [.C65]) * 100;2)" office:value-type="float" office:value="0.21" calcext:value-type="float">
            <text:p>0.21</text:p>
          </table:table-cell>
          <table:table-cell table:formula="of:=ROUND([.I69]/[.H69];2)"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70]*12" office:value-type="float" office:value="672" calcext:value-type="float">
            <text:p>672</text:p>
          </table:table-cell>
          <table:table-cell table:formula="of:=ROUND(([.$B$2] *[.$B$4] *((1 +[.$B$4]) ^ [.B70]) / (((1 +[.$B$4]) ^ [.B70]) -1)))" office:value-type="float" office:value="8365" calcext:value-type="float">
            <text:p>8365</text:p>
          </table:table-cell>
          <table:table-cell table:formula="of:=[.C69]-[.C70]" office:value-type="float" office:value="3" calcext:value-type="float">
            <text:p>3</text:p>
          </table:table-cell>
          <table:table-cell table:formula="of:=ROUND(([.C70]*[.B70]) /10000000;5)" office:value-type="float" office:value="0.56213" calcext:value-type="float">
            <text:p>0.56213</text:p>
          </table:table-cell>
          <table:table-cell table:formula="of:=ROUND(([.D70]/[.C69]) * 100;2)" office:value-type="float" office:value="0.04" calcext:value-type="float">
            <text:p>0.04</text:p>
          </table:table-cell>
          <table:table-cell table:formula="of:=ROUND((([.E70]*10000000)-[.$B$2]) / 100000;2)" office:value-type="float" office:value="46.21" calcext:value-type="float">
            <text:p>46.21</text:p>
          </table:table-cell>
          <table:table-cell table:formula="of:=[.G70]-[.G66]" office:value-type="float" office:value="3.91" calcext:value-type="float">
            <text:p>3.91</text:p>
          </table:table-cell>
          <table:table-cell table:formula="of:=ROUND((([.C66]-[.C70]) / [.C66]) * 100;2)" office:value-type="float" office:value="0.19" calcext:value-type="float">
            <text:p>0.19</text:p>
          </table:table-cell>
          <table:table-cell table:formula="of:=ROUND([.I70]/[.H70];2)"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A71]*12" office:value-type="float" office:value="684" calcext:value-type="float">
            <text:p>684</text:p>
          </table:table-cell>
          <table:table-cell table:formula="of:=ROUND(([.$B$2] *[.$B$4] *((1 +[.$B$4]) ^ [.B71]) / (((1 +[.$B$4]) ^ [.B71]) -1)))" office:value-type="float" office:value="8362" calcext:value-type="float">
            <text:p>8362</text:p>
          </table:table-cell>
          <table:table-cell table:formula="of:=[.C70]-[.C71]" office:value-type="float" office:value="3" calcext:value-type="float">
            <text:p>3</text:p>
          </table:table-cell>
          <table:table-cell table:formula="of:=ROUND(([.C71]*[.B71]) /10000000;5)" office:value-type="float" office:value="0.57196" calcext:value-type="float">
            <text:p>0.57196</text:p>
          </table:table-cell>
          <table:table-cell table:formula="of:=ROUND(([.D71]/[.C70]) * 100;2)" office:value-type="float" office:value="0.04" calcext:value-type="float">
            <text:p>0.04</text:p>
          </table:table-cell>
          <table:table-cell table:formula="of:=ROUND((([.E71]*10000000)-[.$B$2]) / 100000;2)" office:value-type="float" office:value="47.2" calcext:value-type="float">
            <text:p>47.2</text:p>
          </table:table-cell>
          <table:table-cell table:formula="of:=[.G71]-[.G67]" office:value-type="float" office:value="3.93" calcext:value-type="float">
            <text:p>3.93</text:p>
          </table:table-cell>
          <table:table-cell table:formula="of:=ROUND((([.C67]-[.C71]) / [.C67]) * 100;2)" office:value-type="float" office:value="0.17" calcext:value-type="float">
            <text:p>0.17</text:p>
          </table:table-cell>
          <table:table-cell table:formula="of:=ROUND([.I71]/[.H71];2)"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A72]*12" office:value-type="float" office:value="696" calcext:value-type="float">
            <text:p>696</text:p>
          </table:table-cell>
          <table:table-cell table:formula="of:=ROUND(([.$B$2] *[.$B$4] *((1 +[.$B$4]) ^ [.B72]) / (((1 +[.$B$4]) ^ [.B72]) -1)))" office:value-type="float" office:value="8359" calcext:value-type="float">
            <text:p>8359</text:p>
          </table:table-cell>
          <table:table-cell table:formula="of:=[.C71]-[.C72]" office:value-type="float" office:value="3" calcext:value-type="float">
            <text:p>3</text:p>
          </table:table-cell>
          <table:table-cell table:formula="of:=ROUND(([.C72]*[.B72]) /10000000;5)" office:value-type="float" office:value="0.58179" calcext:value-type="float">
            <text:p>0.58179</text:p>
          </table:table-cell>
          <table:table-cell table:formula="of:=ROUND(([.D72]/[.C71]) * 100;2)" office:value-type="float" office:value="0.04" calcext:value-type="float">
            <text:p>0.04</text:p>
          </table:table-cell>
          <table:table-cell table:formula="of:=ROUND((([.E72]*10000000)-[.$B$2]) / 100000;2)" office:value-type="float" office:value="48.18" calcext:value-type="float">
            <text:p>48.18</text:p>
          </table:table-cell>
          <table:table-cell table:formula="of:=[.G72]-[.G68]" office:value-type="float" office:value="3.93" calcext:value-type="float">
            <text:p>3.93</text:p>
          </table:table-cell>
          <table:table-cell table:formula="of:=ROUND((([.C68]-[.C72]) / [.C68]) * 100;2)" office:value-type="float" office:value="0.16" calcext:value-type="float">
            <text:p>0.16</text:p>
          </table:table-cell>
          <table:table-cell table:formula="of:=ROUND([.I72]/[.H72];2)"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A73]*12" office:value-type="float" office:value="708" calcext:value-type="float">
            <text:p>708</text:p>
          </table:table-cell>
          <table:table-cell table:formula="of:=ROUND(([.$B$2] *[.$B$4] *((1 +[.$B$4]) ^ [.B73]) / (((1 +[.$B$4]) ^ [.B73]) -1)))" office:value-type="float" office:value="8357" calcext:value-type="float">
            <text:p>8357</text:p>
          </table:table-cell>
          <table:table-cell table:formula="of:=[.C72]-[.C73]" office:value-type="float" office:value="2" calcext:value-type="float">
            <text:p>2</text:p>
          </table:table-cell>
          <table:table-cell table:formula="of:=ROUND(([.C73]*[.B73]) /10000000;5)" office:value-type="float" office:value="0.59168" calcext:value-type="float">
            <text:p>0.59168</text:p>
          </table:table-cell>
          <table:table-cell table:formula="of:=ROUND(([.D73]/[.C72]) * 100;2)" office:value-type="float" office:value="0.02" calcext:value-type="float">
            <text:p>0.02</text:p>
          </table:table-cell>
          <table:table-cell table:formula="of:=ROUND((([.E73]*10000000)-[.$B$2]) / 100000;2)" office:value-type="float" office:value="49.17" calcext:value-type="float">
            <text:p>49.17</text:p>
          </table:table-cell>
          <table:table-cell table:formula="of:=[.G73]-[.G69]" office:value-type="float" office:value="3.94" calcext:value-type="float">
            <text:p>3.94</text:p>
          </table:table-cell>
          <table:table-cell table:formula="of:=ROUND((([.C69]-[.C73]) / [.C69]) * 100;2)" office:value-type="float" office:value="0.13" calcext:value-type="float">
            <text:p>0.13</text:p>
          </table:table-cell>
          <table:table-cell table:formula="of:=ROUND([.I73]/[.H73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74]*12" office:value-type="float" office:value="720" calcext:value-type="float">
            <text:p>720</text:p>
          </table:table-cell>
          <table:table-cell table:formula="of:=ROUND(([.$B$2] *[.$B$4] *((1 +[.$B$4]) ^ [.B74]) / (((1 +[.$B$4]) ^ [.B74]) -1)))" office:value-type="float" office:value="8355" calcext:value-type="float">
            <text:p>8355</text:p>
          </table:table-cell>
          <table:table-cell table:formula="of:=[.C73]-[.C74]" office:value-type="float" office:value="2" calcext:value-type="float">
            <text:p>2</text:p>
          </table:table-cell>
          <table:table-cell table:formula="of:=ROUND(([.C74]*[.B74]) /10000000;5)" office:value-type="float" office:value="0.60156" calcext:value-type="float">
            <text:p>0.60156</text:p>
          </table:table-cell>
          <table:table-cell table:formula="of:=ROUND(([.D74]/[.C73]) * 100;2)" office:value-type="float" office:value="0.02" calcext:value-type="float">
            <text:p>0.02</text:p>
          </table:table-cell>
          <table:table-cell table:formula="of:=ROUND((([.E74]*10000000)-[.$B$2]) / 100000;2)" office:value-type="float" office:value="50.16" calcext:value-type="float">
            <text:p>50.16</text:p>
          </table:table-cell>
          <table:table-cell table:formula="of:=[.G74]-[.G70]" office:value-type="float" office:value="3.95" calcext:value-type="float">
            <text:p>3.95</text:p>
          </table:table-cell>
          <table:table-cell table:formula="of:=ROUND((([.C70]-[.C74]) / [.C70]) * 100;2)" office:value-type="float" office:value="0.12" calcext:value-type="float">
            <text:p>0.12</text:p>
          </table:table-cell>
          <table:table-cell table:formula="of:=ROUND([.I74]/[.H74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A75]*12" office:value-type="float" office:value="732" calcext:value-type="float">
            <text:p>732</text:p>
          </table:table-cell>
          <table:table-cell table:formula="of:=ROUND(([.$B$2] *[.$B$4] *((1 +[.$B$4]) ^ [.B75]) / (((1 +[.$B$4]) ^ [.B75]) -1)))" office:value-type="float" office:value="8353" calcext:value-type="float">
            <text:p>8353</text:p>
          </table:table-cell>
          <table:table-cell table:formula="of:=[.C74]-[.C75]" office:value-type="float" office:value="2" calcext:value-type="float">
            <text:p>2</text:p>
          </table:table-cell>
          <table:table-cell table:formula="of:=ROUND(([.C75]*[.B75]) /10000000;5)" office:value-type="float" office:value="0.61144" calcext:value-type="float">
            <text:p>0.61144</text:p>
          </table:table-cell>
          <table:table-cell table:formula="of:=ROUND(([.D75]/[.C74]) * 100;2)" office:value-type="float" office:value="0.02" calcext:value-type="float">
            <text:p>0.02</text:p>
          </table:table-cell>
          <table:table-cell table:formula="of:=ROUND((([.E75]*10000000)-[.$B$2]) / 100000;2)" office:value-type="float" office:value="51.14" calcext:value-type="float">
            <text:p>51.14</text:p>
          </table:table-cell>
          <table:table-cell table:formula="of:=[.G75]-[.G71]" office:value-type="float" office:value="3.94" calcext:value-type="float">
            <text:p>3.94</text:p>
          </table:table-cell>
          <table:table-cell table:formula="of:=ROUND((([.C71]-[.C75]) / [.C71]) * 100;2)" office:value-type="float" office:value="0.11" calcext:value-type="float">
            <text:p>0.11</text:p>
          </table:table-cell>
          <table:table-cell table:formula="of:=ROUND([.I75]/[.H75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76]*12" office:value-type="float" office:value="744" calcext:value-type="float">
            <text:p>744</text:p>
          </table:table-cell>
          <table:table-cell table:formula="of:=ROUND(([.$B$2] *[.$B$4] *((1 +[.$B$4]) ^ [.B76]) / (((1 +[.$B$4]) ^ [.B76]) -1)))" office:value-type="float" office:value="8351" calcext:value-type="float">
            <text:p>8351</text:p>
          </table:table-cell>
          <table:table-cell table:formula="of:=[.C75]-[.C76]" office:value-type="float" office:value="2" calcext:value-type="float">
            <text:p>2</text:p>
          </table:table-cell>
          <table:table-cell table:formula="of:=ROUND(([.C76]*[.B76]) /10000000;5)" office:value-type="float" office:value="0.62131" calcext:value-type="float">
            <text:p>0.62131</text:p>
          </table:table-cell>
          <table:table-cell table:formula="of:=ROUND(([.D76]/[.C75]) * 100;2)" office:value-type="float" office:value="0.02" calcext:value-type="float">
            <text:p>0.02</text:p>
          </table:table-cell>
          <table:table-cell table:formula="of:=ROUND((([.E76]*10000000)-[.$B$2]) / 100000;2)" office:value-type="float" office:value="52.13" calcext:value-type="float">
            <text:p>52.13</text:p>
          </table:table-cell>
          <table:table-cell table:formula="of:=[.G76]-[.G72]" office:value-type="float" office:value="3.95" calcext:value-type="float">
            <text:p>3.95</text:p>
          </table:table-cell>
          <table:table-cell table:formula="of:=ROUND((([.C72]-[.C76]) / [.C72]) * 100;2)" office:value-type="float" office:value="0.1" calcext:value-type="float">
            <text:p>0.1</text:p>
          </table:table-cell>
          <table:table-cell table:formula="of:=ROUND([.I76]/[.H76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A77]*12" office:value-type="float" office:value="756" calcext:value-type="float">
            <text:p>756</text:p>
          </table:table-cell>
          <table:table-cell table:formula="of:=ROUND(([.$B$2] *[.$B$4] *((1 +[.$B$4]) ^ [.B77]) / (((1 +[.$B$4]) ^ [.B77]) -1)))" office:value-type="float" office:value="8349" calcext:value-type="float">
            <text:p>8349</text:p>
          </table:table-cell>
          <table:table-cell table:formula="of:=[.C76]-[.C77]" office:value-type="float" office:value="2" calcext:value-type="float">
            <text:p>2</text:p>
          </table:table-cell>
          <table:table-cell table:formula="of:=ROUND(([.C77]*[.B77]) /10000000;5)" office:value-type="float" office:value="0.63118" calcext:value-type="float">
            <text:p>0.63118</text:p>
          </table:table-cell>
          <table:table-cell table:formula="of:=ROUND(([.D77]/[.C76]) * 100;2)" office:value-type="float" office:value="0.02" calcext:value-type="float">
            <text:p>0.02</text:p>
          </table:table-cell>
          <table:table-cell table:formula="of:=ROUND((([.E77]*10000000)-[.$B$2]) / 100000;2)" office:value-type="float" office:value="53.12" calcext:value-type="float">
            <text:p>53.12</text:p>
          </table:table-cell>
          <table:table-cell table:formula="of:=[.G77]-[.G73]" office:value-type="float" office:value="3.95" calcext:value-type="float">
            <text:p>3.95</text:p>
          </table:table-cell>
          <table:table-cell table:formula="of:=ROUND((([.C73]-[.C77]) / [.C73]) * 100;2)" office:value-type="float" office:value="0.1" calcext:value-type="float">
            <text:p>0.1</text:p>
          </table:table-cell>
          <table:table-cell table:formula="of:=ROUND([.I77]/[.H77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A78]*12" office:value-type="float" office:value="768" calcext:value-type="float">
            <text:p>768</text:p>
          </table:table-cell>
          <table:table-cell table:formula="of:=ROUND(([.$B$2] *[.$B$4] *((1 +[.$B$4]) ^ [.B78]) / (((1 +[.$B$4]) ^ [.B78]) -1)))" office:value-type="float" office:value="8348" calcext:value-type="float">
            <text:p>8348</text:p>
          </table:table-cell>
          <table:table-cell table:formula="of:=[.C77]-[.C78]" office:value-type="float" office:value="1" calcext:value-type="float">
            <text:p>1</text:p>
          </table:table-cell>
          <table:table-cell table:formula="of:=ROUND(([.C78]*[.B78]) /10000000;5)" office:value-type="float" office:value="0.64113" calcext:value-type="float">
            <text:p>0.64113</text:p>
          </table:table-cell>
          <table:table-cell table:formula="of:=ROUND(([.D78]/[.C77]) * 100;2)" office:value-type="float" office:value="0.01" calcext:value-type="float">
            <text:p>0.01</text:p>
          </table:table-cell>
          <table:table-cell table:formula="of:=ROUND((([.E78]*10000000)-[.$B$2]) / 100000;2)" office:value-type="float" office:value="54.11" calcext:value-type="float">
            <text:p>54.11</text:p>
          </table:table-cell>
          <table:table-cell table:formula="of:=[.G78]-[.G74]" office:value-type="float" office:value="3.95" calcext:value-type="float">
            <text:p>3.95</text:p>
          </table:table-cell>
          <table:table-cell table:formula="of:=ROUND((([.C74]-[.C78]) / [.C74]) * 100;2)" office:value-type="float" office:value="0.08" calcext:value-type="float">
            <text:p>0.08</text:p>
          </table:table-cell>
          <table:table-cell table:formula="of:=ROUND([.I78]/[.H78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A79]*12" office:value-type="float" office:value="780" calcext:value-type="float">
            <text:p>780</text:p>
          </table:table-cell>
          <table:table-cell table:formula="of:=ROUND(([.$B$2] *[.$B$4] *((1 +[.$B$4]) ^ [.B79]) / (((1 +[.$B$4]) ^ [.B79]) -1)))" office:value-type="float" office:value="8346" calcext:value-type="float">
            <text:p>8346</text:p>
          </table:table-cell>
          <table:table-cell table:formula="of:=[.C78]-[.C79]" office:value-type="float" office:value="2" calcext:value-type="float">
            <text:p>2</text:p>
          </table:table-cell>
          <table:table-cell table:formula="of:=ROUND(([.C79]*[.B79]) /10000000;5)" office:value-type="float" office:value="0.65099" calcext:value-type="float">
            <text:p>0.65099</text:p>
          </table:table-cell>
          <table:table-cell table:formula="of:=ROUND(([.D79]/[.C78]) * 100;2)" office:value-type="float" office:value="0.02" calcext:value-type="float">
            <text:p>0.02</text:p>
          </table:table-cell>
          <table:table-cell table:formula="of:=ROUND((([.E79]*10000000)-[.$B$2]) / 100000;2)" office:value-type="float" office:value="55.1" calcext:value-type="float">
            <text:p>55.1</text:p>
          </table:table-cell>
          <table:table-cell table:formula="of:=[.G79]-[.G75]" office:value-type="float" office:value="3.96" calcext:value-type="float">
            <text:p>3.96</text:p>
          </table:table-cell>
          <table:table-cell table:formula="of:=ROUND((([.C75]-[.C79]) / [.C75]) * 100;2)" office:value-type="float" office:value="0.08" calcext:value-type="float">
            <text:p>0.08</text:p>
          </table:table-cell>
          <table:table-cell table:formula="of:=ROUND([.I79]/[.H79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A80]*12" office:value-type="float" office:value="792" calcext:value-type="float">
            <text:p>792</text:p>
          </table:table-cell>
          <table:table-cell table:formula="of:=ROUND(([.$B$2] *[.$B$4] *((1 +[.$B$4]) ^ [.B80]) / (((1 +[.$B$4]) ^ [.B80]) -1)))" office:value-type="float" office:value="8345" calcext:value-type="float">
            <text:p>8345</text:p>
          </table:table-cell>
          <table:table-cell table:formula="of:=[.C79]-[.C80]" office:value-type="float" office:value="1" calcext:value-type="float">
            <text:p>1</text:p>
          </table:table-cell>
          <table:table-cell table:formula="of:=ROUND(([.C80]*[.B80]) /10000000;5)" office:value-type="float" office:value="0.66092" calcext:value-type="float">
            <text:p>0.66092</text:p>
          </table:table-cell>
          <table:table-cell table:formula="of:=ROUND(([.D80]/[.C79]) * 100;2)" office:value-type="float" office:value="0.01" calcext:value-type="float">
            <text:p>0.01</text:p>
          </table:table-cell>
          <table:table-cell table:formula="of:=ROUND((([.E80]*10000000)-[.$B$2]) / 100000;2)" office:value-type="float" office:value="56.09" calcext:value-type="float">
            <text:p>56.09</text:p>
          </table:table-cell>
          <table:table-cell table:formula="of:=[.G80]-[.G76]" office:value-type="float" office:value="3.96" calcext:value-type="float">
            <text:p>3.96</text:p>
          </table:table-cell>
          <table:table-cell table:formula="of:=ROUND((([.C76]-[.C80]) / [.C76]) * 100;2)" office:value-type="float" office:value="0.07" calcext:value-type="float">
            <text:p>0.07</text:p>
          </table:table-cell>
          <table:table-cell table:formula="of:=ROUND([.I80]/[.H80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A81]*12" office:value-type="float" office:value="804" calcext:value-type="float">
            <text:p>804</text:p>
          </table:table-cell>
          <table:table-cell table:formula="of:=ROUND(([.$B$2] *[.$B$4] *((1 +[.$B$4]) ^ [.B81]) / (((1 +[.$B$4]) ^ [.B81]) -1)))" office:value-type="float" office:value="8344" calcext:value-type="float">
            <text:p>8344</text:p>
          </table:table-cell>
          <table:table-cell table:formula="of:=[.C80]-[.C81]" office:value-type="float" office:value="1" calcext:value-type="float">
            <text:p>1</text:p>
          </table:table-cell>
          <table:table-cell table:formula="of:=ROUND(([.C81]*[.B81]) /10000000;5)" office:value-type="float" office:value="0.67086" calcext:value-type="float">
            <text:p>0.67086</text:p>
          </table:table-cell>
          <table:table-cell table:formula="of:=ROUND(([.D81]/[.C80]) * 100;2)" office:value-type="float" office:value="0.01" calcext:value-type="float">
            <text:p>0.01</text:p>
          </table:table-cell>
          <table:table-cell table:formula="of:=ROUND((([.E81]*10000000)-[.$B$2]) / 100000;2)" office:value-type="float" office:value="57.09" calcext:value-type="float">
            <text:p>57.09</text:p>
          </table:table-cell>
          <table:table-cell table:formula="of:=[.G81]-[.G77]" office:value-type="float" office:value="3.97000000000001" calcext:value-type="float">
            <text:p>3.97</text:p>
          </table:table-cell>
          <table:table-cell table:formula="of:=ROUND((([.C77]-[.C81]) / [.C77]) * 100;2)" office:value-type="float" office:value="0.06" calcext:value-type="float">
            <text:p>0.06</text:p>
          </table:table-cell>
          <table:table-cell table:formula="of:=ROUND([.I81]/[.H81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82]*12" office:value-type="float" office:value="816" calcext:value-type="float">
            <text:p>816</text:p>
          </table:table-cell>
          <table:table-cell table:formula="of:=ROUND(([.$B$2] *[.$B$4] *((1 +[.$B$4]) ^ [.B82]) / (((1 +[.$B$4]) ^ [.B82]) -1)))" office:value-type="float" office:value="8343" calcext:value-type="float">
            <text:p>8343</text:p>
          </table:table-cell>
          <table:table-cell table:formula="of:=[.C81]-[.C82]" office:value-type="float" office:value="1" calcext:value-type="float">
            <text:p>1</text:p>
          </table:table-cell>
          <table:table-cell table:formula="of:=ROUND(([.C82]*[.B82]) /10000000;5)" office:value-type="float" office:value="0.68079" calcext:value-type="float">
            <text:p>0.68079</text:p>
          </table:table-cell>
          <table:table-cell table:formula="of:=ROUND(([.D82]/[.C81]) * 100;2)" office:value-type="float" office:value="0.01" calcext:value-type="float">
            <text:p>0.01</text:p>
          </table:table-cell>
          <table:table-cell table:formula="of:=ROUND((([.E82]*10000000)-[.$B$2]) / 100000;2)" office:value-type="float" office:value="58.08" calcext:value-type="float">
            <text:p>58.08</text:p>
          </table:table-cell>
          <table:table-cell table:formula="of:=[.G82]-[.G78]" office:value-type="float" office:value="3.97" calcext:value-type="float">
            <text:p>3.97</text:p>
          </table:table-cell>
          <table:table-cell table:formula="of:=ROUND((([.C78]-[.C82]) / [.C78]) * 100;2)" office:value-type="float" office:value="0.06" calcext:value-type="float">
            <text:p>0.06</text:p>
          </table:table-cell>
          <table:table-cell table:formula="of:=ROUND([.I82]/[.H82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A83]*12" office:value-type="float" office:value="828" calcext:value-type="float">
            <text:p>828</text:p>
          </table:table-cell>
          <table:table-cell table:formula="of:=ROUND(([.$B$2] *[.$B$4] *((1 +[.$B$4]) ^ [.B83]) / (((1 +[.$B$4]) ^ [.B83]) -1)))" office:value-type="float" office:value="8342" calcext:value-type="float">
            <text:p>8342</text:p>
          </table:table-cell>
          <table:table-cell table:formula="of:=[.C82]-[.C83]" office:value-type="float" office:value="1" calcext:value-type="float">
            <text:p>1</text:p>
          </table:table-cell>
          <table:table-cell table:formula="of:=ROUND(([.C83]*[.B83]) /10000000;5)" office:value-type="float" office:value="0.69072" calcext:value-type="float">
            <text:p>0.69072</text:p>
          </table:table-cell>
          <table:table-cell table:formula="of:=ROUND(([.D83]/[.C82]) * 100;2)" office:value-type="float" office:value="0.01" calcext:value-type="float">
            <text:p>0.01</text:p>
          </table:table-cell>
          <table:table-cell table:formula="of:=ROUND((([.E83]*10000000)-[.$B$2]) / 100000;2)" office:value-type="float" office:value="59.07" calcext:value-type="float">
            <text:p>59.07</text:p>
          </table:table-cell>
          <table:table-cell table:formula="of:=[.G83]-[.G79]" office:value-type="float" office:value="3.97" calcext:value-type="float">
            <text:p>3.97</text:p>
          </table:table-cell>
          <table:table-cell table:formula="of:=ROUND((([.C79]-[.C83]) / [.C79]) * 100;2)" office:value-type="float" office:value="0.05" calcext:value-type="float">
            <text:p>0.05</text:p>
          </table:table-cell>
          <table:table-cell table:formula="of:=ROUND([.I83]/[.H83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84]*12" office:value-type="float" office:value="840" calcext:value-type="float">
            <text:p>840</text:p>
          </table:table-cell>
          <table:table-cell table:formula="of:=ROUND(([.$B$2] *[.$B$4] *((1 +[.$B$4]) ^ [.B84]) / (((1 +[.$B$4]) ^ [.B84]) -1)))" office:value-type="float" office:value="8341" calcext:value-type="float">
            <text:p>8341</text:p>
          </table:table-cell>
          <table:table-cell table:formula="of:=[.C83]-[.C84]" office:value-type="float" office:value="1" calcext:value-type="float">
            <text:p>1</text:p>
          </table:table-cell>
          <table:table-cell table:formula="of:=ROUND(([.C84]*[.B84]) /10000000;5)" office:value-type="float" office:value="0.70064" calcext:value-type="float">
            <text:p>0.70064</text:p>
          </table:table-cell>
          <table:table-cell table:formula="of:=ROUND(([.D84]/[.C83]) * 100;2)" office:value-type="float" office:value="0.01" calcext:value-type="float">
            <text:p>0.01</text:p>
          </table:table-cell>
          <table:table-cell table:formula="of:=ROUND((([.E84]*10000000)-[.$B$2]) / 100000;2)" office:value-type="float" office:value="60.06" calcext:value-type="float">
            <text:p>60.06</text:p>
          </table:table-cell>
          <table:table-cell table:formula="of:=[.G84]-[.G80]" office:value-type="float" office:value="3.97" calcext:value-type="float">
            <text:p>3.97</text:p>
          </table:table-cell>
          <table:table-cell table:formula="of:=ROUND((([.C80]-[.C84]) / [.C80]) * 100;2)" office:value-type="float" office:value="0.05" calcext:value-type="float">
            <text:p>0.05</text:p>
          </table:table-cell>
          <table:table-cell table:formula="of:=ROUND([.I84]/[.H84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A85]*12" office:value-type="float" office:value="852" calcext:value-type="float">
            <text:p>852</text:p>
          </table:table-cell>
          <table:table-cell table:formula="of:=ROUND(([.$B$2] *[.$B$4] *((1 +[.$B$4]) ^ [.B85]) / (((1 +[.$B$4]) ^ [.B85]) -1)))" office:value-type="float" office:value="8340" calcext:value-type="float">
            <text:p>8340</text:p>
          </table:table-cell>
          <table:table-cell table:formula="of:=[.C84]-[.C85]" office:value-type="float" office:value="1" calcext:value-type="float">
            <text:p>1</text:p>
          </table:table-cell>
          <table:table-cell table:formula="of:=ROUND(([.C85]*[.B85]) /10000000;5)" office:value-type="float" office:value="0.71057" calcext:value-type="float">
            <text:p>0.71057</text:p>
          </table:table-cell>
          <table:table-cell table:formula="of:=ROUND(([.D85]/[.C84]) * 100;2)" office:value-type="float" office:value="0.01" calcext:value-type="float">
            <text:p>0.01</text:p>
          </table:table-cell>
          <table:table-cell table:formula="of:=ROUND((([.E85]*10000000)-[.$B$2]) / 100000;2)" office:value-type="float" office:value="61.06" calcext:value-type="float">
            <text:p>61.06</text:p>
          </table:table-cell>
          <table:table-cell table:formula="of:=[.G85]-[.G81]" office:value-type="float" office:value="3.97" calcext:value-type="float">
            <text:p>3.97</text:p>
          </table:table-cell>
          <table:table-cell table:formula="of:=ROUND((([.C81]-[.C85]) / [.C81]) * 100;2)" office:value-type="float" office:value="0.05" calcext:value-type="float">
            <text:p>0.05</text:p>
          </table:table-cell>
          <table:table-cell table:formula="of:=ROUND([.I85]/[.H85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A86]*12" office:value-type="float" office:value="864" calcext:value-type="float">
            <text:p>864</text:p>
          </table:table-cell>
          <table:table-cell table:formula="of:=ROUND(([.$B$2] *[.$B$4] *((1 +[.$B$4]) ^ [.B86]) / (((1 +[.$B$4]) ^ [.B86]) -1)))" office:value-type="float" office:value="8340" calcext:value-type="float">
            <text:p>8340</text:p>
          </table:table-cell>
          <table:table-cell table:formula="of:=[.C85]-[.C86]" office:value-type="float" office:value="0" calcext:value-type="float">
            <text:p>0</text:p>
          </table:table-cell>
          <table:table-cell table:formula="of:=ROUND(([.C86]*[.B86]) /10000000;5)" office:value-type="float" office:value="0.72058" calcext:value-type="float">
            <text:p>0.72058</text:p>
          </table:table-cell>
          <table:table-cell table:formula="of:=ROUND(([.D86]/[.C85]) * 100;2)" office:value-type="float" office:value="0" calcext:value-type="float">
            <text:p>0</text:p>
          </table:table-cell>
          <table:table-cell table:formula="of:=ROUND((([.E86]*10000000)-[.$B$2]) / 100000;2)" office:value-type="float" office:value="62.06" calcext:value-type="float">
            <text:p>62.06</text:p>
          </table:table-cell>
          <table:table-cell table:formula="of:=[.G86]-[.G82]" office:value-type="float" office:value="3.98" calcext:value-type="float">
            <text:p>3.98</text:p>
          </table:table-cell>
          <table:table-cell table:formula="of:=ROUND((([.C82]-[.C86]) / [.C82]) * 100;2)" office:value-type="float" office:value="0.04" calcext:value-type="float">
            <text:p>0.04</text:p>
          </table:table-cell>
          <table:table-cell table:formula="of:=ROUND([.I86]/[.H86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A87]*12" office:value-type="float" office:value="876" calcext:value-type="float">
            <text:p>876</text:p>
          </table:table-cell>
          <table:table-cell table:formula="of:=ROUND(([.$B$2] *[.$B$4] *((1 +[.$B$4]) ^ [.B87]) / (((1 +[.$B$4]) ^ [.B87]) -1)))" office:value-type="float" office:value="8339" calcext:value-type="float">
            <text:p>8339</text:p>
          </table:table-cell>
          <table:table-cell table:formula="of:=[.C86]-[.C87]" office:value-type="float" office:value="1" calcext:value-type="float">
            <text:p>1</text:p>
          </table:table-cell>
          <table:table-cell table:formula="of:=ROUND(([.C87]*[.B87]) /10000000;5)" office:value-type="float" office:value="0.7305" calcext:value-type="float">
            <text:p>0.7305</text:p>
          </table:table-cell>
          <table:table-cell table:formula="of:=ROUND(([.D87]/[.C86]) * 100;2)" office:value-type="float" office:value="0.01" calcext:value-type="float">
            <text:p>0.01</text:p>
          </table:table-cell>
          <table:table-cell table:formula="of:=ROUND((([.E87]*10000000)-[.$B$2]) / 100000;2)" office:value-type="float" office:value="63.05" calcext:value-type="float">
            <text:p>63.05</text:p>
          </table:table-cell>
          <table:table-cell table:formula="of:=[.G87]-[.G83]" office:value-type="float" office:value="3.98" calcext:value-type="float">
            <text:p>3.98</text:p>
          </table:table-cell>
          <table:table-cell table:formula="of:=ROUND((([.C83]-[.C87]) / [.C83]) * 100;2)" office:value-type="float" office:value="0.04" calcext:value-type="float">
            <text:p>0.04</text:p>
          </table:table-cell>
          <table:table-cell table:formula="of:=ROUND([.I87]/[.H87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A88]*12" office:value-type="float" office:value="888" calcext:value-type="float">
            <text:p>888</text:p>
          </table:table-cell>
          <table:table-cell table:formula="of:=ROUND(([.$B$2] *[.$B$4] *((1 +[.$B$4]) ^ [.B88]) / (((1 +[.$B$4]) ^ [.B88]) -1)))" office:value-type="float" office:value="8339" calcext:value-type="float">
            <text:p>8339</text:p>
          </table:table-cell>
          <table:table-cell table:formula="of:=[.C87]-[.C88]" office:value-type="float" office:value="0" calcext:value-type="float">
            <text:p>0</text:p>
          </table:table-cell>
          <table:table-cell table:formula="of:=ROUND(([.C88]*[.B88]) /10000000;5)" office:value-type="float" office:value="0.7405" calcext:value-type="float">
            <text:p>0.7405</text:p>
          </table:table-cell>
          <table:table-cell table:formula="of:=ROUND(([.D88]/[.C87]) * 100;2)" office:value-type="float" office:value="0" calcext:value-type="float">
            <text:p>0</text:p>
          </table:table-cell>
          <table:table-cell table:formula="of:=ROUND((([.E88]*10000000)-[.$B$2]) / 100000;2)" office:value-type="float" office:value="64.05" calcext:value-type="float">
            <text:p>64.05</text:p>
          </table:table-cell>
          <table:table-cell table:formula="of:=[.G88]-[.G84]" office:value-type="float" office:value="3.98999999999999" calcext:value-type="float">
            <text:p>3.99</text:p>
          </table:table-cell>
          <table:table-cell table:formula="of:=ROUND((([.C84]-[.C88]) / [.C84]) * 100;2)" office:value-type="float" office:value="0.02" calcext:value-type="float">
            <text:p>0.02</text:p>
          </table:table-cell>
          <table:table-cell table:formula="of:=ROUND([.I88]/[.H88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89]*12" office:value-type="float" office:value="900" calcext:value-type="float">
            <text:p>900</text:p>
          </table:table-cell>
          <table:table-cell table:formula="of:=ROUND(([.$B$2] *[.$B$4] *((1 +[.$B$4]) ^ [.B89]) / (((1 +[.$B$4]) ^ [.B89]) -1)))" office:value-type="float" office:value="8338" calcext:value-type="float">
            <text:p>8338</text:p>
          </table:table-cell>
          <table:table-cell table:formula="of:=[.C88]-[.C89]" office:value-type="float" office:value="1" calcext:value-type="float">
            <text:p>1</text:p>
          </table:table-cell>
          <table:table-cell table:formula="of:=ROUND(([.C89]*[.B89]) /10000000;5)" office:value-type="float" office:value="0.75042" calcext:value-type="float">
            <text:p>0.75042</text:p>
          </table:table-cell>
          <table:table-cell table:formula="of:=ROUND(([.D89]/[.C88]) * 100;2)" office:value-type="float" office:value="0.01" calcext:value-type="float">
            <text:p>0.01</text:p>
          </table:table-cell>
          <table:table-cell table:formula="of:=ROUND((([.E89]*10000000)-[.$B$2]) / 100000;2)" office:value-type="float" office:value="65.04" calcext:value-type="float">
            <text:p>65.04</text:p>
          </table:table-cell>
          <table:table-cell table:formula="of:=[.G89]-[.G85]" office:value-type="float" office:value="3.98" calcext:value-type="float">
            <text:p>3.98</text:p>
          </table:table-cell>
          <table:table-cell table:formula="of:=ROUND((([.C85]-[.C89]) / [.C85]) * 100;2)" office:value-type="float" office:value="0.02" calcext:value-type="float">
            <text:p>0.02</text:p>
          </table:table-cell>
          <table:table-cell table:formula="of:=ROUND([.I89]/[.H89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A90]*12" office:value-type="float" office:value="912" calcext:value-type="float">
            <text:p>912</text:p>
          </table:table-cell>
          <table:table-cell table:formula="of:=ROUND(([.$B$2] *[.$B$4] *((1 +[.$B$4]) ^ [.B90]) / (((1 +[.$B$4]) ^ [.B90]) -1)))" office:value-type="float" office:value="8338" calcext:value-type="float">
            <text:p>8338</text:p>
          </table:table-cell>
          <table:table-cell table:formula="of:=[.C89]-[.C90]" office:value-type="float" office:value="0" calcext:value-type="float">
            <text:p>0</text:p>
          </table:table-cell>
          <table:table-cell table:formula="of:=ROUND(([.C90]*[.B90]) /10000000;5)" office:value-type="float" office:value="0.76043" calcext:value-type="float">
            <text:p>0.76043</text:p>
          </table:table-cell>
          <table:table-cell table:formula="of:=ROUND(([.D90]/[.C89]) * 100;2)" office:value-type="float" office:value="0" calcext:value-type="float">
            <text:p>0</text:p>
          </table:table-cell>
          <table:table-cell table:formula="of:=ROUND((([.E90]*10000000)-[.$B$2]) / 100000;2)" office:value-type="float" office:value="66.04" calcext:value-type="float">
            <text:p>66.04</text:p>
          </table:table-cell>
          <table:table-cell table:formula="of:=[.G90]-[.G86]" office:value-type="float" office:value="3.98" calcext:value-type="float">
            <text:p>3.98</text:p>
          </table:table-cell>
          <table:table-cell table:formula="of:=ROUND((([.C86]-[.C90]) / [.C86]) * 100;2)" office:value-type="float" office:value="0.02" calcext:value-type="float">
            <text:p>0.02</text:p>
          </table:table-cell>
          <table:table-cell table:formula="of:=ROUND([.I90]/[.H90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A91]*12" office:value-type="float" office:value="924" calcext:value-type="float">
            <text:p>924</text:p>
          </table:table-cell>
          <table:table-cell table:formula="of:=ROUND(([.$B$2] *[.$B$4] *((1 +[.$B$4]) ^ [.B91]) / (((1 +[.$B$4]) ^ [.B91]) -1)))" office:value-type="float" office:value="8337" calcext:value-type="float">
            <text:p>8337</text:p>
          </table:table-cell>
          <table:table-cell table:formula="of:=[.C90]-[.C91]" office:value-type="float" office:value="1" calcext:value-type="float">
            <text:p>1</text:p>
          </table:table-cell>
          <table:table-cell table:formula="of:=ROUND(([.C91]*[.B91]) /10000000;5)" office:value-type="float" office:value="0.77034" calcext:value-type="float">
            <text:p>0.77034</text:p>
          </table:table-cell>
          <table:table-cell table:formula="of:=ROUND(([.D91]/[.C90]) * 100;2)" office:value-type="float" office:value="0.01" calcext:value-type="float">
            <text:p>0.01</text:p>
          </table:table-cell>
          <table:table-cell table:formula="of:=ROUND((([.E91]*10000000)-[.$B$2]) / 100000;2)" office:value-type="float" office:value="67.03" calcext:value-type="float">
            <text:p>67.03</text:p>
          </table:table-cell>
          <table:table-cell table:formula="of:=[.G91]-[.G87]" office:value-type="float" office:value="3.98" calcext:value-type="float">
            <text:p>3.98</text:p>
          </table:table-cell>
          <table:table-cell table:formula="of:=ROUND((([.C87]-[.C91]) / [.C87]) * 100;2)" office:value-type="float" office:value="0.02" calcext:value-type="float">
            <text:p>0.02</text:p>
          </table:table-cell>
          <table:table-cell table:formula="of:=ROUND([.I91]/[.H91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A92]*12" office:value-type="float" office:value="936" calcext:value-type="float">
            <text:p>936</text:p>
          </table:table-cell>
          <table:table-cell table:formula="of:=ROUND(([.$B$2] *[.$B$4] *((1 +[.$B$4]) ^ [.B92]) / (((1 +[.$B$4]) ^ [.B92]) -1)))" office:value-type="float" office:value="8337" calcext:value-type="float">
            <text:p>8337</text:p>
          </table:table-cell>
          <table:table-cell table:formula="of:=[.C91]-[.C92]" office:value-type="float" office:value="0" calcext:value-type="float">
            <text:p>0</text:p>
          </table:table-cell>
          <table:table-cell table:formula="of:=ROUND(([.C92]*[.B92]) /10000000;5)" office:value-type="float" office:value="0.78034" calcext:value-type="float">
            <text:p>0.78034</text:p>
          </table:table-cell>
          <table:table-cell table:formula="of:=ROUND(([.D92]/[.C91]) * 100;2)" office:value-type="float" office:value="0" calcext:value-type="float">
            <text:p>0</text:p>
          </table:table-cell>
          <table:table-cell table:formula="of:=ROUND((([.E92]*10000000)-[.$B$2]) / 100000;2)" office:value-type="float" office:value="68.03" calcext:value-type="float">
            <text:p>68.03</text:p>
          </table:table-cell>
          <table:table-cell table:formula="of:=[.G92]-[.G88]" office:value-type="float" office:value="3.98" calcext:value-type="float">
            <text:p>3.98</text:p>
          </table:table-cell>
          <table:table-cell table:formula="of:=ROUND((([.C88]-[.C92]) / [.C88]) * 100;2)" office:value-type="float" office:value="0.02" calcext:value-type="float">
            <text:p>0.02</text:p>
          </table:table-cell>
          <table:table-cell table:formula="of:=ROUND([.I92]/[.H92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A93]*12" office:value-type="float" office:value="948" calcext:value-type="float">
            <text:p>948</text:p>
          </table:table-cell>
          <table:table-cell table:formula="of:=ROUND(([.$B$2] *[.$B$4] *((1 +[.$B$4]) ^ [.B93]) / (((1 +[.$B$4]) ^ [.B93]) -1)))" office:value-type="float" office:value="8337" calcext:value-type="float">
            <text:p>8337</text:p>
          </table:table-cell>
          <table:table-cell table:formula="of:=[.C92]-[.C93]" office:value-type="float" office:value="0" calcext:value-type="float">
            <text:p>0</text:p>
          </table:table-cell>
          <table:table-cell table:formula="of:=ROUND(([.C93]*[.B93]) /10000000;5)" office:value-type="float" office:value="0.79035" calcext:value-type="float">
            <text:p>0.79035</text:p>
          </table:table-cell>
          <table:table-cell table:formula="of:=ROUND(([.D93]/[.C92]) * 100;2)" office:value-type="float" office:value="0" calcext:value-type="float">
            <text:p>0</text:p>
          </table:table-cell>
          <table:table-cell table:formula="of:=ROUND((([.E93]*10000000)-[.$B$2]) / 100000;2)" office:value-type="float" office:value="69.04" calcext:value-type="float">
            <text:p>69.04</text:p>
          </table:table-cell>
          <table:table-cell table:formula="of:=[.G93]-[.G89]" office:value-type="float" office:value="4" calcext:value-type="float">
            <text:p>4</text:p>
          </table:table-cell>
          <table:table-cell table:formula="of:=ROUND((([.C89]-[.C93]) / [.C89]) * 100;2)" office:value-type="float" office:value="0.01" calcext:value-type="float">
            <text:p>0.01</text:p>
          </table:table-cell>
          <table:table-cell table:formula="of:=ROUND([.I93]/[.H93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94]*12" office:value-type="float" office:value="960" calcext:value-type="float">
            <text:p>960</text:p>
          </table:table-cell>
          <table:table-cell table:formula="of:=ROUND(([.$B$2] *[.$B$4] *((1 +[.$B$4]) ^ [.B94]) / (((1 +[.$B$4]) ^ [.B94]) -1)))" office:value-type="float" office:value="8336" calcext:value-type="float">
            <text:p>8336</text:p>
          </table:table-cell>
          <table:table-cell table:formula="of:=[.C93]-[.C94]" office:value-type="float" office:value="1" calcext:value-type="float">
            <text:p>1</text:p>
          </table:table-cell>
          <table:table-cell table:formula="of:=ROUND(([.C94]*[.B94]) /10000000;5)" office:value-type="float" office:value="0.80026" calcext:value-type="float">
            <text:p>0.80026</text:p>
          </table:table-cell>
          <table:table-cell table:formula="of:=ROUND(([.D94]/[.C93]) * 100;2)" office:value-type="float" office:value="0.01" calcext:value-type="float">
            <text:p>0.01</text:p>
          </table:table-cell>
          <table:table-cell table:formula="of:=ROUND((([.E94]*10000000)-[.$B$2]) / 100000;2)" office:value-type="float" office:value="70.03" calcext:value-type="float">
            <text:p>70.03</text:p>
          </table:table-cell>
          <table:table-cell table:formula="of:=[.G94]-[.G90]" office:value-type="float" office:value="3.98999999999999" calcext:value-type="float">
            <text:p>3.99</text:p>
          </table:table-cell>
          <table:table-cell table:formula="of:=ROUND((([.C90]-[.C94]) / [.C90]) * 100;2)" office:value-type="float" office:value="0.02" calcext:value-type="float">
            <text:p>0.02</text:p>
          </table:table-cell>
          <table:table-cell table:formula="of:=ROUND([.I94]/[.H94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A95]*12" office:value-type="float" office:value="972" calcext:value-type="float">
            <text:p>972</text:p>
          </table:table-cell>
          <table:table-cell table:formula="of:=ROUND(([.$B$2] *[.$B$4] *((1 +[.$B$4]) ^ [.B95]) / (((1 +[.$B$4]) ^ [.B95]) -1)))" office:value-type="float" office:value="8336" calcext:value-type="float">
            <text:p>8336</text:p>
          </table:table-cell>
          <table:table-cell table:formula="of:=[.C94]-[.C95]" office:value-type="float" office:value="0" calcext:value-type="float">
            <text:p>0</text:p>
          </table:table-cell>
          <table:table-cell table:formula="of:=ROUND(([.C95]*[.B95]) /10000000;5)" office:value-type="float" office:value="0.81026" calcext:value-type="float">
            <text:p>0.81026</text:p>
          </table:table-cell>
          <table:table-cell table:formula="of:=ROUND(([.D95]/[.C94]) * 100;2)" office:value-type="float" office:value="0" calcext:value-type="float">
            <text:p>0</text:p>
          </table:table-cell>
          <table:table-cell table:formula="of:=ROUND((([.E95]*10000000)-[.$B$2]) / 100000;2)" office:value-type="float" office:value="71.03" calcext:value-type="float">
            <text:p>71.03</text:p>
          </table:table-cell>
          <table:table-cell table:formula="of:=[.G95]-[.G91]" office:value-type="float" office:value="4" calcext:value-type="float">
            <text:p>4</text:p>
          </table:table-cell>
          <table:table-cell table:formula="of:=ROUND((([.C91]-[.C95]) / [.C91]) * 100;2)" office:value-type="float" office:value="0.01" calcext:value-type="float">
            <text:p>0.01</text:p>
          </table:table-cell>
          <table:table-cell table:formula="of:=ROUND([.I95]/[.H95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96]*12" office:value-type="float" office:value="984" calcext:value-type="float">
            <text:p>984</text:p>
          </table:table-cell>
          <table:table-cell table:formula="of:=ROUND(([.$B$2] *[.$B$4] *((1 +[.$B$4]) ^ [.B96]) / (((1 +[.$B$4]) ^ [.B96]) -1)))" office:value-type="float" office:value="8336" calcext:value-type="float">
            <text:p>8336</text:p>
          </table:table-cell>
          <table:table-cell table:formula="of:=[.C95]-[.C96]" office:value-type="float" office:value="0" calcext:value-type="float">
            <text:p>0</text:p>
          </table:table-cell>
          <table:table-cell table:formula="of:=ROUND(([.C96]*[.B96]) /10000000;5)" office:value-type="float" office:value="0.82026" calcext:value-type="float">
            <text:p>0.82026</text:p>
          </table:table-cell>
          <table:table-cell table:formula="of:=ROUND(([.D96]/[.C95]) * 100;2)" office:value-type="float" office:value="0" calcext:value-type="float">
            <text:p>0</text:p>
          </table:table-cell>
          <table:table-cell table:formula="of:=ROUND((([.E96]*10000000)-[.$B$2]) / 100000;2)" office:value-type="float" office:value="72.03" calcext:value-type="float">
            <text:p>72.03</text:p>
          </table:table-cell>
          <table:table-cell table:formula="of:=[.G96]-[.G92]" office:value-type="float" office:value="4" calcext:value-type="float">
            <text:p>4</text:p>
          </table:table-cell>
          <table:table-cell table:formula="of:=ROUND((([.C92]-[.C96]) / [.C92]) * 100;2)" office:value-type="float" office:value="0.01" calcext:value-type="float">
            <text:p>0.01</text:p>
          </table:table-cell>
          <table:table-cell table:formula="of:=ROUND([.I96]/[.H96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A97]*12" office:value-type="float" office:value="996" calcext:value-type="float">
            <text:p>996</text:p>
          </table:table-cell>
          <table:table-cell table:formula="of:=ROUND(([.$B$2] *[.$B$4] *((1 +[.$B$4]) ^ [.B97]) / (((1 +[.$B$4]) ^ [.B97]) -1)))" office:value-type="float" office:value="8335" calcext:value-type="float">
            <text:p>8335</text:p>
          </table:table-cell>
          <table:table-cell table:formula="of:=[.C96]-[.C97]" office:value-type="float" office:value="1" calcext:value-type="float">
            <text:p>1</text:p>
          </table:table-cell>
          <table:table-cell table:formula="of:=ROUND(([.C97]*[.B97]) /10000000;5)" office:value-type="float" office:value="0.83017" calcext:value-type="float">
            <text:p>0.83017</text:p>
          </table:table-cell>
          <table:table-cell table:formula="of:=ROUND(([.D97]/[.C96]) * 100;2)" office:value-type="float" office:value="0.01" calcext:value-type="float">
            <text:p>0.01</text:p>
          </table:table-cell>
          <table:table-cell table:formula="of:=ROUND((([.E97]*10000000)-[.$B$2]) / 100000;2)" office:value-type="float" office:value="73.02" calcext:value-type="float">
            <text:p>73.02</text:p>
          </table:table-cell>
          <table:table-cell table:formula="of:=[.G97]-[.G93]" office:value-type="float" office:value="3.97999999999999" calcext:value-type="float">
            <text:p>3.98</text:p>
          </table:table-cell>
          <table:table-cell table:formula="of:=ROUND((([.C93]-[.C97]) / [.C93]) * 100;2)" office:value-type="float" office:value="0.02" calcext:value-type="float">
            <text:p>0.02</text:p>
          </table:table-cell>
          <table:table-cell table:formula="of:=ROUND([.I97]/[.H97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A98]*12" office:value-type="float" office:value="1008" calcext:value-type="float">
            <text:p>1008</text:p>
          </table:table-cell>
          <table:table-cell table:formula="of:=ROUND(([.$B$2] *[.$B$4] *((1 +[.$B$4]) ^ [.B98]) / (((1 +[.$B$4]) ^ [.B98]) -1)))" office:value-type="float" office:value="8335" calcext:value-type="float">
            <text:p>8335</text:p>
          </table:table-cell>
          <table:table-cell table:formula="of:=[.C97]-[.C98]" office:value-type="float" office:value="0" calcext:value-type="float">
            <text:p>0</text:p>
          </table:table-cell>
          <table:table-cell table:formula="of:=ROUND(([.C98]*[.B98]) /10000000;5)" office:value-type="float" office:value="0.84017" calcext:value-type="float">
            <text:p>0.84017</text:p>
          </table:table-cell>
          <table:table-cell table:formula="of:=ROUND(([.D98]/[.C97]) * 100;2)" office:value-type="float" office:value="0" calcext:value-type="float">
            <text:p>0</text:p>
          </table:table-cell>
          <table:table-cell table:formula="of:=ROUND((([.E98]*10000000)-[.$B$2]) / 100000;2)" office:value-type="float" office:value="74.02" calcext:value-type="float">
            <text:p>74.02</text:p>
          </table:table-cell>
          <table:table-cell table:formula="of:=[.G98]-[.G94]" office:value-type="float" office:value="3.98999999999999" calcext:value-type="float">
            <text:p>3.99</text:p>
          </table:table-cell>
          <table:table-cell table:formula="of:=ROUND((([.C94]-[.C98]) / [.C94]) * 100;2)" office:value-type="float" office:value="0.01" calcext:value-type="float">
            <text:p>0.01</text:p>
          </table:table-cell>
          <table:table-cell table:formula="of:=ROUND([.I98]/[.H98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A99]*12" office:value-type="float" office:value="1020" calcext:value-type="float">
            <text:p>1020</text:p>
          </table:table-cell>
          <table:table-cell table:formula="of:=ROUND(([.$B$2] *[.$B$4] *((1 +[.$B$4]) ^ [.B99]) / (((1 +[.$B$4]) ^ [.B99]) -1)))" office:value-type="float" office:value="8335" calcext:value-type="float">
            <text:p>8335</text:p>
          </table:table-cell>
          <table:table-cell table:formula="of:=[.C98]-[.C99]" office:value-type="float" office:value="0" calcext:value-type="float">
            <text:p>0</text:p>
          </table:table-cell>
          <table:table-cell table:formula="of:=ROUND(([.C99]*[.B99]) /10000000;5)" office:value-type="float" office:value="0.85017" calcext:value-type="float">
            <text:p>0.85017</text:p>
          </table:table-cell>
          <table:table-cell table:formula="of:=ROUND(([.D99]/[.C98]) * 100;2)" office:value-type="float" office:value="0" calcext:value-type="float">
            <text:p>0</text:p>
          </table:table-cell>
          <table:table-cell table:formula="of:=ROUND((([.E99]*10000000)-[.$B$2]) / 100000;2)" office:value-type="float" office:value="75.02" calcext:value-type="float">
            <text:p>75.02</text:p>
          </table:table-cell>
          <table:table-cell table:formula="of:=[.G99]-[.G95]" office:value-type="float" office:value="3.98999999999999" calcext:value-type="float">
            <text:p>3.99</text:p>
          </table:table-cell>
          <table:table-cell table:formula="of:=ROUND((([.C95]-[.C99]) / [.C95]) * 100;2)" office:value-type="float" office:value="0.01" calcext:value-type="float">
            <text:p>0.01</text:p>
          </table:table-cell>
          <table:table-cell table:formula="of:=ROUND([.I99]/[.H99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A100]*12" office:value-type="float" office:value="1032" calcext:value-type="float">
            <text:p>1032</text:p>
          </table:table-cell>
          <table:table-cell table:formula="of:=ROUND(([.$B$2] *[.$B$4] *((1 +[.$B$4]) ^ [.B100]) / (((1 +[.$B$4]) ^ [.B100]) -1)))" office:value-type="float" office:value="8335" calcext:value-type="float">
            <text:p>8335</text:p>
          </table:table-cell>
          <table:table-cell table:formula="of:=[.C99]-[.C100]" office:value-type="float" office:value="0" calcext:value-type="float">
            <text:p>0</text:p>
          </table:table-cell>
          <table:table-cell table:formula="of:=ROUND(([.C100]*[.B100]) /10000000;5)" office:value-type="float" office:value="0.86017" calcext:value-type="float">
            <text:p>0.86017</text:p>
          </table:table-cell>
          <table:table-cell table:formula="of:=ROUND(([.D100]/[.C99]) * 100;2)" office:value-type="float" office:value="0" calcext:value-type="float">
            <text:p>0</text:p>
          </table:table-cell>
          <table:table-cell table:formula="of:=ROUND((([.E100]*10000000)-[.$B$2]) / 100000;2)" office:value-type="float" office:value="76.02" calcext:value-type="float">
            <text:p>76.02</text:p>
          </table:table-cell>
          <table:table-cell table:formula="of:=[.G100]-[.G96]" office:value-type="float" office:value="3.98999999999999" calcext:value-type="float">
            <text:p>3.99</text:p>
          </table:table-cell>
          <table:table-cell table:formula="of:=ROUND((([.C96]-[.C100]) / [.C96]) * 100;2)" office:value-type="float" office:value="0.01" calcext:value-type="float">
            <text:p>0.01</text:p>
          </table:table-cell>
          <table:table-cell table:formula="of:=ROUND([.I100]/[.H100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A101]*12" office:value-type="float" office:value="1044" calcext:value-type="float">
            <text:p>1044</text:p>
          </table:table-cell>
          <table:table-cell table:formula="of:=ROUND(([.$B$2] *[.$B$4] *((1 +[.$B$4]) ^ [.B101]) / (((1 +[.$B$4]) ^ [.B101]) -1)))" office:value-type="float" office:value="8335" calcext:value-type="float">
            <text:p>8335</text:p>
          </table:table-cell>
          <table:table-cell table:formula="of:=[.C100]-[.C101]" office:value-type="float" office:value="0" calcext:value-type="float">
            <text:p>0</text:p>
          </table:table-cell>
          <table:table-cell table:formula="of:=ROUND(([.C101]*[.B101]) /10000000;5)" office:value-type="float" office:value="0.87017" calcext:value-type="float">
            <text:p>0.87017</text:p>
          </table:table-cell>
          <table:table-cell table:formula="of:=ROUND(([.D101]/[.C100]) * 100;2)" office:value-type="float" office:value="0" calcext:value-type="float">
            <text:p>0</text:p>
          </table:table-cell>
          <table:table-cell table:formula="of:=ROUND((([.E101]*10000000)-[.$B$2]) / 100000;2)" office:value-type="float" office:value="77.02" calcext:value-type="float">
            <text:p>77.02</text:p>
          </table:table-cell>
          <table:table-cell table:formula="of:=[.G101]-[.G97]" office:value-type="float" office:value="4" calcext:value-type="float">
            <text:p>4</text:p>
          </table:table-cell>
          <table:table-cell table:formula="of:=ROUND((([.C97]-[.C101]) / [.C97]) * 100;2)" office:value-type="float" office:value="0" calcext:value-type="float">
            <text:p>0</text:p>
          </table:table-cell>
          <table:table-cell table:formula="of:=ROUND([.I101]/[.H101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A102]*12" office:value-type="float" office:value="1056" calcext:value-type="float">
            <text:p>1056</text:p>
          </table:table-cell>
          <table:table-cell table:formula="of:=ROUND(([.$B$2] *[.$B$4] *((1 +[.$B$4]) ^ [.B102]) / (((1 +[.$B$4]) ^ [.B102]) -1)))" office:value-type="float" office:value="8335" calcext:value-type="float">
            <text:p>8335</text:p>
          </table:table-cell>
          <table:table-cell table:formula="of:=[.C101]-[.C102]" office:value-type="float" office:value="0" calcext:value-type="float">
            <text:p>0</text:p>
          </table:table-cell>
          <table:table-cell table:formula="of:=ROUND(([.C102]*[.B102]) /10000000;5)" office:value-type="float" office:value="0.88018" calcext:value-type="float">
            <text:p>0.88018</text:p>
          </table:table-cell>
          <table:table-cell table:formula="of:=ROUND(([.D102]/[.C101]) * 100;2)" office:value-type="float" office:value="0" calcext:value-type="float">
            <text:p>0</text:p>
          </table:table-cell>
          <table:table-cell table:formula="of:=ROUND((([.E102]*10000000)-[.$B$2]) / 100000;2)" office:value-type="float" office:value="78.02" calcext:value-type="float">
            <text:p>78.02</text:p>
          </table:table-cell>
          <table:table-cell table:formula="of:=[.G102]-[.G98]" office:value-type="float" office:value="4" calcext:value-type="float">
            <text:p>4</text:p>
          </table:table-cell>
          <table:table-cell table:formula="of:=ROUND((([.C98]-[.C102]) / [.C98]) * 100;2)" office:value-type="float" office:value="0" calcext:value-type="float">
            <text:p>0</text:p>
          </table:table-cell>
          <table:table-cell table:formula="of:=ROUND([.I102]/[.H102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A103]*12" office:value-type="float" office:value="1068" calcext:value-type="float">
            <text:p>1068</text:p>
          </table:table-cell>
          <table:table-cell table:formula="of:=ROUND(([.$B$2] *[.$B$4] *((1 +[.$B$4]) ^ [.B103]) / (((1 +[.$B$4]) ^ [.B103]) -1)))" office:value-type="float" office:value="8335" calcext:value-type="float">
            <text:p>8335</text:p>
          </table:table-cell>
          <table:table-cell table:formula="of:=[.C102]-[.C103]" office:value-type="float" office:value="0" calcext:value-type="float">
            <text:p>0</text:p>
          </table:table-cell>
          <table:table-cell table:formula="of:=ROUND(([.C103]*[.B103]) /10000000;5)" office:value-type="float" office:value="0.89018" calcext:value-type="float">
            <text:p>0.89018</text:p>
          </table:table-cell>
          <table:table-cell table:formula="of:=ROUND(([.D103]/[.C102]) * 100;2)" office:value-type="float" office:value="0" calcext:value-type="float">
            <text:p>0</text:p>
          </table:table-cell>
          <table:table-cell table:formula="of:=ROUND((([.E103]*10000000)-[.$B$2]) / 100000;2)" office:value-type="float" office:value="79.02" calcext:value-type="float">
            <text:p>79.02</text:p>
          </table:table-cell>
          <table:table-cell table:formula="of:=[.G103]-[.G99]" office:value-type="float" office:value="4" calcext:value-type="float">
            <text:p>4</text:p>
          </table:table-cell>
          <table:table-cell table:formula="of:=ROUND((([.C99]-[.C103]) / [.C99]) * 100;2)" office:value-type="float" office:value="0" calcext:value-type="float">
            <text:p>0</text:p>
          </table:table-cell>
          <table:table-cell table:formula="of:=ROUND([.I103]/[.H103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104]*12" office:value-type="float" office:value="1080" calcext:value-type="float">
            <text:p>1080</text:p>
          </table:table-cell>
          <table:table-cell table:formula="of:=ROUND(([.$B$2] *[.$B$4] *((1 +[.$B$4]) ^ [.B104]) / (((1 +[.$B$4]) ^ [.B104]) -1)))" office:value-type="float" office:value="8334" calcext:value-type="float">
            <text:p>8334</text:p>
          </table:table-cell>
          <table:table-cell table:formula="of:=[.C103]-[.C104]" office:value-type="float" office:value="1" calcext:value-type="float">
            <text:p>1</text:p>
          </table:table-cell>
          <table:table-cell table:formula="of:=ROUND(([.C104]*[.B104]) /10000000;5)" office:value-type="float" office:value="0.90007" calcext:value-type="float">
            <text:p>0.90007</text:p>
          </table:table-cell>
          <table:table-cell table:formula="of:=ROUND(([.D104]/[.C103]) * 100;2)" office:value-type="float" office:value="0.01" calcext:value-type="float">
            <text:p>0.01</text:p>
          </table:table-cell>
          <table:table-cell table:formula="of:=ROUND((([.E104]*10000000)-[.$B$2]) / 100000;2)" office:value-type="float" office:value="80.01" calcext:value-type="float">
            <text:p>80.01</text:p>
          </table:table-cell>
          <table:table-cell table:formula="of:=[.G104]-[.G100]" office:value-type="float" office:value="3.99000000000001" calcext:value-type="float">
            <text:p>3.99</text:p>
          </table:table-cell>
          <table:table-cell table:formula="of:=ROUND((([.C100]-[.C104]) / [.C100]) * 100;2)" office:value-type="float" office:value="0.01" calcext:value-type="float">
            <text:p>0.01</text:p>
          </table:table-cell>
          <table:table-cell table:formula="of:=ROUND([.I104]/[.H104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105]*12" office:value-type="float" office:value="1092" calcext:value-type="float">
            <text:p>1092</text:p>
          </table:table-cell>
          <table:table-cell table:formula="of:=ROUND(([.$B$2] *[.$B$4] *((1 +[.$B$4]) ^ [.B105]) / (((1 +[.$B$4]) ^ [.B105]) -1)))" office:value-type="float" office:value="8334" calcext:value-type="float">
            <text:p>8334</text:p>
          </table:table-cell>
          <table:table-cell table:formula="of:=[.C104]-[.C105]" office:value-type="float" office:value="0" calcext:value-type="float">
            <text:p>0</text:p>
          </table:table-cell>
          <table:table-cell table:formula="of:=ROUND(([.C105]*[.B105]) /10000000;5)" office:value-type="float" office:value="0.91007" calcext:value-type="float">
            <text:p>0.91007</text:p>
          </table:table-cell>
          <table:table-cell table:formula="of:=ROUND(([.D105]/[.C104]) * 100;2)" office:value-type="float" office:value="0" calcext:value-type="float">
            <text:p>0</text:p>
          </table:table-cell>
          <table:table-cell table:formula="of:=ROUND((([.E105]*10000000)-[.$B$2]) / 100000;2)" office:value-type="float" office:value="81.01" calcext:value-type="float">
            <text:p>81.01</text:p>
          </table:table-cell>
          <table:table-cell table:formula="of:=[.G105]-[.G101]" office:value-type="float" office:value="3.99000000000001" calcext:value-type="float">
            <text:p>3.99</text:p>
          </table:table-cell>
          <table:table-cell table:formula="of:=ROUND((([.C101]-[.C105]) / [.C101]) * 100;2)" office:value-type="float" office:value="0.01" calcext:value-type="float">
            <text:p>0.01</text:p>
          </table:table-cell>
          <table:table-cell table:formula="of:=ROUND([.I105]/[.H105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A106]*12" office:value-type="float" office:value="1104" calcext:value-type="float">
            <text:p>1104</text:p>
          </table:table-cell>
          <table:table-cell table:formula="of:=ROUND(([.$B$2] *[.$B$4] *((1 +[.$B$4]) ^ [.B106]) / (((1 +[.$B$4]) ^ [.B106]) -1)))" office:value-type="float" office:value="8334" calcext:value-type="float">
            <text:p>8334</text:p>
          </table:table-cell>
          <table:table-cell table:formula="of:=[.C105]-[.C106]" office:value-type="float" office:value="0" calcext:value-type="float">
            <text:p>0</text:p>
          </table:table-cell>
          <table:table-cell table:formula="of:=ROUND(([.C106]*[.B106]) /10000000;5)" office:value-type="float" office:value="0.92007" calcext:value-type="float">
            <text:p>0.92007</text:p>
          </table:table-cell>
          <table:table-cell table:formula="of:=ROUND(([.D106]/[.C105]) * 100;2)" office:value-type="float" office:value="0" calcext:value-type="float">
            <text:p>0</text:p>
          </table:table-cell>
          <table:table-cell table:formula="of:=ROUND((([.E106]*10000000)-[.$B$2]) / 100000;2)" office:value-type="float" office:value="82.01" calcext:value-type="float">
            <text:p>82.01</text:p>
          </table:table-cell>
          <table:table-cell table:formula="of:=[.G106]-[.G102]" office:value-type="float" office:value="3.99000000000001" calcext:value-type="float">
            <text:p>3.99</text:p>
          </table:table-cell>
          <table:table-cell table:formula="of:=ROUND((([.C102]-[.C106]) / [.C102]) * 100;2)" office:value-type="float" office:value="0.01" calcext:value-type="float">
            <text:p>0.01</text:p>
          </table:table-cell>
          <table:table-cell table:formula="of:=ROUND([.I106]/[.H106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A107]*12" office:value-type="float" office:value="1116" calcext:value-type="float">
            <text:p>1116</text:p>
          </table:table-cell>
          <table:table-cell table:formula="of:=ROUND(([.$B$2] *[.$B$4] *((1 +[.$B$4]) ^ [.B107]) / (((1 +[.$B$4]) ^ [.B107]) -1)))" office:value-type="float" office:value="8334" calcext:value-type="float">
            <text:p>8334</text:p>
          </table:table-cell>
          <table:table-cell table:formula="of:=[.C106]-[.C107]" office:value-type="float" office:value="0" calcext:value-type="float">
            <text:p>0</text:p>
          </table:table-cell>
          <table:table-cell table:formula="of:=ROUND(([.C107]*[.B107]) /10000000;5)" office:value-type="float" office:value="0.93007" calcext:value-type="float">
            <text:p>0.93007</text:p>
          </table:table-cell>
          <table:table-cell table:formula="of:=ROUND(([.D107]/[.C106]) * 100;2)" office:value-type="float" office:value="0" calcext:value-type="float">
            <text:p>0</text:p>
          </table:table-cell>
          <table:table-cell table:formula="of:=ROUND((([.E107]*10000000)-[.$B$2]) / 100000;2)" office:value-type="float" office:value="83.01" calcext:value-type="float">
            <text:p>83.01</text:p>
          </table:table-cell>
          <table:table-cell table:formula="of:=[.G107]-[.G103]" office:value-type="float" office:value="3.99000000000001" calcext:value-type="float">
            <text:p>3.99</text:p>
          </table:table-cell>
          <table:table-cell table:formula="of:=ROUND((([.C103]-[.C107]) / [.C103]) * 100;2)" office:value-type="float" office:value="0.01" calcext:value-type="float">
            <text:p>0.01</text:p>
          </table:table-cell>
          <table:table-cell table:formula="of:=ROUND([.I107]/[.H107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A108]*12" office:value-type="float" office:value="1128" calcext:value-type="float">
            <text:p>1128</text:p>
          </table:table-cell>
          <table:table-cell table:formula="of:=ROUND(([.$B$2] *[.$B$4] *((1 +[.$B$4]) ^ [.B108]) / (((1 +[.$B$4]) ^ [.B108]) -1)))" office:value-type="float" office:value="8334" calcext:value-type="float">
            <text:p>8334</text:p>
          </table:table-cell>
          <table:table-cell table:formula="of:=[.C107]-[.C108]" office:value-type="float" office:value="0" calcext:value-type="float">
            <text:p>0</text:p>
          </table:table-cell>
          <table:table-cell table:formula="of:=ROUND(([.C108]*[.B108]) /10000000;5)" office:value-type="float" office:value="0.94008" calcext:value-type="float">
            <text:p>0.94008</text:p>
          </table:table-cell>
          <table:table-cell table:formula="of:=ROUND(([.D108]/[.C107]) * 100;2)" office:value-type="float" office:value="0" calcext:value-type="float">
            <text:p>0</text:p>
          </table:table-cell>
          <table:table-cell table:formula="of:=ROUND((([.E108]*10000000)-[.$B$2]) / 100000;2)" office:value-type="float" office:value="84.01" calcext:value-type="float">
            <text:p>84.01</text:p>
          </table:table-cell>
          <table:table-cell table:formula="of:=[.G108]-[.G104]" office:value-type="float" office:value="4" calcext:value-type="float">
            <text:p>4</text:p>
          </table:table-cell>
          <table:table-cell table:formula="of:=ROUND((([.C104]-[.C108]) / [.C104]) * 100;2)" office:value-type="float" office:value="0" calcext:value-type="float">
            <text:p>0</text:p>
          </table:table-cell>
          <table:table-cell table:formula="of:=ROUND([.I108]/[.H108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A109]*12" office:value-type="float" office:value="1140" calcext:value-type="float">
            <text:p>1140</text:p>
          </table:table-cell>
          <table:table-cell table:formula="of:=ROUND(([.$B$2] *[.$B$4] *((1 +[.$B$4]) ^ [.B109]) / (((1 +[.$B$4]) ^ [.B109]) -1)))" office:value-type="float" office:value="8334" calcext:value-type="float">
            <text:p>8334</text:p>
          </table:table-cell>
          <table:table-cell table:formula="of:=[.C108]-[.C109]" office:value-type="float" office:value="0" calcext:value-type="float">
            <text:p>0</text:p>
          </table:table-cell>
          <table:table-cell table:formula="of:=ROUND(([.C109]*[.B109]) /10000000;5)" office:value-type="float" office:value="0.95008" calcext:value-type="float">
            <text:p>0.95008</text:p>
          </table:table-cell>
          <table:table-cell table:formula="of:=ROUND(([.D109]/[.C108]) * 100;2)" office:value-type="float" office:value="0" calcext:value-type="float">
            <text:p>0</text:p>
          </table:table-cell>
          <table:table-cell table:formula="of:=ROUND((([.E109]*10000000)-[.$B$2]) / 100000;2)" office:value-type="float" office:value="85.01" calcext:value-type="float">
            <text:p>85.01</text:p>
          </table:table-cell>
          <table:table-cell table:formula="of:=[.G109]-[.G105]" office:value-type="float" office:value="4" calcext:value-type="float">
            <text:p>4</text:p>
          </table:table-cell>
          <table:table-cell table:formula="of:=ROUND((([.C105]-[.C109]) / [.C105]) * 100;2)" office:value-type="float" office:value="0" calcext:value-type="float">
            <text:p>0</text:p>
          </table:table-cell>
          <table:table-cell table:formula="of:=ROUND([.I109]/[.H109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A110]*12" office:value-type="float" office:value="1152" calcext:value-type="float">
            <text:p>1152</text:p>
          </table:table-cell>
          <table:table-cell table:formula="of:=ROUND(([.$B$2] *[.$B$4] *((1 +[.$B$4]) ^ [.B110]) / (((1 +[.$B$4]) ^ [.B110]) -1)))" office:value-type="float" office:value="8334" calcext:value-type="float">
            <text:p>8334</text:p>
          </table:table-cell>
          <table:table-cell table:formula="of:=[.C109]-[.C110]" office:value-type="float" office:value="0" calcext:value-type="float">
            <text:p>0</text:p>
          </table:table-cell>
          <table:table-cell table:formula="of:=ROUND(([.C110]*[.B110]) /10000000;5)" office:value-type="float" office:value="0.96008" calcext:value-type="float">
            <text:p>0.96008</text:p>
          </table:table-cell>
          <table:table-cell table:formula="of:=ROUND(([.D110]/[.C109]) * 100;2)" office:value-type="float" office:value="0" calcext:value-type="float">
            <text:p>0</text:p>
          </table:table-cell>
          <table:table-cell table:formula="of:=ROUND((([.E110]*10000000)-[.$B$2]) / 100000;2)" office:value-type="float" office:value="86.01" calcext:value-type="float">
            <text:p>86.01</text:p>
          </table:table-cell>
          <table:table-cell table:formula="of:=[.G110]-[.G106]" office:value-type="float" office:value="4" calcext:value-type="float">
            <text:p>4</text:p>
          </table:table-cell>
          <table:table-cell table:formula="of:=ROUND((([.C106]-[.C110]) / [.C106]) * 100;2)" office:value-type="float" office:value="0" calcext:value-type="float">
            <text:p>0</text:p>
          </table:table-cell>
          <table:table-cell table:formula="of:=ROUND([.I110]/[.H110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A111]*12" office:value-type="float" office:value="1164" calcext:value-type="float">
            <text:p>1164</text:p>
          </table:table-cell>
          <table:table-cell table:formula="of:=ROUND(([.$B$2] *[.$B$4] *((1 +[.$B$4]) ^ [.B111]) / (((1 +[.$B$4]) ^ [.B111]) -1)))" office:value-type="float" office:value="8334" calcext:value-type="float">
            <text:p>8334</text:p>
          </table:table-cell>
          <table:table-cell table:formula="of:=[.C110]-[.C111]" office:value-type="float" office:value="0" calcext:value-type="float">
            <text:p>0</text:p>
          </table:table-cell>
          <table:table-cell table:formula="of:=ROUND(([.C111]*[.B111]) /10000000;5)" office:value-type="float" office:value="0.97008" calcext:value-type="float">
            <text:p>0.97008</text:p>
          </table:table-cell>
          <table:table-cell table:formula="of:=ROUND(([.D111]/[.C110]) * 100;2)" office:value-type="float" office:value="0" calcext:value-type="float">
            <text:p>0</text:p>
          </table:table-cell>
          <table:table-cell table:formula="of:=ROUND((([.E111]*10000000)-[.$B$2]) / 100000;2)" office:value-type="float" office:value="87.01" calcext:value-type="float">
            <text:p>87.01</text:p>
          </table:table-cell>
          <table:table-cell table:formula="of:=[.G111]-[.G107]" office:value-type="float" office:value="4" calcext:value-type="float">
            <text:p>4</text:p>
          </table:table-cell>
          <table:table-cell table:formula="of:=ROUND((([.C107]-[.C111]) / [.C107]) * 100;2)" office:value-type="float" office:value="0" calcext:value-type="float">
            <text:p>0</text:p>
          </table:table-cell>
          <table:table-cell table:formula="of:=ROUND([.I111]/[.H111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A112]*12" office:value-type="float" office:value="1176" calcext:value-type="float">
            <text:p>1176</text:p>
          </table:table-cell>
          <table:table-cell table:formula="of:=ROUND(([.$B$2] *[.$B$4] *((1 +[.$B$4]) ^ [.B112]) / (((1 +[.$B$4]) ^ [.B112]) -1)))" office:value-type="float" office:value="8334" calcext:value-type="float">
            <text:p>8334</text:p>
          </table:table-cell>
          <table:table-cell table:formula="of:=[.C111]-[.C112]" office:value-type="float" office:value="0" calcext:value-type="float">
            <text:p>0</text:p>
          </table:table-cell>
          <table:table-cell table:formula="of:=ROUND(([.C112]*[.B112]) /10000000;5)" office:value-type="float" office:value="0.98008" calcext:value-type="float">
            <text:p>0.98008</text:p>
          </table:table-cell>
          <table:table-cell table:formula="of:=ROUND(([.D112]/[.C111]) * 100;2)" office:value-type="float" office:value="0" calcext:value-type="float">
            <text:p>0</text:p>
          </table:table-cell>
          <table:table-cell table:formula="of:=ROUND((([.E112]*10000000)-[.$B$2]) / 100000;2)" office:value-type="float" office:value="88.01" calcext:value-type="float">
            <text:p>88.01</text:p>
          </table:table-cell>
          <table:table-cell table:formula="of:=[.G112]-[.G108]" office:value-type="float" office:value="4" calcext:value-type="float">
            <text:p>4</text:p>
          </table:table-cell>
          <table:table-cell table:formula="of:=ROUND((([.C108]-[.C112]) / [.C108]) * 100;2)" office:value-type="float" office:value="0" calcext:value-type="float">
            <text:p>0</text:p>
          </table:table-cell>
          <table:table-cell table:formula="of:=ROUND([.I112]/[.H112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A113]*12" office:value-type="float" office:value="1188" calcext:value-type="float">
            <text:p>1188</text:p>
          </table:table-cell>
          <table:table-cell table:formula="of:=ROUND(([.$B$2] *[.$B$4] *((1 +[.$B$4]) ^ [.B113]) / (((1 +[.$B$4]) ^ [.B113]) -1)))" office:value-type="float" office:value="8334" calcext:value-type="float">
            <text:p>8334</text:p>
          </table:table-cell>
          <table:table-cell table:formula="of:=[.C112]-[.C113]" office:value-type="float" office:value="0" calcext:value-type="float">
            <text:p>0</text:p>
          </table:table-cell>
          <table:table-cell table:formula="of:=ROUND(([.C113]*[.B113]) /10000000;5)" office:value-type="float" office:value="0.99008" calcext:value-type="float">
            <text:p>0.99008</text:p>
          </table:table-cell>
          <table:table-cell table:formula="of:=ROUND(([.D113]/[.C112]) * 100;2)" office:value-type="float" office:value="0" calcext:value-type="float">
            <text:p>0</text:p>
          </table:table-cell>
          <table:table-cell table:formula="of:=ROUND((([.E113]*10000000)-[.$B$2]) / 100000;2)" office:value-type="float" office:value="89.01" calcext:value-type="float">
            <text:p>89.01</text:p>
          </table:table-cell>
          <table:table-cell table:formula="of:=[.G113]-[.G109]" office:value-type="float" office:value="4" calcext:value-type="float">
            <text:p>4</text:p>
          </table:table-cell>
          <table:table-cell table:formula="of:=ROUND((([.C109]-[.C113]) / [.C109]) * 100;2)" office:value-type="float" office:value="0" calcext:value-type="float">
            <text:p>0</text:p>
          </table:table-cell>
          <table:table-cell table:formula="of:=ROUND([.I113]/[.H113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114]*12" office:value-type="float" office:value="1200" calcext:value-type="float">
            <text:p>1200</text:p>
          </table:table-cell>
          <table:table-cell table:formula="of:=ROUND(([.$B$2] *[.$B$4] *((1 +[.$B$4]) ^ [.B114]) / (((1 +[.$B$4]) ^ [.B114]) -1)))" office:value-type="float" office:value="8334" calcext:value-type="float">
            <text:p>8334</text:p>
          </table:table-cell>
          <table:table-cell table:formula="of:=[.C113]-[.C114]" office:value-type="float" office:value="0" calcext:value-type="float">
            <text:p>0</text:p>
          </table:table-cell>
          <table:table-cell table:formula="of:=ROUND(([.C114]*[.B114]) /10000000;5)" office:value-type="float" office:value="1.00008" calcext:value-type="float">
            <text:p>1.00008</text:p>
          </table:table-cell>
          <table:table-cell table:formula="of:=ROUND(([.D114]/[.C113]) * 100;2)" office:value-type="float" office:value="0" calcext:value-type="float">
            <text:p>0</text:p>
          </table:table-cell>
          <table:table-cell table:formula="of:=ROUND((([.E114]*10000000)-[.$B$2]) / 100000;2)" office:value-type="float" office:value="90.01" calcext:value-type="float">
            <text:p>90.01</text:p>
          </table:table-cell>
          <table:table-cell table:formula="of:=[.G114]-[.G110]" office:value-type="float" office:value="4" calcext:value-type="float">
            <text:p>4</text:p>
          </table:table-cell>
          <table:table-cell table:formula="of:=ROUND((([.C110]-[.C114]) / [.C110]) * 100;2)" office:value-type="float" office:value="0" calcext:value-type="float">
            <text:p>0</text:p>
          </table:table-cell>
          <table:table-cell table:formula="of:=ROUND([.I114]/[.H114];2)" office:value-type="float" office:value="0" calcext:value-type="float">
            <text:p>0</text:p>
          </table:table-cell>
        </table:table-row>
      </table:table>
      <table:table table:name="Loss vs Gain" table:style-name="ta1" table:print="false">
        <table:table-column table:style-name="co7" table:number-columns-repeated="2" table:default-cell-style-name="Default"/>
        <table:table-column table:style-name="co14" table:default-cell-style-name="ce7"/>
        <table:table-row table:style-name="ro1">
          <table:table-cell office:value-type="string" calcext:value-type="string">
            <text:p>Capital</text:p>
          </table:table-cell>
          <table:table-cell office:value-type="float" office:value="100" calcext:value-type="float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oss (%)</text:p>
          </table:table-cell>
          <table:table-cell office:value-type="string" calcext:value-type="string">
            <text:p>Capital</text:p>
          </table:table-cell>
          <table:table-cell table:style-name="Default" office:value-type="string" calcext:value-type="string">
            <text:p>Gain (Break Even)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00-[.A5]) *[.$B$1] / 100" office:value-type="float" office:value="99" calcext:value-type="float">
            <text:p>99</text:p>
          </table:table-cell>
          <table:table-cell table:formula="of:=ROUND((([.$B$1]/[.B5]) -1) * 100;2)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00-[.A6]) *[.$B$1] / 100" office:value-type="float" office:value="98" calcext:value-type="float">
            <text:p>98</text:p>
          </table:table-cell>
          <table:table-cell table:formula="of:=ROUND((([.$B$1]/[.B6]) -1) * 100;2)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00-[.A7]) *[.$B$1] / 100" office:value-type="float" office:value="97" calcext:value-type="float">
            <text:p>97</text:p>
          </table:table-cell>
          <table:table-cell table:formula="of:=ROUND((([.$B$1]/[.B7]) -1) * 100;2)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00-[.A8]) *[.$B$1] / 100" office:value-type="float" office:value="96" calcext:value-type="float">
            <text:p>96</text:p>
          </table:table-cell>
          <table:table-cell table:formula="of:=ROUND((([.$B$1]/[.B8]) -1) * 100;2)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00-[.A9]) *[.$B$1] / 100" office:value-type="float" office:value="95" calcext:value-type="float">
            <text:p>95</text:p>
          </table:table-cell>
          <table:table-cell table:formula="of:=ROUND((([.$B$1]/[.B9]) -1) * 100;2)"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00-[.A10]) *[.$B$1] / 100" office:value-type="float" office:value="94" calcext:value-type="float">
            <text:p>94</text:p>
          </table:table-cell>
          <table:table-cell table:formula="of:=ROUND((([.$B$1]/[.B10]) -1) * 100;2)"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00-[.A11]) *[.$B$1] / 100" office:value-type="float" office:value="93" calcext:value-type="float">
            <text:p>93</text:p>
          </table:table-cell>
          <table:table-cell table:formula="of:=ROUND((([.$B$1]/[.B11]) -1) * 100;2)"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00-[.A12]) *[.$B$1] / 100" office:value-type="float" office:value="92" calcext:value-type="float">
            <text:p>92</text:p>
          </table:table-cell>
          <table:table-cell table:formula="of:=ROUND((([.$B$1]/[.B12]) -1) * 100;2)" office:value-type="float" office:value="8.7" calcext:value-type="float">
            <text:p>8.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00-[.A13]) *[.$B$1] / 100" office:value-type="float" office:value="91" calcext:value-type="float">
            <text:p>91</text:p>
          </table:table-cell>
          <table:table-cell table:formula="of:=ROUND((([.$B$1]/[.B13]) -1) * 100;2)"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00-[.A14]) *[.$B$1] / 100" office:value-type="float" office:value="90" calcext:value-type="float">
            <text:p>90</text:p>
          </table:table-cell>
          <table:table-cell table:formula="of:=ROUND((([.$B$1]/[.B14]) -1) * 100;2)"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00-[.A15]) *[.$B$1] / 100" office:value-type="float" office:value="89" calcext:value-type="float">
            <text:p>89</text:p>
          </table:table-cell>
          <table:table-cell table:formula="of:=ROUND((([.$B$1]/[.B15]) -1) * 100;2)"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00-[.A16]) *[.$B$1] / 100" office:value-type="float" office:value="88" calcext:value-type="float">
            <text:p>88</text:p>
          </table:table-cell>
          <table:table-cell table:formula="of:=ROUND((([.$B$1]/[.B16]) -1) * 100;2)"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00-[.A17]) *[.$B$1] / 100" office:value-type="float" office:value="87" calcext:value-type="float">
            <text:p>87</text:p>
          </table:table-cell>
          <table:table-cell table:formula="of:=ROUND((([.$B$1]/[.B17]) -1) * 100;2)"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00-[.A18]) *[.$B$1] / 100" office:value-type="float" office:value="86" calcext:value-type="float">
            <text:p>86</text:p>
          </table:table-cell>
          <table:table-cell table:formula="of:=ROUND((([.$B$1]/[.B18]) -1) * 100;2)"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00-[.A19]) *[.$B$1] / 100" office:value-type="float" office:value="85" calcext:value-type="float">
            <text:p>85</text:p>
          </table:table-cell>
          <table:table-cell table:formula="of:=ROUND((([.$B$1]/[.B19]) -1) * 100;2)"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00-[.A20]) *[.$B$1] / 100" office:value-type="float" office:value="84" calcext:value-type="float">
            <text:p>84</text:p>
          </table:table-cell>
          <table:table-cell table:formula="of:=ROUND((([.$B$1]/[.B20]) -1) * 100;2)"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00-[.A21]) *[.$B$1] / 100" office:value-type="float" office:value="83" calcext:value-type="float">
            <text:p>83</text:p>
          </table:table-cell>
          <table:table-cell table:formula="of:=ROUND((([.$B$1]/[.B21]) -1) * 100;2)" office:value-type="float" office:value="20.48" calcext:value-type="float">
            <text:p>20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00-[.A22]) *[.$B$1] / 100" office:value-type="float" office:value="82" calcext:value-type="float">
            <text:p>82</text:p>
          </table:table-cell>
          <table:table-cell table:formula="of:=ROUND((([.$B$1]/[.B22]) -1) * 100;2)"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00-[.A23]) *[.$B$1] / 100" office:value-type="float" office:value="81" calcext:value-type="float">
            <text:p>81</text:p>
          </table:table-cell>
          <table:table-cell table:formula="of:=ROUND((([.$B$1]/[.B23]) -1) * 100;2)"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00-[.A24]) *[.$B$1] / 100" office:value-type="float" office:value="80" calcext:value-type="float">
            <text:p>80</text:p>
          </table:table-cell>
          <table:table-cell table:formula="of:=ROUND((([.$B$1]/[.B24]) -1) * 100;2)" office:value-type="float" office:value="25" calcext:value-type="float">
            <text:p>25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00-[.A25]) *[.$B$1] / 100" office:value-type="float" office:value="79" calcext:value-type="float">
            <text:p>79</text:p>
          </table:table-cell>
          <table:table-cell table:formula="of:=ROUND((([.$B$1]/[.B25]) -1) * 100;2)" office:value-type="float" office:value="26.58" calcext:value-type="float">
            <text:p>26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00-[.A26]) *[.$B$1] / 100" office:value-type="float" office:value="78" calcext:value-type="float">
            <text:p>78</text:p>
          </table:table-cell>
          <table:table-cell table:formula="of:=ROUND((([.$B$1]/[.B26]) -1) * 100;2)" office:value-type="float" office:value="28.21" calcext:value-type="float">
            <text:p>28.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00-[.A27]) *[.$B$1] / 100" office:value-type="float" office:value="77" calcext:value-type="float">
            <text:p>77</text:p>
          </table:table-cell>
          <table:table-cell table:formula="of:=ROUND((([.$B$1]/[.B27]) -1) * 100;2)" office:value-type="float" office:value="29.87" calcext:value-type="float">
            <text:p>29.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00-[.A28]) *[.$B$1] / 100" office:value-type="float" office:value="76" calcext:value-type="float">
            <text:p>76</text:p>
          </table:table-cell>
          <table:table-cell table:formula="of:=ROUND((([.$B$1]/[.B28]) -1) * 100;2)" office:value-type="float" office:value="31.58" calcext:value-type="float">
            <text:p>31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00-[.A29]) *[.$B$1] / 100" office:value-type="float" office:value="75" calcext:value-type="float">
            <text:p>75</text:p>
          </table:table-cell>
          <table:table-cell table:formula="of:=ROUND((([.$B$1]/[.B29]) -1) * 100;2)" office:value-type="float" office:value="33.33" calcext:value-type="float">
            <text:p>33.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00-[.A30]) *[.$B$1] / 100" office:value-type="float" office:value="74" calcext:value-type="float">
            <text:p>74</text:p>
          </table:table-cell>
          <table:table-cell table:formula="of:=ROUND((([.$B$1]/[.B30]) -1) * 100;2)" office:value-type="float" office:value="35.14" calcext:value-type="float">
            <text:p>35.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00-[.A31]) *[.$B$1] / 100" office:value-type="float" office:value="73" calcext:value-type="float">
            <text:p>73</text:p>
          </table:table-cell>
          <table:table-cell table:formula="of:=ROUND((([.$B$1]/[.B31]) -1) * 100;2)" office:value-type="float" office:value="36.99" calcext:value-type="float">
            <text:p>36.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00-[.A32]) *[.$B$1] / 100" office:value-type="float" office:value="72" calcext:value-type="float">
            <text:p>72</text:p>
          </table:table-cell>
          <table:table-cell table:formula="of:=ROUND((([.$B$1]/[.B32]) -1) * 100;2)" office:value-type="float" office:value="38.89" calcext:value-type="float">
            <text:p>3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00-[.A33]) *[.$B$1] / 100" office:value-type="float" office:value="71" calcext:value-type="float">
            <text:p>71</text:p>
          </table:table-cell>
          <table:table-cell table:formula="of:=ROUND((([.$B$1]/[.B33]) -1) * 100;2)" office:value-type="float" office:value="40.85" calcext:value-type="float">
            <text:p>40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00-[.A34]) *[.$B$1] / 100" office:value-type="float" office:value="70" calcext:value-type="float">
            <text:p>70</text:p>
          </table:table-cell>
          <table:table-cell table:formula="of:=ROUND((([.$B$1]/[.B34]) -1) * 100;2)" office:value-type="float" office:value="42.86" calcext:value-type="float">
            <text:p>42.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00-[.A35]) *[.$B$1] / 100" office:value-type="float" office:value="69" calcext:value-type="float">
            <text:p>69</text:p>
          </table:table-cell>
          <table:table-cell table:formula="of:=ROUND((([.$B$1]/[.B35]) -1) * 100;2)" office:value-type="float" office:value="44.93" calcext:value-type="float">
            <text:p>44.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00-[.A36]) *[.$B$1] / 100" office:value-type="float" office:value="68" calcext:value-type="float">
            <text:p>68</text:p>
          </table:table-cell>
          <table:table-cell table:formula="of:=ROUND((([.$B$1]/[.B36]) -1) * 100;2)" office:value-type="float" office:value="47.06" calcext:value-type="float">
            <text:p>47.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00-[.A37]) *[.$B$1] / 100" office:value-type="float" office:value="67" calcext:value-type="float">
            <text:p>67</text:p>
          </table:table-cell>
          <table:table-cell table:formula="of:=ROUND((([.$B$1]/[.B37]) -1) * 100;2)" office:value-type="float" office:value="49.25" calcext:value-type="float">
            <text:p>49.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00-[.A38]) *[.$B$1] / 100" office:value-type="float" office:value="66" calcext:value-type="float">
            <text:p>66</text:p>
          </table:table-cell>
          <table:table-cell table:formula="of:=ROUND((([.$B$1]/[.B38]) -1) * 100;2)" office:value-type="float" office:value="51.52" calcext:value-type="float">
            <text:p>51.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00-[.A39]) *[.$B$1] / 100" office:value-type="float" office:value="65" calcext:value-type="float">
            <text:p>65</text:p>
          </table:table-cell>
          <table:table-cell table:formula="of:=ROUND((([.$B$1]/[.B39]) -1) * 100;2)" office:value-type="float" office:value="53.85" calcext:value-type="float">
            <text:p>53.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00-[.A40]) *[.$B$1] / 100" office:value-type="float" office:value="64" calcext:value-type="float">
            <text:p>64</text:p>
          </table:table-cell>
          <table:table-cell table:formula="of:=ROUND((([.$B$1]/[.B40]) -1) * 100;2)"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00-[.A41]) *[.$B$1] / 100" office:value-type="float" office:value="63" calcext:value-type="float">
            <text:p>63</text:p>
          </table:table-cell>
          <table:table-cell table:formula="of:=ROUND((([.$B$1]/[.B41]) -1) * 100;2)" office:value-type="float" office:value="58.73" calcext:value-type="float">
            <text:p>58.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00-[.A42]) *[.$B$1] / 100" office:value-type="float" office:value="62" calcext:value-type="float">
            <text:p>62</text:p>
          </table:table-cell>
          <table:table-cell table:formula="of:=ROUND((([.$B$1]/[.B42]) -1) * 100;2)" office:value-type="float" office:value="61.29" calcext:value-type="float">
            <text:p>61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00-[.A43]) *[.$B$1] / 100" office:value-type="float" office:value="61" calcext:value-type="float">
            <text:p>61</text:p>
          </table:table-cell>
          <table:table-cell table:formula="of:=ROUND((([.$B$1]/[.B43]) -1) * 100;2)" office:value-type="float" office:value="63.93" calcext:value-type="float">
            <text:p>63.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00-[.A44]) *[.$B$1] / 100" office:value-type="float" office:value="60" calcext:value-type="float">
            <text:p>60</text:p>
          </table:table-cell>
          <table:table-cell table:formula="of:=ROUND((([.$B$1]/[.B44]) -1) * 100;2)" office:value-type="float" office:value="66.67" calcext:value-type="float">
            <text:p>66.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00-[.A45]) *[.$B$1] / 100" office:value-type="float" office:value="59" calcext:value-type="float">
            <text:p>59</text:p>
          </table:table-cell>
          <table:table-cell table:formula="of:=ROUND((([.$B$1]/[.B45]) -1) * 100;2)" office:value-type="float" office:value="69.49" calcext:value-type="float">
            <text:p>69.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00-[.A46]) *[.$B$1] / 100" office:value-type="float" office:value="58" calcext:value-type="float">
            <text:p>58</text:p>
          </table:table-cell>
          <table:table-cell table:formula="of:=ROUND((([.$B$1]/[.B46]) -1) * 100;2)" office:value-type="float" office:value="72.41" calcext:value-type="float">
            <text:p>72.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00-[.A47]) *[.$B$1] / 100" office:value-type="float" office:value="57" calcext:value-type="float">
            <text:p>57</text:p>
          </table:table-cell>
          <table:table-cell table:formula="of:=ROUND((([.$B$1]/[.B47]) -1) * 100;2)" office:value-type="float" office:value="75.44" calcext:value-type="float">
            <text:p>75.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00-[.A48]) *[.$B$1] / 100" office:value-type="float" office:value="56" calcext:value-type="float">
            <text:p>56</text:p>
          </table:table-cell>
          <table:table-cell table:formula="of:=ROUND((([.$B$1]/[.B48]) -1) * 100;2)" office:value-type="float" office:value="78.57" calcext:value-type="float">
            <text:p>78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00-[.A49]) *[.$B$1] / 100" office:value-type="float" office:value="55" calcext:value-type="float">
            <text:p>55</text:p>
          </table:table-cell>
          <table:table-cell table:formula="of:=ROUND((([.$B$1]/[.B49]) -1) * 100;2)" office:value-type="float" office:value="81.82" calcext:value-type="float">
            <text:p>81.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00-[.A50]) *[.$B$1] / 100" office:value-type="float" office:value="54" calcext:value-type="float">
            <text:p>54</text:p>
          </table:table-cell>
          <table:table-cell table:formula="of:=ROUND((([.$B$1]/[.B50]) -1) * 100;2)" office:value-type="float" office:value="85.19" calcext:value-type="float">
            <text:p>85.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00-[.A51]) *[.$B$1] / 100" office:value-type="float" office:value="53" calcext:value-type="float">
            <text:p>53</text:p>
          </table:table-cell>
          <table:table-cell table:formula="of:=ROUND((([.$B$1]/[.B51]) -1) * 100;2)" office:value-type="float" office:value="88.68" calcext:value-type="float">
            <text:p>88.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00-[.A52]) *[.$B$1] / 100" office:value-type="float" office:value="52" calcext:value-type="float">
            <text:p>52</text:p>
          </table:table-cell>
          <table:table-cell table:formula="of:=ROUND((([.$B$1]/[.B52]) -1) * 100;2)" office:value-type="float" office:value="92.31" calcext:value-type="float">
            <text:p>92.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00-[.A53]) *[.$B$1] / 100" office:value-type="float" office:value="51" calcext:value-type="float">
            <text:p>51</text:p>
          </table:table-cell>
          <table:table-cell table:formula="of:=ROUND((([.$B$1]/[.B53]) -1) * 100;2)" office:value-type="float" office:value="96.08" calcext:value-type="float">
            <text:p>96.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00-[.A54]) *[.$B$1] / 100" office:value-type="float" office:value="50" calcext:value-type="float">
            <text:p>50</text:p>
          </table:table-cell>
          <table:table-cell table:formula="of:=ROUND((([.$B$1]/[.B54]) -1) * 100;2)" office:value-type="float" office:value="100" calcext:value-type="float">
            <text:p>100.00</text:p>
          </table:table-cell>
        </table:table-row>
      </table:table>
      <table:table table:name="FTI" table:style-name="ta1" table:print="false">
        <table:table-column table:style-name="co15" table:default-cell-style-name="Default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et Worth</text:p>
          </table:table-cell>
          <table:table-cell table:style-name="ce5" office:value-type="float" office:value="100000000" calcext:value-type="float">
            <text:p>1.00E+008</text:p>
          </table:table-cell>
        </table:table-row>
        <table:table-row table:style-name="ro1">
          <table:table-cell office:value-type="string" calcext:value-type="string">
            <text:p>Expenses pa</text:p>
          </table:table-cell>
          <table:table-cell table:formula="of:=45000 * 12" office:value-type="float" office:value="540000" calcext:value-type="float">
            <text:p>54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**K This Index (FTI)</text:p>
          </table:table-cell>
          <table:table-cell table:formula="of:=[.B3]*[.B2]/[.B4]" office:value-type="float" office:value="7407.40740740741" calcext:value-type="float">
            <text:p>7407.40740740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hen This Index is greater than 1000 and if dont have kids, say F**K this and quit the job</text:p>
          </table:table-cell>
          <table:table-cell/>
        </table:table-row>
      </table:table>
      <table:table table:name="RD vs FD vs EMI vs Invest" table:style-name="ta1">
        <office:forms form:automatic-focus="false" form:apply-design-mode="false"/>
        <table:table-column table:style-name="co21" table:default-cell-style-name="Default"/>
        <table:table-column table:style-name="co2" table:number-columns-repeated="2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1" office:value-type="string" calcext:value-type="string">
            <text:p>Loan Details</text:p>
          </table:table-cell>
          <table:table-cell table:number-columns-repeated="2"/>
          <table:table-cell table:style-name="ce11" office:value-type="string" calcext:value-type="string">
            <text:p>Investment </text:p>
          </table:table-cell>
          <table:table-cell table:number-columns-repeated="2"/>
          <table:table-cell table:style-name="ce11" office:value-type="string" calcext:value-type="string">
            <text:p>Recurring Deposit / SIP</text:p>
          </table:table-cell>
          <table:table-cell table:number-columns-repeated="2"/>
          <table:table-cell table:style-name="ce11" office:value-type="string" calcext:value-type="string">
            <text:p>Nifty 2009 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ncipal</text:p>
          </table:table-cell>
          <table:table-cell table:style-name="ce10" office:value-type="float" office:value="1000000" calcext:value-type="float">
            <text:p>1.00E+06</text:p>
          </table:table-cell>
          <table:table-cell/>
          <table:table-cell office:value-type="string" calcext:value-type="string">
            <text:p>Principal</text:p>
          </table:table-cell>
          <table:table-cell table:style-name="ce10" table:formula="of:=[.B2]" office:value-type="float" office:value="1000000" calcext:value-type="float">
            <text:p>1.00E+06</text:p>
          </table:table-cell>
          <table:table-cell/>
          <table:table-cell office:value-type="string" calcext:value-type="string">
            <text:p>Principal</text:p>
          </table:table-cell>
          <table:table-cell table:style-name="ce14" table:formula="of:=[.B7]" office:value-type="float" office:value="9650" calcext:value-type="float">
            <text:p>9.65E+003</text:p>
          </table:table-cell>
          <table:table-cell/>
          <table:table-cell office:value-type="string" calcext:value-type="string">
            <text:p>Gain %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ain %</text:p>
          </table:table-cell>
          <table:table-cell office:value-type="float" office:value="6000" calcext:value-type="float">
            <text:p>6000</text:p>
          </table:table-cell>
        </table:table-row>
        <table:table-row table:style-name="ro2">
          <table:table-cell office:value-type="string" calcext:value-type="string">
            <text:p>Intrest % p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pected CAGR 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trest % pa</text:p>
          </table:table-cell>
          <table:table-cell table:formula="of:=[.E3]" office:value-type="float" office:value="25" calcext:value-type="float">
            <text:p>25</text:p>
          </table:table-cell>
          <table:table-cell/>
          <table:table-cell office:value-type="string" calcext:value-type="string">
            <text:p>Term 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erm 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Interest pm</text:p>
          </table:table-cell>
          <table:table-cell table:formula="of:=[.B3]/1200" office:value-type="float" office:value="0.00833333333333333" calcext:value-type="float">
            <text:p>0.0083333333</text:p>
          </table:table-cell>
          <table:table-cell/>
          <table:table-cell office:value-type="string" calcext:value-type="string">
            <text:p>Term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nterest pm</text:p>
          </table:table-cell>
          <table:table-cell table:formula="of:=[.H3]/1200" office:value-type="float" office:value="0.0208333333333333" calcext:value-type="float">
            <text:p>0.0208333333</text:p>
          </table:table-cell>
          <table:table-cell/>
          <table:table-cell office:value-type="string" calcext:value-type="string">
            <text:p>CAGR %</text:p>
          </table:table-cell>
          <table:table-cell table:formula="of:=ROUND((((([.K2] + 100)/100) ^ (12 /[.K3])) -1) * 100;2)" office:value-type="float" office:value="41.42" calcext:value-type="float">
            <text:p>41.42</text:p>
          </table:table-cell>
          <table:table-cell/>
          <table:table-cell office:value-type="string" calcext:value-type="string">
            <text:p>CAGR %</text:p>
          </table:table-cell>
          <table:table-cell table:formula="of:=ROUND((((([.N2] + 100)/100) ^ (12 /[.N3])) -1) * 100;2)" office:value-type="float" office:value="50.85" calcext:value-type="float">
            <text:p>50.85</text:p>
          </table:table-cell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string" calcext:value-type="string">
            <text:p>Term</text:p>
          </table:table-cell>
          <table:table-cell table:formula="of:=[.E4]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style-name="ce11"/>
          <table:table-cell table:number-columns-repeated="2"/>
          <table:table-cell office:value-type="string" calcext:value-type="string">
            <text:p>Gain Multiple</text:p>
          </table:table-cell>
          <table:table-cell table:formula="of:=((100+[.E3])/100) ^ ([.E4]/12)" office:value-type="float" office:value="86.7361737988404" calcext:value-type="float">
            <text:p>86.7361737988</text:p>
          </table:table-cell>
          <table:table-cell table:number-columns-repeated="7"/>
          <table:table-cell office:value-type="string" calcext:value-type="string">
            <text:p>CAGR %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1" office:value-type="string" calcext:value-type="string">
            <text:p>EMI</text:p>
          </table:table-cell>
          <table:table-cell table:formula="of:=ROUND(([.$B$2] *[.$B$4] *((1 +[.$B$4]) ^ [.$B$5]) / (((1 +[.$B$4]) ^ [.$B$5]) -1)))" office:value-type="float" office:value="9650" calcext:value-type="float">
            <text:p>9650</text:p>
          </table:table-cell>
          <table:table-cell/>
          <table:table-cell office:value-type="string" calcext:value-type="string">
            <text:p>Future Value</text:p>
          </table:table-cell>
          <table:table-cell table:formula="of:=ROUND([.E6]*[.E2])" office:value-type="float" office:value="86736174" calcext:value-type="float">
            <text:p>86736174</text:p>
          </table:table-cell>
          <table:table-cell/>
          <table:table-cell table:style-name="ce11" office:value-type="string" calcext:value-type="string">
            <text:p>Maturity value</text:p>
          </table:table-cell>
          <table:table-cell table:formula="of:=ROUND([.H2] *[.H5] *(1 + ((([.H5] + 1) *[.H4])/2)))" office:value-type="float" office:value="8130125" calcext:value-type="float">
            <text:p>8130125</text:p>
          </table:table-cell>
          <table:table-cell/>
          <table:table-cell table:style-name="ce11" office:value-type="string" calcext:value-type="string">
            <text:p>Nifty 2011 -19</text:p>
          </table:table-cell>
          <table:table-cell table:number-columns-repeated="2"/>
          <table:table-cell office:value-type="string" calcext:value-type="string">
            <text:p>Term 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Total payment</text:p>
          </table:table-cell>
          <table:table-cell table:formula="of:=[.B7] *[.B5]" office:value-type="float" office:value="2316000" calcext:value-type="float">
            <text:p>2316000</text:p>
          </table:table-cell>
          <table:table-cell/>
          <table:table-cell office:value-type="string" calcext:value-type="string">
            <text:p>Equity Gain</text:p>
          </table:table-cell>
          <table:table-cell table:formula="of:=[.E7]-[.E2]" office:value-type="float" office:value="85736174" calcext:value-type="float">
            <text:p>85736174</text:p>
          </table:table-cell>
          <table:table-cell/>
          <table:table-cell office:value-type="string" calcext:value-type="string">
            <text:p>Amount Invested</text:p>
          </table:table-cell>
          <table:table-cell table:formula="of:=[.H5] *[.H2]" office:value-type="float" office:value="2316000" calcext:value-type="float">
            <text:p>2316000</text:p>
          </table:table-cell>
          <table:table-cell/>
          <table:table-cell office:value-type="string" calcext:value-type="string">
            <text:p>Gain %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Gain %</text:p>
          </table:table-cell>
          <table:table-cell table:formula="of:=ROUND(((100 + [.N6]) /100) ^ ([.N7]/12) * 100)" office:value-type="float" office:value="5767" calcext:value-type="float">
            <text:p>5767</text:p>
          </table:table-cell>
        </table:table-row>
        <table:table-row table:style-name="ro2">
          <table:table-cell office:value-type="string" calcext:value-type="string">
            <text:p>Interest</text:p>
          </table:table-cell>
          <table:table-cell table:formula="of:=[.B8] -[.B2]" office:value-type="float" office:value="1316000" calcext:value-type="float">
            <text:p>1316000</text:p>
          </table:table-cell>
          <table:table-cell/>
          <table:table-cell table:style-name="ce11" office:value-type="string" calcext:value-type="string">
            <text:p>Tax</text:p>
          </table:table-cell>
          <table:table-cell table:formula="of:=IF([.E4] &lt; 12; [.E8] * 0.15;IF([.E8] &gt; 100000; ([.E8]-100000) * 0.1;0))" office:value-type="float" office:value="8563617.4" calcext:value-type="float">
            <text:p>8563617.4</text:p>
          </table:table-cell>
          <table:table-cell table:number-columns-repeated="4"/>
          <table:table-cell office:value-type="string" calcext:value-type="string">
            <text:p>Term </text:p>
          </table:table-cell>
          <table:table-cell table:formula="of:=9 * 1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1"/>
          <table:table-cell table:number-columns-repeated="2"/>
          <table:table-cell office:value-type="string" calcext:value-type="string">
            <text:p>Net Future Value</text:p>
          </table:table-cell>
          <table:table-cell table:formula="of:=[.E7]-[.E9]" office:value-type="float" office:value="78172556.6" calcext:value-type="float">
            <text:p>78172556.6</text:p>
          </table:table-cell>
          <table:table-cell/>
          <table:table-cell office:value-type="string" calcext:value-type="string">
            <text:p>Gain</text:p>
          </table:table-cell>
          <table:table-cell table:formula="of:=[.H7]-[.H8]" office:value-type="float" office:value="5814125" calcext:value-type="float">
            <text:p>5814125</text:p>
          </table:table-cell>
          <table:table-cell/>
          <table:table-cell office:value-type="string" calcext:value-type="string">
            <text:p>CAGR %</text:p>
          </table:table-cell>
          <table:table-cell table:formula="of:=ROUND((((([.K8] + 100)/100) ^ (12 /[.K9])) -1) * 100;2)" office:value-type="float" office:value="6.95" calcext:value-type="float">
            <text:p>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8]/[.B2]) ^ (12 /[.B5]) -1) * 100;2)" office:value-type="float" office:value="4.29" calcext:value-type="float">
            <text:p>4.29</text:p>
          </table:table-cell>
          <table:table-cell table:number-columns-repeated="4"/>
          <table:table-cell office:value-type="string" calcext:value-type="string">
            <text:p>Gain Multiple</text:p>
          </table:table-cell>
          <table:table-cell table:formula="of:=ROUND([.H7]/[.H8];4)" office:value-type="float" office:value="3.5104" calcext:value-type="float">
            <text:p>3.510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1" office:value-type="string" calcext:value-type="string">
            <text:p>EMI Paid</text:p>
          </table:table-cell>
          <table:table-cell table:formula="of:=[.E4]*[.B7]" office:value-type="float" office:value="2316000" calcext:value-type="float">
            <text:p>2316000</text:p>
          </table:table-cell>
          <table:table-cell/>
          <table:table-cell office:value-type="string" calcext:value-type="string">
            <text:p>CAGR %</text:p>
          </table:table-cell>
          <table:table-cell table:style-name="ce12" table:formula="of:=(([.H11] ^ (12 / [.H5]))-1) * 100" office:value-type="float" office:value="6.47994797986611" calcext:value-type="float">
            <text:p>6.4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incipal Reamining</text:p>
          </table:table-cell>
          <table:table-cell table:formula="of:=ROUND(([.E2] * ((1+ [.B4]) ^ [.E4])) - ((((1+[.B4]) ^ [.E4])-1)/[.B4] * [.B7]))"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et Repayment</text:p>
          </table:table-cell>
          <table:table-cell table:formula="of:=[.E13]+[.E12]" office:value-type="float" office:value="2316164" calcext:value-type="float">
            <text:p>2316164</text:p>
          </table:table-cell>
          <table:table-cell table:number-columns-repeated="4"/>
          <table:table-cell office:value-type="string" calcext:value-type="string">
            <text:p>Capital</text:p>
          </table:table-cell>
          <table:table-cell table:style-name="ce14" table:formula="of:=[.E15]" office:value-type="float" office:value="78172392.6" calcext:value-type="float">
            <text:p>7.82E+0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ash in Hand</text:p>
          </table:table-cell>
          <table:table-cell table:formula="of:=[.E10]-[.E13]" office:value-type="float" office:value="78172392.6" calcext:value-type="float">
            <text:p>78172392.6</text:p>
          </table:table-cell>
          <table:table-cell/>
          <table:table-cell table:style-name="ce11" office:value-type="string" calcext:value-type="string">
            <text:p>Bond Yeild % p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AGR %</text:p>
          </table:table-cell>
          <table:table-cell office:value-type="float" office:value="6.95" calcext:value-type="float">
            <text:p>6.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nterest pa</text:p>
          </table:table-cell>
          <table:table-cell table:formula="of:=ROUND(IF([.E15] &gt; 0; [.E15]; 0) *[.H15] /100)" office:value-type="float" office:value="5472067" calcext:value-type="float">
            <text:p>5472067</text:p>
          </table:table-cell>
          <table:table-cell/>
          <table:table-cell office:value-type="string" calcext:value-type="string">
            <text:p>Term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 / Loss</text:p>
          </table:table-cell>
          <table:table-cell table:formula="of:=[.E7]-[.E14]" office:value-type="float" office:value="84420010" calcext:value-type="float">
            <text:p>84420010</text:p>
          </table:table-cell>
          <table:table-cell/>
          <table:table-cell office:value-type="string" calcext:value-type="string">
            <text:p>Interest pm</text:p>
          </table:table-cell>
          <table:table-cell table:formula="of:=ROUND([.H16]/12)" office:value-type="float" office:value="456006" calcext:value-type="float">
            <text:p>456006</text:p>
          </table:table-cell>
          <table:table-cell/>
          <table:table-cell office:value-type="string" calcext:value-type="string">
            <text:p>Gain</text:p>
          </table:table-cell>
          <table:table-cell table:formula="of:=ROUND(((100 +[.K15])/100) ^ [.K16];3)" office:value-type="float" office:value="1.712" calcext:value-type="float">
            <text:p>1.7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MI – Cash CAGR %</text:p>
          </table:table-cell>
          <table:table-cell table:formula="of:=ROUND(((([.E15]/[.E12]) ^ (12/[.E4])) -1) * 100;2)" office:value-type="float" office:value="19.24" calcext:value-type="float">
            <text:p>19.24</text:p>
          </table:table-cell>
          <table:table-cell table:number-columns-repeated="4"/>
          <table:table-cell office:value-type="string" calcext:value-type="string">
            <text:p>Future value</text:p>
          </table:table-cell>
          <table:table-cell table:formula="of:=([.K17]*[.K14]) / 100000" office:value-type="float" office:value="1338.311361312" calcext:value-type="float">
            <text:p>1338.311361312</text:p>
          </table:table-cell>
          <table:table-cell office:value-type="string" calcext:value-type="string">
            <text:p>lakh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nterest to gain</text:p>
          </table:table-cell>
          <table:table-cell table:formula="of:=[.E17]/[.B9]" office:value-type="float" office:value="64.148943768997" calcext:value-type="float">
            <text:p>64.1489437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formula="of:=[.E15]-[.H7]" office:value-type="float" office:value="70042267.6" calcext:value-type="float">
            <text:p>70042267.6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Difference lakhs</text:p>
          </table:table-cell>
          <table:table-cell table:formula="of:=[.E20]/100000" office:value-type="float" office:value="700.422676" calcext:value-type="float">
            <text:p>700.422676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Conclusion</text:p>
          </table:table-cell>
          <table:table-cell table:style-name="ce10"/>
          <table:table-cell table:number-columns-repeated="2"/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Get Lowest Interest Rate as possible</text:p>
          </table:table-cell>
          <table:table-cell table:style-name="ce14"/>
          <table:table-cell table:number-columns-repeated="12"/>
        </table:table-row>
        <table:table-row table:style-name="ro1">
          <table:table-cell office:value-type="string" calcext:value-type="string">
            <text:p>Get Longest tenure as possible</text:p>
          </table:table-cell>
          <table:table-cell table:number-columns-repeated="3"/>
          <table:table-cell table:style-name="ce11" office:value-type="string" calcext:value-type="string">
            <text:p>Term</text:p>
          </table:table-cell>
          <table:table-cell table:style-name="ce11" office:value-type="string" calcext:value-type="string">
            <text:p>EMI Paid</text:p>
          </table:table-cell>
          <table:table-cell table:style-name="ce11" office:value-type="string" calcext:value-type="string">
            <text:p>Diff 1</text:p>
          </table:table-cell>
          <table:table-cell table:style-name="ce11" office:value-type="string" calcext:value-type="string">
            <text:p>Cash in Hand</text:p>
          </table:table-cell>
          <table:table-cell table:style-name="ce11" office:value-type="string" calcext:value-type="string">
            <text:p>Diff 2</text:p>
          </table:table-cell>
          <table:table-cell table:style-name="ce11" office:value-type="string" calcext:value-type="string">
            <text:p>Diff</text:p>
          </table:table-cell>
          <table:table-cell table:style-name="ce11" office:value-type="string" calcext:value-type="string">
            <text:p>Ga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ROUND(([.$B$2] *[.$B$4] *((1 +[.$B$4]) ^ [.E26]) / (((1 +[.$B$4]) ^ [.E26]) -1))) * [.$E$4]" office:value-type="float" office:value="5099280" calcext:value-type="float">
            <text:p>5099280</text:p>
          </table:table-cell>
          <table:table-cell office:value-type="float" office:value="0" calcext:value-type="float">
            <text:p>0</text:p>
          </table:table-cell>
          <table:table-cell office:value-type="float" office:value="1235159" calcext:value-type="float">
            <text:p>1235159</text:p>
          </table:table-cell>
          <table:table-cell office:value-type="float" office:value="0" calcext:value-type="float">
            <text:p>0</text:p>
          </table:table-cell>
          <table:table-cell table:formula="of:=[.I26]-[.G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1"/>
          <table:table-cell table:number-columns-repeated="3"/>
          <table:table-cell office:value-type="float" office:value="120" calcext:value-type="float">
            <text:p>120</text:p>
          </table:table-cell>
          <table:table-cell table:formula="of:=ROUND(([.$B$2] *[.$B$4] *((1 +[.$B$4]) ^ [.E27]) / (((1 +[.$B$4]) ^ [.E27]) -1))) * [.$E$4]" office:value-type="float" office:value="3171600" calcext:value-type="float">
            <text:p>3171600</text:p>
          </table:table-cell>
          <table:table-cell table:formula="of:=[.F26]-[.F27]" office:value-type="float" office:value="1927680" calcext:value-type="float">
            <text:p>1927680</text:p>
          </table:table-cell>
          <table:table-cell office:value-type="float" office:value="1022372" calcext:value-type="float">
            <text:p>1022372</text:p>
          </table:table-cell>
          <table:table-cell table:formula="of:=[.H26]-[.H27]" office:value-type="float" office:value="212787" calcext:value-type="float">
            <text:p>212787</text:p>
          </table:table-cell>
          <table:table-cell table:formula="of:=[.I27]-[.G27]" office:value-type="float" office:value="-1714893" calcext:value-type="float">
            <text:p>-1714893</text:p>
          </table:table-cell>
          <table:table-cell table:formula="of:=ROUND((([.I27]/[.G27]) -1) * 100;2)" office:value-type="float" office:value="-88.96" calcext:value-type="float">
            <text:p>-88.96</text:p>
          </table:table-cell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office:value-type="float" office:value="240" calcext:value-type="float">
            <text:p>240</text:p>
          </table:table-cell>
          <table:table-cell table:formula="of:=ROUND(([.$B$2] *[.$B$4] *((1 +[.$B$4]) ^ [.E28]) / (((1 +[.$B$4]) ^ [.E28]) -1))) * [.$E$4]" office:value-type="float" office:value="2316000" calcext:value-type="float">
            <text:p>2316000</text:p>
          </table:table-cell>
          <table:table-cell table:formula="of:=[.F27]-[.F28]" office:value-type="float" office:value="855600" calcext:value-type="float">
            <text:p>855600</text:p>
          </table:table-cell>
          <table:table-cell office:value-type="float" office:value="930147" calcext:value-type="float">
            <text:p>930147</text:p>
          </table:table-cell>
          <table:table-cell table:formula="of:=[.H27]-[.H28]" office:value-type="float" office:value="92225" calcext:value-type="float">
            <text:p>92225</text:p>
          </table:table-cell>
          <table:table-cell table:formula="of:=[.I28]-[.G28]" office:value-type="float" office:value="-763375" calcext:value-type="float">
            <text:p>-763375</text:p>
          </table:table-cell>
          <table:table-cell table:formula="of:=ROUND((([.I28]/[.G28]) -1) * 100;2)" office:value-type="float" office:value="-89.22" calcext:value-type="float">
            <text:p>-89.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ROUND(([.$B$2] *[.$B$4] *((1 +[.$B$4]) ^ [.E29]) / (((1 +[.$B$4]) ^ [.E29]) -1))) * [.$E$4]" office:value-type="float" office:value="2106240" calcext:value-type="float">
            <text:p>2106240</text:p>
          </table:table-cell>
          <table:table-cell table:formula="of:=[.F28]-[.F29]" office:value-type="float" office:value="209760" calcext:value-type="float">
            <text:p>209760</text:p>
          </table:table-cell>
          <table:table-cell office:value-type="float" office:value="908807" calcext:value-type="float">
            <text:p>908807</text:p>
          </table:table-cell>
          <table:table-cell table:formula="of:=[.H28]-[.H29]" office:value-type="float" office:value="21340" calcext:value-type="float">
            <text:p>21340</text:p>
          </table:table-cell>
          <table:table-cell table:formula="of:=[.I29]-[.G29]" office:value-type="float" office:value="-188420" calcext:value-type="float">
            <text:p>-188420</text:p>
          </table:table-cell>
          <table:table-cell table:formula="of:=ROUND((([.I29]/[.G29]) -1) * 100;2)" office:value-type="float" office:value="-89.83" calcext:value-type="float">
            <text:p>-89.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/>
          <table:table-cell table:number-columns-repeated="10"/>
        </table:table-row>
        <table:table-row table:style-name="ro1">
          <table:table-cell table:style-name="ce11"/>
          <table:table-cell table:number-columns-repeated="5"/>
          <table:table-cell table:formula="of:=[.F26]-[.F29]" office:value-type="float" office:value="2993040" calcext:value-type="float">
            <text:p>2993040</text:p>
          </table:table-cell>
          <table:table-cell/>
          <table:table-cell table:formula="of:=[.H26]-[.H29]" office:value-type="float" office:value="326352" calcext:value-type="float">
            <text:p>326352</text:p>
          </table:table-cell>
          <table:table-cell table:formula="of:=[.I31]-[.G31]" office:value-type="float" office:value="-2666688" calcext:value-type="float">
            <text:p>-2666688</text:p>
          </table:table-cell>
          <table:table-cell table:formula="of:=ROUND((([.I31]/[.G31]) -1) * 100;2)" office:value-type="float" office:value="-89.1" calcext:value-type="float">
            <text:p>-89.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1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11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4"/>
          <table:table-cell table:number-columns-repeated="13"/>
        </table:table-row>
        <table:table-row table:style-name="ro1">
          <table:table-cell table:number-columns-repeated="14"/>
        </table:table-row>
      </table:table>
      <table:table table:name="Bonds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oan Details</text:p>
          </table:table-cell>
          <table:table-cell table:number-columns-repeated="2"/>
          <table:table-cell table:style-name="ce2" office:value-type="string" calcext:value-type="string">
            <text:p>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l</text:p>
          </table:table-cell>
          <table:table-cell table:style-name="ce1" office:value-type="float" office:value="1000000" calcext:value-type="float">
            <text:p>1.00E+06</text:p>
          </table:table-cell>
          <table:table-cell/>
          <table:table-cell office:value-type="string" calcext:value-type="string">
            <text:p>Principal</text:p>
          </table:table-cell>
          <table:table-cell table:style-name="ce5" table:formula="of:=[.B2]" office:value-type="float" office:value="1000000" calcext:value-type="float">
            <text:p>1.00E+006</text:p>
          </table:table-cell>
          <table:table-cell/>
        </table:table-row>
        <table:table-row table:style-name="ro1">
          <table:table-cell office:value-type="string" calcext:value-type="string">
            <text:p>Interest % p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terest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nterest pm</text:p>
          </table:table-cell>
          <table:table-cell table:formula="of:=[.B3]/1200" office:value-type="float" office:value="0.00916666666666667" calcext:value-type="float">
            <text:p>0.0091666667</text:p>
          </table:table-cell>
          <table:table-cell/>
          <table:table-cell office:value-type="string" calcext:value-type="string">
            <text:p>Term</text:p>
          </table:table-cell>
          <table:table-cell table:formula="of:=[.B5]/12"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Without Reinvestm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MI</text:p>
          </table:table-cell>
          <table:table-cell table:formula="of:=ROUND(([.$B$2] *[.$B$4] *((1 +[.$B$4]) ^ [.$B$5]) / (((1 +[.$B$4]) ^ [.$B$5]) -1)))" office:value-type="float" office:value="10322" calcext:value-type="float">
            <text:p>10322</text:p>
          </table:table-cell>
          <table:table-cell/>
          <table:table-cell office:value-type="string" calcext:value-type="string">
            <text:p>Intreset pa</text:p>
          </table:table-cell>
          <table:table-cell table:formula="of:=[.E3] /100 *[.E2]" office:value-type="float" office:value="66500" calcext:value-type="float">
            <text:p>66500</text:p>
          </table:table-cell>
          <table:table-cell/>
        </table:table-row>
        <table:table-row table:style-name="ro1">
          <table:table-cell office:value-type="string" calcext:value-type="string">
            <text:p>Total payment</text:p>
          </table:table-cell>
          <table:table-cell table:formula="of:=[.B7] *[.B5]" office:value-type="float" office:value="2477280" calcext:value-type="float">
            <text:p>2477280</text:p>
          </table:table-cell>
          <table:table-cell/>
          <table:table-cell office:value-type="string" calcext:value-type="string">
            <text:p>Total Interest</text:p>
          </table:table-cell>
          <table:table-cell table:formula="of:=[.E7]*[.E4]" office:value-type="float" office:value="1330000" calcext:value-type="float">
            <text:p>1330000</text:p>
          </table:table-cell>
          <table:table-cell/>
        </table:table-row>
        <table:table-row table:style-name="ro1">
          <table:table-cell office:value-type="string" calcext:value-type="string">
            <text:p>Interest</text:p>
          </table:table-cell>
          <table:table-cell table:formula="of:=[.B8] -[.B2]" office:value-type="float" office:value="1477280" calcext:value-type="float">
            <text:p>147728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Total Capital</text:p>
          </table:table-cell>
          <table:table-cell table:formula="of:=[.E8]+[.E2]" office:value-type="float" office:value="2330000" calcext:value-type="float">
            <text:p>2330000</text:p>
          </table:table-cell>
          <table:table-cell/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8]/[.B2]) ^ (12 /[.B5]) -1) * 100;2)" office:value-type="float" office:value="4.64" calcext:value-type="float">
            <text:p>4.64</text:p>
          </table:table-cell>
          <table:table-cell/>
          <table:table-cell office:value-type="string" calcext:value-type="string">
            <text:p>CAGR %</text:p>
          </table:table-cell>
          <table:table-cell table:formula="of:=ROUND(((([.E10]/[.E2]) ^ (1/[.E4])) -1) * 100;2)" office:value-type="float" office:value="4.32" calcext:value-type="float">
            <text:p>4.3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in</text:p>
          </table:table-cell>
          <table:table-cell table:style-name="ce8" table:formula="of:=[.E10]/[.B8]" office:value-type="float" office:value="0.94054769747465" calcext:value-type="float">
            <text:p>0.940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With Reinvest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Capital</text:p>
          </table:table-cell>
          <table:table-cell table:formula="of:=ROUND((((100 +[.E3]) /100) ^ [.E4]) *[.E2])" office:value-type="float" office:value="3624242" calcext:value-type="float">
            <text:p>362424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in</text:p>
          </table:table-cell>
          <table:table-cell table:style-name="ce8" table:formula="of:=[.E16]/[.B8]" office:value-type="float" office:value="1.46299247561842" calcext:value-type="float">
            <text:p>1.4630</text:p>
          </table:table-cell>
          <table:table-cell/>
        </table:table-row>
      </table:table>
      <table:table table:name="Trading" table:style-name="ta1">
        <table:table-column table:style-name="co1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pital</text:p>
          </table:table-cell>
          <table:table-cell table:style-name="ce5" office:value-type="float" office:value="100000" calcext:value-type="float">
            <text:p>1.00E+005</text:p>
          </table:table-cell>
          <table:table-cell table:number-columns-repeated="3"/>
          <table:table-cell office:value-type="string" calcext:value-type="string">
            <text:p>Capital</text:p>
          </table:table-cell>
          <table:table-cell table:style-name="ce5" office:value-type="float" office:value="100000" calcext:value-type="float">
            <text:p>1.00E+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%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Gain %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 %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Tax %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Investment Value</text:p>
          </table:table-cell>
          <table:table-cell table:style-name="ce2" office:value-type="string" calcext:value-type="string">
            <text:p>Tax on gain</text:p>
          </table:table-cell>
          <table:table-cell table:number-columns-repeated="2"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Investment Value</text:p>
          </table:table-cell>
          <table:table-cell table:style-name="ce2" office:value-type="string" calcext:value-type="string">
            <text:p>Tax on gain</text:p>
          </table:table-cell>
          <table:table-cell table:style-name="ce2" office:value-type="string" calcext:value-type="string">
            <text:p>Investment Value after t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1]*([.$B$2] + 100) / 100)" office:value-type="float" office:value="110000" calcext:value-type="float">
            <text:p>110000</text:p>
          </table:table-cell>
          <table:table-cell table:formula="of:=([.B6]-[.B1]) *([.$B$3] / 100)" office:value-type="float" office:value="1500" calcext:value-type="float">
            <text:p>1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([.G1]*([.$B$2] + 100) / 100)" office:value-type="float" office:value="110000" calcext:value-type="float">
            <text:p>110000</text:p>
          </table:table-cell>
          <table:table-cell table:formula="of:=([.G6]-[.G1]) *([.$B$3] / 100)" office:value-type="float" office:value="1500" calcext:value-type="float">
            <text:p>1500</text:p>
          </table:table-cell>
          <table:table-cell table:formula="of:=[.G6]-[.H6]" office:value-type="float" office:value="108500" calcext:value-type="float">
            <text:p>108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6]*([.$B$2] + 100) / 100)" office:value-type="float" office:value="121000" calcext:value-type="float">
            <text:p>121000</text:p>
          </table:table-cell>
          <table:table-cell table:formula="of:=([.B7]-[.B6]) * ([.$B$3]/100)" office:value-type="float" office:value="1650" calcext:value-type="float">
            <text:p>16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ROUND([.I6]*([.$B$2] + 100) / 100)" office:value-type="float" office:value="119350" calcext:value-type="float">
            <text:p>119350</text:p>
          </table:table-cell>
          <table:table-cell table:formula="of:=([.G7]-[.G6]) * ([.$B$3]/100)" office:value-type="float" office:value="1402.5" calcext:value-type="float">
            <text:p>1402.5</text:p>
          </table:table-cell>
          <table:table-cell table:formula="of:=[.G7]-[.H7]" office:value-type="float" office:value="117947.5" calcext:value-type="float">
            <text:p>11794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7]*([.$B$2] + 100) / 100)" office:value-type="float" office:value="133100" calcext:value-type="float">
            <text:p>133100</text:p>
          </table:table-cell>
          <table:table-cell table:formula="of:=([.B8]-[.B7]) * ([.$B$3]/100)" office:value-type="float" office:value="1815" calcext:value-type="float">
            <text:p>18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ROUND([.I7]*([.$B$2] + 100) / 100)" office:value-type="float" office:value="129742" calcext:value-type="float">
            <text:p>129742</text:p>
          </table:table-cell>
          <table:table-cell table:formula="of:=([.G8]-[.G7]) * ([.$B$3]/100)" office:value-type="float" office:value="1558.8" calcext:value-type="float">
            <text:p>1558.8</text:p>
          </table:table-cell>
          <table:table-cell table:formula="of:=[.G8]-[.H8]" office:value-type="float" office:value="128183.2" calcext:value-type="float">
            <text:p>12818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8]*([.$B$2] + 100) / 100)" office:value-type="float" office:value="146410" calcext:value-type="float">
            <text:p>146410</text:p>
          </table:table-cell>
          <table:table-cell table:formula="of:=([.B9]-[.B8]) * ([.$B$3]/100)" office:value-type="float" office:value="1996.5" calcext:value-type="float">
            <text:p>1996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I8]*([.$B$2] + 100) / 100)" office:value-type="float" office:value="141002" calcext:value-type="float">
            <text:p>141002</text:p>
          </table:table-cell>
          <table:table-cell table:formula="of:=([.G9]-[.G8]) * ([.$B$3]/100)" office:value-type="float" office:value="1689" calcext:value-type="float">
            <text:p>1689</text:p>
          </table:table-cell>
          <table:table-cell table:formula="of:=[.G9]-[.H9]" office:value-type="float" office:value="139313" calcext:value-type="float">
            <text:p>1393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9]*([.$B$2] + 100) / 100)" office:value-type="float" office:value="161051" calcext:value-type="float">
            <text:p>161051</text:p>
          </table:table-cell>
          <table:table-cell table:formula="of:=([.B10]-[.B9]) * ([.$B$3]/100)" office:value-type="float" office:value="2196.15" calcext:value-type="float">
            <text:p>2196.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ROUND([.I9]*([.$B$2] + 100) / 100)" office:value-type="float" office:value="153244" calcext:value-type="float">
            <text:p>153244</text:p>
          </table:table-cell>
          <table:table-cell table:formula="of:=([.G10]-[.G9]) * ([.$B$3]/100)" office:value-type="float" office:value="1836.3" calcext:value-type="float">
            <text:p>1836.3</text:p>
          </table:table-cell>
          <table:table-cell table:formula="of:=[.G10]-[.H10]" office:value-type="float" office:value="151407.7" calcext:value-type="float">
            <text:p>151407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10]*([.$B$2] + 100) / 100)" office:value-type="float" office:value="177156" calcext:value-type="float">
            <text:p>177156</text:p>
          </table:table-cell>
          <table:table-cell table:formula="of:=([.B11]-[.B10]) * ([.$B$3]/100)" office:value-type="float" office:value="2415.75" calcext:value-type="float">
            <text:p>2415.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ROUND([.I10]*([.$B$2] + 100) / 100)" office:value-type="float" office:value="166548" calcext:value-type="float">
            <text:p>166548</text:p>
          </table:table-cell>
          <table:table-cell table:formula="of:=([.G11]-[.G10]) * ([.$B$3]/100)" office:value-type="float" office:value="1995.6" calcext:value-type="float">
            <text:p>1995.6</text:p>
          </table:table-cell>
          <table:table-cell table:formula="of:=[.G11]-[.H11]" office:value-type="float" office:value="164552.4" calcext:value-type="float">
            <text:p>164552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11]*([.$B$2] + 100) / 100)" office:value-type="float" office:value="194872" calcext:value-type="float">
            <text:p>194872</text:p>
          </table:table-cell>
          <table:table-cell table:formula="of:=([.B12]-[.B11]) * ([.$B$3]/100)" office:value-type="float" office:value="2657.4" calcext:value-type="float">
            <text:p>2657.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ROUND([.I11]*([.$B$2] + 100) / 100)" office:value-type="float" office:value="181008" calcext:value-type="float">
            <text:p>181008</text:p>
          </table:table-cell>
          <table:table-cell table:formula="of:=([.G12]-[.G11]) * ([.$B$3]/100)" office:value-type="float" office:value="2169" calcext:value-type="float">
            <text:p>2169</text:p>
          </table:table-cell>
          <table:table-cell table:formula="of:=[.G12]-[.H12]" office:value-type="float" office:value="178839" calcext:value-type="float">
            <text:p>1788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12]*([.$B$2] + 100) / 100)" office:value-type="float" office:value="214359" calcext:value-type="float">
            <text:p>214359</text:p>
          </table:table-cell>
          <table:table-cell table:formula="of:=([.B13]-[.B12]) * ([.$B$3]/100)" office:value-type="float" office:value="2923.05" calcext:value-type="float">
            <text:p>2923.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ROUND([.I12]*([.$B$2] + 100) / 100)" office:value-type="float" office:value="196723" calcext:value-type="float">
            <text:p>196723</text:p>
          </table:table-cell>
          <table:table-cell table:formula="of:=([.G13]-[.G12]) * ([.$B$3]/100)" office:value-type="float" office:value="2357.25" calcext:value-type="float">
            <text:p>2357.25</text:p>
          </table:table-cell>
          <table:table-cell table:formula="of:=[.G13]-[.H13]" office:value-type="float" office:value="194365.75" calcext:value-type="float">
            <text:p>194365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B13]*([.$B$2] + 100) / 100)" office:value-type="float" office:value="235795" calcext:value-type="float">
            <text:p>235795</text:p>
          </table:table-cell>
          <table:table-cell table:formula="of:=([.B14]-[.B13]) * ([.$B$3]/100)" office:value-type="float" office:value="3215.4" calcext:value-type="float">
            <text:p>3215.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ROUND([.I13]*([.$B$2] + 100) / 100)" office:value-type="float" office:value="213802" calcext:value-type="float">
            <text:p>213802</text:p>
          </table:table-cell>
          <table:table-cell table:formula="of:=([.G14]-[.G13]) * ([.$B$3]/100)" office:value-type="float" office:value="2561.85" calcext:value-type="float">
            <text:p>2561.85</text:p>
          </table:table-cell>
          <table:table-cell table:formula="of:=[.G14]-[.H14]" office:value-type="float" office:value="211240.15" calcext:value-type="float">
            <text:p>21124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B14]*([.$B$2] + 100) / 100)" office:value-type="float" office:value="259375" calcext:value-type="float">
            <text:p>259375</text:p>
          </table:table-cell>
          <table:table-cell table:formula="of:=([.B15]-[.B14]) * ([.$B$3]/100)" office:value-type="float" office:value="3537" calcext:value-type="float">
            <text:p>35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([.I14]*([.$B$2] + 100) / 100)" office:value-type="float" office:value="232364" calcext:value-type="float">
            <text:p>232364</text:p>
          </table:table-cell>
          <table:table-cell table:formula="of:=([.G15]-[.G14]) * ([.$B$3]/100)" office:value-type="float" office:value="2784.3" calcext:value-type="float">
            <text:p>2784.3</text:p>
          </table:table-cell>
          <table:table-cell table:formula="of:=[.G15]-[.H15]" office:value-type="float" office:value="229579.7" calcext:value-type="float">
            <text:p>229579.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Total Tax</text:p>
          </table:table-cell>
          <table:table-cell table:formula="of:=SUM([.C6:.C15])" office:value-type="float" office:value="23906.25" calcext:value-type="float">
            <text:p>23906.25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Net Investment </text:p>
          </table:table-cell>
          <table:table-cell table:formula="of:=[.B15]-[.B17]" office:value-type="float" office:value="235468.75" calcext:value-type="float">
            <text:p>235468.75</text:p>
          </table:table-cell>
          <table:table-cell table:number-columns-repeated="3"/>
          <table:table-cell table:style-name="ce2" office:value-type="string" calcext:value-type="string">
            <text:p>Net Investment </text:p>
          </table:table-cell>
          <table:table-cell table:formula="of:=[.I15]" office:value-type="float" office:value="229579.7" calcext:value-type="float">
            <text:p>22957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%</text:p>
          </table:table-cell>
          <table:table-cell table:formula="of:=[.B18]/[.B1]" office:value-type="float" office:value="2.3546875" calcext:value-type="float">
            <text:p>2.3546875</text:p>
          </table:table-cell>
          <table:table-cell table:number-columns-repeated="3"/>
          <table:table-cell office:value-type="string" calcext:value-type="string">
            <text:p>Gain %</text:p>
          </table:table-cell>
          <table:table-cell table:formula="of:=[.G18]/[.G1]" office:value-type="float" office:value="2.295797" calcext:value-type="float">
            <text:p>2.295797</text:p>
          </table:table-cell>
          <table:table-cell table:number-columns-repeated="2"/>
        </table:table-row>
        <table:table-row table:style-name="ro1">
          <table:table-cell table:number-columns-repeated="9"/>
        </table:table-row>
      </table:table>
      <table:table table:name="Sheet9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vestment</text:p>
          </table:table-cell>
          <table:table-cell table:style-name="ce5" office:value-type="float" office:value="35000" calcext:value-type="float">
            <text:p>3.50E+004</text:p>
          </table:table-cell>
        </table:table-row>
        <table:table-row table:style-name="ro1">
          <table:table-cell office:value-type="string" calcext:value-type="string">
            <text:p>FD Rate 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D Ter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ain</text:p>
          </table:table-cell>
          <table:table-cell table:formula="of:=((100 +[.B2]) / 100) ^ [.B3]" office:value-type="float" office:value="2.48832" calcext:value-type="float">
            <text:p>2.48832</text:p>
          </table:table-cell>
        </table:table-row>
        <table:table-row table:style-name="ro1">
          <table:table-cell office:value-type="string" calcext:value-type="string">
            <text:p>Future value</text:p>
          </table:table-cell>
          <table:table-cell table:formula="of:=ROUND([.B5]*[.B1])" office:value-type="float" office:value="87091" calcext:value-type="float">
            <text:p>87091</text:p>
          </table:table-cell>
        </table:table-row>
        <table:table-row table:style-name="ro1">
          <table:table-cell office:value-type="string" calcext:value-type="string">
            <text:p>Net gain</text:p>
          </table:table-cell>
          <table:table-cell table:formula="of:=[.B6]-[.B1]" office:value-type="float" office:value="52091" calcext:value-type="float">
            <text:p>52091</text:p>
          </table:table-cell>
        </table:table-row>
      </table:table>
      <table:table table:name="Sheet10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Initial Investment</text:p>
          </table:table-cell>
          <table:table-cell table:formula="of:=[.B4]*[.C4]" office:value-type="float" office:value="32984.04" calcext:value-type="float">
            <text:p>32984.0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/>
          <table:table-cell office:value-type="string" calcext:value-type="string">
            <text:p>Buy Pir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ell Price</text:p>
          </table:table-cell>
          <table:table-cell office:value-type="string" calcext:value-type="string">
            <text:p>Gain / share</text:p>
          </table:table-cell>
          <table:table-cell office:value-type="string" calcext:value-type="string">
            <text:p>Total Gain</text:p>
          </table:table-cell>
          <table:table-cell office:value-type="string" calcext:value-type="string">
            <text:p>Total Investment</text:p>
          </table:table-cell>
          <table:table-cell/>
        </table:table-row>
        <table:table-row table:style-name="ro2">
          <table:table-cell office:value-type="string" calcext:value-type="string">
            <text:p>HDFC AMC</text:p>
          </table:table-cell>
          <table:table-cell table:style-name="ce9" office:value-type="float" office:value="2748.67" calcext:value-type="float">
            <text:p>2.75E+03</text:p>
          </table:table-cell>
          <table:table-cell office:value-type="float" office:value="12" calcext:value-type="float">
            <text:p>12</text:p>
          </table:table-cell>
          <table:table-cell office:value-type="float" office:value="3707.8" calcext:value-type="float">
            <text:p>3707.8</text:p>
          </table:table-cell>
          <table:table-cell table:formula="of:=[.D4]-[.B4]" office:value-type="float" office:value="959.13" calcext:value-type="float">
            <text:p>959.13</text:p>
          </table:table-cell>
          <table:table-cell table:formula="of:=[.E4]*[.C4]" office:value-type="float" office:value="11509.56" calcext:value-type="float">
            <text:p>11509.56</text:p>
          </table:table-cell>
          <table:table-cell table:formula="of:=[.D4]*[.C4]" office:value-type="float" office:value="44493.6" calcext:value-type="float">
            <text:p>44493.6</text:p>
          </table:table-cell>
          <table:table-cell/>
        </table:table-row>
        <table:table-row table:style-name="ro2">
          <table:table-cell office:value-type="string" calcext:value-type="string">
            <text:p>Dixon</text:p>
          </table:table-cell>
          <table:table-cell office:value-type="float" office:value="3150" calcext:value-type="float">
            <text:p>3150</text:p>
          </table:table-cell>
          <table:table-cell table:formula="of:=FLOOR([.G4]/[.B5];2)" office:value-type="float" office:value="14" calcext:value-type="float">
            <text:p>14</text:p>
          </table:table-cell>
          <table:table-cell office:value-type="float" office:value="3700" calcext:value-type="float">
            <text:p>3700</text:p>
          </table:table-cell>
          <table:table-cell table:formula="of:=[.D5]-[.B5]" office:value-type="float" office:value="550" calcext:value-type="float">
            <text:p>550</text:p>
          </table:table-cell>
          <table:table-cell table:formula="of:=[.E5]*[.C5]" office:value-type="float" office:value="7700" calcext:value-type="float">
            <text:p>7700</text:p>
          </table:table-cell>
          <table:table-cell table:formula="of:=[.D5]*[.C5]" office:value-type="float" office:value="51800" calcext:value-type="float">
            <text:p>51800</text:p>
          </table:table-cell>
          <table:table-cell/>
        </table:table-row>
        <table:table-row table:style-name="ro2" table:number-rows-repeated="2">
          <table:table-cell table:style-name="ce2"/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/>
          <table:table-cell table:number-columns-repeated="7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2" table:number-columns-repeated="8"/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currency-style style:name="N13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31P0"/>
    </number:currency-style>
    <number:number-style style:name="N132">
      <number:number number:decimal-places="1" number:min-integer-digits="1"/>
    </number:number-style>
    <number:number-style style:name="N133">
      <number:number number:decimal-places="11" number:min-integer-digits="1"/>
    </number:number-style>
    <number:number-style style:name="N134">
      <number:number number:decimal-places="12" number:min-integer-digits="1"/>
    </number:number-style>
    <number:number-style style:name="N135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7:41:50.641961701</meta:creation-date>
    <dc:date>2019-12-26T12:23:05.647510864</dc:date>
    <meta:editing-duration>P1DT7H52M7S</meta:editing-duration>
    <meta:editing-cycles>103</meta:editing-cycles>
    <meta:generator>LibreOffice/4.1.3.2$Linux_x86 LibreOffice_project/410$Build-2</meta:generator>
    <dc:creator>root </dc:creator>
    <meta:document-statistic meta:table-count="10" meta:cell-count="34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216cm" svg:y="8.217cm" style:legend-expansion="wide" chart:style-name="ch2"/>
        <chart:plot-area chart:style-name="ch3" table:cell-range-address="'Short vs Long EMI'.A14:'Short vs Long EMI'.A114 'Short vs Long EMI'.G14:'Short vs Long EMI'.G114" chart:data-source-has-labels="row" svg:x="0.77cm" svg:y="0.855cm" svg:width="14.59cm" svg:height="6.762cm">
          <chartooo:coordinate-region svg:x="1.577cm" svg:y="1.054cm" svg:width="13.504cm" svg:height="5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G15:'Short vs Long EMI'.G114" chart:label-cell-address="'Short vs Long EMI'.G14:'Short vs Long EMI'.G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set Paid (L)</text:p>
                <draw:g>
                  <svg:desc>'Short vs Long EMI'.G14:'Short vs Long EMI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0.55">
                <text:p>0.55</text:p>
                <draw:g>
                  <svg:desc>'Short vs Long EMI'.G15:'Short vs Long EMI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9.37">
                <text:p>39.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2.13">
                <text:p>52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4.11">
                <text:p>54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1.06">
                <text:p>61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2.06">
                <text:p>62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5.04">
                <text:p>65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6.04">
                <text:p>66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7.03">
                <text:p>67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8.03">
                <text:p>68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0.03">
                <text:p>7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1.03">
                <text:p>71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2.03">
                <text:p>72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4.02">
                <text:p>74.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5.02">
                <text:p>75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6.02">
                <text:p>76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7.02">
                <text:p>77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8.02">
                <text:p>78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.01">
                <text:p>83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4.01">
                <text:p>84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6.01">
                <text:p>86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8.01">
                <text:p>88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9.01">
                <text:p>89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01">
                <text:p>9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7.128cm" svg:y="8.217cm" style:legend-expansion="wide" chart:style-name="ch2"/>
        <chart:plot-area chart:style-name="ch3" table:cell-range-address="'Short vs Long EMI'.A14:'Short vs Long EMI'.A114 'Short vs Long EMI'.C14:'Short vs Long EMI'.C114" chart:data-source-has-labels="row" svg:x="0.77cm" svg:y="0.855cm" svg:width="14.59cm" svg:height="6.762cm">
          <chartooo:coordinate-region svg:x="2.132cm" svg:y="1.055cm" svg:width="12.949cm" svg:height="5.9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C15:'Short vs Long EMI'.C114" chart:label-cell-address="'Short vs Long EMI'.C14:'Short vs Long EMI'.C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</text:p>
                <draw:g>
                  <svg:desc>'Short vs Long EMI'.C14:'Short vs Long EMI'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87916">
                <text:p>87916</text:p>
                <draw:g>
                  <svg:desc>'Short vs Long EMI'.C15:'Short vs Long EMI'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145">
                <text:p>46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526">
                <text:p>18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174">
                <text:p>15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079">
                <text:p>14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520">
                <text:p>12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951">
                <text:p>11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082">
                <text:p>11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459">
                <text:p>10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508">
                <text:p>9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087">
                <text:p>9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010">
                <text:p>9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941">
                <text:p>8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625">
                <text:p>8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571">
                <text:p>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386">
                <text:p>83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359">
                <text:p>8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345">
                <text:p>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343">
                <text:p>8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342">
                <text:p>8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34">
                <text:p>8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